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ambodia Correction Failure to combat exile elections will not vote for the future banned public office</text:span>
</text:h>
      <text:p text:style-name="P4">
Publisher: 法新社</text:p>
      <text:p text:style-name="P4">
Published Time: 2023-06-23T-19:32:09+00:00</text:p>
      <text:p text:style-name="P4">
Modified Time: 2023-06-23T11:05:01+00:00</text:p>
      <text:p text:style-name="P4">
Description: (AFP, 23rd. 23rd) Cambodia Parliament has no objection to adopt a amendment bill today. People who have no voting in the election next month will not be allowed to participate in the public office in the future. This move not only impacts the opposition to exile overseas, but also punish the critics who do not vote for the Ge ele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3T-19-32-09-00-00/000000.png" xlink:type="simple" xlink:show="embed" xlink:actuate="onLoad" draw:mime-type="image/png"/>
</draw:frame>
Cambodia will hold a general election next month, but the biggest opposition party will be disqualified from the election with technical factors. The current political party of strong man Prime Minister Hun Sen is almost uncomfortable.</text:p>
      <text:p text:style-name="P4">
Many human rights groups have condemned Hunson, who has ruled Cambodia for nearly 40 years, and use the legal system to suppress anyone who is against the Hundong regime.</text:p>
      <text:p text:style-name="P4">
Cambodia Parliament has passed the amendment bill today. All the Cambodian Pe conveged members of the Cambodian People's Party led by Hun Sen held.</text:p>
      <text:p text:style-name="P4">
Sar Kheng, the Minister of the Interior, said that anyone "has no voting without appropriate reasons ... will not be able to run for public office for four consecutive times." But he did not describe the reason for the "appropriate reason".</text:p>
      <text:p text:style-name="P4">
He also pointed out: "The amendment will also be fined and punished for personal sacrifice and penalties that disturb and hinder voters' registration procedures (and) elections."</text:p>
      <text:p text:style-name="P4">
This amendment will seriously affect many Cambodian opposition leaders who have escaped overseas, and they claim to be persecuted by prosecution for political motivation. Cambodia holds a general election every 5 years without overseas voting mechanism.</text:p>
      <text:p text:style-name="P4">
News Source: <text:a xlink:type="simple" xlink:href="https://www.rfi.fr/cn/%E5%9B%BD%E9%99%85%E6%8A%A5%E9%81%93/20230623-%E6%9F%AC%E5%9F%94%E5%AF%A8%E4%BF%AE%E6%B3%95%E6%89%93%E5%87%BB%E6%B5%81%E4%BA%A1%E4%BA%BA%E5%A3%AB-%E5%A4%A7%E9%80%89%E4%B8%8D%E6%8A%95%E7%A5%A8%E6%9C%AA%E6%9D%A5%E7%A6%81%E9%80%89%E5%85%AC%E8%81%8C" text:style-name="Internet_20_link" text:visited-style-name="Visited_20_Internet_20_Link">
https://www.rfi.fr/cn/%E5%9B%BD%E9%99%85%E6%8A%A5%E9%81%93/20230623-%E6%9F%AC%E5%9F%94%E5%AF%A8%E4%BF%AE%E6%B3%95%E6%89%93%E5%87%BB%E6%B5%81%E4%BA%A1%E4%BA%BA%E5%A3%AB-%E5%A4%A7%E9%80%89%E4%B8%8D%E6%8A%95%E7%A5%A8%E6%9C%AA%E6%9D%A5%E7%A6%81%E9%80%89%E5%85%AC%E8%81%8C</text:a>
</text:p>
      <!--NEWS-->
      <text:h text:style-name="P10" text:outline-level="1">
<text:span text:style-name="T4">
Ukrainian war: Discussion from Russia to see Putin's nuclear military round gambling</text:span>
</text:h>
      <text:p text:style-name="P4">
Author: https://www.facebook.com/bbcworldservice/</text:p>
      <text:p text:style-name="P4">
Publisher: BBC News 中文</text:p>
      <text:p text:style-name="P4">
Published Time: 2023-06-23T01:44:18.000Z</text:p>
      <text:p text:style-name="P4">
Modified Time: 2023-06-23T01:44:18.000Z</text:p>
      <text:p text:style-name="P4">
Description: BBC Russian affairs editor Rosenberg discusses how the argument of Ukraine's use of nuclear weapons has penetrated into the Russian media.</text:p>
      <text:p text:style-name="P4">
Images: ["<text:a xlink:type="simple" xlink:href="https://ichef.bbci.co.uk/news/640/cpsprodpb/2875/production/_130175301_213701-shutterstock_editorial_russian_president_vladimir_putin_13964453n.jpg" text:style-name="Internet_20_link" text:visited-style-name="Visited_20_Internet_20_Link">
_130175301_21...</text:a>
"]</text:p>
      <text:p text:style-name="P4">
Videos: ["<text:a xlink:type="simple" xlink:href="https://www.bbc.com/ws/av-embeds/cps/zhongwen/simp/world-65985991/p0fwkqfl/zh-hans" text:style-name="Internet_20_link" text:visited-style-name="Visited_20_Internet_20_Link">
zh-hans</text:a>
"]</text:p>
      <text:p text:style-name="P4">
Tags: ['核武器', '乌克兰局势升温', '俄国', '军事', '乌克兰']</text:p>
      <text:p text:style-name="P4">
Type: Article</text:p>
      <!--METADATA-->
      <text:h text:style-name="P12" text:outline-level="3">
<text:span text:style-name="T4">
Ukrainian war: From the discussion of Russia to discuss Putin's nuclear military round gambling game</text:span>
</text:h>
      <ul>
        <li>
Steve Rosenberg * BBC Russian affairs editor from Moscow</li>
      </ul>
      <text:p text:style-name="P4">
June 23, 2023<draw:frame draw:style-name="fr1" draw:name="Image3" text:anchor-type="as-char" svg:width="6.9236in" svg:height="3.894525in" draw:z-index="0">
<draw:image xlink:href="../Images/BBC Chinese/2023-06-23T01-44-18.000Z/_130175301_213701-shutterstock_editorial_russian_president_vladimir_putin_13964453n.jpg" xlink:type="simple" xlink:show="embed" xlink:actuate="onLoad" draw:mime-type="image/jpeg"/>
</draw:frame>
Image source, EPA</text:p>
      <text:p text:style-name="P4">
Image adding text,</text:p>
      <text:p text:style-name="P4">
At the beginning of Putin's offensive, Russian nuclear weapons had been in a "high alert" state.</text:p>
      <text:p text:style-name="P4">
<text:span text:style-name="T4">
 Since the Russian President Vladimir Putin has ordered the full invasion of Ukraine, this issue will always be mentioned: Will the Kremlin choose nuclear weapons in this war? </text:span>
</text:p>
      <text:p text:style-name="P4">
US President Joe Biden has never ruled out this possibility.</text:p>
      <text:p text:style-name="P4">
He said this week, "I am worried that Putin will use strategic nuclear weapons." He believed that this was a "real" crisis.</text:p>
      <text:p text:style-name="P4">
I don't know if President Biden has read the Russian "Profile; профиль). If he reads, you can understand why he is worried.</text:p>
      <text:p text:style-name="P4">
<text:a xlink:type="simple" xlink:href="https://www.bbc.com/zhongwen/simp/world-64779290" text:style-name="Internet_20_link" text:visited-style-name="Visited_20_Internet_20_Link">
How does Putin's fate closely connected to the Ukrainian War</text:a>
<text:span text:style-name="T5">
 <text:a xlink:type="simple" xlink:href="https://www.bbc.com/zhongwen/simp/world-65291814" text:style-name="Internet_20_link" text:visited-style-name="Visited_20_Internet_20_Link">
Russia invaded Ukraine: Russian artists either support Putin or face review</text:a>
</text:span>
 <text:a xlink:type="simple" xlink:href="https://www.bbc.com/zhongwen/simp/world-65831170" text:style-name="Internet_20_link" text:visited-style-name="Visited_20_Internet_20_Link">
Ukrainian dam was blown up: thousands of civilians escaped Russia and Ukraine to deny the launch of attacks</text:a>
<text:span text:style-name="T5">
 <text:a xlink:type="simple" xlink:href="https://www.bbc.com/zhongwen/simp/world-63025996" text:style-name="Internet_20_link" text:visited-style-name="Visited_20_Internet_20_Link">
Will Russia use tactical nuclear weapons? </text:a>
</text:span>
 <text:a xlink:type="simple" xlink:href="https://www.bbc.com/zhongwen/simp/world-60765354" text:style-name="Internet_20_link" text:visited-style-name="Visited_20_Internet_20_Link">
Evaluate the risk of nuclear war: how to measure the possibility and severity of the nuclear war</text:a>
Last week, "Overview" published an article by well -known Russian diplomatic and national defense policy experts <text:a xlink:type="simple" xlink:href="https://profile.ru/politics/primenenie-yadernogo-oruzhiya-mozhet-uberech-chelovechestvo-ot-globalnoj-katastrofy-1338893/" text:style-name="Internet_20_link" text:visited-style-name="Visited_20_Internet_20_Link">
Sergey Karaganov (Sergey Karaganov)</text:a>
Essence Eagle's Karaganov is the honorary chairman of the Presidium of the CouncilFor Foreign and Defense Policy. In short, he is familiar with the wealth here.</text:p>
      <text:p text:style-name="P4">
He is theory: In order to "defeat the west", Russia "has to make nuclear deterrence a convincing argument again by reducing the threshold of the use of nuclear weapons."</text:p>
      <text:p text:style-name="P4">
"The enemy must realize that we are ready to develop a pre -to -make, retaliate against the current and past aggression, thereby preventing the globalized thermal nuclear war."</text:p>
      <text:p text:style-name="P4">
"But what if they refuse to yield? Then we have to attack a bunch of goals of many countries and let those stupid people restore their sense."</text:p>
      <text:p text:style-name="P4">
<text:a xlink:type="simple" xlink:href="https://www.bbc.com/zhongwen/simp/world-60599049" text:style-name="Internet_20_link" text:visited-style-name="Visited_20_Internet_20_Link">
How many nuclear weapons are there in Russia? </text:a>
<text:span text:style-name="T5">
 <text:a xlink:type="simple" xlink:href="https://www.bbc.com/zhongwen/simp/world-63025996" text:style-name="Internet_20_link" text:visited-style-name="Visited_20_Internet_20_Link">
Will Russia use tactical nuclear weapons? </text:a>
</text:span>
 <text:a xlink:type="simple" xlink:href="https://www.bbc.com/zhongwen/simp/world-59307490" text:style-name="Internet_20_link" text:visited-style-name="Visited_20_Internet_20_Link">
The story of regret your invention and four scientists</text:a>
Since last year, we have become more and more accustomed to hearing nuclear arms from Moscow.</text:p>
      <text:p text:style-name="P4">
President Putin confirmed that Russia has deployed its first strategic nuclear weapons to Belarus (White Ross). The Russian leader said that the move aims to drink all the people who "want to cause our strategic failure".</text:p>
      <text:p text:style-name="P4">
However, the benefits of discussing the nuclear blow to the Western premium? This topic has been upgraded to a new level.</text:p>
      <text:p text:style-name="P4">
Obviously, not all Russians agree with this idea.</text:p>
      <text:p text:style-name="P4">
The "Kommersant; коммерсантъ) published today (June 21) published an article entitled <text:a xlink:type="simple" xlink:href="https://www.kommersant.ru/doc/6055340" text:style-name="Internet_20_link" text:visited-style-name="Visited_20_Internet_20_Link">
" Nuclear War is a bad way to solve problems "</text:a>
Article.</text:p>
      <text:p text:style-name="P4">
Image source, AFP</text:p>
      <text:p text:style-name="P4">
Image adding text,</text:p>
      <text:p text:style-name="P4">
Should the debate of Ukraine's use of nuclear weapons have entered the public domain of Russia.</text:p>
      <text:p text:style-name="P4">
Perhaps this is an unprecedented light description, but this article is fascinating, it is that it shows that Russia's discussion about when and whether the nuclear weapons should be used in the Ukrainian war have entered the public domain, and the hawks are not good.</text:p>
      <text:p text:style-name="P4">
The article of "Industry and Commerce Daily" came from another group of diplomatic and national defense policy experts in Moscow. It explained why they believed that Karaginov was wrong and was dangerous."There are many examples of military operations that lead to unexpected consequences in contemporary history, but these do not involve the use of nuclear weapons. Nuclear strikes will raise the unpredictable conflict to a new level and increase the risk of confrontation at multiple."</text:p>
      <text:p text:style-name="P4">
"The radioactive consequences caused by the" nuclear wheel disk "are probably to lay the worst foundation for the bright future. Those people who have sensational thoughts and dangerous gambling are best to keep this in mind."</text:p>
      <text:p text:style-name="P4">
[Video-1-Link:/WS/AV-EMBEDS/CPS/ZHONGWEN/SIMP/World-65985991/P0FWKQFL/ZH-HansS]](https://www.bbc.com/ws/av-embeds/cps/zhongwen/simp/world-65985991/p0fwkqfl/zh-hans)<text:span text:style-name="T4">
 Your equipment does not support playing multimedia materials </text:span>
 video plus injection text,</text:p>
      <text:p text:style-name="P4">
Ukraine began to counterattack the Russian occupation area, BBC reporter Queentin Sommerville and photographer Darrenconway visited the 68th hunter brigade.</text:p>
      <text:p text:style-name="P4">
This has brought us on another question that we have repeatedly raised since the Kai -war of Russia: What happened?</text:p>
      <text:p text:style-name="P4">
Perhaps Karaganov's proposal for the first -fledged nuclear strike was too shocking, making Russian scholars feel unable to sit still.</text:p>
      <text:p text:style-name="P4">
If this is the case, this shows that even if Russia's media landscape is more and more controlled by the country, even under the limit of existing existing, there are still some platforms to have space to accommodate the limited discussion of certain questions, especially like like like like like The topic of life and death in nuclear weapons.</text:p>
      <text:p text:style-name="P4">
It may also be that the entire debate was carefully designed in order to attract Western attention and make President Putin a white face under the black face of Karaginov.</text:p>
      <text:p text:style-name="P4">
In the final analysis, the chief of the Kremlin himself has not asked to take a nuclear blow to the West. Therefore, as it proposes this debate -it is best to sit down and try to talk to him, so as not to scramble for the length of a day and press the nuclear button.</text:p>
      <text:p text:style-name="P4">
There is one thing that is clear: As the Russian internal anti -Western argument rises, as the Ukrainian army began to counterattack, the nuclear military issue may not linger.</text:p>
      <text:p text:style-name="P4">
News Source: <text:a xlink:type="simple" xlink:href="https://www.bbc.com/zhongwen/simp/world-65985991" text:style-name="Internet_20_link" text:visited-style-name="Visited_20_Internet_20_Link">
https://www.bbc.com/zhongwen/simp/world-65985991</text:a>
</text:p>
      <!--NEWS-->
      <text:h text:style-name="P10" text:outline-level="1">
<text:span text:style-name="T4">
Do not follow Bayeng's approval of the New Zealand Prime Minister to lenses to visit China</text:span>
</text:h>
      <text:p text:style-name="P4">
Author: None (Language: zh)</text:p>
      <text:p text:style-name="P4">
Publisher: None</text:p>
      <text:p text:style-name="P4">
Time: 2023-06-23T06:31:00Z</text:p>
      <text:p text:style-name="P4">
Description: New Zealand Prime Minister Hipkins is about to lead a group visit and is expected to see Chinese President Xi Jin equal people. At the same time, he is unwilling to follow the United States to call Xi Jinping as a "dictator."</text:p>
      <text:p text:style-name="P4">
Videos: []</text:p>
      <text:p text:style-name="P4">
Images: []</text:p>
      <text:p text:style-name="P4">
Subject: 时政风云</text:p>
      <text:p text:style-name="P4">
Subjects: ['奥巴马', '岛屿主权争端', '专题报道：全景观看“习马会”', '中国', '新西兰', '中共十九大', '美国', '德中关系']</text:p>
      <text:p text:style-name="P4">
Keywords: ['纽西兰', '新西兰', '中国', '美国', '拜登']</text:p>
      <text:p text:style-name="P4">
Id: 66009563</text:p>
      <!--METADATA-->
      <text:p text:style-name="P4">
<text:a xlink:type="simple" xlink:href="https://www.dw.com/zh/overlay/image/article/66009563/64505373" text:style-name="Internet_20_link" text:visited-style-name="Visited_20_Internet_20_Link">
 </text:a>
New Zealand Prime Minister Hipkins, the picture shows the information of his information when he took over as the Prime Minister on January 25 this year</text:p>
      <text:p text:style-name="P4">
(Voice of Germany Chinese website) As the US -China diplomatic disputes come back, New Zealand Prime Minister Chrishipkins intends to stay away from the conflict and will lead the country to visit the country from Sunday (25th) from Sunday (25th). China, in addition, he did not agree with US President Joebiden's criticism of the Chinese President as a "dictator".</text:p>
      <text:p text:style-name="P4">
Reuters reported that Sunday Hipkins will go to China to conduct a 6 -day trade visit, and he realizes that New Zealand companies need to find new buyers. After the announcement of the trip last week, Hipkins told the media that the government has signed 7 new or upgraded free trade agreements as "part of our truly consistent efforts to achieve the diversification of overall market share." But at the same time, he also said that <text:a xlink:type="simple" xlink:href="https://www.dw.com/zh/zh/民调-将中国视为威胁的新西兰人比例下降/a-65987699" text:style-name="Internet_20_link" text:visited-style-name="Visited_20_Internet_20_Link">
China is a valuable partner</text:a>
Essence</text:p>
      <text:p text:style-name="P4">
29 business leaders from all walks of life from New Zealand will accompany Hipkins to visit. They are expected to meet with Chinese President Xi Jinping, Chinese Prime Minister Li Qiang, and Zhao Leji, chairman of the Standing Committee of the National People's Congress of China.</text:p>
      <text:p text:style-name="P4">
"I think we will have a wide range of dialogues (with Xi Jinping) ... This is an opportunity to emphasize the importance of the relationship between New Zealand and China for me." Hipkins were at a regular press conference on Monday (19th). express.</text:p>
      <text:p text:style-name="P4">
New Zealand has always adopted security partners of China than Australia, or other five -eye alliance <text:a xlink:type="simple" xlink:href="https://www.dw.com/zh/zh/新西兰外长与秦刚见面-提及人权台湾议题/a-65120221" text:style-name="Internet_20_link" text:visited-style-name="Visited_20_Internet_20_Link">
a more mild attitude</text:a>
Essence During the epidemic, China and New Zealand signed an upgraded version of the Free Trade Agreement (FTA). In November last year, Jacindaardern, the former Prime Minister of Hipkins, met with Xi Jinjin. Chinese leaders also specifically mentioned New Zealand Independent foreign policy.</text:p>
      <text:p text:style-name="P4">
Former Prime Minister of New Zealand with Hipkins, Adeen (Data Photo)</text:p>
      <text:h text:style-name="P12" text:outline-level="3">
<text:span text:style-name="T4">
Formation to diverse markets</text:span>
</text:h>
      <text:p text:style-name="P4">
Reuters reported that New Zealand has also noticed that Beijing has previously tried to punish neighboring Australia through trade, because Australia had previously showed an incomparable attitude towards China Essence</text:p>
      <text:p text:style-name="P4">
As of the past year in April this year, New Zealand's export ratio to China has dropped from 31%in 2022 to 29%. This is the first time that the country's export ratio to China has declined since 2015. This also shows that the country's country The manufacturer is shifting from the largest market in China to more diversified buyers.</text:p>
      <text:p text:style-name="P4">
New Zealand is expected to stop selling products to China, and China also needs food and fiber in New Zealand. Petechrisp, CEO of the New Zealand Trade and Enterprise Bureau, a government -funded international business development agency, said that "in the foreseeable future, China will become a truly very important trading partner in this country."</text:p>
      <text:p text:style-name="P4">
However, under two key issues, the voices of the diversification of the country's trade are increasingly rising: First of all, people are worried that if geopolitical challenges are heating up, it may become more challenging to grab the Chinese market; second, more and more, more and more Small companies believe that Australia and North American markets are more willing to pay for high -quality and sustainable products and provide better business opportunities.</text:p>
      <text:p text:style-name="P4">
"Geographical Political Personality has a great impact", Mathewtalbot, general manager of New Zealand's largest beef and mutton exporter "Alliance Group Limited".</text:p>
      <text:p text:style-name="P4">
The construction of "North Asia (Market) and Southeast Asia (Market) is indeed very important because it can reduce the reliance risk of this (for the single market in China)," Talbert said.</text:p>
      <text:p text:style-name="P4">
New Zealand Foreign Minister Malhuta visited China in March this year and met with Chinese Foreign Minister Qin Gang (data photo)</text:p>
      <text:h text:style-name="P12" text:outline-level="3">
<text:span text:style-name="T4">
Do not agree with Bayeng's remarks</text:span>
</text:h>
      <text:p text:style-name="P4">
Reuters reported that Hipkins also refuted the US President Byndon's remarks on Xi Jinping this week, and refused to call Xi Jinping as a dictator. "The Chinese government form is a matter of the Chinese people," he told reporters.</text:p>
      <text:p text:style-name="P4">
Subsequently, when the reporter was asked if the Chinese people had a say in their government forms, "If they (Chinese) want to change the government system, it will be their (Chinese) affairs," he replied.</text:p>
      <text:p text:style-name="P4">
Nicholas Khoo, an associate professor of the University of Orito University, New Zealand, and on Friday (23), on Friday (23), the Australian academic exchange platform "Theconversation", which published an article refute Hipkins' argument and said, "We may be likely Controversy (China) is this country a benign dictatorship or a vicious dictatorship, but this is a dictatorship. "</text:p>
      <text:p text:style-name="P4">
"History clearly shows that the dictatorship and the country of freedom have always been hostile relations," he said.</text:p>
      <text:p text:style-name="P4">
He believes that Hipkins' remarks have highlighted the contextual differences in the competition in the 21st century. "In the third decade of this century, New Zealand must formulate foreign policies to respond to these challenges."</text:p>
      <text:p text:style-name="P4">
(Reuters, Sky News, Dialogue)</text:p>
      <text:p text:style-name="P4">
News Source: <text:a xlink:type="simple" xlink:href="https://www.dw.com/zh/不跟隨拜登批中-新西蘭總理將率團訪華/a-66009563" text:style-name="Internet_20_link" text:visited-style-name="Visited_20_Internet_20_Link">
https://www.dw.com/zh/不跟隨拜登批中-新西蘭總理將率團訪華/a-66009563?maca=chi-rss-chi-all-1127-rdf</text:a>
</text:p>
      <!--NEWS-->
      <text:h text:style-name="P10" text:outline-level="1">
<text:span text:style-name="T4">
Biden: The "dictator" speech does not affect Sino -US relations</text:span>
</text:h>
      <text:p text:style-name="P4">
Author: None (Language: zh)</text:p>
      <text:p text:style-name="P4">
Publisher: None</text:p>
      <text:p text:style-name="P4">
Time: 2023-06-23T06:32:00Z</text:p>
      <text:p text:style-name="P4">
Description: The US President Biden indirectly stated that Xi Jinping was indirectly said to be a dictator. It is reported that China has asked the United States to take action to resolve the matter. On the 22nd, Biden stated that he refused to recover the statement. In addition, this week, a US maritime police ship passed through the Taiwan Strait. How does China respond?</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拜登', '习近平', '中美关系', '独裁', '解放军', '台海局势', '岛屿主权争议']</text:p>
      <text:p text:style-name="P4">
Id: 66009564</text:p>
      <!--METADATA-->
      <text:p text:style-name="P4">
<text:a xlink:type="simple" xlink:href="https://www.dw.com/zh/overlay/image/article/66009564/63748732" text:style-name="Internet_20_link" text:visited-style-name="Visited_20_Internet_20_Link">
 </text:a>
Biden and Xi Jinping talked at the G20 meeting of Bali Island in 2022.</text:p>
      <text:p text:style-name="P4">
(Voice of Germany Chinese) on Thursday (June 22), [Joe Biden, US President Joe Biden)(https://www.dw.com/zh/zh/拜登称习近平为独裁者-北京公开的政治挑衅/a-65987541)It caused China to protest that he did not think that his speech would destroy or complicated the relationship between the United States and China at the same time, and at the same time refused to recover the statement.</text:p>
      <text:p text:style-name="P4">
Reuters reported that when Bayeng talked about a Chinese spy balloon incident at a fundraising event in California on Tuesday (20th), he said that Xi Jinping had no control over the balloon flying over the United States. "Xi Jinping was very embarrassed. The Chinese Foreign Ministry spokesman Mao Ning expressed the protest the next day, saying that Biden's remarks were "political provocations that seriously violate Chinese political dignity".</text:p>
      <text:p text:style-name="P4">
The report stated that on the 22nd, Biden told reporters in the White House: "Those facts I think are related to Chinese relations, no matter whether I choose to talk or avoid talk, I will not make much change." He said that he "does not think he thinks This will cause any real consequences, "and said <text:a xlink:type="simple" xlink:href="https://www.dw.com/zh/zh/中美未能重啟軍事對話-布林肯訪華失利/a-65968525" text:style-name="Internet_20_link" text:visited-style-name="Visited_20_Internet_20_Link">
Antony Blinken) has recently conducted a pleasant interview with China</text:a>
He also looks forward to meeting Xi Jinping in the short term.</text:p>
      <text:p text:style-name="P4">
Brinken met with Xi Jinping on the 19th.</text:p>
      <text:p text:style-name="P4">
Vedantpate, deputy spokesperson for the US State Department, also stated on the 21st that although Washington is looking forward to conducting foreign contact with China "at the right time", this does not mean that the United States will not be out of conflict between China and the United States.</text:p>
      <text:p text:style-name="P4">
CNN and many other US media reports that before Biden issued a response on the 22nd, the Chinese Embassy in the United States issued a statement on the same day, saying that the Chinese ambassador to the United States Xie Feng had proposed to the White House and the senior officials of the US State Department on the 21st. Outcry. The statement also stated that Biden's "degradation" remarks violated the US commitment and damaged the mutual trust of China and the United States, and called on the United States to take action immediately to resolve the negative impact caused by this matter, otherwise it will "bear all consequences."</text:p>
      <text:p text:style-name="P4">
However, Reuters quoted analysts, saying that neither China and the United States had no intention of letting Biden's controversial remarks and destroying the recent improvement of the relationship between the two countries. Reuters also pointed out that China's official media did not report the matter on the 22nd.</text:p>
      <text:p text:style-name="P4">
Earlier, Biden also said that China was a "essential dictatorship" and said that no other leaders in the world would want to be Xi Jinping.</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ul>
        <li>
#</li>
      </ul>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Meihai Police Crossing Taiwan Sea</text:span>
</text:h>
      <text:p text:style-name="P4">
Sino -US relations have fallen to freezing due to the spy balloon incident. Recently, <text:a xlink:type="simple" xlink:href="https://www.dw.com/zh/zh/美财长-拜登总统和我都认为保持美中沟通很关键/a-66004349" text:style-name="Internet_20_link" text:visited-style-name="Visited_20_Internet_20_Link">
the United States showed a positive attitude to restore the communication between the two sides</text:a>
, Brinken also went to China earlier this month to meet Xi Jin's high -level Chinese senior management. However, <text:a xlink:type="simple" xlink:href="https://www.dw.com/zh/zh/专家评布林肯访华对话是好的-但安全风险并未消失/a-65962928" text:style-name="Internet_20_link" text:visited-style-name="Visited_20_Internet_20_Link">
Brinken's forefoot left China before leaving China</text:a>
A patrol ship of the United States Marine Police passed through the Taiwan Strait every other day, causing Gan Yu, a spokesman for the China Maritime Police Station to criticize the United States for "public hype".</text:p>
      <text:p text:style-name="P4">
The China Maritime Police Department issued a statement on the 22nd stating that the US Maritime Police Team "Stratton" artillery ship passed the Taiwan Strait on the 21st and publicly hyped up. The Chinese maritime ships responded to the supervisor throughout the process and dealt with the disposal in accordance with laws and regulations.</text:p>
      <text:p text:style-name="P4">
Reuters reported that the U.S. Navy's Seventh Fleet also issued a statement on the same day that the "Strarton" conducted routine cruise on the 20th and passed the Taiwan Strait to "pass the international law to ensure the navigation and free waters of Gonghai."</text:p>
      <text:p text:style-name="P4">
The seventh fleet added that Stradon crossed the Taiwan Strait, indicating that the United States dedicated to the freedom and opening up in the Indo -Pacific region, and emphasized that the U.S. military has the right to move anywhere in international law.</text:p>
      <text:p text:style-name="P4">
The Ministry of National Defense of Taiwan stated that during the "free navigation" mission from south to north in Stradon, the Taiwan military mastered the surrounding sea airspace throughout the process, and everything was normal.</text:p>
      <text:p text:style-name="P4">
Reuters quoted security sources saying that Steraton had left the Strait on the 22nd.</text:p>
      <text:p text:style-name="P4">
On the 21st, the Taiwan military also stated that a Chinese fleet led by the Shandong ship carrier across the strait.</text:p>
      <text:p text:style-name="P4">
(Reuters, Associated Press, CNN, etc.)</text:p>
      <text:p text:style-name="P4">
News Source: <text:a xlink:type="simple" xlink:href="https://www.dw.com/zh/拜登：「獨裁者」言論不影響中美關係/a-66009564" text:style-name="Internet_20_link" text:visited-style-name="Visited_20_Internet_20_Link">
https://www.dw.com/zh/拜登：「獨裁者」言論不影響中美關係/a-66009564?maca=chi-rss-chi-all-1127-rdf</text:a>
</text:p>
      <!--NEWS-->
      <text:h text:style-name="P10" text:outline-level="1">
<text:span text:style-name="T4">
Dragon Boat Festival: Dragon boat competitions around the world</text:span>
</text:h>
      <text:p text:style-name="P4">
Author: https://www.facebook.com/bbcworldservice/</text:p>
      <text:p text:style-name="P4">
Publisher: BBC News 中文</text:p>
      <text:p text:style-name="P4">
Published Time: 2023-06-23T08:44:13.000Z</text:p>
      <text:p text:style-name="P4">
Modified Time: 2023-06-23T08:44:13.000Z</text:p>
      <text:p text:style-name="P4">
Description: June 22, 2023 is the Dragon Boat Festival on the fifth day of the fifth day of the lunar calendar. It is considered to be one of the four Chinese festivals in the Dragon Boat Festival. The traditional way of celebration includes dragon boats and dumplings. In addition to some Asian countries and regions celebrating the Dragon Boat Festival, people in the United Kingdom and the United States will also hold a dragon boat competition.</text:p>
      <text:p text:style-name="P4">
Images: []</text:p>
      <text:p text:style-name="P4">
Videos: ["<text:a xlink:type="simple" xlink:href="https://www.bbc.com/ws/av-embeds/cps/zhongwen/simp/chinese-news-65997362/p0fww0zm/zh-hans" text:style-name="Internet_20_link" text:visited-style-name="Visited_20_Internet_20_Link">
zh-hans</text:a>
"]</text:p>
      <text:p text:style-name="P4">
Tags: ['英国', '体育', '中國', '文化', '美国', '香港', '旅游']</text:p>
      <text:p text:style-name="P4">
Type: Article</text:p>
      <!--METADATA-->
      <text:h text:style-name="P12" text:outline-level="3">
<text:span text:style-name="T4">
Dragon Boat Festival: Dragon boat competitions around the world</text:span>
</text:h>
      <text:p text:style-name="P4">
<text:a xlink:type="simple" xlink:href="https://www.bbc.com/ws/av-embeds/cps/zhongwen/simp/chinese-news-65997362/p0fww0zm/zh-hans" text:style-name="Internet_20_link" text:visited-style-name="Visited_20_Internet_20_Link">
Video-1-Link:/WS/AV-EMBEDS/CPS/ZHONGWEN/SIMP/Chinese-News-65997362/P0fww0zm/ZH-HansS</text:a>
<text:span text:style-name="T4">
 Your equipment does not support playing multimedia materials </text:span>
<text:span text:style-name="T4">
 Dragon Boat Festival: Dragon Boat competitions around the world </text:span>
 June 23, 2023</text:p>
      <text:p text:style-name="P4">
June 22, 2023 is the Dragon Boat Festival on the fifth day of the fifth day of the lunar calendar. It is considered to be one of the four Chinese festivals in the Dragon Boat Festival. The traditional way of celebration includes dragon boats and dumplings.</text:p>
      <text:p text:style-name="P4">
In addition to some Asian countries and regions celebrating the Dragon Boat Festival, people in the United Kingdom and the United States will also hold a dragon boat competition.</text:p>
      <text:p text:style-name="P4">
In September 2009, UNESCO incorporated the Chinese Dragon Boat Festival into the List of Human Intangible Cultural Heritage.</text:p>
      <text:p text:style-name="P4">
News Source: <text:a xlink:type="simple" xlink:href="https://www.bbc.com/zhongwen/simp/chinese-news-65997362" text:style-name="Internet_20_link" text:visited-style-name="Visited_20_Internet_20_Link">
https://www.bbc.com/zhongwen/simp/chinese-news-65997362</text:a>
</text:p>
      <!--NEWS-->
      <text:h text:style-name="P10" text:outline-level="1">
<text:span text:style-name="T4">
Chinese Prime Minister Li Qiang visited Germany and France to test the EU's "de -risk" bottom line</text:span>
</text:h>
      <text:p text:style-name="P4">
Author: https://www.facebook.com/bbcworldservice/</text:p>
      <text:p text:style-name="P4">
Publisher: BBC News 中文</text:p>
      <text:p text:style-name="P4">
Published Time: 2023-06-23T10:19:49.000Z</text:p>
      <text:p text:style-name="P4">
Modified Time: 2023-06-23T10:19:49.000Z</text:p>
      <text:p text:style-name="P4">
Description: The European Union's relationship with China emphasizes "de -risk". Li Qiang's interview said that "not cooperation is the biggest risk, and not development is the biggest insecure."</text:p>
      <text:p text:style-name="P4">
Images: []</text:p>
      <text:p text:style-name="P4">
Videos: ["<text:a xlink:type="simple" xlink:href="https://www.bbc.com/ws/av-embeds/cps/zhongwen/simp/world-65997546/p0fwvqb8/zh-hans" text:style-name="Internet_20_link" text:visited-style-name="Visited_20_Internet_20_Link">
zh-hans</text:a>
", "<text:a xlink:type="simple" xlink:href="https://www.bbc.com/ws/av-embeds/cps/zhongwen/simp/world-65997546/p0ffg17s/zh-hans" text:style-name="Internet_20_link" text:visited-style-name="Visited_20_Internet_20_Link">
zh-hans</text:a>
"]</text:p>
      <text:p text:style-name="P4">
Tags: ['德国', '法国', '中國', '欧洲联盟']</text:p>
      <text:p text:style-name="P4">
Type: Article</text:p>
      <!--METADATA-->
      <text:h text:style-name="P12" text:outline-level="3">
<text:span text:style-name="T4">
China Prime Minister Li Qiang visited Germany and France to test the EU's "de -risk" bottom line</text:span>
</text:h>
      <ul>
        <li>
Li Chengxin * BBC Chinese reporter</li>
      </ul>
      <text:p text:style-name="P4">
June 23, 2023 <text:a xlink:type="simple" xlink:href="https://www.bbc.com/ws/av-embeds/cps/zhongwen/simp/world-65997546/p0fwvqb8/zh-hans" text:style-name="Internet_20_link" text:visited-style-name="Visited_20_Internet_20_Link">
Video-1-Link:/WS/AV-EMBEDS/CPS/ZHONGWEN/SIMP/World-65997546/P0FWVQB8/ZH-HansS</text:a>
<text:span text:style-name="T4">
 Your equipment does not support playing multimedia materials </text:span>
 video plus injection text,</text:p>
      <text:p text:style-name="P4">
Li Qiang's foreign debut show visiting Germany and France to lobby Europe and China as "friends" rather than "opponents"</text:p>
      <text:p text:style-name="P4">
<text:span text:style-name="T4">
 While US Secretary of State Brills came to Beijing to meet with Chinese leaders Xi Jinping, Chinese Prime Minister Li Qiang started his first foreign visit after taking office, and successively arrived in Germany and France in major EU economies. </text:span>
</text:p>
      <text:p text:style-name="P4">
This is after the visit of the head of Germany and France at the end of last year and early this year, the Chinese leader was invited to return to the visit. Earlier, Wang Yi, member of the Political Bureau of the CPC Central Committee and director of the Central Foreign Affairs Working Committee, and Qin Gang, both of which were visited in Europe.</text:p>
      <text:p text:style-name="P4">
"After the outbreak, the Qing zero policy is relieved, and Beijing will be good to Europe. After all, Europe is far from China, and the direct interest conflicts are relatively small." Chongja Ian, associate professor of political science in Singapore National University, explain.</text:p>
      <text:p text:style-name="P4">
He believes that Beijing hopes to ease the intense relationship between the Central and European war after the Russia and Ukraine War. In the face of the restrictions of the United States in terms of technology and semiconductors, China wants to draw the EU countries to break through the siege. shake.</text:p>
      <text:p text:style-name="P4">
<text:a xlink:type="simple" xlink:href="https://www.bbc.com/zhongwen/simp/world-65382727" text:style-name="Internet_20_link" text:visited-style-name="Visited_20_Internet_20_Link">
Lushaye's "questioning sovereignty theory" has detonated the diplomatic storm of China and Europe</text:a>
<text:span text:style-name="T5">
 <text:a xlink:type="simple" xlink:href="https://www.bbc.com/zhongwen/simp/world-64208079" text:style-name="Internet_20_link" text:visited-style-name="Visited_20_Internet_20_Link">
After the visiting China, the German delegation visited Taiwan's largest economy in Taiwan and the EU's largest economy is now different from China</text:a>
</text:span>
 <text:a xlink:type="simple" xlink:href="https://www.bbc.com/zhongwen/simp/world-65195334" text:style-name="Internet_20_link" text:visited-style-name="Visited_20_Internet_20_Link">
Macron Von Delin's visit to China: Solving the Ukrainian crisis, how can French and Europe leaders win China</text:a>
</text:p>
      <text:h text:style-name="P12" text:outline-level="3">
<text:span text:style-name="T4">
Copy "de -risk"</text:span>
</text:h>
      <text:p text:style-name="P4">
Image source, getty images</text:p>
      <text:p text:style-name="P4">
Image adding text,</text:p>
      <text:p text:style-name="P4">
Li Qiang met with German political and business people.</text:p>
      <text:p text:style-name="P4">
One week before Li Qiang's visit to Europe, Germany published the first national security strategy (Die NATIONALESICHERTSSTRATEGIE), defining China as "partners, competitors, and systemic opponents". Order, threatening global security and ignoring human rights.</text:p>
      <text:p text:style-name="P4">
The document believes that Germany needs to reduce its dependence on goods to other countries, but it means that China is still "partners" and "solving many international challenges and crisis are indispensable."</text:p>
      <text:p text:style-name="P4">
After the release of this contradictory document accused, Li Qiang emphasized that when he met with German Chancellor Shulz, China and Germany were the credible and reliable partners on the road of modernization, and Schildez was "opposed to decoupling" and "de -riskization". (DE-RISK) response is not de-China. French President Macron also said that he attaches great importance to French -China relations and adheres to a Chinese policy. The law should adhere to effective polymerization.</text:p>
      <text:p text:style-name="P4">
"This is a very important diplomacy process throughout the first half of the year." Dr. Chen Weixin, an international relations scholar of European politics, and Dr. ORientis Research Director Chen Weixin said to BBC Chinese. "In the first half of the year, China -Europe and Sino -US relations were a bit cold and warm. Western Songkou no longer talks about decontle, but is risky. Therefore, Beijing also tried to understand the actual meaning of this word."</text:p>
      <text:p text:style-name="P4">
The term "de -risk" was first proposed by the EU Commission Chairman Feng Delin in March. After that, German diplomats adopted this statement, and Washington also followed. The strategy of China to China is written into a joint bulletin.</text:p>
      <text:p text:style-name="P4">
"Completely decoupled does not conform to everyone's interests. For the United States, the Democratic Party must please Wall Street and corporate interests before the 2024 election. In Europe, Chinese funds and markets are still very important, especially Germany and France have great interests in China. "Chen Weixin said.</text:p>
      <text:p text:style-name="P4">
Image source, getty images</text:p>
      <text:p text:style-name="P4">
Image adding text,</text:p>
      <text:p text:style-name="P4">
Li Qiang's second stop was France. Here he was warmly received by President Macron, and the latter just visited China in April this year.</text:p>
      <text:p text:style-name="P4">
Li Qiang shouted to the business community during his visit. When he met in Germany, he met the heads of Siemens, Volkswagen, Pingzhi, BMW and other companies that there were me and me among the world economy. "Dependence", even the simplicity of interdependence and unsafe, "not cooperation is the biggest risk, and not development is the biggest insecurity."</text:p>
      <text:p text:style-name="P4">
Li Qiang mentioned at the dinner of the China -French business community in Paris that the good political mutual trusts of China and France saw stability, certainty and common development opportunities in mutual dependence, not risks. He praised the French government's opposition to camp confrontation and the "decaptering chain", calling on Sino -French entrepreneurs to firmly support economic globalization and jointly maintain the stability and toughness of the China -French and China -Europe industry chain.</text:p>
      <text:p text:style-name="P4">
"Li Qiang was forced to respond to the risk -because everyone knows that this vague concept can be used for China." Chen Jialuo, an associate professor of the Department of Political and International Relations at the Hong Kong Baptist University, told BBC.</text:p>
      <text:p text:style-name="P4">
He explained that in the past three decades, Beijing successfully "decoupled" human rights and trade, allowing the West to share technology and technical secrets (Know-How) for the West, and put human rights issues aside. The two are re -connected, this is the most dissatisfied place in China. "</text:p>
      <text:p text:style-name="P4">
The EU published a document of the "European Economic SecurityStrategy" on June 20, and proposed a number of actions, including the establishment , Review foreign direct investment screening regulations, and jointly study the safety risks that may generate export investment with member states. The document does not name China, but emphasizes that "cooperation with the country on the road to risk" is emphasized."When it involves trade, Brussels has great influence because it has legal and regulatory power to 27 EU member states. The business world knows this, so they must be careful when they cooperate with China It is punished by legal sanctions and may be punished. "</text:p>
      <text:h text:style-name="P12" text:outline-level="3">
<text:span text:style-name="T4">
The EU changed by the Russian and Ukraine War</text:span>
</text:h>
      <text:p text:style-name="P4">
Image source, getty images</text:p>
      <text:p text:style-name="P4">
Image adding text,</text:p>
      <text:p text:style-name="P4">
Russia invaded Ukraine, and China refused to condemn Putin, becoming a watershed in China -Europe relations.</text:p>
      <text:p text:style-name="P4">
Two months ago, French President Macron and the Chairman of the European Commission via Beijing. The former was received by Xi Jinping's ultra -high specifications, but the latter was called "disappearing access" by the media. Two months later, Li Qiang's trip to Europe only reached Germany and France, and did not visit Brussels, reflecting the thinking of Beijing's diplomatic traditions "focusing on Germany and light EU".</text:p>
      <text:p text:style-name="P4">
Former European Parliament political consultant Zsuzsa Annaferenczy pointed out to BBC in Chinese that Beijing has always been "laid a faction" and adopted the strategy of differentiation of the European Union and attracting some countries.</text:p>
      <text:p text:style-name="P4">
"Europe has entered the new situation, and 27 member states have become more united. Xi Jinping supports Putin and refuses to condemn Russia to invade Ukraine, becoming a watershed in China -Europe relations, which exacerbates the doubts of EU countries. Therefore, China and China and China and China and China and China Whether German and French economic and trade cooperation can fundamentally cultivate the relationship with Europe, I am afraid it is still doubtful. "</text:p>
      <text:p text:style-name="P4">
Chen Weixin, a scholar of international relations, also pointed out that after experiencing the epidemic and the Russian and Ukraine War, Beijing must be aware that Europe is not Europe three years ago, and China -Europe relations are no longer only Germany and France.</text:p>
      <text:p text:style-name="P4">
"Nordic, which attaches importance to human rights equivalent, and Central and Eastern European countries that borders Russia and Ukraine, have now become the biggest resistance to China. Beijing does not take the European Union as one thing. Sino -European relations return to the previous set. This old thinking cannot be realized under the new system and geopolitics. "</text:p>
      <text:p text:style-name="P4">
[Video-2-Link:/WS/AV-EMBEDS/CPS/ZHONGWEN/SIMP/World-65997546/P0FFG17S/ZH-HansS]](https://www.bbc.com/ws/av-embeds/cps/zhongwen/simp/world-65997546/p0ffg17s/zh-hans)<text:span text:style-name="T4">
 Your equipment does not support playing multimedia materials </text:span>
 video plus injection text,</text:p>
      <text:p text:style-name="P4">
French President Emmanuel Macron arrived in China on April 5, 2023 for a three -day visit. EU Chairman Ursula Von Derleyen also visited at the same time.</text:p>
      <text:p text:style-name="P4">
News Source: <text:a xlink:type="simple" xlink:href="https://www.bbc.com/zhongwen/simp/world-65997546" text:style-name="Internet_20_link" text:visited-style-name="Visited_20_Internet_20_Link">
https://www.bbc.com/zhongwen/simp/world-65997546</text:a>
</text:p>
      <!--NEWS-->
      <text:h text:style-name="P10" text:outline-level="1">
<text:span text:style-name="T4">
German media: inappropriate courtesy</text:span>
</text:h>
      <text:p text:style-name="P4">
Author: None (Language: zh)</text:p>
      <text:p text:style-name="P4">
Publisher: None</text:p>
      <text:p text:style-name="P4">
Time: 2023-06-23T13:05:00Z</text:p>
      <text:p text:style-name="P4">
Description: Chinese Prime Minister Li Qiang's visit to Berlin this time, the high reception specifications of the German side are unusual: the presidential meeting, the Prime Minister set up a banquet, review the honor guards of the three armed forces, meet the elites of the industrial and commercial circles, especially the Prime Minister of the two countries after the German and Chinese government consultation, but the reporter is not allowed to be a reporter. The press conference in question has attracted special attention from the German media.</text:p>
      <text:p text:style-name="P4">
Videos: []</text:p>
      <text:p text:style-name="P4">
Images: []</text:p>
      <text:p text:style-name="P4">
Subject: 评论分析</text:p>
      <text:p text:style-name="P4">
Subjects: ['欧债危机', '欧盟', '岛屿主权争端', '专题报道：全景观看“习马会”', '德国', '中国', '留学德国', '中共十九大', '留学德国', '德国联邦大选']</text:p>
      <text:p text:style-name="P4">
Keywords: ['德中政府磋商', '肖尔茨', '李强', '德中关系', '中欧关系', '台海局势', '德国', '中国']</text:p>
      <text:p text:style-name="P4">
Id: 66014213</text:p>
      <!--METADATA-->
      <text:p text:style-name="P4">
<text:a xlink:type="simple" xlink:href="https://www.dw.com/zh/overlay/image/article/66014213/65975159" text:style-name="Internet_20_link" text:visited-style-name="Visited_20_Internet_20_Link">
 </text:a>
(Voice of Germany Chinese) The "Daily News" website commented that it is a good thing to communicate with China, but it is a mistake to carry out government consultations with China. Because German partners who have carried out government -level consultations have always been other democratic countries, and the diplomatic courtesy to Beijing is very uncomfortable. <text:a xlink:type="simple" xlink:href="https://www.dw.com/zh/zh/德国与中国压力山大的伙伴关系/a-65941273" text:style-name="Internet_20_link" text:visited-style-name="Visited_20_Internet_20_Link">
This consultation in 2011 is a mistake, and it is wrong to continue government consultations. </text:a>
This article entitled "Not to Give China":</text:p>
      <text:p text:style-name="P4">
"First of all, compared with 12 years ago, China has changed greatly. Whether it is internal affairs, diplomacy, or the economic field, the CCP's leadership has become more and more aggressive and more and more nationalism. The Chinese government will promote the process of liberalization or opening to the outside world.</text:p>
      <text:p text:style-name="P4">
Secondly, the Chinese leadership provides at least indirectly supporting Putin and its invasive Ukraine War. During his visit to Germany, the Chinese Prime Minister Li Qiang closed his mouth and did not mention the word of aggression, and he did not make any condemnation. In his statement, he only brought it through the "complicated international situation". "</text:p>
      <text:p text:style-name="P4">
The comments pointed out that in the face of preaching nationalism, the Beijing authorities, which continuously issued force on Taiwan's force and promoted unfair economic policy, the European Union is trying to make common responses to the above challenges, but Germany has the "institutional opponent" in China to carry out the government. Consultation, this is undoubtedly a very wrong signal.</text:p>
      <text:p text:style-name="P4">
"Berlin paved a red carpet for the Chinese Prime Minister and its government delegation. These seemingly harmonious pictures sent a signal to AIA in Germany: China plays a special role in Germany. Wrong, this error should not continue. "</text:p>
      <text:p text:style-name="P4">
The "Business Daily" also commented that the German -Chinese government consultation that had just ended in Berlin was an inconsistent government consultation for Germany, but for China, it was a major victory of diplomacy and publicity.</text:p>
      <text:p text:style-name="P4">
"Business Daily": The German -China government's consultation did not even issue a joint statement. After all, the differences between Beijing and Berlin have been too large.</text:p>
      <text:p text:style-name="P4">
"For China, this time government consultation is obviously very successful. The picture from Berlin is unmatched by Beijing: German Prime Minister led eight ministers to hold talks with Chinese representatives and laugh everywhere. Chinese media conducted negotiations on the German and Chinese government consultations. It has been reported in a row to prove that Germany and China relations have developed very well. This is also in line with Beijing's anti -American speech: the United States has made turbulence everywhere, while China is a defender of cooperation and free trade.</text:p>
      <text:p text:style-name="P4">
For the German government, the results of government consultation are not so ideal. From the perspective of Germany, the essential content of consultation is more important, and as expected beforehand, the German -China government's consultation involves very few substances. <text:a xlink:type="simple" xlink:href="https://www.dw.com/zh/zh/德中政府磋商不能提问的总理新闻发布会/a-65978567" text:style-name="Internet_20_link" text:visited-style-name="Visited_20_Internet_20_Link">
German Prime Minister Shulz actually obeyed the wishes of Chinese leadership and canceled the questioning link of reporters at a joint press conference on Tuesday. During Merkel's while serving as the Prime Minister, although he encountered China's resistance, the reporter asked the link that always had to be retained. </text:a>
The German -China government's consultation has not even issued a joint statement, after all, the differences between Beijing and Berlin are too large. Dialogue with Beijing is crucial, but the increasingly imbalance between Germany and China also shows that it is out of time to carry out government consultations with a country like China. "</text:p>
      <text:p text:style-name="P4">
<text:span text:style-name="T5">
Inding the content of other media, does not represent the position or view of the Voice of Germany. _ </text:span>
 _ 吧 _</text:p>
      <text:p text:style-name="P4">
News Source: <text:a xlink:type="simple" xlink:href="https://www.dw.com/zh/德语媒体：不恰当的礼遇/a-66014213" text:style-name="Internet_20_link" text:visited-style-name="Visited_20_Internet_20_Link">
https://www.dw.com/zh/德语媒体：不恰当的礼遇/a-66014213?maca=chi-rss-chi-all-1127-rdf</text:a>
</text:p>
      <!--NEWS-->
      <text:h text:style-name="P10" text:outline-level="1">
<text:span text:style-name="T4">
Australian Chinese mining industry is accused of destroying the environment and lobbying &amp; quot;</text:span>
</text:h>
      <text:p text:style-name="P4">
Author: None</text:p>
      <text:p text:style-name="P4">
Publisher: Radio Free Asia (Organization)</text:p>
      <text:p text:style-name="P4">
Published Time: 2023-06-23T14:44:00-04:00</text:p>
      <text:p text:style-name="P4">
Modified Time: 2023-06-23T18:34:44-04:00</text:p>
      <text:p text:style-name="P4">
Description: None</text:p>
      <text:p text:style-name="P4">
Videos: []</text:p>
      <text:p text:style-name="P4">
Audios: ["<text:a xlink:type="simple" xlink:href="https://www.rfa.org/mandarin/yataibaodao/huanjing/cl-062320231255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00844in" draw:z-index="0">
<draw:image xlink:href="../Images/rfamandarin/2023-06-23T14-44-00-04-00/000000.png" xlink:type="simple" xlink:show="embed" xlink:actuate="onLoad" draw:mime-type="image/png"/>
</draw:frame>
Tasmania resident Baonens(Violabarnes)In order to protect the Tagakana rain forest, it was once a demonstration on the tree for 72 days. <text:a xlink:type="simple" xlink:href="https://www.rfa.org/mandarin/yataibaodao/huanjing/cl-06232023125518.html/@@images/image" text:style-name="Internet_20_link" text:visited-style-name="Visited_20_Internet_20_Link">
</text:a>
Viola Barnes提供照片 [audio-1-link：https://www.rfa.org.org/yataibaodao/huanjing/cl-06232(https://www.rfa.org/mandarin/yataibaodao/huanjing/cl-06232023125518.html/@@stream)China Central Enterprise Forture Five Group is a subsidiary of Australia "Mining Metal Group"(MMG), Plan to be in Tasmania(Tasmania)Tagaka Rain Forest(Takayna; also known as TARKINE)Inside, build a toxic sludge(toxic sludge)Waste facilities. Environmental protection groups point out that the plans may cause multiple species in the rainforest to fall into extinction; and in order to make environmental protection people loud, mining and metal groups also lobby local legislative agencies to aggravate the punishment demonstration, which is considered to erode Australian democracy and freedom.</text:p>
      <text:p text:style-name="P4">
<text:span text:style-name="T4">
<text:span text:style-name="T5">
 <text:a xlink:type="simple" xlink:href="https://www.rfa.org/mandarin/Xinwen/5-05252023142735.html" text:style-name="Internet_20_link" text:visited-style-name="Visited_20_Internet_20_Link">
Australia wants to get rid of China dependence on reshaping lithium mining</text:a>
</text:span>
* </text:span>
<text:span text:style-name="T5">
 <text:a xlink:type="simple" xlink:href="https://www.rfa.org/mandarin/yataibaodao/junshiwaijiao/cm-11242021084410.html" text:style-name="Internet_20_link" text:visited-style-name="Visited_20_Internet_20_Link">
"Forbidden Australia Coal Order" China will open Australian coal clearance for the first time in one year</text:a>
</text:span>
<text:span text:style-name="T5">
 </text:span>
<text:span text:style-name="T4">
 <text:a xlink:type="simple" xlink:href="https://www.rfa.org/mandarin/yataibaodao/ql1-05182021034913.html" text:style-name="Internet_20_link" text:visited-style-name="Visited_20_Internet_20_Link">
Australian iron ore prices have risen by 50 % of China's rare soil prices to fall</text:a>
</text:span>
</text:p>
      <text:p text:style-name="P4">
The Bulang Foundation, which has long -term attention to the ecological conservation of the Tagakina Rain Forest(The Bob Brown Foundation)Executive Manager Weber(JennyWeber)Explain to this station that the "Mining Metal Group" plans to be constructed will be able to accommodate highly 25 million cubic meters of toxic sludge after the completion of the completion. threaten. She said: "The mining area once leaked a lot of waste, so they wanted to build a tailings dam in order to guide the waste to the beautiful Paiwenhe(PiemanRiver), And then flowing into the Tagakana rain forest; the problem is that the forest is a habitat for multiple endangered species of organisms. "</text:p>
      <text:p text:style-name="P4">
Weber pointed out that the "Mining Metal Group" in Rosbury Mine in Metal Metal in Tasmania(Rosebery)With sufficient space, the group can build facilities related to waste materials in the mine. She said: "From Tasmania and thousands of people across Australia, they once demonstrated in the forest and asked the group to leave the waste in the mining area."</text:p>
      <text:p text:style-name="P4">
Weber pointed out that the "Mining Metal Group" (MMG) of the China Central Enterprise Ministry of Enterprise Ministry of Enterprise Ministry of Enterprise Five Mining Group has affected the democracy and freedom of Australia in Australia. (The Bob Brownfoundation provides photos) <text:a xlink:type="simple" xlink:href="https://www.rfa.org/mandarin/yataibaodao/huanjing/cl-06232023125518.html/weber.jpeg" text:style-name="Internet_20_link" text:visited-style-name="Visited_20_Internet_20_Link">
</text:a>
Among the demonstrators, including local residents Baonens(Violabarnes)She told this station that in order to protect this forest, she has been demonstrating in the forest since December last year for more than two months. She said: "I live on the tree for 72 days; it is a fragrant peach tree, and its location is the place where the‘ mining metal group ’wants to build a tail mine dam to store waste materials.”</text:p>
      <text:p text:style-name="P4">
Baonens mentioned that during her sleeping on the tree, she did not see the "Mining and Metal Group" sent someone to come to understand the demands of the demonstrators. She said: "During my stay on the tree to protest, I couldn't see the‘ Mining Metal Group ’who sent anyone to come to talk to the demonstrators.”</text:p>
      <text:p text:style-name="P4">
Weber pointed out that the "Mining Metal Group" not only did not listen to the demands of the demonstrators, but also tried to extinguish the sound of the demonstrators. She said: "'Mining and Metal Group' is one of the companies. The Lobby Parliament passed the 'Reverse Law' in order to aggravate the punishment of demonstrations."</text:p>
      <text:p text:style-name="P4">
Last year, the Tasmania State Council adopted the "Amendment to the Police in 2022(Workplace protection)bill"(Police Offences Amendment(Workplace Protection)Act 2022)── That is, commonly known as the "Reverse Law"; according to the bill, in addition to the fine, demonstrators may also be sentenced to imprisonment.</text:p>
      <text:p text:style-name="P4">
Reverse demonstration.(Screenshot of the official website of the Tasmania government)  <text:a xlink:type="simple" xlink:href="https://www.rfa.org/mandarin/yataibaodao/huanjing/cl-06232023125518.html/screenshot-2023-06-23-125910.jpg" text:style-name="Internet_20_link" text:visited-style-name="Visited_20_Internet_20_Link">
</text:a>
Weber pointed out that the "Mining Metal Group" lobbying state parliament has passed the "Reverse Law" and has affected the democracy and freedom of Tasmania and Australia. She said: "They ask the people of Tasmania to make a sound, so that everyone dare not demonstrate."</text:p>
      <text:p text:style-name="P4">
Weber emphasized that the local people will insist on defending the natural environment and citizenship; she said: "We do not concession, we need to protect the forests, we must protect endangered species; our demonstration is supported by the public."Reporter: Qiu Dezhen Editor: Jiayuan.com Editor: He Fu</text:p>
      <text:p text:style-name="P4">
News Source: <text:a xlink:type="simple" xlink:href="https://www.rfa.org/mandarin/yataibaodao/huanjing/cl-06232023125518.html" text:style-name="Internet_20_link" text:visited-style-name="Visited_20_Internet_20_Link">
https://www.rfa.org/mandarin/yataibaodao/huanjing/cl-06232023125518.html</text:a>
</text:p>
      <!--NEWS-->
      <text:h text:style-name="P10" text:outline-level="1">
<text:span text:style-name="T4">
Worried about global growth prospects, US stocks to collect black</text:span>
</text:h>
      <text:p text:style-name="P4">
Publisher: 法新社</text:p>
      <text:p text:style-name="P4">
Published Time: 2023-06-23T21:32:15+00:00</text:p>
      <text:p text:style-name="P4">
Modified Time: 2023-06-23T21:05:02+00:00</text:p>
      <text:p text:style-name="P4">
Description: (Agence France -Presse, New York, 23rd) U.S. stocks closed today, because of the market worry about global growth prospects, and analysts stated that they would pull back the correction trend after ris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23T21-32-15-00-00/000000.png" xlink:type="simple" xlink:show="embed" xlink:actuate="onLoad" draw:mime-type="image/png"/>
</draw:frame>
The Dow Jones Industrial Index fell 219.28 points, or 0.65%, at 33727.43 points.</text:p>
      <text:p text:style-name="P4">
The S &amp; P 500 index fell 33.56 points, or 0.77%, at 4348.33 points.</text:p>
      <text:p text:style-name="P4">
The Nasdaq index, mainly technology stocks, fell 138.09 points, or 1.01%, at 13492.52 points.</text:p>
      <text:p text:style-name="P4">
The Philadelphia Semiconductor Index fell 63.164 points, or 1.77%, at 3506.706 points. (Translator: Xu Ruicheng)</text:p>
      <text:p text:style-name="P4">
News Source: <text:a xlink:type="simple" xlink:href="https://www.rfi.fr/cn/%E8%B4%A2%E7%BB%8F%E5%BF%AB%E8%AE%AF/20230623-%E5%BF%A7%E5%85%A8%E7%90%83%E6%88%90%E9%95%BF%E5%89%8D%E6%99%AF-%E7%BE%8E%E8%82%A1%E6%94%B6%E9%BB%91" text:style-name="Internet_20_link" text:visited-style-name="Visited_20_Internet_20_Link">
https://www.rfi.fr/cn/%E8%B4%A2%E7%BB%8F%E5%BF%AB%E8%AE%AF/20230623-%E5%BF%A7%E5%85%A8%E7%90%83%E6%88%90%E9%95%BF%E5%89%8D%E6%99%AF-%E7%BE%8E%E8%82%A1%E6%94%B6%E9%BB%91</text:a>
</text:p>
      <!--NEWS-->
      <text:h text:style-name="P10" text:outline-level="1">
<text:span text:style-name="T4">
Chuan Wagner Group planned the rebellion beauty: in the surveillance situation</text:span>
</text:h>
      <text:p text:style-name="P4">
Publisher: 法新社</text:p>
      <text:p text:style-name="P4">
Published Time: 2023-06-24T-11:32:07+00:00</text:p>
      <text:p text:style-name="P4">
Modified Time: 2023-06-24T07:05:05+00:00</text:p>
      <text:p text:style-name="P4">
Description: (Agence France -Presse, Washington, 24th) The Kremlin said today that the Russian prosecutor has informed President Vladimir Putin, saying that the mercenary organization Wagn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24T-11-32-07-00-00/000000.png" xlink:type="simple" xlink:show="embed" xlink:actuate="onLoad" draw:mime-type="image/png"/>
</draw:frame>
A White House spokesman said that after the Wagner's head called for "armed rebellion" to Moscow's senior management, the White House is monitoring the Russian situation, and President Biden has also listened to relevant briefings. The White House National Security Conference (NSC) spokesman Adam Hodge said: "We are monitoring the situation and will negotiate with allies and partners for the development of the situation.</text:p>
      <text:p text:style-name="P4">
News Source: <text:a xlink:type="simple" xlink:href="https://www.rfi.fr/cn/%E5%9B%BD%E9%99%85%E6%8A%A5%E9%81%93/20230624-%E4%BC%A0%E7%93%A6%E6%A0%BC%E7%BA%B3%E9%9B%86%E5%9B%A2%E7%AD%96%E5%88%92%E5%8F%9B%E5%8F%98-%E7%BE%8E-%E7%9B%91%E6%8E%A7%E6%83%85%E5%8A%BF%E4%B8%AD" text:style-name="Internet_20_link" text:visited-style-name="Visited_20_Internet_20_Link">
https://www.rfi.fr/cn/%E5%9B%BD%E9%99%85%E6%8A%A5%E9%81%93/20230624-%E4%BC%A0%E7%93%A6%E6%A0%BC%E7%BA%B3%E9%9B%86%E5%9B%A2%E7%AD%96%E5%88%92%E5%8F%9B%E5%8F%98-%E7%BE%8E-%E7%9B%91%E6%8E%A7%E6%83%85%E5%8A%BF%E4%B8%AD</text:a>
</text:p>
      <!--NEWS-->
      <text:h text:style-name="P10" text:outline-level="1">
<text:span text:style-name="T4">
The Canadian authorities of the Titan submersible Canadian authorities launched an investigation</text:span>
</text:h>
      <text:p text:style-name="P4">
Publisher: 法新社</text:p>
      <text:p text:style-name="P4">
Published Time: 2023-06-24T-14:02:07+00:00</text:p>
      <text:p text:style-name="P4">
Modified Time: 2023-06-24T06:50:02+00:00</text:p>
      <text:p text:style-name="P4">
Description: (Agence France -Presse Ottawa, 23rd) Titan submersibles with 5 people have sneaked into the deep sea to explore the well -known shipwreck "Titanine" this week. Because the Titan's surface support vessel is the Polar Prince of the Canadian flag, The authorities stated that they would conduct a safety investigation on the in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4T-14-02-07-00-00/000000.png" xlink:type="simple" xlink:show="embed" xlink:actuate="onLoad" draw:mime-type="image/png"/>
</draw:frame>
The Titan submersible operated by Oceangate Expeditions, which is operated by the US Oceanic Exploration, sneaked for about 1 hour and 45 minutes after the 18th.</text:p>
      <text:p text:style-name="P4">
The Canadian Transportation Agency (TSB) said today that the Canadian cargo ship "Polarprince" will carry the Titan to the sea last weekend. Based on the status of the nation of the waters, the authorities will launch a "safety investigation" of the accident. Essence</text:p>
      <text:p text:style-name="P4">
The U.S. Coast Defense confirmed yesterday that the wreckage of submersibles was found to be found to be about 500 meters from the titanic shipwreck. The Titan had a "catastrophic internal explosion" in the deep sea, and all 5 people in the cabin were killed.</text:p>
      <text:p text:style-name="P4">
In order to improve the safety of transportation, the Canadian Communications Safety Administration regularly investigated air, railway, maritime and pipeline accidents, but does not clarify the ownership of responsibilities and will not judge civil or criminal responsibilities.</text:p>
      <text:p text:style-name="P4">
The Canadian Communications Safety Administration stated that the investigation team had sent the investigation team to the Newfoundland City of 644 kilometers north of the accident site, St.john's, to collect information, interview and evaluate the accident.</text:p>
      <text:p text:style-name="P4">
In the statement, the Canadian Transportation Agency pointed out: "In the next few days, we will cooperate with other relevant institutions to conduct an investigation operation."</text:p>
      <text:p text:style-name="P4">
News Source: <text:a xlink:type="simple" xlink:href="https://www.rfi.fr/cn/%E5%9B%BD%E9%99%85%E6%8A%A5%E9%81%93/20230624-%E6%B3%B0%E5%9D%A6%E6%BD%9C%E6%B0%B4%E5%99%A8%E6%82%B2%E5%89%A7-%E5%8A%A0%E6%8B%BF%E5%A4%A7%E5%BD%93%E5%B1%80%E5%B1%95%E5%BC%80%E8%B0%83%E6%9F%A5" text:style-name="Internet_20_link" text:visited-style-name="Visited_20_Internet_20_Link">
https://www.rfi.fr/cn/%E5%9B%BD%E9%99%85%E6%8A%A5%E9%81%93/20230624-%E6%B3%B0%E5%9D%A6%E6%BD%9C%E6%B0%B4%E5%99%A8%E6%82%B2%E5%89%A7-%E5%8A%A0%E6%8B%BF%E5%A4%A7%E5%BD%93%E5%B1%80%E5%B1%95%E5%BC%80%E8%B0%83%E6%9F%A5</text:a>
</text:p>
      <!--NEWS-->
      <text:h text:style-name="P10" text:outline-level="1">
<text:span text:style-name="T4">
Huang Renxun: Huida is very likely to invest in Europe</text:span>
</text:h>
      <text:p text:style-name="P4">
Publisher: 法新社</text:p>
      <text:p text:style-name="P4">
Published Time: 2023-06-24T-6:02:07+00:00</text:p>
      <text:p text:style-name="P4">
Modified Time: 2023-06-24T07:35:02+00:00</text:p>
      <text:p text:style-name="P4">
Description: (Agence France -Presse St. Clara, 23rd) Huang Renxun, the most valuable chip manufacturer of the world's most valuable chip manufacturer, said today that the company is "very likely" to invest in Europ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24T-6-02-07-00-00/000000.png" xlink:type="simple" xlink:show="embed" xlink:actuate="onLoad" draw:mime-type="image/png"/>
</draw:frame>
Huang Renxun told the media that expansion in Europe is "great idea."</text:p>
      <text:p text:style-name="P4">
By investing in Europe, Huida will join the ranks of other semiconductor giants such as Intel. These companies also seek new businesses in the European Union (EU) with the help of government subsidies.</text:p>
      <text:p text:style-name="P4">
Huang Renxun said, "I would say that the possibility is very high, because Huida wants to be a global international enterprise; another, who can think of a better place of investment?"</text:p>
      <text:p text:style-name="P4">
Huida's last quarter revenue was far higher than expected. For a few weeks, the market value was around 1 trillion dollars. This American company specializes in the chip that everyone is raised in the artificial intelligence boom.</text:p>
      <text:p text:style-name="P4">
Huang Renxun issued the above conversation after seeing the EU's internal market commissioner Thierry Breton at the Huida headquarters in Silicon Valley.</text:p>
      <text:p text:style-name="P4">
After the meeting, Buller Dong said: "Artificial intelligence is closely related to data, algorithms and computing power ... The computing power must be attributed to enterprises such as Huida."</text:p>
      <text:p text:style-name="P4">
News Source: <text:a xlink:type="simple" xlink:href="https://www.rfi.fr/cn/%E8%B4%A2%E7%BB%8F%E5%BF%AB%E8%AE%AF/20230624-%E9%BB%84%E4%BB%81%E5%8B%8B-%E8%BE%89%E8%BE%BE%E9%9D%9E%E5%B8%B8%E6%9C%89%E5%8F%AF%E8%83%BD%E5%9C%A8%E6%AC%A7%E6%B4%B2%E6%8A%95%E8%B5%84" text:style-name="Internet_20_link" text:visited-style-name="Visited_20_Internet_20_Link">
https://www.rfi.fr/cn/%E8%B4%A2%E7%BB%8F%E5%BF%AB%E8%AE%AF/20230624-%E9%BB%84%E4%BB%81%E5%8B%8B-%E8%BE%89%E8%BE%BE%E9%9D%9E%E5%B8%B8%E6%9C%89%E5%8F%AF%E8%83%BD%E5%9C%A8%E6%AC%A7%E6%B4%B2%E6%8A%95%E8%B5%84</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4T02:31:13</text:p>
      <text:p text:style-name="P4">
Modified Time: 2023-06-24T14:08:09</text:p>
      <text:p text:style-name="P4">
Description: The Russian Society reported that the Security Department of the Russian Federal Security Agency had filed a criminal lawsuit against the leader of the mercenaries Wagner Group, Eveni Porigerjin, which was charged with armed rebellion.</text:p>
      <text:p text:style-name="P4">
Images: ["<text:a xlink:type="simple" xlink:href="https://chinese.aljazeera.net/wp-content/uploads/2023/06/2023-06-24T090653Z_1751933420_RC2IP1ACMBN7_RTRMADP_3_UKRAINE-CRISIS-RUSSIA-ROSTOV-WAGNER-1687599541-1687615664.jpg" text:style-name="Internet_20_link" text:visited-style-name="Visited_20_Internet_20_Link">
2023-06-24T09...</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39" text:anchor-type="as-char" svg:width="6.9236in" svg:height="4.612793in" draw:z-index="0">
<draw:image xlink:href="../Images/Aljazeera Chinese/2023-06-24T02-31-13/2023-06-24T090653Z_1751933420_RC2IP1ACMBN7_RTRMADP_3_UKRAINE-CRISIS-RUSSIA-ROSTOV-WAGNER-1687599541-1687615664.jpg" xlink:type="simple" xlink:show="embed" xlink:actuate="onLoad" draw:mime-type="image/jpeg"/>
</draw:frame>
On June 24, 2023, the warrior of the Wagner's mercenary organization was deployed near the local circus in Rostov, Russon River(Reuters)* Russian President Putin said that the "armed rebellion" of the Wagner Group was a crime of rebellion and added that it would take "decisive action" against them. * After the leader of Wagner's leader Yavigani Porigerjin claims that his troops controlled Rostov's military base, Moscow and the surrounding regional authorities have announced that they have entered the "anti -terrorism" emergency state.</text:p>
      <text:p text:style-name="P4">
read more</text:p>
      <text:p text:style-name="P4">
News Source: <text:a xlink:type="simple" xlink:href="https://chinese.aljazeera.net/news/war-in-ukraine/liveblog/2023/6/24/%e4%bf%84%e7%bd%97%e6%96%af%e5%af%b9%e4%b9%8c%e5%85%8b%e5%85%b0%e6%88%98%e4%ba%89%e7%9a%84%e4%bb%8a%e6%97%a5%e5%8f%91%e5%b1%95-366" text:style-name="Internet_20_link" text:visited-style-name="Visited_20_Internet_20_Link">
https://chinese.aljazeera.net/news/war-in-ukraine/liveblog/2023/6/24/%e4%bf%84%e7%bd%97%e6%96%af%e5%af%b9%e4%b9%8c%e5%85%8b%e5%85%b0%e6%88%98%e4%ba%89%e7%9a%84%e4%bb%8a%e6%97%a5%e5%8f%91%e5%b1%95-366</text:a>
</text:p>
      <!--NEWS-->
      <text:h text:style-name="P10" text:outline-level="1">
<text:span text:style-name="T4">
Modi visits the United States to promote the relationship between the two countries to enter the new era. The issue of China is "Elephant in the room"</text:span>
</text:h>
      <text:p text:style-name="P4">
Author: chinese@voanews.com (孙承)</text:p>
      <text:p text:style-name="P4">
Publisher: 美国之音中文网 (Type: NewsMediaOrganization)</text:p>
      <text:p text:style-name="P4">
Published Time: 2023-06-24T02:35:53+08:00</text:p>
      <text:p text:style-name="P4">
Modified Time: 2023-06-23 22:40:17Z</text:p>
      <text:p text:style-name="P4">
Description: As the situation continued to be tense in the Indo -Pacific region, the United States welcomed Indian Prime Minister Modi to the United States on Thursday with the maximum gift of the Grand Ceremony on Thursday, pushing bilateral relations that have been heating up rapidly in recent years to its peaks.</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modi-us-visit-china-20230623/7150164.html" text:style-name="Internet_20_link" text:visited-style-name="Visited_20_Internet_20_Link">
https://www.voachinese.com/a/modi-us-visit-china-20230623/7150164.html</text:a>
</text:p>
      <!--NEWS-->
      <text:h text:style-name="P10" text:outline-level="1">
<text:span text:style-name="T4">
Blingken visits to China, the "Titan" submersible maritime, the inside story of the North Korean epidemic, and more important stories this week</text:span>
</text:h>
      <text:p text:style-name="P4">
Author: https://www.facebook.com/bbcworldservice/</text:p>
      <text:p text:style-name="P4">
Publisher: BBC News 中文</text:p>
      <text:p text:style-name="P4">
Published Time: 2023-06-24T02:43:48.000Z</text:p>
      <text:p text:style-name="P4">
Modified Time: 2023-06-24T02:43:48.000Z</text:p>
      <text:p text:style-name="P4">
Description: Just in the past week, news content below BBC has attracted the attention of readers. If you miss it, we will take you one by one.</text:p>
      <text:p text:style-name="P4">
Images: ["<text:a xlink:type="simple" xlink:href="https://ichef.bbci.co.uk/news/640/cpsprodpb/448C/production/_130184571_e9fbdaf3-cd81-4b91-90d9-20e5ebcf5ad1.jpg" text:style-name="Internet_20_link" text:visited-style-name="Visited_20_Internet_20_Link">
_130184571_e9...</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995614/p0fw33tk/zh-hans" text:style-name="Internet_20_link" text:visited-style-name="Visited_20_Internet_20_Link">
zh-hans</text:a>
", "<text:a xlink:type="simple" xlink:href="https://www.bbc.com/ws/av-embeds/cps/zhongwen/simp/press-review-65995614/p0fwmg5z/zh-hans" text:style-name="Internet_20_link" text:visited-style-name="Visited_20_Internet_20_Link">
zh-hans</text:a>
", "<text:a xlink:type="simple" xlink:href="https://www.bbc.com/ws/av-embeds/cps/zhongwen/simp/press-review-65995614/p0fwcwbv/zh-hans" text:style-name="Internet_20_link" text:visited-style-name="Visited_20_Internet_20_Link">
zh-hans</text:a>
", "<text:a xlink:type="simple" xlink:href="https://www.bbc.com/ws/av-embeds/cps/zhongwen/simp/press-review-65995614/p0fwvqb8/zh-hans" text:style-name="Internet_20_link" text:visited-style-name="Visited_20_Internet_20_Link">
zh-hans</text:a>
", "<text:a xlink:type="simple" xlink:href="https://www.bbc.com/ws/av-embeds/cps/zhongwen/simp/press-review-65995614/p0fw5stn/zh-hans" text:style-name="Internet_20_link" text:visited-style-name="Visited_20_Internet_20_Link">
zh-hans</text:a>
", "<text:a xlink:type="simple" xlink:href="https://www.bbc.com/ws/av-embeds/cps/zhongwen/simp/press-review-65995614/p0fwkqfl/zh-hans" text:style-name="Internet_20_link" text:visited-style-name="Visited_20_Internet_20_Link">
zh-hans</text:a>
"]</text:p>
      <text:p text:style-name="P4">
Tags: ['失业', '德国', '技术新知', '中美关系', '俄国', '朝鲜', '法国', '创新', '中國', '美国', '足球', '乌克兰', '年轻人']</text:p>
      <text:p text:style-name="P4">
Type: Article</text:p>
      <!--METADATA-->
      <text:h text:style-name="P12" text:outline-level="3">
<text:span text:style-name="T4">
Bollingin visited China, the "Titan" submersible marine, the inside story of the North Korean epidemic, and more important stories this week</text:span>
</text:h>
      <text:p text:style-name="P4">
At 2:43 am on June 24, 2023<draw:frame draw:style-name="fr1" draw:name="Image40" text:anchor-type="as-char" svg:width="6.9236in" svg:height="3.894525in" draw:z-index="0">
<draw:image xlink:href="../Images/BBC Chinese/2023-06-24T02-43-48.000Z/_130184571_e9fbdaf3-cd81-4b91-90d9-20e5ebcf5ad1.jpg" xlink:type="simple" xlink:show="embed" xlink:actuate="onLoad" draw:mime-type="image/jpeg"/>
</draw:frame>
Image source, reuters</text:p>
      <text:p text:style-name="P4">
<text:span text:style-name="T4">
 This week, AntonyBlinken became the first US Secretary of State, who visited China in the past five years. He and his two major foreign leaders left a lot of room for discussion with the Chinese President Xi Jinping and the two major foreign leaders, but the outside world Maybe it was not expected that the US President Joebiden suddenly criticized Xi Jinping as a "dictator" at a campaign that did not arrange media interviews. </text:span>
</text:p>
      <text:p text:style-name="P4">
Looking at the situation of Bollingken's visit to China, analysts have doubts about whether Sino -US relations can truly return to normal, and Biden's "dictator" theory seems to add haze to the way.</text:p>
      <text:p text:style-name="P4">
A small submersible for a small submersible for a small submersible for the "TMSTITANIC (Titani") wreckage of the shipwreck in the United States and Canada, which led to the international searches mainly in the United States and Canada, shocked the international. The incident eventually discovered the wreckage of the submersible, and the main company announced the tragedy of the company's head and the death of four other passengers. However, the accident investigation has just begun.</text:p>
      <text:p text:style-name="P4">
In early 2020, the new crown epidemic broke out, and North Korea immediately blocked the national border and isolated from the world. The BBC reporter secretly contacted the three North Korean residents to understand the unknown suffering under the strict blockade. Relevant reports have been published recently.</text:p>
      <text:p text:style-name="P4">
Just in the past week, the content of the BBC Chinese and above has attracted the attention of readers. If you missed them, we will take you to review one by one.</text:p>
      <text:p text:style-name="P4">
<draw:frame draw:style-name="fr1" draw:name="Image41" text:anchor-type="as-char" svg:width="6.9236in" svg:height="0.021636in" draw:z-index="0">
<draw:image xlink:href="../Images/BBC Chinese/2023-06-24T02-43-48.000Z/_105894347_grey_line-nc.png" xlink:type="simple" xlink:show="embed" xlink:actuate="onLoad" draw:mime-type="image/png"/>
</draw:frame>
</text:p>
      <text:h text:style-name="P12" text:outline-level="3">
<text:span text:style-name="T4">
1 . Brinkeng visited China and Biden's "dictator" theory of the week under the "lip, tongue war" in China and the United States</text:span>
</text:h>
      <text:p text:style-name="P4">
[Video-1-Link:/WS/AV-EMBEDS/CPS/ZHONGWEN/SIMP/Press-Review-65995614/P0FW33TK/ZH-HansS]](https://www.bbc.com/ws/av-embeds/cps/zhongwen/simp/press-review-65995614/p0fw33tk/zh-hans)<text:span text:style-name="T4">
 Your equipment does not support playing multimedia materials </text:span>
 video plus injection text,</text:p>
      <text:p text:style-name="P4">
Blintin said with Xi Jin that Washington knew "the challenges brought by China."</text:p>
      <text:p text:style-name="P4">
US Secretary of State Anthony Blinken met with Chinese President Xi Jinping on Monday (June 19) in the Great Hall of the People in Beijing. He is the highest -level American official who visited China after taking office in 2021 in Joebiden.</text:p>
      <text:p text:style-name="P4">
In the two -day visits of Brinken, both China and the United States proposed to have a stable relationship, but the United States seemed to be able to restart military communication channels. China emphasizes that the United States should "reflect" for the stalemate of the current bilateral relations, and there are nothing more important among the issues of Sino -US relations.</text:p>
      <text:p text:style-name="P4">
After Brinken left China, US President Joebiden first described US -China relations on the "correct track", and then publicly criticized Xi Jinping as a "dictator" after one day, which once again attracted strong criticism in Beijing.</text:p>
      <text:p text:style-name="P4">
Some media quoted the Chinese Embassy in the United States that the ambassador Xie Feng proposed to the White House with relevant officials of the United States State Department of "strictly negotiating and strong protests." A statement issued on Thursday (22nd) stated: "China urges the United States to take practical action immediately, eliminate negative impacts, and abide by its own commitments, otherwise all consequences will be borne by the United States."</text:p>
      <text:p text:style-name="P4">
Biden responded to reporters: "I don't think this will bring any real consequences."</text:p>
      <text:p text:style-name="P4">
Although it is generally commented that Brinken's visit to China has taken an important step in restoring the healthy development of bilateral relations, many observers pointed out to the BBC that whether it can truly return to normal is still to be carefully observed.</text:p>
      <text:p text:style-name="P4">
<text:a xlink:type="simple" xlink:href="https://www.bbc.com/zhongwen/simp/chinese-news-65950568" text:style-name="Internet_20_link" text:visited-style-name="Visited_20_Internet_20_Link">
Xi Jinping meets Brindenken to promote "let Sino -US relations stabilize and get better"</text:a>
<text:span text:style-name="T5">
 <text:a xlink:type="simple" xlink:href="https://www.bbc.com/zhongwen/simp/world-65981589" text:style-name="Internet_20_link" text:visited-style-name="Visited_20_Internet_20_Link">
Bollingin visited China and Biden's "dictatorship" Sino -US relations "one week under the" lip, tongue sword "</text:a>
</text:span>
 [U.S. Secretary of State Brosky finally visited the political harvest of Beijing's US -China parties.(https://www.bbc.com/zhongwen/simp/chinese-news-65926522)<text:a xlink:type="simple" xlink:href="https://www.bbc.com/ws/av-embeds/cps/zhongwen/simp/press-review-65995614/p0fwmg5z/zh-hans" text:style-name="Internet_20_link" text:visited-style-name="Visited_20_Internet_20_Link">
 Video-2-Link：/ws/av-embeds/cps/zhongwen/simp/press-review-65995614/p0fwmg5z/zh-hans </text:a>
<text:span text:style-name="T4">
 Your equipment does not support playing multimedia materials </text:span>
 video plus injection text,</text:p>
      <text:p text:style-name="P4">
One day after the talks of Brinken Beijing, Biden said Xi Jinping's "dictator"</text:p>
      <text:h text:style-name="P12" text:outline-level="3">
<text:span text:style-name="T4">
2 . Tourism submersible goes to visit the "Titanic" shipwreck wreckage on the way to "internal explosion" disintegration of five people</text:span>
</text:h>
      <text:p text:style-name="P4">
Titan (TITAN), a tourist submersible, went to visit the "TMSTITANIC" (Timani ") on June 18, and disappeared during the wreckage of the shipwreck in the shipwreck, which caused a large -scale multi -national joint search and rescue. However, the US Coast Guard and the company that manufactured the submersible "Oceangate" said on Thursday (22nd) that the "Titan" exploded near the wreckage of the "Titanic". Essence</text:p>
      <text:p text:style-name="P4">
Mrs. Mei Jiejie of the United States Coast Guard confirmed that the five parts of the submersible and a "wreckage area" was found about 480 meters from the titles of the Titanic wreckage. The sexual explosion is the same. "Director of the Hollywood movie "Titanic" in 1997, James Cameron (James Cameron (James Cameron, James Kim Marun), who dives deeply in the "Titanic" wreckage " ](https://www.bbc.com/news/world-us-canada-65994707), "The Gate of the Ocean" on the safety measures of the submersible, "Map Saves", and one of the founders of the "Marine Gate", Guillermosöhnlein, refuted that they spent 14 years of diving for 14 years. The device is "very strong".</text:p>
      <text:p text:style-name="P4">
<text:a xlink:type="simple" xlink:href="https://www.bbc.com/zhongwen/simp/science-65982371" text:style-name="Internet_20_link" text:visited-style-name="Visited_20_Internet_20_Link">
How much risk is the wreckage of the Titanic in the deep sea? </text:a>
<text:a xlink:type="simple" xlink:href="https://www.bbc.com/ws/av-embeds/cps/zhongwen/simp/press-review-65995614/p0fwcwbv/zh-hans" text:style-name="Internet_20_link" text:visited-style-name="Visited_20_Internet_20_Link">
 Video-3-Link：/ws/av-embeds/cps/zhongwen/simp/press-review-65995614/p0fwcwbv/zh-hans </text:a>
<text:span text:style-name="T4">
 Your equipment does not support playing multimedia materials </text:span>
 video plus injection text,</text:p>
      <text:p text:style-name="P4">
BBC interviewed the company "Oceangate", the company that manufactured the submersible in 2022. There is only one button in the "Titan", and most of the actions are controlled by a Sony PlayStation -style game handlebar.</text:p>
      <text:h text:style-name="P12" text:outline-level="3">
<text:span text:style-name="T4">
3 .</text:span>
</text:h>
      <text:p text:style-name="P4">
<text:a xlink:type="simple" xlink:href="https://www.bbc.com/ws/av-embeds/cps/zhongwen/simp/press-review-65995614/p0fwvqb8/zh-hans" text:style-name="Internet_20_link" text:visited-style-name="Visited_20_Internet_20_Link">
Video-4-Link:/WS/AV-EMBEDS/CPS/ZHONGWEN/SIMP/Press-Review-65995614/P0FWVQB8/ZH-HansS</text:a>
<text:span text:style-name="T4">
 Your equipment does not support playing multimedia materials </text:span>
 video plus injection text,</text:p>
      <text:p text:style-name="P4">
Li Qiang's foreign debut show visiting Germany and France to lobby Europe and China as "friends" rather than "opponents"</text:p>
      <text:p text:style-name="P4">
At the same time as US Secretary of State Brills came to Beijing to meet with Xi Jinping, the highest leader of China, Li Qiang, Prime Minister of the State Council of China, launched his first foreign visit after taking office, and successively arrived in Germany and France, the EU's major economies.</text:p>
      <text:p text:style-name="P4">
This is after the visit of the head of Germany and France at the end of last year and early this year, the Chinese leader was invited to return to the visit. Earlier, Wang Yi, member of the Political Bureau of the CPC Central Committee and director of the Central Foreign Affairs Working Committee, and Qin Gang, both of which were visited in Europe.</text:p>
      <text:p text:style-name="P4">
"After the outbreak, the clearing policy was lifted, and Beijing showed good to Europe. After all, Europe is far from China, and the direct interest conflicts are relatively small." Zhuang Jiaying, an associate professor of political science at the National University of Singapore and a researcher at Carnegie China project, told BBC Chinese.</text:p>
      <text:p text:style-name="P4">
He believes that Beijing hopes to ease the intense relationship between the Central and European war after the Russia and Ukraine War. In the face of the restrictions of the United States in terms of technology and semiconductors, China wants to draw the EU countries to break through the siege. shake.</text:p>
      <text:p text:style-name="P4">
<text:a xlink:type="simple" xlink:href="https://www.bbc.com/zhongwen/simp/world-65997546" text:style-name="Internet_20_link" text:visited-style-name="Visited_20_Internet_20_Link">
Li Qiang visited Germany and France to test the EU's "de -risk" bottom line</text:a>
</text:p>
      <text:h text:style-name="P12" text:outline-level="3">
<text:span text:style-name="T4">
4 . BBC disclose North Korea</text:span>
</text:h>
      <text:p text:style-name="P4">
On January 27, 2020, North Korea suddenly closed the country to cope with the global epidemic of COVID-19) in response to the 2019 Global Popular epidemic.</text:p>
      <text:p text:style-name="P4">
Under Kim Jong -un's totalitarian rule, North Korea was banned from contacting the outside world. With the help of the Northern Media "DailyNK" in the country in the country, the BBC can secretly contact the three people in North Korea. They urgently want to tell the world about the catastrophic impact of Fengguan on their lives.</text:p>
      <text:p text:style-name="P4">
<text:a xlink:type="simple" xlink:href="https://www.bbc.com/zhongwen/simp/world-65943004" text:style-name="Internet_20_link" text:visited-style-name="Visited_20_Internet_20_Link">
North Korea under the new crown epidemic: "We are trapped and waited for death"</text:a>
</text:p>
      <text:h text:style-name="P12" text:outline-level="3">
<text:span text:style-name="T4">
5 . Chairman of Hon Hai Group Liu Yangwei Dialogue BBC Discussing the situation in Taiwan and China and the United States struggle with China and the United States</text:span>
</text:h>
      <text:p text:style-name="P4">
[Video-5-Link:/WS/AV-EMBEDS/CPS/ZHONGWEN/SIMP/PRESS-Review-65995614/P0FW5STN/ZH-HansS]](https://www.bbc.com/ws/av-embeds/cps/zhongwen/simp/press-review-65995614/p0fw5stn/zh-hans)<text:span text:style-name="T4">
 Your equipment does not support playing multimedia materials </text:span>
 video plus injection text,</text:p>
      <text:p text:style-name="P4">
Liu Yangwei, chairman of Hon Hai Group: Foxconn must consider responding to the worst situation</text:p>
      <text:p text:style-name="P4">
As the relationship between the two superpowers of the United States and China dropped to the freezing point, Foxconn, headquartered in Taiwan, is facing a decision. This electronic manufacturing giant is responsible for producing 60%of Apple's Apple products, including iPhone.</text:p>
      <text:p text:style-name="P4">
In an exclusive interview, Liu Yangwei, chairman of Foxconn's parent company Hon Hai Technology Group, told the BBC that he hoped that the Taiwan Strait War would not happen, but he was preparing for the worst situation.</text:p>
      <text:h text:style-name="P12" text:outline-level="3">
<text:span text:style-name="T4">
6 .</text:span>
</text:h>
      <text:p text:style-name="P4">
Image source, getty images</text:p>
      <text:p text:style-name="P4">
In the intense environment of Chinese workplace, many young people go home to make "full -time children" and get recognition by doing housework or accompanying their parents. Some people even signed a labor contract with their parents, listing payments and remuneration.</text:p>
      <text:p text:style-name="P4">
Behind the "full -time children" is China's high unemployment rate. According to the latest official data of China, in May this year, the unemployment rate of young people aged 16 to 24 rose to 20.8%, which has set a record high since two consecutive months in 2018.Lu Xi, assistant professor of the School of Public Policy of the National University of Singapore, told BBC Chinese: "Full -time children are an inevitable phenomenon that appears under the tide of social unemployment, and behind it is the status quo of the serious decline and atrophy of the entire socioeconomic economy."</text:p>
      <text:p text:style-name="P4">
<text:a xlink:type="simple" xlink:href="https://www.bbc.com/zhongwen/simp/chinese-news-65877454" text:style-name="Internet_20_link" text:visited-style-name="Visited_20_Internet_20_Link">
"Full -time children": Under China's severe employment situation, the reorganization of young people is the "self -anesthesia"? </text:a>
</text:p>
      <text:h text:style-name="P12" text:outline-level="3">
<text:span text:style-name="T4">
7 . Fukushima nuclear waste water discharge sea down timing: take stock of the anger of Japanese neighbors</text:span>
</text:h>
      <text:p text:style-name="P4">
Image source, reuters</text:p>
      <text:p text:style-name="P4">
After many years of domestic and foreign arguments and several prime ministers come and go, the Japanese government plans to discharge more than 1.3 million tons of nuclear waste water in the Fukushima first nuclear power plant this summer into the Pacific Ocean, causing global concern and Asian neighbors.</text:p>
      <text:p text:style-name="P4">
BBC Chinese compiled various issues and debates caused by the discharge of Fukushima nuclear waste water, including laws, ecological controversy, and the fierce response of Asian neighbors in Japan.</text:p>
      <text:p text:style-name="P4">
<text:a xlink:type="simple" xlink:href="https://www.bbc.com/zhongwen/simp/science-65963585" text:style-name="Internet_20_link" text:visited-style-name="Visited_20_Internet_20_Link">
Fukushima Nuclear Waste Water Disposal Time of the Neighbors of the Neighbors "is not only economic issues, but also for life and death"</text:a>
</text:p>
      <text:h text:style-name="P12" text:outline-level="3">
<text:span text:style-name="T4">
You may also be interested in these stories this week:</text:span>
</text:h>
      <text:p text:style-name="P4">
<text:a xlink:type="simple" xlink:href="https://www.bbc.com/zhongwen/simp/world-65947436" text:style-name="Internet_20_link" text:visited-style-name="Visited_20_Internet_20_Link">
BBC investigates the Difficulty of Greece's crushing ships: the new exposure data is left with the Greek Coast Guard's testimony</text:a>
<text:span text:style-name="T5">
 <text:a xlink:type="simple" xlink:href="https://www.bbc.com/zhongwen/simp/world-65985991" text:style-name="Internet_20_link" text:visited-style-name="Visited_20_Internet_20_Link">
Will Russia really rotate the nuclear military rotation gambling in the Ukrainian war</text:a>
</text:span>
 <text:a xlink:type="simple" xlink:href="https://www.bbc.com/zhongwen/simp/chinese-news-65973562" text:style-name="Internet_20_link" text:visited-style-name="Visited_20_Internet_20_Link">
Guizhou "Village Super": What discussions have caused the rural football leagues in many parties</text:a>
<text:a xlink:type="simple" xlink:href="https://www.bbc.com/ws/av-embeds/cps/zhongwen/simp/press-review-65995614/p0fwkqfl/zh-hans" text:style-name="Internet_20_link" text:visited-style-name="Visited_20_Internet_20_Link">
 Video-6-Link：/ws/av-embeds/cps/zhongwen/simp/press-review-65995614/p0fwkqfl/zh-hans </text:a>
<text:span text:style-name="T4">
 Your equipment does not support playing multimedia materials </text:span>
 video plus injection text,</text:p>
      <text:p text:style-name="P4">
Ukrainian war: BBC visits Ukraine's counterattack frontline</text:p>
      <text:p text:style-name="P4">
News Source: <text:a xlink:type="simple" xlink:href="https://www.bbc.com/zhongwen/simp/press-review-65995614" text:style-name="Internet_20_link" text:visited-style-name="Visited_20_Internet_20_Link">
https://www.bbc.com/zhongwen/simp/press-review-65995614</text:a>
</text:p>
      <!--NEWS-->
      <text:h text:style-name="P10" text:outline-level="1">
<text:span text:style-name="T4">
"Fight to the end": The person in charge of Wagner has upgraded the threat to the Russian military</text:span>
</text:h>
      <text:p text:style-name="P4">
Author: 半岛电视台＋通讯社</text:p>
      <text:p text:style-name="P4">
Publisher: Al Jazeera</text:p>
      <text:p text:style-name="P4">
Published Time: 2023-06-24T04:06:24</text:p>
      <text:p text:style-name="P4">
Modified Time: 2023-06-24T04:06:24</text:p>
      <text:p text:style-name="P4">
Description: Russian military contractor Wagner Group's head of the Wagner Group, Eveni Porigin, launched an upgraded "saliva" to the Russian military leaders and hinted that he was ready to "fight to the end" with them.</text:p>
      <text:p text:style-name="P4">
Images: ["<text:a xlink:type="simple" xlink:href="https://chinese.aljazeera.net/wp-content/uploads/2023/06/2023-05-25T075409Z_958428698_RC2J51AK9AX1_RTRMADP_3_UKRAINE-CRISIS-BAKHMUT-WAGNER-1687563392-1687577598.jpg" text:style-name="Internet_20_link" text:visited-style-name="Visited_20_Internet_20_Link">
2023-05-25T07...</text:a>
", "<text:a xlink:type="simple" xlink:href="https://chinese.aljazeera.net/wp-content/uploads/2023/06/2023-06-15T140907Z_230701566_RC2PJ1AN71WJ_RTRMADP_3_RUSSIA-ALGERIA-1687565355-1687577688.jpg" text:style-name="Internet_20_link" text:visited-style-name="Visited_20_Internet_20_Link">
2023-06-15T14...</text:a>
", "<text:a xlink:type="simple" xlink:href="https://chinese.aljazeera.net/wp-content/uploads/2023/06/image-2-1687577757.jpg" text:style-name="Internet_20_link" text:visited-style-name="Visited_20_Internet_20_Link">
image-2-16875...</text:a>
", "<text:a xlink:type="simple" xlink:href="https://chinese.aljazeera.net/wp-content/uploads/2023/06/2022-12-31T151953Z_725957075_RC23HY95X255_RTRMADP_3_UKRAINE-CRISIS-PUTIN-NEW-YEAR-MILITARY-1687566195-1687577834.jpg" text:style-name="Internet_20_link" text:visited-style-name="Visited_20_Internet_20_Link">
2022-12-31T1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51" text:anchor-type="as-char" svg:width="6.9236in" svg:height="4.607106in" draw:z-index="0">
<draw:image xlink:href="../Images/Aljazeera Chinese/2023-06-24T04-06-24/2023-05-25T075409Z_958428698_RC2J51AK9AX1_RTRMADP_3_UKRAINE-CRISIS-BAKHMUT-WAGNER-1687563392-1687577598.jpg" xlink:type="simple" xlink:show="embed" xlink:actuate="onLoad" draw:mime-type="image/jpeg"/>
</draw:frame>
Wagner Group, the founder of the Russian private mercenary organization, Yofgeni Porigerjin accused Russian Defense Minister of the Rockets of the Rockets against the Wagner forces(Reuters)Russian military contractor Wagner Group's head of the Wagner Group, Eveni Porigin, launched an upgraded "saliva" to the Russian military leaders and hinted that he was ready to "fight to the end" with them.</text:p>
      <text:p text:style-name="P4">
On Saturday, Porigin posted a audio message on the social application Telegram, claiming that his armed personnel had entered Rostov on the Russian border city of Russia from Ukrainian Vietnam, and would fight anyone who tried to stop them.</text:p>
      <text:p text:style-name="P4">
"We entered Russia across the borders." Porigeru described the situation where they entered the country peacefully, "border guards came out to welcome us and embrace our soldiers."</text:p>
      <text:p text:style-name="P4">
This is the latest provocative behavior adopted by the Russian authorities that he would have fired for the dismissal of Russian Defense Minister Shoshigan as suspected of threatening Russian Defense Minister Shogu.</text:p>
      <text:p text:style-name="P4">
<draw:frame draw:style-name="fr1" draw:name="Image52" text:anchor-type="as-char" svg:width="6.9236in" svg:height="4.619102in" draw:z-index="0">
<draw:image xlink:href="../Images/Aljazeera Chinese/2023-06-24T04-06-24/2023-06-15T140907Z_230701566_RC2PJ1AN71WJ_RTRMADP_3_RUSSIA-ALGERIA-1687565355-1687577688.jpg" xlink:type="simple" xlink:show="embed" xlink:actuate="onLoad" draw:mime-type="image/jpeg"/>
</draw:frame>
According to the founder of the Wagner's mercenaries, Porigerjin, Russian Defense Minister Shosh was accused of launching a rocket attack against the Wagner forces(Reuters)On Friday, Porigin accused Shayg of order to launch a rocket attack on Wagner's field camps in Ukraine -the soldiers there were fighting for Russia. In the audio published on social networking sites Telegram, Porigjin condemned the rocket explosion and his casualties caused to the Wagner forces.</text:p>
      <text:p text:style-name="P4">
"A large number of our soldiers and our comrades were killed." He also said, "It is necessary to stop the sin of the country's military leadership. They ignore the lives of soldiers. They forget the word justice."</text:p>
      <text:p text:style-name="P4">
Porigjin estimates that 2,000 people in his soldiers were killed in the explosion, but he failed to provide evidence of the number of deaths. His audio information also includes calling for action, and the Russian government has since interpreted it as a call for rebellion.</text:p>
      <text:p text:style-name="P4">
"We have 25,000 people, and we have to figure out why this country has such confusion." He also said that he has more support for reserve troops and military members. "Welcome everyone to join us. We must end this shame."</text:p>
      <text:p text:style-name="P4">
The long -term confrontation with the Ministry of Defense of the Russian Ministry of Defense has been significantly upgraded. In response, the Russian Ministry of National Defense issued a statement saying that the allegations of Porigjin "are not true and are provocative information."</text:p>
      <text:p text:style-name="P4">
Pricigo said that his actions did not constitute a military coup, but "protest of justice."</text:p>
      <text:p text:style-name="P4">
<draw:frame draw:style-name="fr1" draw:name="Image53" text:anchor-type="as-char" svg:width="6.9236in" svg:height="3.826329in" draw:z-index="0">
<draw:image xlink:href="../Images/Aljazeera Chinese/2023-06-24T04-06-24/image-2-1687577757.jpg" xlink:type="simple" xlink:show="embed" xlink:actuate="onLoad" draw:mime-type="image/jpeg"/>
</draw:frame>
The leader of the Wagner Group Poligjin rejected Moscow's law on government contract(news agency)</text:p>
      <text:h text:style-name="P13" text:outline-level="4">
<text:span text:style-name="T4">
Criminal cases for Criminal Cases for Poriger</text:span>
</text:h>
      <text:p text:style-name="P4">
However, the Tas Society quoted the Russian National Anti -Terrorism Commission on Friday that the Russian Federal Security Agency had filed a criminal lawsuit against Porigo, and the crime was to incite the armed rebellion.</text:p>
      <text:p text:style-name="P4">
In a statement, the Russian Federal Security Agency pointed out that "Poriger's remarks and actions are actually calling for the launch of an armed civil war on the Russian federal territory. Stranger. "</text:p>
      <text:p text:style-name="P4">
The Russian security department also called on Wagner's armed personnel to "take measures to detain" their leaders. Surovinkin, deputy commander of the Russian Theater in Ukraine, also called on the troops to obey Moscow's command.</text:p>
      <text:p text:style-name="P4">
"I urged you to stop", and Saro Weijin said in a video released on the social platform Telegram. In the video, he was wearing military uniforms and put his hands on the rifle. "You must do this before the time before. Obief the will of the Federal President of the Russian Federal Federal President. Back to the base and the resident site."</text:p>
      <text:p text:style-name="P4">
The Kremlin also said that President Putin "kept" informed the incident and "taking necessary measures." The safety measures of the capital Moscow and Rostov on the banks of the river have been strengthened overnight.</text:p>
      <text:p text:style-name="P4">
A reporter from Peninsula reported from Moscow that the Russian Ministry of Defense issued a statement saying that Ukraine is using the "provocations" issued by the leaders of Wagner, and the Ukraine army has launched an offensive in the direction of Bachomut.</text:p>
      <text:p text:style-name="P4">
The reporter pointed out, "In addition, the armored vehicles of military personnel can be seen everywhere on the streets of Moscow. However, people generally report that the capital is currently quite calm. This may be because the capital has strengthened safety measures, and all the most important facilities have been protected by protection. ","</text:p>
      <text:p text:style-name="P4">
Several senior Russian generals also posted video information to Porigo, claiming that this was a time for Russia's unity. The background was Russia's enemy in Ukraine and the West "now he was dancing." The reporter added that the military generals believed that Wagner's statement was "a knife behind the country and the president", and the Russian Federal Security Agency also called on Wagner for armed personnel to detain their leaders.</text:p>
      <text:p text:style-name="P4">
The United States said it was paying close attention to the development of the situation, and the spokesman of the National Security Council Adam Horch told reporters that the United States allies also negotiated the issue.</text:p>
      <text:p text:style-name="P4">
<draw:frame draw:style-name="fr1" draw:name="Image54" text:anchor-type="as-char" svg:width="6.9236in" svg:height="4.609816in" draw:z-index="0">
<draw:image xlink:href="../Images/Aljazeera Chinese/2023-06-24T04-06-24/2022-12-31T151953Z_725957075_RC23HY95X255_RTRMADP_3_UKRAINE-CRISIS-PUTIN-NEW-YEAR-MILITARY-1687566195-1687577834.jpg" xlink:type="simple" xlink:show="embed" xlink:actuate="onLoad" draw:mime-type="image/jpeg"/>
</draw:frame>
Russian President Putin (right) was awarded the third San George Medal in December 2022(Reuters)</text:p>
      <text:h text:style-name="P13" text:outline-level="4">
<text:span text:style-name="T4">
</text:span>
</text:h>
      <text:p text:style-name="P4">
Many details of this deadlock are unclear before, and this seems to be the largest domestic crisis that Putin sent thousands of soldiers to Ukraine in February last year to carry out the so -called "special military operations".</text:p>
      <text:p text:style-name="P4">
A reporter from the Peninsula TV station in Donetsk reported that "in the past few months, the Wagner Group played a vital role in Russia's attack on Bach Murut and Soledal. This conflict has been brewing for a long time. "" What happened now is just the corner of the iceberg. "</text:p>
      <text:p text:style-name="P4">
Porigin often publishes a long story on social media to cover up his limited role in the war as the head of the Wagner Mercenary Group. For a few months, Porigin has been publicly accused of having incompetence in Shaygou and the top general of Russia, Glacimov, and accusing the two of them accused the two of their troops with ammunition and support."But he did take a considerable step in this regard."</text:p>
      <text:p text:style-name="P4">
Glink called Russia's war in Ukraine the "money -making activities" of the National Defense Department -In his opinion, Pleigo and Shaygu are competing for resources and control. But Grindini added that it is not clear what Pleigo's strategy is.</text:p>
      <text:p text:style-name="P4">
"Honestly, it is difficult for me to understand the considerations of Pricigin here," Green added, "This is indeed a very important challenge. He must completely win it, otherwise it is difficult to imagine how he will be in this system in this system. Survive inside. "</text:p>
      <text:p text:style-name="P4">
News Source: <text:a xlink:type="simple" xlink:href="https://chinese.aljazeera.net/news/war-in-ukraine/2023/6/24/%e5%af%b9%e6%8a%97%e5%88%b0%e5%ba%95%e7%93%a6%e6%a0%bc%e7%ba%b3%e8%b4%9f%e8%b4%a3%e4%ba%ba%e5%8d%87%e7%ba%a7%e4%ba%86%e9%92%88%e5%af%b9%e4%bf%84%e7%bd%97%e6%96%af%e5%86%9b%e6%96%b9%e7%9a%84%e5%a8%81" text:style-name="Internet_20_link" text:visited-style-name="Visited_20_Internet_20_Link">
https://chinese.aljazeera.net/news/war-in-ukraine/2023/6/24/%e5%af%b9%e6%8a%97%e5%88%b0%e5%ba%95%e7%93%a6%e6%a0%bc%e7%ba%b3%e8%b4%9f%e8%b4%a3%e4%ba%ba%e5%8d%87%e7%ba%a7%e4%ba%86%e9%92%88%e5%af%b9%e4%bf%84%e7%bd%97%e6%96%af%e5%86%9b%e6%96%b9%e7%9a%84%e5%a8%81</text:a>
</text:p>
      <!--NEWS-->
      <text:h text:style-name="P10" text:outline-level="1">
<text:span text:style-name="T4">
The head of the Wagner Group of Russia was accused of inciting rebellion: the second city has been controlled, Putin delivered an emergency speech</text:span>
</text:h>
      <text:p text:style-name="P4">
Author: https://www.facebook.com/bbcworldservice/</text:p>
      <text:p text:style-name="P4">
Publisher: BBC News 中文</text:p>
      <text:p text:style-name="P4">
Published Time: 2023-06-24T04:23:35.000Z</text:p>
      <text:p text:style-name="P4">
Modified Time: 2023-06-24T10:45:05.000Z</text:p>
      <text:p text:style-name="P4">
Description: The internal fighting between the Russian mercenary organization "Wagner Group" and the Russian military has been upgraded sharply. Putin described Wagner's head of Porigjin, and Porigin attacked Russia's "corruption and lies".</text:p>
      <text:p text:style-name="P4">
Images: ["<text:a xlink:type="simple" xlink:href="https://ichef.bbci.co.uk/news/640/cpsprodpb/FA31/production/_130194046_tank_r.jpg" text:style-name="Internet_20_link" text:visited-style-name="Visited_20_Internet_20_Link">
_130194046_ta...</text:a>
", "<text:a xlink:type="simple" xlink:href="https://ichef.bbci.co.uk/news/640/cpsprodpb/8439/production/_130194833_p0fx2gkv.jpg" text:style-name="Internet_20_link" text:visited-style-name="Visited_20_Internet_20_Link">
_130194833_p0...</text:a>
", "<text:a xlink:type="simple" xlink:href="https://ichef.bbci.co.uk/news/640/cpsprodpb/D259/production/_130194835_car2_r.jpg" text:style-name="Internet_20_link" text:visited-style-name="Visited_20_Internet_20_Link">
_130194835_ca...</text:a>
", "<text:a xlink:type="simple" xlink:href="https://ichef.bbci.co.uk/news/640/cpsprodpb/AC11/production/_130194044_fighter_reuters.jpg" text:style-name="Internet_20_link" text:visited-style-name="Visited_20_Internet_20_Link">
_130194044_fi...</text:a>
", "<text:a xlink:type="simple" xlink:href="https://ichef.bbci.co.uk/news/640/cpsprodpb/1226D/production/_105894347_grey_line-nc.png" text:style-name="Internet_20_link" text:visited-style-name="Visited_20_Internet_20_Link">
_105894347_gr...</text:a>
", "<text:a xlink:type="simple" xlink:href="https://ichef.bbci.co.uk/news/640/cpsprodpb/13B9/production/_130194050_car_r.jpg" text:style-name="Internet_20_link" text:visited-style-name="Visited_20_Internet_20_Link">
_130194050_ca...</text:a>
", "<text:a xlink:type="simple" xlink:href="https://ichef.bbci.co.uk/news/640/cpsprodpb/14851/production/_130194048_fighter2_r.jpg" text:style-name="Internet_20_link" text:visited-style-name="Visited_20_Internet_20_Link">
_130194048_fi...</text:a>
", "<text:a xlink:type="simple" xlink:href="https://ichef.bbci.co.uk/news/640/cpsprodpb/5239/production/_130194012_a53de1f0-1482-461c-8324-14add7afd7bb.jpg" text:style-name="Internet_20_link" text:visited-style-name="Visited_20_Internet_20_Link">
_130194012_a5...</text:a>
", "<text:a xlink:type="simple" xlink:href="https://ichef.bbci.co.uk/news/640/cpsprodpb/7949/production/_130194013_d25b350a-c5c6-463e-a3e7-02eabfca94d5.jpg" text:style-name="Internet_20_link" text:visited-style-name="Visited_20_Internet_20_Link">
_130194013_d2...</text:a>
", "<text:a xlink:type="simple" xlink:href="https://ichef.bbci.co.uk/news/640/cpsprodpb/C381/production/_130194005_2f68fc9a-0495-4b78-8973-30093ace3dfb.jpg" text:style-name="Internet_20_link" text:visited-style-name="Visited_20_Internet_20_Link">
_130194005_2f...</text:a>
", "<text:a xlink:type="simple" xlink:href="https://ichef.bbci.co.uk/news/640/cpsprodpb/3097/production/_130193421_f9da78c073f11274271fa35f5bcc60189f4d59140_0_2560_14401000x563.jpg" text:style-name="Internet_20_link" text:visited-style-name="Visited_20_Internet_20_Link">
_130193421_f9...</text:a>
", "<text:a xlink:type="simple" xlink:href="https://ichef.bbci.co.uk/news/640/cpsprodpb/5DF1/production/_130194042_5960d5d8-c7d8-4645-b60a-47d401bbaa02.jpg" text:style-name="Internet_20_link" text:visited-style-name="Visited_20_Internet_20_Link">
_130194042_59...</text:a>
", "<text:a xlink:type="simple" xlink:href="https://ichef.bbci.co.uk/news/640/cpsprodpb/BCC9/production/_130192384_4bbfc717fab30cd9fcf95b5720284c7eb451d0ec.jpg" text:style-name="Internet_20_link" text:visited-style-name="Visited_20_Internet_20_Link">
_130192384_4b...</text:a>
", "<text:a xlink:type="simple" xlink:href="https://ichef.bbci.co.uk/news/640/cpsprodpb/15159/production/_128316368_wagner.jpg" text:style-name="Internet_20_link" text:visited-style-name="Visited_20_Internet_20_Link">
_128316368_wa...</text:a>
", "<text:a xlink:type="simple" xlink:href="https://ichef.bbci.co.uk/news/640/cpsprodpb/12A4/production/_128327740_998938c1-37fc-4d0d-a905-eecd75d44c11.jpg" text:style-name="Internet_20_link" text:visited-style-name="Visited_20_Internet_20_Link">
_128327740_99...</text:a>
"]</text:p>
      <text:p text:style-name="P4">
Videos: []</text:p>
      <text:p text:style-name="P4">
Tags: ['乌克兰局势升温', '俄国', '弗拉基米尔·普京', '军事', '乌克兰']</text:p>
      <text:p text:style-name="P4">
Type: Article</text:p>
      <!--METADATA-->
      <text:h text:style-name="P12" text:outline-level="3">
<text:span text:style-name="T4">
The head of the Wagner Group of Russia was accused of inciting rebellion: the second city has been controlled, Putin delivered an emergency speech</text:span>
</text:h>
      <text:p text:style-name="P4">
At 4:23 am on June 24, 2023, recently updated: 10:45 am on June 24, 2023![] <text:a xlink:type="simple" xlink:href="Images/BBC Chinese/2023-06-24T04-23-35.000Z/_130194046_tank_r.jpg" text:style-name="Internet_20_link" text:visited-style-name="Visited_20_Internet_20_Link">
</text:a>
Image source, reuters</text:p>
      <text:p text:style-name="P4">
Image adding text,</text:p>
      <text:p text:style-name="P4">
Reuters posted some photos of the Wagner soldiers entering Rostov on the Russian River in southern Russia.</text:p>
      <text:p text:style-name="P4">
<text:span text:style-name="T4">
 The internal fighting between the Russian mercenary organization "Wagner Group" and the Russian military have been upgraded sharply. </text:span>
</text:p>
      <text:p text:style-name="P4">
Wagner's head of the head, YevGeny Prigozhin, said its armed forces have entered Rostov-On-Don, Rostov-ON-DON, from Ukraine, about 100 kilometers from the East border of Ukraine) and shot down A Russian helicopter, but he did not provide evidence.</text:p>
      <text:p text:style-name="P4">
BBC sources said that the Wagner Group has controlled the Russian military facility of Voronezh, the second city, and the city is located in the middle of Rostov on the Don River and the capital Moscow.</text:p>
      <text:p text:style-name="P4">
Porigo threatened that if the Russian senior executives refused to meet him, his troops would occupy Moscow.</text:p>
      <text:h text:style-name="P12" text:outline-level="3">
<text:span text:style-name="T4">
Putin delivered a national speech: armed rebellion is to "behind the knife behind the country"</text:span>
</text:h>
      <text:p text:style-name="P4">
<draw:frame draw:style-name="fr1" draw:name="Image55" text:anchor-type="as-char" svg:width="6.9236in" svg:height="3.894525in" draw:z-index="0">
<draw:image xlink:href="../Images/BBC Chinese/2023-06-24T04-23-35.000Z/_130194833_p0fx2gkv.jpg" xlink:type="simple" xlink:show="embed" xlink:actuate="onLoad" draw:mime-type="image/jpeg"/>
</draw:frame>
Image adding text,</text:p>
      <text:p text:style-name="P4">
Russian President Putin said in an emergency TV speech on Saturday (June 24) that the "armed rebellion" of the Wagner Group was a traitor and "behind the country and the people.</text:p>
      <text:p text:style-name="P4">
Russian President Putin said in an emergency TV speech on Saturday (June 24) that the "armed rebellion" of the Wagner Group is a traitor. receive punishment.</text:p>
      <text:p text:style-name="P4">
He said that he would do everything to protect Russia, calling on everyone to unite, and pointed out that the authorities had quickly taken action to control the situation.</text:p>
      <text:p text:style-name="P4">
In his speech, Putin said: "What we face is betrayal. Excessive ambitions and personal interests have led to a betrayal."</text:p>
      <text:p text:style-name="P4">
Porigo released a recording, which seemed to respond to Putin's allegations. He said that his troops were not a rebel, but the "patriot" who fought for the future of the motherland, and criticized the Russian government's "corruption, lies and bureaucracy".</text:p>
      <text:p text:style-name="P4">
He earlier said that he would overthrow the senior officials of the Russian Ministry of Defense. He accused the Russian army of hiring mercenaries for launching missiles, causing a large number of soldiers to be casualties. The Russian Ministry of Defense denied the allegations.</text:p>
      <text:p text:style-name="P4">
The director of the Ukrainian President's Office, Mykhailopodolyak, tweeted that "everything in Russia has just begun" and "the splitting of the Russian elite class is too obvious, and it is impossible to pretend that everything is solved."</text:p>
      <text:h text:style-name="P12" text:outline-level="3">
<text:span text:style-name="T4">
BBC Source: Wagner occupied the military facilities of the second city</text:span>
</text:h>
      <text:p text:style-name="P4">
<draw:frame draw:style-name="fr1" draw:name="Image56" text:anchor-type="as-char" svg:width="6.9236in" svg:height="3.894525in" draw:z-index="0">
<draw:image xlink:href="../Images/BBC Chinese/2023-06-24T04-23-35.000Z/_130194835_car2_r.jpg" xlink:type="simple" xlink:show="embed" xlink:actuate="onLoad" draw:mime-type="image/jpeg"/>
</draw:frame>
Image source, reuters</text:p>
      <text:p text:style-name="P4">
Image adding text,</text:p>
      <text:p text:style-name="P4">
Wagner soldiers stood next to a armored car by Rostov on the bank of the River.</text:p>
      <text:p text:style-name="P4">
BBC learned from Russian sources that Wagner militants have controlled all military facilities in Voronezh. The city of Volne is located between Rostov (Wagner said that the city is currently controlled) and the capital Moscow.</text:p>
      <text:p text:style-name="P4">
Officials of Volneri have not yet commented on this statement.</text:p>
      <text:p text:style-name="P4">
At the same time, Aleksandr Gusev, Governor of Volne, warned that there were many false reports on the armored column activities of the region.</text:p>
      <text:p text:style-name="P4">
Gu Xiefu also said that the Russian armed forces are currently taking action and combat measures in the Volnes.</text:p>
      <text:p text:style-name="P4">
At present, the latest development is that the Wagner's mercenary rebel soldiers claim that it has controlled the Rostov on the Russian river near the Ukrainian border.</text:p>
      <text:p text:style-name="P4">
A resident of Rostov on the River on the River told BBC Russian reporters that the entire city center was surrounded and blocked.</text:p>
      <text:p text:style-name="P4">
The person who was unwilling to be named said there was a soldier around. He said: "When (we) asked who they were, the soldiers said,‘ we are just good people ’.”</text:p>
      <text:p text:style-name="P4">
"The situation in this city is very calm: there is no panic, everything is like usual."</text:p>
      <text:p text:style-name="P4">
They also said that the streets that "seemed to be free" for ten minutes to walk the southern military headquarters who claimed to occupy the southern military headquarters, but the area near the military building was "closely surrounded."</text:p>
      <text:p text:style-name="P4">
What is the significance of </text:p>
      <text:h text:style-name="P12" text:outline-level="3">
<text:span text:style-name="T4">
Rostov?</text:span>
</text:h>
      <text:p text:style-name="P4">
<draw:frame draw:style-name="fr1" draw:name="Image57" text:anchor-type="as-char" svg:width="6.9236in" svg:height="4.576067in" draw:z-index="0">
<draw:image xlink:href="../Images/BBC Chinese/2023-06-24T04-23-35.000Z/_130194044_fighter_reuters.jpg" xlink:type="simple" xlink:show="embed" xlink:actuate="onLoad" draw:mime-type="image/jpeg"/>
</draw:frame>
Image source, reuters</text:p>
      <text:p text:style-name="P4">
Image adding text,</text:p>
      <text:p text:style-name="P4">
Reuters posted some photos of the Wagner soldiers in Rostov on the Russian River in southern Russia. The head of the Wagner Group Protogdin said his troops are now controlling the city.</text:p>
      <text:p text:style-name="P4">
Rostov is the location of the headquarters of the southern Military Region of Russia. The command has always played a key role in the war in Russia's invasion of Ukraine.</text:p>
      <text:p text:style-name="P4">
Analysis of the Institute of War of the US Think Tank (ISW) stated that the 58th United Army of the Southern Military Region "currently participates in the defense operation of counterattack against southern Ukraine, and is the command center of Russia in the entire Ukraine United Union Group."</text:p>
      <text:p text:style-name="P4">
The head of the Rostov region called on residents to stay indoors and keep calm.</text:p>
      <text:p text:style-name="P4">
Moscow's government buildings and transportation facilities have also strengthened security. Moscow Mayor Sergei Sobyaning announced that it is taking counter -terrorism measures to strengthen the safety of the capital.</text:p>
      <text:p text:style-name="P4">
<draw:frame draw:style-name="fr1" draw:name="Image58"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Elf came out of the bottle</text:span>
</text:h>
      <text:p text:style-name="P4">
<text:span text:style-name="T4">
 BBC Security Affairs Reporter Frank Gardner </text:span>
</text:p>
      <text:p text:style-name="P4">
<draw:frame draw:style-name="fr1" draw:name="Image59" text:anchor-type="as-char" svg:width="6.9236in" svg:height="4.576067in" draw:z-index="0">
<draw:image xlink:href="../Images/BBC Chinese/2023-06-24T04-23-35.000Z/_130194050_car_r.jpg" xlink:type="simple" xlink:show="embed" xlink:actuate="onLoad" draw:mime-type="image/jpeg"/>
</draw:frame>
Image source, reuters</text:p>
      <text:p text:style-name="P4">
Incidents may develop in several ways. For Ukraine, Russia is not good at the time of trouble.</text:p>
      <text:p text:style-name="P4">
Just when Kiev is adapting to its long -term commitment counterattack, it is unlikely that when it is unlikely to expel the Russian army this year and next year, a lifeline appears.</text:p>
      <text:p text:style-name="P4">
As the Kremlin and Wagner are now focusing on the internal fighting, this has led some of the most powerful Russian combat forces to withdraw from the battlefield.</text:p>
      <text:p text:style-name="P4">
More importantly, this challenge to Moscow may seriously weaken the morale of all solid -line Russian troops stationed in Ukraine.</text:p>
      <text:p text:style-name="P4">
In the ideal world, all this will end with Russia's war and end from Ukraine. But things cannot be so simple.Another possible result is that the challenges of Porigjin's challenge to the Kremlin will be short -lived, and his army will be forced to surrender.</text:p>
      <text:p text:style-name="P4">
But no matter what happened, the elves have come out of the bottle.</text:p>
      <text:p text:style-name="P4">
In the past few months of Bakhmut, Russia's only major victory told the Russian people that the entire excuse for invading was lies, and the threat from Ukraine was fabricated.</text:p>
      <text:p text:style-name="P4">
<draw:frame draw:style-name="fr1" draw:name="Image60" text:anchor-type="as-char" svg:width="6.9236in" svg:height="4.576067in" draw:z-index="0">
<draw:image xlink:href="../Images/BBC Chinese/2023-06-24T04-23-35.000Z/_130194048_fighter2_r.jpg" xlink:type="simple" xlink:show="embed" xlink:actuate="onLoad" draw:mime-type="image/jpeg"/>
</draw:frame>
Image source, reuters</text:p>
      <text:p text:style-name="P4">
Image adding text,</text:p>
      <text:p text:style-name="P4">
Wagner soldiers of Rostov on the River on the River.</text:p>
      <text:p text:style-name="P4">
<draw:frame draw:style-name="fr1" draw:name="Image61" text:anchor-type="as-char" svg:width="6.9236in" svg:height="0.021636in" draw:z-index="0">
<draw:image xlink:href="../Images/BBC Chinese/2023-06-24T04-23-35.000Z/_105894347_grey_line-nc.png" xlink:type="simple" xlink:show="embed" xlink:actuate="onLoad" draw:mime-type="image/png"/>
</draw:frame>
<draw:frame draw:style-name="fr1" draw:name="Image62" text:anchor-type="as-char" svg:width="6.9236in" svg:height="3.894525in" draw:z-index="0">
<draw:image xlink:href="../Images/BBC Chinese/2023-06-24T04-23-35.000Z/_130194012_a53de1f0-1482-461c-8324-14add7afd7bb.jpg" xlink:type="simple" xlink:show="embed" xlink:actuate="onLoad" draw:mime-type="image/jpeg"/>
</draw:frame>
Image source, reuters</text:p>
      <text:p text:style-name="P4">
Image adding text,</text:p>
      <text:p text:style-name="P4">
A armored carrier on the street of Rostov.</text:p>
      <text:p text:style-name="P4">
<draw:frame draw:style-name="fr1" draw:name="Image63" text:anchor-type="as-char" svg:width="6.9236in" svg:height="3.894525in" draw:z-index="0">
<draw:image xlink:href="../Images/BBC Chinese/2023-06-24T04-23-35.000Z/_130194013_d25b350a-c5c6-463e-a3e7-02eabfca94d5.jpg" xlink:type="simple" xlink:show="embed" xlink:actuate="onLoad" draw:mime-type="image/jpeg"/>
</draw:frame>
Image source, reuters</text:p>
      <text:p text:style-name="P4">
Image adding text,</text:p>
      <text:p text:style-name="P4">
Rostov street.</text:p>
      <text:p text:style-name="P4">
<draw:frame draw:style-name="fr1" draw:name="Image64" text:anchor-type="as-char" svg:width="6.9236in" svg:height="3.894525in" draw:z-index="0">
<draw:image xlink:href="../Images/BBC Chinese/2023-06-24T04-23-35.000Z/_130194005_2f68fc9a-0495-4b78-8973-30093ace3dfb.jpg" xlink:type="simple" xlink:show="embed" xlink:actuate="onLoad" draw:mime-type="image/jpeg"/>
</draw:frame>
Image source, reuters</text:p>
      <text:p text:style-name="P4">
Image adding text,</text:p>
      <text:p text:style-name="P4">
Safety vehicles mooring outside the Cremlin in Moscow.</text:p>
      <text:p text:style-name="P4">
Russian President Putin and US President Biden are understanding the latest situation of the situation.</text:p>
      <text:p text:style-name="P4">
The Russian Society reported that the Russian Procuratorate announced that it had filed an armed rebellion lawsuit against Wagner's leader, Porigo. He will face up to 20 years of imprisonment.</text:p>
      <text:p text:style-name="P4">
<draw:frame draw:style-name="fr1" draw:name="Image65" text:anchor-type="as-char" svg:width="6.9236in" svg:height="3.894525in" draw:z-index="0">
<draw:image xlink:href="../Images/BBC Chinese/2023-06-24T04-23-35.000Z/_130193421_f9da78c073f11274271fa35f5bcc60189f4d59140_0_2560_14401000x563.jpg" xlink:type="simple" xlink:show="embed" xlink:actuate="onLoad" draw:mime-type="image/jpeg"/>
</draw:frame>
Image source, reuters</text:p>
      <text:p text:style-name="P4">
Image adding text,</text:p>
      <text:p text:style-name="P4">
Yevgeny Prigozhin</text:p>
      <text:h text:style-name="P12" text:outline-level="3">
<text:span text:style-name="T4">
Anti -Kremlin tycoon urging the Russians to support Wagner's head</text:span>
</text:h>
      <text:p text:style-name="P4">
Anti -Kremlin figure, Mikhail Khodorkovsky, urged the Russians to support Wagner's head of Priegjin -he vowed to overthrow Moscow's military leadership.</text:p>
      <text:p text:style-name="P4">
Once the richest oligarchy in Russia, Hodolkovsky said: "We need help now, if necessary, we will fight."</text:p>
      <text:p text:style-name="P4">
After Ten years after Ho Dorkovsky and Putin turned over, he recently called for more severe sanctions on Russian presidents.</text:p>
      <text:p text:style-name="P4">
He said that if he decides to fight the Kremlin, it is important to "even support the devil."</text:p>
      <text:p text:style-name="P4">
He said, "Yes, this is just the beginning."</text:p>
      <text:p text:style-name="P4">
<draw:frame draw:style-name="fr1" draw:name="Image66" text:anchor-type="as-char" svg:width="6.9236in" svg:height="4.803248in" draw:z-index="0">
<draw:image xlink:href="../Images/BBC Chinese/2023-06-24T04-23-35.000Z/_130194042_5960d5d8-c7d8-4645-b60a-47d401bbaa02.jpg" xlink:type="simple" xlink:show="embed" xlink:actuate="onLoad" draw:mime-type="image/jpeg"/>
</draw:frame>
Image source, EPA</text:p>
      <text:p text:style-name="P4">
Image adding text,</text:p>
      <text:p text:style-name="P4">
Anti -Kremlin figure Mikhail Holkolkovsky urged the Russians to support Wagner leader Porigin.</text:p>
      <text:p text:style-name="P4">
<draw:frame draw:style-name="fr1" draw:name="Image67"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Expert: The severe challenge to Putin</text:span>
</text:h>
      <text:p text:style-name="P4">
<text:span text:style-name="T4">
 BBC Reporter </text:span>
 <text:span text:style-name="T4">
 Baby Bernede De Besman </text:span>
 <text:span text:style-name="T4">
 (Bern Debusmann JR) </text:span>
 <text:span text:style-name="T4">
, </text:span>
 <text:span text:style-name="T4">
 </text:span>
 Helenahumphrey from Washington <text:span text:style-name="T4">
 </text:span>
</text:p>
      <text:p text:style-name="P4">
The world is closely paying close attention to the sharp upgrade of Russia, including former US Deputy Assistant Secretary of Defense and officials of the Central Intelligence Agency Mick Mulroy.</text:p>
      <text:p text:style-name="P4">
Malroe told the BBC that the head of the Wagner Group Priegojin now proposes a severe challenge to President Putin.</text:p>
      <text:p text:style-name="P4">
Without provocation, the Russian people were deceived. "</text:p>
      <text:p text:style-name="P4">
He told me that if Wagner's army can indeed threaten Putin's control over Russia, Russia may have to "re -adjust its military forces in order to protect themselves, rather than prevent Ukraine's counterattack."</text:p>
      <text:p text:style-name="P4">
He also said, "Even if the coup attempts, it also shows that the closest to this war knows that this is a terrible mistake."</text:p>
      <text:p text:style-name="P4">
Former U.S. Ambassador to Ukraine, Billtaylor, told BBC that Porigerz called the rebellion this time, "It is almost definitely a coup to an attempt." "This is serious for Putin. This matter.</text:p>
      <text:p text:style-name="P4">
Taylor was in Ukraine last month, and he judged that Wagner was unlikely to succeed this time. "The Ministry of National Defense has equipment, aircraft, and tanks. They have a large number of military equipment to defeat the troops of Pleigin."</text:p>
      <text:p text:style-name="P4">
But he believes that Russia's internal crickets may help Ukraine to repel the invasion of the Russian army. "If the Russian army is now worried about their internal command chains, then the Russian soldiers who should fight Ukraine may be distracted or even escape."</text:p>
      <text:p text:style-name="P4">
<draw:frame draw:style-name="fr1" draw:name="Image68"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 What do you say?</text:span>
</text:h>
      <text:p text:style-name="P4">
On Friday, Porigin released a series of angry recording on the Internet. He accused Russian Defense Minister Sergei Shoigu ordered a rocket attack on Wagner's camp in Ukraine on Friday.</text:p>
      <text:p text:style-name="P4">
He said: "Today they conducted a rocket attack on our rear camps, and a large number of comrades in our arms were killed."</text:p>
      <text:p text:style-name="P4">
"They deceived us scams," he added.</text:p>
      <text:p text:style-name="P4">
The Russian Ministry of Defense denied a rocket attack against the Wagner forces.</text:p>
      <text:p text:style-name="P4">
Porigabin then stated that his troops would expel Shoshugu and called on the Russian army to flash aside.Image source, EPA</text:p>
      <text:p text:style-name="P4">
Image adding text,</text:p>
      <text:p text:style-name="P4">
Porigin publicly criticized the Russian Defense Minister, Shiyugu.</text:p>
      <text:p text:style-name="P4">
"This is not a military coup, but the march of justice," he said.</text:p>
      <text:p text:style-name="P4">
Porigin also claimed that Sho Gulu personally commanded the so -called attack and escaped.</text:p>
      <text:p text:style-name="P4">
"It is necessary to stop the evil actions shown by the country's military leadership," he shouted.</text:p>
      <text:p text:style-name="P4">
Since then, Pricigo also claims that his troops have entered Russia from Ukraine, but did not provide evidence.</text:p>
      <text:p text:style-name="P4">
Earlier, he posted a video saying that Russia had no reason to invade Ukraine. This war was a disaster.</text:p>
      <text:p text:style-name="P4">
<draw:frame draw:style-name="fr1" draw:name="Image6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What is the Wagner Group?</text:span>
</text:h>
      <text:p text:style-name="P4">
<draw:frame draw:style-name="fr1" draw:name="Image70" text:anchor-type="as-char" svg:width="6.9236in" svg:height="3.894525in" draw:z-index="0">
<draw:image xlink:href="../Images/BBC Chinese/2023-06-24T04-23-35.000Z/_128316368_wagner.jpg" xlink:type="simple" xlink:show="embed" xlink:actuate="onLoad" draw:mime-type="image/jpeg"/>
</draw:frame>
Image source, reuters</text:p>
      <text:p text:style-name="P4">
Image adding text,</text:p>
      <text:p text:style-name="P4">
Wagner Group St. Petersburg Office.</text:p>
      <text:p text:style-name="P4">
The Wagner Group was first discovered in 2014. At that time, it was a secret organization that supported the pro -Russian separatist forces in eastern Ukraine and assisted Russia to annex Crimea.</text:p>
      <text:p text:style-name="P4">
The organization is also active in Africa and the Middle East. It is understood that only about 5,000 soldiers were at first, most of which were veterans of the Russian Elite Corps and special forces.</text:p>
      <text:p text:style-name="P4">
To this day, the organization has grown. According to the British Department of Defense in January, Wagner currently command 50,000 combatants in Ukraine, and has become a key part of the Ukrainian battle. Due to the shortage of Russia's regular army's manpower, the organization began to recruit a lot in 2022.</text:p>
      <text:p text:style-name="P4">
The National Security Council said earlier this year that about 80%of Wagner's troops in Ukraine came from prison.</text:p>
      <text:p text:style-name="P4">
Although the mercenaries were illegal in Russia, the Wagner Group registered as a company in 2022 and opened a new headquarters in St. Petersburg.</text:p>
      <text:p text:style-name="P4">
Dr. Samuel Ramani of the Royal Institute of National Defense Security said: "It is a public recruitment personnel in Russia's cities, advertising on billboards, and called patriotic organizations on the Russian media."</text:p>
      <text:p text:style-name="P4">
A few weeks before Russia's invasion of Ukraine, people believed that the Wagner Group implemented a "fake flag" attack, giving the Kremlin an invasive excuse.</text:p>
      <text:p text:style-name="P4">
<draw:frame draw:style-name="fr1" draw:name="Image71" text:anchor-type="as-char" svg:width="6.9236in" svg:height="3.894525in" draw:z-index="0">
<draw:image xlink:href="../Images/BBC Chinese/2023-06-24T04-23-35.000Z/_128327740_998938c1-37fc-4d0d-a905-eecd75d44c11.jpg" xlink:type="simple" xlink:show="embed" xlink:actuate="onLoad" draw:mime-type="image/jpeg"/>
</draw:frame>
Image source, reuters</text:p>
      <text:p text:style-name="P4">
Image adding text,</text:p>
      <text:p text:style-name="P4">
One of the most famous photos of Pricigin is that he is serving Putin (November 11, 2011, a restaurant outside Moscow). He then won the nickname "Putin".</text:p>
      <text:p text:style-name="P4">
Vagna participated in Russia to occupy the city of Udon Bach Murd. The Russian Ministry of Defense did not mention Wagner's role at first, but later praised its mercenaries to play the role of "bravery and selflessness".</text:p>
      <text:p text:style-name="P4">
The current leader of the organization, Pleigo, is a wealthy businessman and provides catering services for the Kremlin.</text:p>
      <text:p text:style-name="P4">
News Source: <text:a xlink:type="simple" xlink:href="https://www.bbc.com/zhongwen/simp/world-66006680" text:style-name="Internet_20_link" text:visited-style-name="Visited_20_Internet_20_Link">
https://www.bbc.com/zhongwen/simp/world-66006680</text:a>
</text:p>
      <!--NEWS-->
      <text:h text:style-name="P10" text:outline-level="1">
<text:span text:style-name="T4">
U.S. stocks have been soft this week, and they are dragged down by signs of economic cooling (Free Version)</text:span>
</text:h>
      <text:p text:style-name="P4">
Author: Charley Grant</text:p>
      <text:p text:style-name="P4">
Publisher: 华尔街日报中文网</text:p>
      <text:p text:style-name="P4">
Published Time: 2023-06-24T04:45:00.000Z</text:p>
      <text:p text:style-name="P4">
Modified Time: 2023-06-24T04:45:00.000Z</text:p>
      <text:p text:style-name="P4">
Created Time: 2023-06-24T03:34:00.000Z</text:p>
      <text:p text:style-name="P4">
Description: The US stock market fell on Friday and softened this week, breaking the continuous rise of major stock indexes. The Nasdaq comprehensive index of technology stocks fell 1%, and the S &amp; P 500 index fell 0.8%. The Dow Jones Index fell 219 points, down 0.6%.</text:p>
      <text:p text:style-name="P4">
Images: []</text:p>
      <text:p text:style-name="P4">
Categories: ['金融市场', '股市']</text:p>
      <text:p text:style-name="P4">
Keywords: SYND</text:p>
      <text:p text:style-name="P4">
Type: Article</text:p>
      <!--METADATA-->
      <text:p text:style-name="P4">
The US stock market fell on Friday and softened this week, breaking the continuous rise of major stock indexes.</text:p>
      <text:p text:style-name="P4">
News Source: <text:a xlink:type="simple" xlink:href="https://cn.wsj.com/articles/%E7%BE%8E%E8%82%A1%E6%9C%AC%E5%91%A8%E8%B5%B0%E8%BD%AF-%E5%8F%97%E7%BB%8F%E6%B5%8E%E9%99%8D%E6%B8%A9%E8%BF%B9%E8%B1%A1%E6%8B%96%E7%B4%AF-bf6496fc" text:style-name="Internet_20_link" text:visited-style-name="Visited_20_Internet_20_Link">
https://cn.wsj.com/articles/%E7%BE%8E%E8%82%A1%E6%9C%AC%E5%91%A8%E8%B5%B0%E8%BD%AF-%E5%8F%97%E7%BB%8F%E6%B5%8E%E9%99%8D%E6%B8%A9%E8%BF%B9%E8%B1%A1%E6%8B%96%E7%B4%AF-bf6496fc</text:a>
</text:p>
      <!--NEWS-->
      <text:h text:style-name="P10" text:outline-level="1">
<text:span text:style-name="T4">
Yelun said that more banks may seek merger this year</text:span>
</text:h>
      <text:p text:style-name="P4">
Author: Andrew Duehren</text:p>
      <text:p text:style-name="P4">
Publisher: 华尔街日报中文网</text:p>
      <text:p text:style-name="P4">
Published Time: 2023-06-24T04:50:00.000Z</text:p>
      <text:p text:style-name="P4">
Modified Time: 2023-06-24T04:50:00.000Z</text:p>
      <text:p text:style-name="P4">
Created Time: 2023-06-24T03:45:00.000Z</text:p>
      <text:p text:style-name="P4">
Description: US Treasury Secretary Yellen said that more banks may seek mergers this year, because higher interest rates and recent banking turbulence increased the cost of bank retaining stores.</text:p>
      <text:p text:style-name="P4">
Images: []</text:p>
      <text:p text:style-name="P4">
Categories: ['金融市场']</text:p>
      <text:p text:style-name="P4">
Keywords: SYND</text:p>
      <text:p text:style-name="P4">
Type: Article</text:p>
      <!--METADATA-->
      <text:p text:style-name="P4">
US Treasury Secretary Yellen(Janet Yellen)It is said that more banks may seek mergers this year, because higher interest rates and recent banking turbulence have increased the cost of bank retaining households.</text:p>
      <text:p text:style-name="P4">
News Source: <text:a xlink:type="simple" xlink:href="https://cn.wsj.com/articles/%E8%80%B6%E4%BC%A6%E7%A7%B0%E4%BB%8A%E5%B9%B4%E5%8F%AF%E8%83%BD%E6%9C%89%E6%9B%B4%E5%A4%9A%E9%93%B6%E8%A1%8C%E5%AF%BB%E6%B1%82%E5%90%88%E5%B9%B6-8107f2d3" text:style-name="Internet_20_link" text:visited-style-name="Visited_20_Internet_20_Link">
https://cn.wsj.com/articles/%E8%80%B6%E4%BC%A6%E7%A7%B0%E4%BB%8A%E5%B9%B4%E5%8F%AF%E8%83%BD%E6%9C%89%E6%9B%B4%E5%A4%9A%E9%93%B6%E8%A1%8C%E5%AF%BB%E6%B1%82%E5%90%88%E5%B9%B6-8107f2d3</text:a>
</text:p>
      <!--NEWS-->
      <text:h text:style-name="P10" text:outline-level="1">
<text:span text:style-name="T4">
SpaceX seeks $ 150 billion in valuation (Free Version)</text:span>
</text:h>
      <text:p text:style-name="P4">
Author: Micah Maidenberg</text:p>
      <text:p text:style-name="P4">
Publisher: 华尔街日报中文网</text:p>
      <text:p text:style-name="P4">
Published Time: 2023-06-24T04:55:00.000Z</text:p>
      <text:p text:style-name="P4">
Modified Time: 2023-06-24T04:55:00.000Z</text:p>
      <text:p text:style-name="P4">
Created Time: 2023-06-24T03:46:00.000Z</text:p>
      <text:p text:style-name="P4">
Description: SpaceX is seeking to sell stocks through employees to increase its valuation to about $ 150 billion.</text:p>
      <text:p text:style-name="P4">
Images: []</text:p>
      <text:p text:style-name="P4">
Categories: ['商业']</text:p>
      <text:p text:style-name="P4">
Keywords: SYND</text:p>
      <text:p text:style-name="P4">
Type: Article</text:p>
      <!--METADATA-->
      <text:p text:style-name="P4">
SpaceX is seeking through employees <text:a xlink:type="simple" xlink:href="https://cn.wsj.com/articles/CN-BIZ-20221214092004" text:style-name="Internet_20_link" text:visited-style-name="Visited_20_Internet_20_Link">
selling stocks</text:a>
, Increase its valuation to about $ 150 billion.</text:p>
      <text:p text:style-name="P4">
News Source: <text:a xlink:type="simple" xlink:href="https://cn.wsj.com/articles/spacex%E5%AF%BB%E6%B1%821-500%E4%BA%BF%E7%BE%8E%E5%85%83%E4%BC%B0%E5%80%BC-4a877de1" text:style-name="Internet_20_link" text:visited-style-name="Visited_20_Internet_20_Link">
https://cn.wsj.com/articles/spacex%E5%AF%BB%E6%B1%821-500%E4%BA%BF%E7%BE%8E%E5%85%83%E4%BC%B0%E5%80%BC-4a877de1</text:a>
</text:p>
      <!--NEWS-->
      <text:h text:style-name="P10" text:outline-level="1">
<text:span text:style-name="T4">
The hottest fashion retailer SHEIN attempts to get rid of the Chinese blood</text:span>
</text:h>
      <text:p text:style-name="P4">
Author: Shen Lu | Photographs by Gilles Sabrié for The Wall Street Journal</text:p>
      <text:p text:style-name="P4">
Publisher: 华尔街日报中文网</text:p>
      <text:p text:style-name="P4">
Published Time: 2023-06-24T05:25:00.000Z</text:p>
      <text:p text:style-name="P4">
Modified Time: 2023-06-24T05:25:00.000Z</text:p>
      <text:p text:style-name="P4">
Created Time: 2023-06-22T07:13:00.000Z</text:p>
      <text:p text:style-name="P4">
Description: Fast Fashion Retailer SHEIN has become the darling of young American consumers. The company is trying to reshape the public image, including the resolution of US members' concerns about SHEIN product raw cotton sources.</text:p>
      <text:p text:style-name="P4">
Images: []</text:p>
      <text:p text:style-name="P4">
Categories: ['商业']</text:p>
      <text:p text:style-name="P4">
Keywords: SYND,LINK:EN|WP-WSJ-0000998598</text:p>
      <text:p text:style-name="P4">
Type: Article</text:p>
      <!--METADATA-->
      <text:p text:style-name="P4">
Higong, the ultra -fast fashion retailer founded in China(Shein)Has become <text:a xlink:type="simple" xlink:href="https://cn.wsj.com/articles/CN-BIZ-20230327155833" text:style-name="Internet_20_link" text:visited-style-name="Visited_20_Internet_20_Link">
darling of young American consumers</text:a>
The company is trying to reshape the public image, including the resolution of US members' concerns about the source of cotton in the raw materials of Higin products.</text:p>
      <text:p text:style-name="P4">
News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Bitcoin exceeds $ 31,000</text:span>
</text:h>
      <text:p text:style-name="P4">
Author: David Marino-Nachison</text:p>
      <text:p text:style-name="P4">
Publisher: 华尔街日报中文网</text:p>
      <text:p text:style-name="P4">
Published Time: 2023-06-24T05:40:00.000Z</text:p>
      <text:p text:style-name="P4">
Modified Time: 2023-06-24T05:40:00.000Z</text:p>
      <text:p text:style-name="P4">
Created Time: 2023-06-24T04:26:00.000Z</text:p>
      <text:p text:style-name="P4">
Description: Bitcoin rose to more than $ 31,000 on Friday, continuing the rise of the cryptocurrency.</text:p>
      <text:p text:style-name="P4">
Images: []</text:p>
      <text:p text:style-name="P4">
Categories: ['金融市场']</text:p>
      <text:p text:style-name="P4">
Keywords: SYND</text:p>
      <text:p text:style-name="P4">
Type: Article</text:p>
      <!--METADATA-->
      <text:p text:style-name="P4">
Bitcoin rose to more than $ 31,000 on Friday, continuing the rise of the cryptocurrency.</text:p>
      <text:p text:style-name="P4">
News Source: <text:a xlink:type="simple" xlink:href="https://cn.wsj.com/articles/%E6%AF%94%E7%89%B9%E5%B8%81%E7%AA%81%E7%A0%B431-000%E7%BE%8E%E5%85%83-75445bca" text:style-name="Internet_20_link" text:visited-style-name="Visited_20_Internet_20_Link">
https://cn.wsj.com/articles/%E6%AF%94%E7%89%B9%E5%B8%81%E7%AA%81%E7%A0%B431-000%E7%BE%8E%E5%85%83-75445bca</text:a>
</text:p>
      <!--NEWS-->
      <text:h text:style-name="P10" text:outline-level="1">
<text:span text:style-name="T4">
Wagner's leaders have accused some Russian leaders lying in the Ukrainian war (Free Version)</text:span>
</text:h>
      <text:p text:style-name="P4">
Author: Jared Malsin / Anastasiia Malenko</text:p>
      <text:p text:style-name="P4">
Publisher: 华尔街日报中文网</text:p>
      <text:p text:style-name="P4">
Published Time: 2023-06-24T05:45:00.000Z</text:p>
      <text:p text:style-name="P4">
Modified Time: 2023-06-24T05:45:00.000Z</text:p>
      <text:p text:style-name="P4">
Created Time: 2023-06-24T03:37:00.000Z</text:p>
      <text:p text:style-name="P4">
Description: The leaders of the Russian mercenary organization Wagner have accused some Russian leaders of lying on the public on the grounds of invasion of Ukraine last year and poor management of the war, which once again shows that there are differences between Russian President Putin and one of his most important allies.</text:p>
      <text:p text:style-name="P4">
Images: []</text:p>
      <text:p text:style-name="P4">
Categories: ['国际']</text:p>
      <text:p text:style-name="P4">
Keywords: SYND</text:p>
      <text:p text:style-name="P4">
Type: Article</text:p>
      <!--METADATA-->
      <text:p text:style-name="P4">
Russian mercenary organization Wagner(Wagner)Leaders have accused some Russian leaders of lying on the public on the reason for invading Ukraine last year and poor management of war, which once again shows that Russian President Putin(Vladimir Putin)There are differences between one of his most important ally.</text:p>
      <text:p text:style-name="P4">
News Source: <text:a xlink:type="simple" xlink:href="https://cn.wsj.com/articles/%E7%93%A6%E6%A0%BC%E7%BA%B3%E9%A2%86%E5%AF%BC%E4%BA%BA%E6%8C%87%E8%B4%A3%E4%B8%80%E4%BA%9B%E4%BF%84%E7%BD%97%E6%96%AF%E9%A2%86%E5%AF%BC%E4%BA%BA%E5%9C%A8%E4%B9%8C%E5%85%8B%E5%85%B0%E6%88%98%E4%BA%89%E4%B8%AD%E6%92%92%E8%B0%8E-8b463841" text:style-name="Internet_20_link" text:visited-style-name="Visited_20_Internet_20_Link">
https://cn.wsj.com/articles/%E7%93%A6%E6%A0%BC%E7%BA%B3%E9%A2%86%E5%AF%BC%E4%BA%BA%E6%8C%87%E8%B4%A3%E4%B8%80%E4%BA%9B%E4%BF%84%E7%BD%97%E6%96%AF%E9%A2%86%E5%AF%BC%E4%BA%BA%E5%9C%A8%E4%B9%8C%E5%85%8B%E5%85%B0%E6%88%98%E4%BA%89%E4%B8%AD%E6%92%92%E8%B0%8E-8b463841</text:a>
</text:p>
      <!--NEWS-->
      <text:h text:style-name="P10" text:outline-level="1">
<text:span text:style-name="T4">
Wagner's leader promotes military leaders to step down from Moscow to strengthen security measures</text:span>
</text:h>
      <text:p text:style-name="P4">
Publisher: 法新社</text:p>
      <text:p text:style-name="P4">
Published Time: 2023-06-24T06:02:07+00:00</text:p>
      <text:p text:style-name="P4">
Modified Time: 2023-06-24T05:50:02+00:00</text:p>
      <text:p text:style-name="P4">
Description: (Moscow, AFP, 24th) The Russian State -owned News Agency reported today that Moscow authorities have strengthened security measures after the Russian mercenary organization "Wagner Group" head of the "Wagner Gro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24T06-02-07-00-00/000000.png" xlink:type="simple" xlink:show="embed" xlink:actuate="onLoad" draw:mime-type="image/png"/>
</draw:frame>
Tass quoted law enforcement sources and reported: "Moscow's security measures have been strengthened. All key facilities, government and transportation infrastructure goals are closely protected."</text:p>
      <text:p text:style-name="P4">
Earlier, Yevgeny Prigozhin, the founder of Wagner Group, accused the Moscow authorities attacked his troops with a fatal missile and said to retaliate.</text:p>
      <text:p text:style-name="P4">
Wagner Group plays an important role in the key battles in eastern Ukraine. 62 -year -old Pricigjin said he was initiating a protest parade to restore "justice" to call for the withdrawal of the Supreme Officials of the Russian Ministry of Defense.</text:p>
      <text:p text:style-name="P4">
At the same time, the Russian state -owned television station temporarily broadcast special reports to echo the statement of the Russian Federal Security Agency (FSB), accusing Prigjin from provoking "internal conflicts" and urging the Wagner soldiers to seize him.</text:p>
      <text:p text:style-name="P4">
Russian media broadcast the pictures provided by non -professionals, showing that armored vehicles are deployed throughout the capital, including near the Ministry of National Defense.</text:p>
      <text:p text:style-name="P4">
News Source: <text:a xlink:type="simple" xlink:href="https://www.rfi.fr/cn/%E5%9B%BD%E9%99%85%E6%8A%A5%E9%81%93/20230624-%E7%93%A6%E6%A0%BC%E7%BA%B3%E9%A6%96%E8%84%91%E4%BF%83%E5%86%9B%E4%BA%8B%E9%A2%86%E8%A2%96%E4%B8%8B%E5%8F%B0-%E8%8E%AB%E6%96%AF%E7%A7%91%E5%8A%A0%E5%BC%BA%E7%BB%B4%E5%AE%89%E6%8E%AA%E6%96%BD" text:style-name="Internet_20_link" text:visited-style-name="Visited_20_Internet_20_Link">
https://www.rfi.fr/cn/%E5%9B%BD%E9%99%85%E6%8A%A5%E9%81%93/20230624-%E7%93%A6%E6%A0%BC%E7%BA%B3%E9%A6%96%E8%84%91%E4%BF%83%E5%86%9B%E4%BA%8B%E9%A2%86%E8%A2%96%E4%B8%8B%E5%8F%B0-%E8%8E%AB%E6%96%AF%E7%A7%91%E5%8A%A0%E5%BC%BA%E7%BB%B4%E5%AE%89%E6%8E%AA%E6%96%BD</text:a>
</text:p>
      <!--NEWS-->
      <text:h text:style-name="P10" text:outline-level="1">
<text:span text:style-name="T4">
Son of Li Zhiying: Britain needs to speak for the Li Zhiying case</text:span>
</text:h>
      <text:p text:style-name="P4">
Author: None (Language: zh)</text:p>
      <text:p text:style-name="P4">
Publisher: None</text:p>
      <text:p text:style-name="P4">
Time: 2023-06-24T06:23:00Z</text:p>
      <text:p text:style-name="P4">
Description: Li Zhiying, the founder of the Hong Kong "Apple Daily" holding the British passport, is still waiting for the trial day in prison. His son Li Chongen said: "I don't ask people to rescue my father from prison or something. Britain made opinions on my father's case and put pressure on Hong Kong. "</text:p>
      <text:p text:style-name="P4">
Videos: []</text:p>
      <text:p text:style-name="P4">
Images: []</text:p>
      <text:p text:style-name="P4">
Subject: 时政风云</text:p>
      <text:p text:style-name="P4">
Subjects: ['德中关系', '戴安娜', '岛屿主权争端', '专题报道：全景观看“习马会”', '中国', '英国', '英国退欧', '中共十九大']</text:p>
      <text:p text:style-name="P4">
Keywords: ['香港国安法', '中国', '英国', '黎智英', '李家超', '苹果日报', '欧洲议会']</text:p>
      <text:p text:style-name="P4">
Id: 66015090</text:p>
      <!--METADATA-->
      <text:p text:style-name="P4">
<text:a xlink:type="simple" xlink:href="https://www.dw.com/zh/overlay/image/article/66015090/64053813" text:style-name="Internet_20_link" text:visited-style-name="Visited_20_Internet_20_Link">
 </text:a>
Li Zhiying was charged with the issuance of incitement publications and colluding foreign forces</text:p>
      <text:p text:style-name="P4">
(Voice of Germany Chinese website) Li Zhiying, the founder of the Apple Daily, who has been detained in Hong Kong since 2020, has been charged with four charges including the issuance of inciting publications and colluding foreign forces. The trial was postponed to September this year.</text:p>
      <text:p text:style-name="P4">
Li Zhiying is a British citizen holding a British passport. His son Sebastien Lai recently shouted to the British government and asked the country to use the Li Zhiying case as a "political priority" when dealing with the Hong Kong authorities.</text:p>
      <text:p text:style-name="P4">
In an interview with Agence France -Presse, Li Chongen said: "If they (the British government) do not resolutely protect their citizens in a place where they have business exchanges with them, what is the meaning of having their passports? What is the meaning of its citizen? "</text:p>
      <text:h text:style-name="P12" text:outline-level="3">
<text:span text:style-name="T4">
Prime Minister vowed to defend Hong Kong freedom</text:span>
</text:h>
      <text:p text:style-name="P4">
<text:a xlink:type="simple" xlink:href="https://www.dw.com/zh/zh/黎智英案引发中英隔空互呛/a-64354777" text:style-name="Internet_20_link" text:visited-style-name="Visited_20_Internet_20_Link">
Earlier this year, British Prime Minister Sunak Sunak vowed to defend Hong Kong freedom</text:a>
, But Li Chongen believes that London needs to do more. He said: "I don't ask people to rescue my father from prison or something. I asked the UK to express their opinions on my father's case and put pressure on Hong Kong, because everyone in the free world thinks that this is unacceptable to be acceptable. Things. "</text:p>
      <text:p text:style-name="P4">
In the middle of last month, <text:a xlink:type="simple" xlink:href="https://www.dw.com/zh/zh/香港修订法律-禁止外国律师参与国安案件/a-65578665" text:style-name="Internet_20_link" text:visited-style-name="Visited_20_Internet_20_Link">
the Hong Kong Legislative Council passed the amendment of the legal practitioners regulations. Under the "not violated the national security interests", the overseas lawyer was allowed to participate in the National Security Law Case after issuing a certificate after a special certificate</text:a>
Essence</text:p>
      <text:p text:style-name="P4">
Li Zhiying tried to hire the British Royal Lawyer Timowen to defend the Case of the National Security Law of the Hong Kong District, but Li Jiachao, who was awarded by the Standing Committee of the National People's Congress of China at the end of last year, prevented foreign lawyers from participating in the national security case. that power. Experts believe that although the Hong Kong authorities guarantee justice independence in mainland China, this decision shows that Beijing has the ability to influence Hong Kong's justice.</text:p>
      <text:h text:style-name="P12" text:outline-level="3">
<text:span text:style-name="T4">
Interview with Li Zhiying: I will work together with Hong Kong</text:span>
</text:h>
      <text:h text:style-name="P12" text:outline-level="3">
<text:span text:style-name="T4">
EU request to release Li Zhiying</text:span>
</text:h>
      <text:p text:style-name="P4">
On the other hand, the European Union Parliament passed a resolution involved in Hong Kong on the 15th of this month, asking the Hong Kong government to release Li Zhiying and revoke the allegations of it. The resolution also mentioned that the European Union will impose targeted sanctions on Chinese and Hong Kong officials who oppressed human rights such as Li Jiachao, but they do not explain the details of sanctions in detail. Li Chongen said at the time that the European Parliament's resolution "sent a strong message to Hong Kong. However, <text:a xlink:type="simple" xlink:href="https://www.dw.com/zh/zh/歐洲議會籲釋放黎智英-北京痴心妄想/a-65935213" text:style-name="Internet_20_link" text:visited-style-name="Visited_20_Internet_20_Link">
Chinese Ministry of Foreign Affairs criticized the European Parliament to "openly support the backbone Hong Kong elements such as Li Zhiying and other anti -Chinese -China -China Randoms" and "clamoring for sanctioning Chinese officials", which is a despicable performance for picking up political capital. </text:a>
On the 19th of this week, the Court of Hong Kong's Court rejected Li Zhiying's request to overthrow the judicial review application of the National Security Department's approved to check the content of the mobile phone. Li Zhiying believes that the police have no right to apply for inspection of news materials in the mobile phone based on the implementation rules of the National Security Law, and Hong Kong judicial units believe that news materials do not mean that the news can be exempted from investigating and inspection related to investigations related to criminal crimes.</text:p>
      <text:p text:style-name="P4">
Since Hong Kong's implementation of the National Security Law, Hong Kong's media environment has been greatly limited. Among the non -governmental organization "No Borders", of the press freedom ranking of 180 countries, Hong Kong ranked 140th this year, down 122 in 20 years. According to no borders, in addition to Li Zhiying, there are also six other employees of the "Apple Daily" that may also be sentenced to life imprisonment for violating the National Security Law. Last month, the "No Borders Reporter" launched a joint signing call to release Li Zhiying, and a total of 116 media practitioners participated in the joint signing.</text:p>
      <text:p text:style-name="P4">
*#</text:p>
      <text:h text:style-name="P13" text:outline-level="4">
<text:span text:style-name="T4">
Hong Kong Farewell "Apple Daily"</text:span>
</text:h>
      <text:h text:style-name="P12" text:outline-level="3">
<text:span text:style-name="T4">
Founder Li Zhiying</text:span>
</text:h>
      <text:p text:style-name="P4">
"Apple Daily" was founded by the wealthy businessman Li Zhiying in 1995. Li Zhiying, who smuggled from Guangdong to Hong Kong when he was a teenager, publicly supported the 89 Democratic Games and was therefore officially sanctioned by the mainland. After he founded One Media Co., Ltd. in 1990, he published newspapers such as "One Weekly" and other newspapers and magazines, and then expanded to TV, the Internet and other media, and founded Taiwan's "Apple Daily" in 2003. Li Zhiying bit the apple in the TV advertisement and said, "One apple daily, no one cheated me!"</text:p>
      <text:p text:style-name="P4">
*#</text:p>
      <text:h text:style-name="P13" text:outline-level="4">
<text:span text:style-name="T4">
Hong Kong Farewell "Apple Daily"</text:span>
</text:h>
      <text:h text:style-name="P12" text:outline-level="3">
<text:span text:style-name="T4">
Undverted Hong Kong newspapers</text:span>
</text:h>
      <text:p text:style-name="P4">
In order to attract readers, "Apple Daily" uses color printing, trendy typesetting and spoken titles, which are also available in content. In just a few months, the newspapers were completely subverted to Hong Kong's newspaper rules. However, in order to sell well, the newspaper was accused of excessive sensation and entertainment because of the paparazzi culture and selling pornographic violence. However, its survey report has also been recognized by readers. The Credit Credit Survey of the Chinese University of Hong Kong in 2019 shows that "Apple Daily" ranks third in Hong Kong's charging newspapers.</text:p>
      <text:p text:style-name="P4">
*#</text:p>
      <text:h text:style-name="P13" text:outline-level="4">
<text:span text:style-name="T4">
Hong Kong Farewell "Apple Daily"</text:span>
</text:h>
      <text:h text:style-name="P12" text:outline-level="3">
<text:span text:style-name="T4">
Refusing to be "dyed red"</text:span>
</text:h>
      <text:p text:style-name="P4">
The newspaper has a clear position. There are many current affairs review columns to criticize the CCP's senior management and Hong Kong Government, and often report to the mainland rights defenders such as Liu Xiaobo. At the same time, they support the Hong Kong Democracy Movement high -profile. After the transfer of sovereignty in Hong Kong in 1997, many local newspapers such as the South China Morning Post and Ming Pao were successively entered and acquired by Chinese capital. The Apple Daily was regarded as the only mainstream media in Hong Kong that had not been "dyed".</text:p>
      <text:p text:style-name="P4">
*#</text:p>
      <text:h text:style-name="P13" text:outline-level="4">
<text:span text:style-name="T4">
Hong Kong Farewell "Apple Daily"</text:span>
</text:h>
      <text:h text:style-name="P12" text:outline-level="3">
<text:span text:style-name="T4">
Guoan Law Tight Curse</text:span>
</text:h>
      <text:p text:style-name="P4">
From the 2014 Umbrella Movement to the Rebate Campaign in 2019, the Apple Daily can be described as clear. On August 10, 2020, the founder of the newspaper Li Zhiying was arrested for the "Hong Kong National Security Law" and the headquarters of the Apple Daily was searched by the police. The headline of the newspaper the next day was "Apple must support it". The printing volume rose from more than 70,000 two weeks ago to 550,000 copies.</text:p>
      <text:p text:style-name="P4">
*#</text:p>
      <text:h text:style-name="P13" text:outline-level="4">
<text:span text:style-name="T4">
Hong Kong Farewell "Apple Daily"</text:span>
</text:h>
      <text:h text:style-name="P12" text:outline-level="3">
<text:span text:style-name="T4">
Taiwan stop publishing</text:span>
</text:h>
      <ul>
        <li>
#</li>
      </ul>
      <text:h text:style-name="P13" text:outline-level="4">
<text:span text:style-name="T4">
Hong Kong Farewell "Apple Daily"</text:span>
</text:h>
      <text:h text:style-name="P12" text:outline-level="3">
<text:span text:style-name="T4">
Except high -level frozen assets</text:span>
</text:h>
      <text:p text:style-name="P4">
On June 17, 2021, the police searched the Apple Daily for the second time the Police Law was suspected of violating the National Security Law and arrested 5 newspaper executives. The newspaper was called on foreign sanctions to sanction Hong Kong and China, suspected of "conspiring collusion with foreign forces to endangers national security." The authorities also frozen three related companies in the "Apple Daily" with a total of HK $ 18 million in assets, making the newspaper unable to continue operation.</text:p>
      <text:p text:style-name="P4">
*#</text:p>
      <text:h text:style-name="P13" text:outline-level="4">
<text:span text:style-name="T4">
Hong Kong Farewell "Apple Daily"</text:span>
</text:h>
      <text:h text:style-name="P12" text:outline-level="3">
<text:span text:style-name="T4">
people queuing to buy the last newspaper</text:span>
</text:h>
      <text:p text:style-name="P4">
On June 23, Yi Media announced that "Apple Daily" was released on the 24th, and the publication was suspended on the same day, and the online version was also terminated at the same time. The final version of the front version of the title is "Hong Kong people's rain is painful, I support apples", printed 1 million copies of record. On the streets of Hong Kong, the citizens have once again appeared to buy "App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黎智英之子：英国需为黎智英案发声/a-66015090" text:style-name="Internet_20_link" text:visited-style-name="Visited_20_Internet_20_Link">
https://www.dw.com/zh/黎智英之子：英国需为黎智英案发声/a-66015090?maca=chi-rss-chi-all-1127-rdf</text:a>
</text:p>
      <!--NEWS-->
      <text:h text:style-name="P10" text:outline-level="1">
<text:span text:style-name="T4">
Blacks worked with Russia to launch nuclear attacks and accumulate iodine tablets Kiev, do not panic</text:span>
</text:h>
      <text:p text:style-name="P4">
Publisher: 法新社</text:p>
      <text:p text:style-name="P4">
Published Time: 2023-06-24T07:02:07+00:00</text:p>
      <text:p text:style-name="P4">
Modified Time: 2023-06-24T06:50:03+00:00</text:p>
      <text:p text:style-name="P4">
Description: (Agence France -Presse, Kiev, 23rd) Ukraine President Volodymyr Zlenskyy said that Russia plans to launch the radiation leakage incident in the occupied Zapoli nuclear power plant.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24T07-02-07-00-00/000000.png" xlink:type="simple" xlink:show="embed" xlink:actuate="onLoad" draw:mime-type="image/png"/>
</draw:frame>
The Basically Weekly said that the Russian army of Zaporizhzhia, the largest nuclear power plant in Europe, intends to launch a "terrorist attack" by planning a radiation leak.</text:p>
      <text:p text:style-name="P4">
The Kremlin said that Ukrainian said is a lie, but some warnings of Zerrenceki have made many Ukrainian people be vigilant, and the demand for iodine tablets of many pharmacy bureaus has also surged.</text:p>
      <text:p text:style-name="P4">
The Ministry of Health of Ukraine said last night: "Read and share it, but don't panic!Don't dance with the enemy. President Zerrenceky has not announced new news."</text:p>
      <text:p text:style-name="P4">
"Russia is a terrorist country, just like a monkey with a grenade, you can expect anything."</text:p>
      <text:p text:style-name="P4">
The Ukrainian Ministry of Health warned in another statement issued today that improper taking iodine tablets may cause adverse effects and may even be fatal.</text:p>
      <text:p text:style-name="P4">
The Minister of the Interior Igor Klymenko said the authorities are monitoring the situation.</text:p>
      <text:p text:style-name="P4">
Clenge Mengke said in social media: "Experts are ready to face various situations."</text:p>
      <text:p text:style-name="P4">
Once an accident occurred in the Zapolo Nuclear Power Plant, it may release radioactive iodine into the atmosphere, increasing the risk of thyroid cancer, just like the 1986 Chenby nuclear disaster.</text:p>
      <text:p text:style-name="P4">
Iodine tablets can prevent radioactive iodine concentrated in thyroid, so that it can naturally discharge the human body.</text:p>
      <text:p text:style-name="P4">
During Moscow's full invasion of Ukraine, people's fear of nuclear power plants has always existed. After the dam that provides the dam with the Dabaro hot nuclear plant's cooling water is destroyed, fear is even more increasing.</text:p>
      <text:p text:style-name="P4">
The Director of the United Nations International Atomic Energy Agency (IAEA) Rafaelgrossi at Kaliningrad, a Russian state -owned nuclear company (Rosatom) in Russia, in Russia, in Russia, in Russia, but the discussion of the two parties did not declare doing it. Any breakthrough.</text:p>
      <text:p text:style-name="P4">
News Source: <text:a xlink:type="simple" xlink:href="https://www.rfi.fr/cn/%E5%9B%BD%E9%99%85%E6%8A%A5%E9%81%93/20230624-%E4%B9%8C%E4%BA%BA%E5%BF%A7%E4%BF%84%E5%8F%91%E5%8A%A8%E6%A0%B8%E6%94%BB%E5%9B%A4%E7%A7%AF%E7%A2%98%E7%89%87-%E5%9F%BA%E8%BE%85%E5%90%81%E5%88%87%E5%8B%BF%E6%81%90%E6%85%8C" text:style-name="Internet_20_link" text:visited-style-name="Visited_20_Internet_20_Link">
https://www.rfi.fr/cn/%E5%9B%BD%E9%99%85%E6%8A%A5%E9%81%93/20230624-%E4%B9%8C%E4%BA%BA%E5%BF%A7%E4%BF%84%E5%8F%91%E5%8A%A8%E6%A0%B8%E6%94%BB%E5%9B%A4%E7%A7%AF%E7%A2%98%E7%89%87-%E5%9F%BA%E8%BE%85%E5%90%81%E5%88%87%E5%8B%BF%E6%81%90%E6%85%8C</text:a>
</text:p>
      <!--NEWS-->
      <text:h text:style-name="P10" text:outline-level="1">
<text:span text:style-name="T4">
Sun Yun: Modi visits the United States and China</text:span>
</text:h>
      <text:p text:style-name="P4">
Author: chinese@voanews.com (孙韵)</text:p>
      <text:p text:style-name="P4">
Publisher: 美国之音中文网 (Type: NewsMediaOrganization)</text:p>
      <text:p text:style-name="P4">
Published Time: 2023-06-24T07:05:55+08:00</text:p>
      <text:p text:style-name="P4">
Modified Time: 2023-06-23 23:05:55Z</text:p>
      <text:p text:style-name="P4">
Description: The long -awaited and rumored Indian Prime Minister Modi Modi visited the United States finally went smoothly before Washington entered the summer holiday. Although both the United States and India have repeatedly emphasized that the continuous improvement of the US -India relations has nothing to do with China, behind this itinerary, what has always been lingering is the shadow of China as the common geopolitical challenge of the United States and India. It can be said that without the common threats brought by China, the coordination and cooperation between the United States and India will not progress so smoothly and quickly.</text:p>
      <text:p text:style-name="P4">
Videos: []</text:p>
      <text:p text:style-name="P4">
Images: []</text:p>
      <text:p text:style-name="P4">
Categories: ['特约时评', '亚太', '美国', '中国', '编辑推荐']</text:p>
      <text:p text:style-name="P4">
Type: None</text:p>
      <!--METADATA-->
      <text:p text:style-name="P4">
Nonenone</text:p>
      <text:p text:style-name="P4">
News Source: <text:a xlink:type="simple" xlink:href="https://www.voachinese.com/a/modis-visit-to-the-us-and-china-20230623/7150708.html" text:style-name="Internet_20_link" text:visited-style-name="Visited_20_Internet_20_Link">
https://www.voachinese.com/a/modis-visit-to-the-us-and-china-20230623/7150708.html</text:a>
</text:p>
      <!--NEWS-->
      <text:h text:style-name="P10" text:outline-level="1">
<text:span text:style-name="T4">
The Titan submersible inner explosion Canadian security regulatory agency launched an investigation</text:span>
</text:h>
      <text:p text:style-name="P4">
Author: 联合早报 (Person)</text:p>
      <text:p text:style-name="P4">
Publisher: 联合早报 (Organization)</text:p>
      <text:p text:style-name="P4">
Published Time: 2023-06-24T07:06</text:p>
      <text:p text:style-name="P4">
Modified Time: 2023-06-24T07:50</text:p>
      <text:p text:style-name="P4">
Description: The Canadian security regulatory agency launched an investigation into the "Titan" submersible, and the incident took the lives of five people. Reuters reports that the Canadian Transport Safety Commission issued a statement on Friday (June 23) that due to the Titan's mother ship "Polar Prince" hanging the Canadian flag ...</text:p>
      <text:p text:style-name="P4">
Videos: []</text:p>
      <text:p text:style-name="P4">
Audios: []</text:p>
      <text:p text:style-name="P4">
Images: []</text:p>
      <text:p text:style-name="P4">
Type: NewsArticle</text:p>
      <text:p text:style-name="P4">
Breadcrumbs: ['即时', '国际']</text:p>
      <text:p text:style-name="P4">
Keywords: ['加拿大', '泰坦号', '调查', '铁达尼号']</text:p>
      <!--METADATA-->
      <text:p text:style-name="P4">
Canadian security regulatory agency to <text:a xlink:type="simple" xlink:href="https://www.zaobao.com/realtime/world/story20230623-1406985" text:style-name="Internet_20_link" text:visited-style-name="Visited_20_Internet_20_Link">
Titan "submersible internal explosion</text:a>
Starting the investigation, the incident took the lives of five people.</text:p>
      <text:p text:style-name="P4">
Reuters reports that the Canadian Transport Safety Commission issued a statement on Friday (June 23) that because the Titan's mother ship "Prince" hung the Canadian flag, Canada will conduct a safety investigation on the accident.</text:p>
      <text:p text:style-name="P4">
The submersible began diving on the 18th of the waters hundreds of kilometers away from Newfoundland, Canada on the 18th. It was ready to explore the sitting site of the Titanine shipwreck.</text:p>
      <text:p text:style-name="P4">
Titan was built by OceangateINC. But as early as January 2018, there were people inside and outside the Ocean Gate <text:a xlink:type="simple" xlink:href="https://www.zaobao.com/realtime/world/story20230623-1407163" text:style-name="Internet_20_link" text:visited-style-name="Visited_20_Internet_20_Link">
questioning its safety</text:a>
Essence</text:p>
      <text:p text:style-name="P4">
The U.S. Coast Guard, which dominated the search operation, said on the 22nd that the wreckage of the submersible includes the stern cone and the pressure -resistant hull. Experts said "signs of fragments and submersible stress coars in an internal explosion".</text:p>
      <text:p text:style-name="P4">
The submersible stress cabin burst, I believe that the power is huge and the time is extremely short.</text:p>
      <text:p text:style-name="P4">
Titani was buried in a depth of about 3,800 meters in North Atlantic, where the water pressure there was equivalent to 400 atmospheric pressure. If the submersible is due to defects, the submersible will be crushed by huge water pressure when the external pressure exceeds the tolerance of the submersible.</text:p>
      <text:p text:style-name="P4">
Internal explosion is the opposite of explosion. Internal explosion refers to the direction of pressure waves, and explosion refers to the spread of pressure waves or shock waves from the source.</text:p>
      <text:p text:style-name="P4">
News Source: <text:a xlink:type="simple" xlink:href="https://www.zaobao.com.sg/realtime/world/story20230624-1407311" text:style-name="Internet_20_link" text:visited-style-name="Visited_20_Internet_20_Link">
https://www.zaobao.com.sg/realtime/world/story20230624-1407311</text:a>
</text:p>
      <!--NEWS-->
      <text:h text:style-name="P10" text:outline-level="1">
<text:span text:style-name="T4">
The Russian army launched a new wave of missile attack on Ukraine</text:span>
</text:h>
      <text:p text:style-name="P4">
Publisher: 法新社</text:p>
      <text:p text:style-name="P4">
Published Time: 2023-06-24T07:32:07+00:00</text:p>
      <text:p text:style-name="P4">
Modified Time: 2023-06-24T07:05:03+00:00</text:p>
      <text:p text:style-name="P4">
Description: (Agence France -Presse, Kiev, 24th) According to the Ukrainian authorities, the Russian army launched a new wave of missiles against Ukraine this morning, causing injuries or damage to building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24T07-32-07-00-00/000000.png" xlink:type="simple" xlink:show="embed" xlink:actuate="onLoad" draw:mime-type="image/png"/>
</draw:frame>
Borys Filatov, the mayor of Dnielo, said on the communication software Telegram that the city center "several houses were completely destroyed and huge ammunition pits were left after the explosion."</text:p>
      <text:p text:style-name="P4">
Popko, the head of the Military and Political Organs of Kiev, said that the air defense system was "detected more than 20 missiles near the airspace near Kiev and all destroyed."</text:p>
      <text:p text:style-name="P4">
He said that the fragments of the fall also caused a 24 -story building to get angry, and at least two were injured.</text:p>
      <text:p text:style-name="P4">
In terms of Kharkiv, missile attacks have caused natural gas pipelines to be destroyed and caused fires, but no casualties.</text:p>
      <text:p text:style-name="P4">
News Source: <text:a xlink:type="simple" xlink:href="https://www.rfi.fr/cn/%E5%9B%BD%E9%99%85%E6%8A%A5%E9%81%93/20230624-%E4%BF%84%E5%86%9B%E5%AF%B9%E4%B9%8C%E5%85%8B%E5%85%B0%E5%B1%95%E5%BC%80%E6%96%B0%E4%B8%80%E6%B3%A2%E9%A3%9E%E5%BC%B9%E6%94%BB%E5%87%BB" text:style-name="Internet_20_link" text:visited-style-name="Visited_20_Internet_20_Link">
https://www.rfi.fr/cn/%E5%9B%BD%E9%99%85%E6%8A%A5%E9%81%93/20230624-%E4%BF%84%E5%86%9B%E5%AF%B9%E4%B9%8C%E5%85%8B%E5%85%B0%E5%B1%95%E5%BC%80%E6%96%B0%E4%B8%80%E6%B3%A2%E9%A3%9E%E5%BC%B9%E6%94%BB%E5%87%BB</text:a>
</text:p>
      <!--NEWS-->
      <text:h text:style-name="P10" text:outline-level="1">
<text:span text:style-name="T4">
African immigrant ships in the Italian sea sinking about 40 people's whereabouts are unknown</text:span>
</text:h>
      <text:p text:style-name="P4">
Publisher: 法新社</text:p>
      <text:p text:style-name="P4">
Published Time: 2023-06-24T07:32:08+00:00</text:p>
      <text:p text:style-name="P4">
Modified Time: 2023-06-24T07:05:01+00:00</text:p>
      <text:p text:style-name="P4">
Description: (Agence France -Presse Rome, 23rd) The United Nations pointed out today that a African immigrant ship turned over the sea outside Lampedusa Island in Italy. About 40 people's whereabouts were unknown, including at least one newbor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24T07-32-08-00-00/000000.png" xlink:type="simple" xlink:show="embed" xlink:actuate="onLoad" draw:mime-type="image/png"/>
</draw:frame>
The UNHCR Office of the UNHCR representative Chiara Cardoletti, Italy, said that the ship was at least one newborn among the disappearances.</text:p>
      <text:p text:style-name="P4">
The UN International Immigration Organization (IOM) spokesman Flavio Digiacomo said the ships set off from SFAX (SFAX) were carried out at the time of Cameron, Pokina, and 46 on the coast of the ivory. people.</text:p>
      <text:p text:style-name="P4">
He said that the ship turned over in a strong wind and waves, "some survivors were taken to Rammipeuda, and others were brought back to Tunisia."</text:p>
      <text:p text:style-name="P4">
He added: "Seven of the missing people and one minor. Survivors are adult men."</text:p>
      <text:p text:style-name="P4">
He also said that since November last year, the number of immigrants from Tunisia, the number of Sub-SAHARANAFRICA from the Sahara Desert is more than Tunisians. Discrimination in Tunisia.</text:p>
      <text:p text:style-name="P4">
According to the data of the United Nations Refugee Agency, Rammipeuda, located in southern Italy, is one of the main locations of immigrants entering the Mediterranean. Among the total 105,000 immigrants in Italy last year, more than 46,000 people arrived in Rammipeuda.</text:p>
      <text:p text:style-name="P4">
The European International Border Management Agency (Frontex) said in mid -June this year that the difficulty of immigrant ships has increased in recent months. The number of immigrants entering the European Union (EU) from the central Mediterranean (EU) this year "doubled more than double the same period last year.</text:p>
      <text:p text:style-name="P4">
A crowded trailer fishing boat from Libya sank on the Greek coast last week. A total of 82 people were killed, and 104 students were rescued from the water. However, according to the witnesses, hundreds of people sank with the fishing boat, and the remains of their remains were unknown.</text:p>
      <text:p text:style-name="P4">
News Source: <text:a xlink:type="simple" xlink:href="https://www.rfi.fr/cn/%E5%9B%BD%E9%99%85%E6%8A%A5%E9%81%93/20230624-%E9%9D%9E%E6%B4%B2%E7%A7%BB%E6%B0%91%E8%88%B9%E4%B9%89%E5%A4%A7%E5%88%A9%E5%A4%96%E6%B5%B7%E6%B2%89%E6%B2%A1-%E7%BA%A640%E4%BA%BA%E4%B8%8B%E8%90%BD%E4%B8%8D%E6%98%8E" text:style-name="Internet_20_link" text:visited-style-name="Visited_20_Internet_20_Link">
https://www.rfi.fr/cn/%E5%9B%BD%E9%99%85%E6%8A%A5%E9%81%93/20230624-%E9%9D%9E%E6%B4%B2%E7%A7%BB%E6%B0%91%E8%88%B9%E4%B9%89%E5%A4%A7%E5%88%A9%E5%A4%96%E6%B5%B7%E6%B2%89%E6%B2%A1-%E7%BA%A640%E4%BA%BA%E4%B8%8B%E8%90%BD%E4%B8%8D%E6%98%8E</text:a>
</text:p>
      <!--NEWS-->
      <text:h text:style-name="P10" text:outline-level="1">
<text:span text:style-name="T4">
Russia will sue Wagner's mercenary head for armed rebellion</text:span>
</text:h>
      <text:p text:style-name="P4">
Author: 联合早报 (Person)</text:p>
      <text:p text:style-name="P4">
Publisher: 联合早报 (Organization)</text:p>
      <text:p text:style-name="P4">
Published Time: 2023-06-24T07:59</text:p>
      <text:p text:style-name="P4">
Modified Time: 2023-06-24T14:51</text:p>
      <text:p text:style-name="P4">
Description: Russia will sue the mercenaries for armed rebellion to hire mercenaries, the head of the Wagner Group, but Pryigo has denied that he tries to launch a coup. While the Russian military and Wagner Group conflicts intensified, the Kiev authorities said that the big offensive against Moscow's invasion has not yet been launched. Ukraine ...</text:p>
      <text:p text:style-name="P4">
Videos: []</text:p>
      <text:p text:style-name="P4">
Audios: []</text:p>
      <text:p text:style-name="P4">
Images: []</text:p>
      <text:p text:style-name="P4">
Type: NewsArticle</text:p>
      <text:p text:style-name="P4">
Breadcrumbs: ['即时', '国际']</text:p>
      <text:p text:style-name="P4">
Keywords: ['俄罗斯', '起诉', '政变', '普京', '乌克兰', '俄乌战争', '俄罗斯兵变']</text:p>
      <!--METADATA-->
      <text:p text:style-name="P4">
Russia will sue the mercenaries for armed rebellion to hire mercenaries, the head of the Wagner Group, but Pryigo has denied that he tries to launch a coup.</text:p>
      <text:p text:style-name="P4">
While the Russian military and Wagner Group conflicts intensified, the Kiev authorities said that the big offensive against Moscow's invasion has not yet been launched. Maryer, deputy minister of the Ministry of Defense of Ukraine, told Ukraine TV: "Good show is behind."</text:p>
      <text:p text:style-name="P4">
Reuters reported on Saturday (June 24) that Perigo had accused the military leaders of killing his 2,000 soldiers. "Information provocation".</text:p>
      <text:p text:style-name="P4">
However, the Tas Society quoted the National Anti -Terrorism Commission that the Russian Federal Security Agency (FSB) had filed a criminal lawsuit against Pryo, and he was charged with inciting armed rebellion.</text:p>
      <text:p text:style-name="P4">
The International Telecommunications Agency quoted the Kremlin spokesman Peskov that President Putin had heard the briefing and "is taking necessary measures."</text:p>
      <text:p text:style-name="P4">
The Russian army and Wagner hired mercenaries to fight side by side on the battlefield for a long time, but Perigo had vowed to stop his so -called "evil behavior" of the Russian army, and he denied that his actions constituted a coup.</text:p>
      <text:p text:style-name="P4">
The conflict between Porigen and the leaders of the Russian military has a long history, and the warriors who accused the military of the military have further intensified the confrontation between the two sides.</text:p>
      <text:p text:style-name="P4">
On the other hand, a senior officer of Ukraine said that the counterattack in southern Ukraine achieved "practical results". At present, the Ukrainian Army has counterattacked in the south and east [two major theater] counterattack](https://www.zaobao.com/realtime/world/story20230623-1407256) 。</text:p>
      <text:p text:style-name="P4">
News Source: <text:a xlink:type="simple" xlink:href="https://www.zaobao.com.sg/realtime/world/story20230624-1407315" text:style-name="Internet_20_link" text:visited-style-name="Visited_20_Internet_20_Link">
https://www.zaobao.com.sg/realtime/world/story20230624-1407315</text:a>
</text:p>
      <!--NEWS-->
      <text:h text:style-name="P10" text:outline-level="1">
<text:span text:style-name="T4">
Wagna threatened to overthrow the Russian military high -level Moscow to strengthen security measures</text:span>
</text:h>
      <text:p text:style-name="P4">
Publisher: 法新社</text:p>
      <text:p text:style-name="P4">
Published Time: 2023-06-24T08:02:07+00:00</text:p>
      <text:p text:style-name="P4">
Modified Time: 2023-06-24T07:35:03+00:00</text:p>
      <text:p text:style-name="P4">
Description: (Agence France -Presse Moscow, 24th) Russian mercenary organization "Wagner Group" leader Yevgeny Prigozhin threatened to overthrow the senior management of the military. It is reported that the Moscow authorities have strengthened security measures. The key facilities "have been strengthened. Prote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24T08-02-07-00-00/000000.png" xlink:type="simple" xlink:show="embed" xlink:actuate="onLoad" draw:mime-type="image/png"/>
</draw:frame>
The Kremlin spokesman Dmitry Peskov said today that the Federal Prosecutor notified Pu Ting and had initiated criminal cases related to an attempt to organize armed rebellion.</text:p>
      <text:p text:style-name="P4">
The Russian state -owned news agency "TASS" quoted informed law enforcement reports that in Moscow, the authorities have strengthened security measures and key facilities are "strengthened and protected."</text:p>
      <text:p text:style-name="P4">
The Russian Federal Security Agency (FSB) called on the Wagner soldiers to "take measures to detain" Perigzin.</text:p>
      <text:p text:style-name="P4">
The Kremlin said that Puting is continuing to accept the latest situation of the tension between the tension between the Wagner Group and the Russian Ministry of Defense.</text:p>
      <text:p text:style-name="P4">
After Porigjin accused the Moscow authorities that attacked his troops with a fatal missile attack, the situation developed extraordinary development.</text:p>
      <text:p text:style-name="P4">
The Chief Prosecutor of Russia said that Perigzin was investigated for the "armed rebellion".</text:p>
      <text:p text:style-name="P4">
The Federal Security Agency said through a statement: "The words and deeds of Porigjin are actually called for the launch of domestic armed conflicts on the Russian Federal territory and stabbing the Russian soldiers from the Fascis Ukrainian military."</text:p>
      <text:p text:style-name="P4">
The Russian Ministry of Defense refuted that Prigjin claimed that the troops were attacked, saying that this statement was "provocative".</text:p>
      <text:p text:style-name="P4">
The Ministry of National Defense subsequently stated that the Ukrainian army was using Russia to launch an attack near Bakhmut, Bakhmut, Wudong.</text:p>
      <text:p text:style-name="P4">
News Source: <text:a xlink:type="simple" xlink:href="https://www.rfi.fr/cn/%E5%9B%BD%E9%99%85%E6%8A%A5%E9%81%93/20230624-%E7%93%A6%E6%A0%BC%E7%BA%B3%E6%89%AC%E8%A8%80%E6%8E%A8%E7%BF%BB%E4%BF%84%E5%86%9B%E6%96%B9%E9%AB%98%E5%B1%82-%E4%BC%A0%E8%8E%AB%E6%96%AF%E7%A7%91%E5%BC%BA%E5%8C%96%E7%BB%B4%E5%AE%89%E6%8E%AA%E6%96%BD" text:style-name="Internet_20_link" text:visited-style-name="Visited_20_Internet_20_Link">
https://www.rfi.fr/cn/%E5%9B%BD%E9%99%85%E6%8A%A5%E9%81%93/20230624-%E7%93%A6%E6%A0%BC%E7%BA%B3%E6%89%AC%E8%A8%80%E6%8E%A8%E7%BF%BB%E4%BF%84%E5%86%9B%E6%96%B9%E9%AB%98%E5%B1%82-%E4%BC%A0%E8%8E%AB%E6%96%AF%E7%A7%91%E5%BC%BA%E5%8C%96%E7%BB%B4%E5%AE%89%E6%8E%AA%E6%96%BD</text:a>
</text:p>
      <!--NEWS-->
      <text:h text:style-name="P10" text:outline-level="1">
<text:span text:style-name="T4">
The United States prosecuted for the first time in China Fentney manufacturer</text:span>
</text:h>
      <text:p text:style-name="P4">
Author: chinese@voanews.com (美国之音)</text:p>
      <text:p text:style-name="P4">
Publisher: 美国之音中文网 (Type: NewsMediaOrganization)</text:p>
      <text:p text:style-name="P4">
Published Time: 2023-06-24T08:05:13+08:00</text:p>
      <text:p text:style-name="P4">
Modified Time: 2023-06-24 00:05:13Z</text:p>
      <text:p text:style-name="P4">
Description: The U.S. Department of Justice raised criminal charges to four Chinese chemical manufacturing companies and eight individuals on Friday (June 23), accusing them of illegal trafficking used to make pre -chemicals for manufacturing Fentney.</text:p>
      <text:p text:style-name="P4">
Videos: []</text:p>
      <text:p text:style-name="P4">
Images: []</text:p>
      <text:p text:style-name="P4">
Categories: ['美中关系', '美国', '中国', '法律', '编辑推荐', '阿片危机']</text:p>
      <text:p text:style-name="P4">
Type: None</text:p>
      <!--METADATA-->
      <text:p text:style-name="P4">
Nonenone</text:p>
      <text:p text:style-name="P4">
News Source: <text:a xlink:type="simple" xlink:href="https://www.voachinese.com/a/us-files-first-ever-charges-against-chinese-fentanyl-manufacturers-20230623/7150738.html" text:style-name="Internet_20_link" text:visited-style-name="Visited_20_Internet_20_Link">
https://www.voachinese.com/a/us-files-first-ever-charges-against-chinese-fentanyl-manufacturers-20230623/7150738.html</text:a>
</text:p>
      <!--NEWS-->
      <text:h text:style-name="P10" text:outline-level="1">
<text:span text:style-name="T4">
Special Prosecutor of Trump Secret File Case requested the opening date to delay to December</text:span>
</text:h>
      <text:p text:style-name="P4">
Author: 联合早报 (Person)</text:p>
      <text:p text:style-name="P4">
Publisher: 联合早报 (Organization)</text:p>
      <text:p text:style-name="P4">
Published Time: 2023-06-24T08:18</text:p>
      <text:p text:style-name="P4">
Modified Time: 2023-06-24T10:37</text:p>
      <text:p text:style-name="P4">
Description: Smith Smith, a special U.S. prosecutor, demanded that the opening date of the former President Trump confidential document case was postponed to December. Reuters reports that a court document in the United States shows that Smith, who is responsible for investigating Trump's two major criminal cases, asked for a federal court judge ...</text:p>
      <text:p text:style-name="P4">
Videos: []</text:p>
      <text:p text:style-name="P4">
Audios: []</text:p>
      <text:p text:style-name="P4">
Images: []</text:p>
      <text:p text:style-name="P4">
Type: NewsArticle</text:p>
      <text:p text:style-name="P4">
Breadcrumbs: ['即时', '国际']</text:p>
      <text:p text:style-name="P4">
Keywords: ['美国', '特朗普', '起诉']</text:p>
      <!--METADATA-->
      <text:p text:style-name="P4">
American special prosecutor Smith asked former US President Trump <text:a xlink:type="simple" xlink:href="https://www.zaobao.com/realtime/world/story20220824-1306047" text:style-name="Internet_20_link" text:visited-style-name="Visited_20_Internet_20_Link">
confidential document case</text:a>
The opening date was postponed to December.</text:p>
      <text:p text:style-name="P4">
Reuters reports that a court document in the United States shows that Smith, who is responsible for investigating Trump's two major criminal cases, requested to a federal court judge to postpone the opening date of the confidential document case to December 11.</text:p>
      <text:p text:style-name="P4">
Aileen Cannon, the judge of the Federal Federal District Court of Florida, who is in charge of the case.(https://www.zaobao.com/realtime/world/story20230621-1406346)Essence</text:p>
      <text:p text:style-name="P4">
Smith said in court documents that the original date "deprives the defendant lawyer and federal prosecutor to carry out effective time for effective preparation." He said the interrogation date should be postponed so that Trump's lawyers have time to obtain a security permit for reviewing confidential documents.</text:p>
      <text:p text:style-name="P4">
Smith also set a timetable on the December 11th trial on December 11, including the selection of jury, and the request of all national defense evidence to make a request on September 5.</text:p>
      <text:p text:style-name="P4">
Trump in a confidential document case <text:a xlink:type="simple" xlink:href="https://www.zaobao.com/realtime/world/story20230610-1402905" text:style-name="Internet_20_link" text:visited-style-name="Visited_20_Internet_20_Link">
Facing 37 federal criminal criminals</text:a>
31 of them involved the crime of violating the Spy Law.</text:p>
      <text:p text:style-name="P4">
US Minister of Justice Galan announced in November last year that he appointed Smith to take over two major criminal cases of Trump, including Trump on January 6, 2021 <text:a xlink:type="simple" xlink:href="https://www.zaobao.com/keywords/mei-guo-guo-hui-da-sha-sao-luan" text:style-name="Internet_20_link" text:visited-style-name="Visited_20_Internet_20_Link">
Congress Building Raider</text:a>
The role played by China, as well as the processing of government confidential documents after he stepped down.</text:p>
      <text:p text:style-name="P4">
Trump, who is seeking to return to the White House, is the first former US president to face federal criminal allegations. Trump recently stated that even if he was convicted, he would persist in running for president.</text:p>
      <text:p text:style-name="P4">
News Source: <text:a xlink:type="simple" xlink:href="https://www.zaobao.com.sg/realtime/world/story20230624-1407316" text:style-name="Internet_20_link" text:visited-style-name="Visited_20_Internet_20_Link">
https://www.zaobao.com.sg/realtime/world/story20230624-1407316</text:a>
</text:p>
      <!--NEWS-->
      <text:h text:style-name="P10" text:outline-level="1">
<text:span text:style-name="T4">
Aesthetic Intelligence Report: No direct evidence indicates that crown disease originated from the Wuhan Virus Research Institute</text:span>
</text:h>
      <text:p text:style-name="P4">
Author: 联合早报 (Person)</text:p>
      <text:p text:style-name="P4">
Publisher: 联合早报 (Organization)</text:p>
      <text:p text:style-name="P4">
Published Time: 2023-06-24T08:25</text:p>
      <text:p text:style-name="P4">
Modified Time: 2023-06-24T10:18</text:p>
      <text:p text:style-name="P4">
Description: According to a report declining on Friday (June 23) in the United States, the US intelligence department did not find that crown diseases were popular in the direct evidence of the Wuhan Virus Research Institute in China. Reuters reports that according to the four -page report of the National Intelligence Director's Office (ODNI) on Friday ...</text:p>
      <text:p text:style-name="P4">
Videos: []</text:p>
      <text:p text:style-name="P4">
Audios: []</text:p>
      <text:p text:style-name="P4">
Images: []</text:p>
      <text:p text:style-name="P4">
Type: NewsArticle</text:p>
      <text:p text:style-name="P4">
Breadcrumbs: ['即时', '国际']</text:p>
      <text:p text:style-name="P4">
Keywords: ['武汉病毒研究所', '中国', '情报', '冠状病毒19', '美国']</text:p>
      <!--METADATA-->
      <text:p text:style-name="P4">
According to a report declining on Friday (June 23) in the United States, the US intelligence department did not find that crown diseases were popular in the direct evidence of the Wuhan Virus Research Institute in China.</text:p>
      <text:p text:style-name="P4">
Reuters reports that according to a four -page report decomposed by the National Intelligence Director (ODNI) on Friday, the American intelligence community still cannot rule out the possibility of the coronary virus from a laboratory in 2019, but so far, the origin of the crown disease has not been found. Essence</text:p>
      <text:p text:style-name="P4">
This report states: "The Central Intelligence Agency (CIA) and another institution still cannot determine the exact origin of crown disease, because the assumptions of (nature and laboratory) depend on a large number of assumptions or contradictory reports."</text:p>
      <text:p text:style-name="P4">
The report pointed out that although the Wuhan Virus Research Institute had "extensive work" on the coronary virus, US intelligence agencies did not find specific evidence of event evidence that might cause epidemic outbreaks.</text:p>
      <text:p text:style-name="P4">
"According to our continuous survey, there is no sign of pre-epidemic research on WIV (referred to as the abbreviation of the Wuhan Virus Research Institute), including SARS-COV-2 (severe acute respiratory syndrome Corporal virus 2, crown disease) or coronary close relatives, It was not found that before the outbreak of crown disease, a direct evidence of specific research related events that involved WIV personnel and may lead to crown diseases may lead to crown disease. "</text:p>
      <text:p text:style-name="P4">
At the end of 2019, Wuhan reported on the first case of a crown disease in the human body, and the origin of crown disease was popular. In the United States, it has always been a subject of fierce debate.</text:p>
      <text:p text:style-name="P4">
US President Biden signed a bill in March this year to decrypt information related to the popularity of crown disease. In the signing of the bill, Biden said that he was consistent with the goals of Congress and asked to release more information about the origin of crown diseases as much as possible.</text:p>
      <text:p text:style-name="P4">
News Source: <text:a xlink:type="simple" xlink:href="https://www.zaobao.com.sg/realtime/world/story20230624-1407317" text:style-name="Internet_20_link" text:visited-style-name="Visited_20_Internet_20_Link">
https://www.zaobao.com.sg/realtime/world/story20230624-1407317</text:a>
</text:p>
      <!--NEWS-->
      <text:h text:style-name="P10" text:outline-level="1">
<text:span text:style-name="T4">
Major Russian Army: Porigerjin sends troops to crusade Shosh, the authorities have accused them of changing and launching a criminal investigation</text:span>
</text:h>
      <text:p text:style-name="P4">
Author: chinese@voanews.com (美国之音)</text:p>
      <text:p text:style-name="P4">
Publisher: 美国之音中文网 (Type: NewsMediaOrganization)</text:p>
      <text:p text:style-name="P4">
Published Time: 2023-06-24T09:12:07+08:00</text:p>
      <text:p text:style-name="P4">
Modified Time: 2023-06-24 04:00:14Z</text:p>
      <text:p text:style-name="P4">
Description: The owner of the Wagner Private Armed Group, Yofgeni Porigin, said on Saturday (June 24) in the morning that his troops entered Russia from Ukrainian Vietnam and entered the city of Rostov. The resistance of the border guards. Porigjin said that his soldiers were ready for the Russian military "to the end" and would eliminate any road stopper.</text:p>
      <text:p text:style-name="P4">
Videos: []</text:p>
      <text:p text:style-name="P4">
Images: []</text:p>
      <text:p text:style-name="P4">
Categories: ['乌克兰局势', '欧洲', '军事', '编辑推荐']</text:p>
      <text:p text:style-name="P4">
Type: None</text:p>
      <!--METADATA-->
      <text:p text:style-name="P4">
Nonenone</text:p>
      <text:p text:style-name="P4">
News Source: <text:a xlink:type="simple" xlink:href="https://www.voachinese.com/a/russia-opens-mutiny-probe-against-wagner-chief-20230623/7151035.html" text:style-name="Internet_20_link" text:visited-style-name="Visited_20_Internet_20_Link">
https://www.voachinese.com/a/russia-opens-mutiny-probe-against-wagner-chief-20230623/7151035.html</text:a>
</text:p>
      <!--NEWS-->
      <text:h text:style-name="P10" text:outline-level="1">
<text:span text:style-name="T4">
Wagner's leader said that the Russian helicopter vowed to overthrow the military leadership</text:span>
</text:h>
      <text:p text:style-name="P4">
Author: 联合早报 (Person)</text:p>
      <text:p text:style-name="P4">
Publisher: 联合早报 (Organization)</text:p>
      <text:p text:style-name="P4">
Published Time: 2023-06-24T09:23</text:p>
      <text:p text:style-name="P4">
Modified Time: 2023-06-24T14:51</text:p>
      <text:p text:style-name="P4">
Description: The Russian mercenary organization's head of the Vagna Group Poligon said in the early morning of Saturday (June 24) that his troops shot down a Russian military helicopter. Agence France -Presse reported that Pryigo released a new speech recording: "A helicopter just fired on a civilian column. It has been ...</text:p>
      <text:p text:style-name="P4">
Videos: []</text:p>
      <text:p text:style-name="P4">
Audios: []</text:p>
      <text:p text:style-name="P4">
Images: []</text:p>
      <text:p text:style-name="P4">
Type: NewsArticle</text:p>
      <text:p text:style-name="P4">
Breadcrumbs: ['即时', '国际']</text:p>
      <text:p text:style-name="P4">
Keywords: ['俄乌战争', '俄罗斯国防部', '普京', '俄罗斯兵变']</text:p>
      <!--METADATA-->
      <text:p text:style-name="P4">
The Russian mercenary organization's head of the Vagna Group Poligon said in the early morning of Saturday (June 24) that his troops shot down a Russian military helicopter.</text:p>
      <text:p text:style-name="P4">
Agence France -Presse reported that Perigo released a new speech recording: "A helicopter has just fired towards a civilian column. It has been shot down by the Wagner forces."</text:p>
      <text:p text:style-name="P4">
Porigo vowed in the recording and will take all the necessary actions to overthrow the Russian military leadership. "We will go all out and we will fight to the end."</text:p>
      <text:p text:style-name="P4">
He said that the Wagner troops have entered Rostov, southern Russia, but did not provide any evidence, and AFP cannot independently verify his claims.</text:p>
      <text:p text:style-name="P4">
"We will destroy everything that blocks us."</text:p>
      <text:p text:style-name="P4">
Poligon and the Russian Ministry of Defense did not have a period of time. On Friday (23rd), he accused the military of missing missiles on his troops and threatened to retaliate.</text:p>
      <text:p text:style-name="P4">
Porigon even called on Russians to join his troops to punish Moscow's military leadership. This was the most bold challenge to Russia President Putin since the outbreak of the Russian and Ukraine War last year.</text:p>
      <text:p text:style-name="P4">
Reuters earlier reported that the Tas Society quoted the National Anti -Terrorism Commission that the Russian Federal Security Agency had filed a criminal lawsuit against Pryigo, which was charged with armed rebellion.</text:p>
      <text:p text:style-name="P4">
The International Telecommunications Agency quoted the Kremlin spokesman Peskov that Putin had heard the briefing and "is taking necessary measures."</text:p>
      <text:p text:style-name="P4">
News Source: <text:a xlink:type="simple" xlink:href="https://www.zaobao.com.sg/realtime/world/story20230624-1407325" text:style-name="Internet_20_link" text:visited-style-name="Visited_20_Internet_20_Link">
https://www.zaobao.com.sg/realtime/world/story20230624-1407325</text:a>
</text:p>
      <!--NEWS-->
      <text:h text:style-name="P10" text:outline-level="1">
<text:span text:style-name="T4">
American Intelligence Agency: New Crown Origin has new sayings</text:span>
</text:h>
      <text:p text:style-name="P4">
Author: None (Language: zh)</text:p>
      <text:p text:style-name="P4">
Publisher: None</text:p>
      <text:p text:style-name="P4">
Time: 2023-06-24T09:28:00Z</text:p>
      <text:p text:style-name="P4">
Description: Not long ago, three scientists about the Wuhan Institute of Virus may be infected with the new crown virus before the beginning of the big popularity, and the US intelligence agency denied in the latest report. Although it is resolutely refuted that the new crown is the allegations of the Chinese military as a biological weapon development, it does not rule out everything else.</text:p>
      <text:p text:style-name="P4">
Videos: []</text:p>
      <text:p text:style-name="P4">
Images: []</text:p>
      <text:p text:style-name="P4">
Subject: 时政风云</text:p>
      <text:p text:style-name="P4">
Subjects: ['奥巴马', '专题报道：新型冠状病毒', '美国']</text:p>
      <text:p text:style-name="P4">
Keywords: ['新冠', '起源', '武汉', '病毒研究所', '科学家', '染病', '美国', '美国国家情报总监办公室', 'ODNI', '证据', '解放军', '生物']</text:p>
      <text:p text:style-name="P4">
Id: 66020451</text:p>
      <!--METADATA-->
      <text:p text:style-name="P4">
<text:a xlink:type="simple" xlink:href="https://www.dw.com/zh/overlay/image/article/66020451/56817298" text:style-name="Internet_20_link" text:visited-style-name="Visited_20_Internet_20_Link">
 </text:a>
Chinese officials have always positively promoted the new crown control measures to refute the virus from Wuhan (information picture)</text:p>
      <text:p text:style-name="P4">
(Voice of German in Chinese) American intelligence agencies said in a report that they decoded on Friday that they did not find direct evidence to show that the COVID-19 major popularity originated from the China Wuhan Virus Research Institute.</text:p>
      <text:p text:style-name="P4">
The Office of the National Intelligence Director(One)The preparation of this four -page report states that the American intelligence community cannot exclude the possibility of this virus from the laboratory, and it has not been able to discover the origin of this popular.</text:p>
      <text:p text:style-name="P4">
According to the report, although a large number of coronary virus research was performed at the Wuhan Virus Research Institute, intelligence agencies did not find specific evidence of event evidence that might cause the outbreak of the epidemic. This report was produced by the National Intelligence Director's Office for Congress and has an unintentional confidentiality attachment. This was introduced after the US legislators requested more comprehensively three months ago after explaining the origin of the epidemic.</text:p>
      <text:p text:style-name="P4">
Some legislators in the United States have accused the virus from the so -called gain functional genetic engineering research of Wuhan, and <text:a xlink:type="simple" xlink:href="https://www.dw.com/zh/zh/近50万人死于新冠肺炎-美再指中国隐瞒数据/a-56645436" text:style-name="Internet_20_link" text:visited-style-name="Visited_20_Internet_20_Link">
Beijing covers evidence that this is a human -made disease. </text:a>
</text:p>
      <text:p text:style-name="P4">
Biden visited the Office of the National Intelligence Director in July 20021</text:p>
      <text:h text:style-name="P12" text:outline-level="3">
<text:span text:style-name="T4">
Three scientists in Wuhan?</text:span>
</text:h>
      <text:p text:style-name="P4">
Recently, international media have quoted US government sources as saying that the United States survey on the new crown traceability so far shows that at the beginning of the outbreak of the epidemic, <text:a xlink:type="simple" xlink:href="https://www.dw.com/zh/zh/媒体武汉病毒所研究人员曾在新冠疫情初期染病/a-66004335" text:style-name="Internet_20_link" text:visited-style-name="Visited_20_Internet_20_Link">
three scientists at Wuhan Virus Research Institute have been infected with suspicious unknown diseases,</text:a>
One of the research has also been funded by US officials.</text:p>
      <text:p text:style-name="P4">
Last week, American news media Public quoted several US government officials that the three scientists of the Wuhan Virus Research Institute, Ben Hu, Zhu Yan (Yan Zhu), and Yuping In the fall of 2019, a symptom of new crown pneumonia appeared after similar. At that time, they were conducting research on coronary viruses in bat body.</text:p>
      <text:p text:style-name="P4">
"Wall Street Journal" quoted predecessors and current US officials on Wednesday (June 21) that among the three researchers of Wuhan Virus Research Institute who suffered from unknown diseases in the early days of the outbreak of the new crown epidemic, a scientist had participated in the US government funded Coronal virus research project.</text:p>
      <text:p text:style-name="P4">
Earlier, the Sunday Times reported on June 11 that the US State Department investigators found that an unpopular US intelligence report showed that in November 2019, China engaged in coronary virus -related experiments in China Among the researchers, some people have symptoms similar to the new coronal virus, "due to serious illness, they are seeking hospitalization for hospitalization."</text:p>
      <text:p text:style-name="P4">
This is consistent with the information learned by the Wall Street Journal from government officials. U.S. officials say that the symptoms of these researchers are "consistent with the new crown or a seasonal disease", but the nature of the diseases they suffer from has not yet been finalized.</text:p>
      <text:p text:style-name="P4">
*#####</text:p>
      <text:h text:style-name="P12" text:outline-level="3">
<text:span text:style-name="T4">
to "negative clear zero"</text:span>
</text:h>
      <text:p text:style-name="P4">
After relaxing the epidemic prevention policy in early December, the number of infections showed an explosive growth. According to the "Minutes of the National Health and Health Committee Meeting on December 21", in just 20 days, China has accumulated a total of 248 million infections. On December 20, about 37 million infection cases were added nationwide. Bloomberg and the Financial Times confirmed the authenticity of the Minutes of the meeting from the participants. Many Chinese people's intuitive feelings are: the people around them are Yang. The canned yellow peach is also tight.</text:p>
      <text:p text:style-name="P4">
*#####</text:p>
      <text:h text:style-name="P12" text:outline-level="3">
<text:span text:style-name="T4">
</text:span>
</text:h>
      <text:p text:style-name="P4">
Along with this wave of infection, people across China crazy look for drugs, snapped drugs and blood oxygen instruments. In many places in China, there is a case of cold, antipyretic drugs, and shortages, and some cities have implemented drug restrictions. This has also caused some doubts: Why did the government prepare accordingly in advance? At the same time, Paxlovid, a new crown oral special effects drug developed by Pfizer, is even more difficult to find. The Indian version of the generic drugs are also hot. The Chinese media "First Financial" all stated in the report, "The movie" I am not a medicine " The familiar bridge in God staged again. "</text:p>
      <text:p text:style-name="P4">
*#####</text:p>
      <text:h text:style-name="P12" text:outline-level="3">
<text:span text:style-name="T4">
Medical system is full of official data completely distorted</text:span>
</text:h>
      <text:p text:style-name="P4">
The infected tsunami also puts tremendous pressure on the Chinese health medical system. Hospitals, patients with dying in life, exhausted medical staff, funeral home and the crematorium are arranged by long teams -such pictures are everywhere. The new crown infection and death data released by China has been completely disconnected from the real situation. According to the official figures, only a dozen people have died in the new crowns since December in early December.</text:p>
      <text:p text:style-name="P4">
*#####</text:p>
      <text:h text:style-name="P12" text:outline-level="3">
<text:span text:style-name="T4">
The most injured by the elderly</text:span>
</text:h>
      <text:p text:style-name="P4">
Many media and public articles pointed out that Chinese hospitals and clinics are full of elderly people (the picture shows Shanghai Tongren Hospital on January 3). As early as mid -December, foreign media reported that funeral parlor and crematorium in Beijing and other cities were abnormally crowded. Since mid -to -late December, many people have posted news about the death of elders at home in social media, and even the Chinese media have reported the news that "6 days, the Republic lost 16 academicians". However, Chinese reports did not know the cause of the death of these elderly academicians. Some Netease Public Article Articles said on December 24: "9 days of 9 academicians died in 3 days. They could not hold on to medical care, let alone ordinary elderly people."</text:p>
      <text:p text:style-name="P4">
*#####</text:p>
      <text:h text:style-name="P12" text:outline-level="3">
<text:span text:style-name="T4">
The spread of infection from the city to the countryside</text:span>
</text:h>
      <ul>
        <li>
#####</li>
      </ul>
      <text:h text:style-name="P12" text:outline-level="3">
<text:span text:style-name="T4">
Data analysis: Infected death will reach the peak on January 23</text:span>
</text:h>
      <text:p text:style-name="P4">
According to British Health Information Analysis Company Airfinity in late December estimates that thousands of people in China currently die every day, and millions of people may die in the new crown (the picture shows a crematorium on December 18). The company also predicts that the death of Chinese infection will reach its peak on January 23, 2023, and the single -day death case will rise to about 25,000. And January 23 is the second day of the Chinese New Year of the Chinese Lunar New Year.</text:p>
      <text:p text:style-name="P4">
*#####</text:p>
      <text:h text:style-name="P12" text:outline-level="3">
<text:span text:style-name="T4">
China announced that "0+0" countries have begun to quarantine China</text:span>
</text:h>
      <text:p text:style-name="P4">
Chinese officials announced on December 26 that from January 8, 2023, the detection and centralized isolation of nucleic acid testing and centralized infected infected people in the country will no longer be isolated. At the same time, after the entry restrictions are relaxed, it will further optimize foreign people to come to China to arrange in China, and "orderly restore" Chinese citizens' outbound travel in the future. This has caused some countries to worry about the input of viruses from China and possible virus mutation. Japan, the United States, France (pictured) and other countries have first announced that they have implemented entry restrictions such as isolation or nucleic acid detection from entryrs from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U.S. National Intelligence Director Office: There is no information to support the recent statement</text:span>
</text:h>
      <text:p text:style-name="P4">
Today, the Office of the National Intelligence Director (ODNI) said they did not have information to support the recent statement, that is, the three scientists in the laboratory were the first batch of infected people of the new crown virus and may create this virus by themselves. <text:a xlink:type="simple" xlink:href="https://www.dw.com/zh/zh/新研究新冠病毒来自武汉华南海鲜市场/a-60987262" text:style-name="Internet_20_link" text:visited-style-name="Visited_20_Internet_20_Link">
The report reiterates the conclusion that the relevant US agencies have reached in March</text:a>
The ODNI report pointed out that "almost all" member institutions (including NSA, CIA, and FBI) all believe that COVID-19 was not made by genetic engineering, and most institutions also believed that it was not changed in the laboratory.</text:p>
      <text:p text:style-name="P4">
Since Wuhan's first report on human infection at the end of 2019, the origin of the new crown virus has almost caused fierce debate in the United States. U.S. President Bayeng signed an information decryption bill related to the origin of great popularity in March this year.</text:p>
      <text:p text:style-name="P4">
The latest report from the National Intelligence Director's Office stated that the research of the Wuhan Institute of Virus before the popularity did not include the SARS-COV-2 virus or its close relatives. There is no direct evidence that the incident related to personnel involving the personnel involved in the Wuhan Virus Research Institute had occurred before the popularity.</text:p>
      <text:p text:style-name="P4">
According to a report released by the Wall Street Journal in February this year, <text:a xlink:type="simple" xlink:href="https://www.dw.com/zh/zh/美能源部fbi指疫情源自中国实验室泄漏-白宫称尚无结论/a-64828455" text:style-name="Internet_20_link" text:visited-style-name="Visited_20_Internet_20_Link">
the US Department of Energy was evaluated in an intelligence report as a "low trust" in the United States</text:a>
This big epidemic is most likely to originate from the leakage of the Chinese laboratory. This evaluation was denied by Beijing, saying that this statement was "no credibility."</text:p>
      <text:p text:style-name="P4">
As of March 20, the other four US agencies still believed that COVID-19 may be the result of natural communication, and the two institutions have not made a decision.</text:p>
      <text:p text:style-name="P4">
*#</text:p>
      <text:h text:style-name="P13" text:outline-level="4">
<text:span text:style-name="T4">
virus under the electronic microscope</text:span>
</text:h>
      <text:h text:style-name="P12" text:outline-level="3">
<text:span text:style-name="T4">
The crown of stabbing</text:span>
</text:h>
      <text:p text:style-name="P4">
The 10 -year -old Andrej imagined by Russia's new crown virus is like this. Its popularity has made the whole world unable to settle for nearly two years. Its name comes from Latin Corona, which means the crown. For the first time in 1968, someone used the coronary virus, because the virus surface had spines on the surface of the virus.</text:p>
      <text:p text:style-name="P4">
*#</text:p>
      <text:h text:style-name="P13" text:outline-level="4">
<text:span text:style-name="T4">
virus under the electronic microscope</text:span>
</text:h>
      <text:h text:style-name="P12" text:outline-level="3">
<text:span text:style-name="T4">
Photo Picture</text:span>
</text:h>
      <text:p text:style-name="P4">
This is its true appearance. The new coronary virus (SARS-COV-2) has a diameter of about 80 nanometers, and the virus has a virus ribosic acid-that is, gene code, and the outer layer of spiny protein play a protective role. Like SARS and MERS, they belong to the coronary virus.</text:p>
      <text:p text:style-name="P4">
*#</text:p>
      <text:h text:style-name="P13" text:outline-level="4">
<text:span text:style-name="T4">
virus under the electronic microscope</text:span>
</text:h>
      <text:h text:style-name="P12" text:outline-level="3">
<text:span text:style-name="T4">
In the air, spread in the air</text:span>
</text:h>
      <text:p text:style-name="P4">
New crown virus spreads through the form of droplets and gas solution. Sneezing or speaking in the infected person will exhale virus particles. Therefore, wearing a mask can play a role in preventing virus diffusion and becoming an indispensable epidemic prevention tool. However, the virus may also spread through the surface of the object, so please wash your hands frequently!</text:p>
      <text:p text:style-name="P4">
*#</text:p>
      <text:h text:style-name="P13" text:outline-level="4">
<text:span text:style-name="T4">
virus under the electronic microscope</text:span>
</text:h>
      <text:h text:style-name="P12" text:outline-level="3">
<text:span text:style-name="T4">
How to invade the cells</text:span>
</text:h>
      <text:p text:style-name="P4">
The spiny protein of the new coronary virus is combined with the protein on the surface of the host cells (green in the figure). The chemical changes caused by the virus entered the cells and forced the cells to copy its ribonic acid. Only one cell can copy tens of thousands of new virus particles (purple), which will further invade other cells in the body.</text:p>
      <text:p text:style-name="P4">
*#</text:p>
      <text:h text:style-name="P13" text:outline-level="4">
<text:span text:style-name="T4">
virus under the electronic microscope</text:span>
</text:h>
      <text:h text:style-name="P12" text:outline-level="3">
<text:span text:style-name="T4">
Humans have no immune forces</text:span>
</text:h>
      <text:p text:style-name="P4">
This is a cell (blue) infected by the new crown virus particles (red) under the electronic microscope. The new coronal virus is very similar to the virus that causes influenza and the cold. But until 2019, the human immune system was completely unfamiliar with it, so no one had immunity to it.</text:p>
      <text:p text:style-name="P4">
*#</text:p>
      <text:h text:style-name="P13" text:outline-level="4">
<text:span text:style-name="T4">
virus under the electronic microscope</text:span>
</text:h>
      <text:h text:style-name="P12" text:outline-level="3">
<text:span text:style-name="T4">
SARS-COV-: The first coronary virus erupted in the 21st century.</text:span>
</text:h>
      <ul>
        <li>
#</li>
      </ul>
      <text:h text:style-name="P13" text:outline-level="4">
<text:span text:style-name="T4">
virus under the electronic microscope</text:span>
</text:h>
      <text:h text:style-name="P12" text:outline-level="3">
<text:span text:style-name="T4">
MERS-COV: Another kind of coronary virus</text:span>
</text:h>
      <text:p text:style-name="P4">
In 2012 researchers discovered a new coronary virus MERS-COV(yellow)Essence Infected people have symptoms similar to influenza, and are later called "Middle East Respiratory Syndrome" because of their earliest foundations. MERS virus's infectious power is not as strong as new coronal virus, and more spreads among family members and hospitalization patients.</text:p>
      <text:p text:style-name="P4">
*#</text:p>
      <text:h text:style-name="P13" text:outline-level="4">
<text:span text:style-name="T4">
virus under the electronic microscope</text:span>
</text:h>
      <text:h text:style-name="P12" text:outline-level="3">
<text:span text:style-name="T4">
HIV: Another century plague</text:span>
</text:h>
      <text:p text:style-name="P4">
HIV (HIV)(yellow)T cells that attack the immune system(blue)Essence Like the new coronal virus, it is also a virus based on ribonucleic acid. If not treated, the virus will continue to weaken the immune system until it cannot resist any infection. HIV spreads through body fluids such as semen and blood. There is no vaccine for this virus so far, but some drugs can reduce the number of viruses in the body, thereby preventing the infected people from becoming the diseas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does not rule out any possibility</text:span>
</text:h>
      <text:p text:style-name="P4">
The report of ODNI, the Office of the National Intelligence Director, did not exclude the possibility of Wuhan Laboratory being studying COVID-19 and may leak due to negligence when the epidemic broke out.</text:p>
      <text:p text:style-name="P4">
ODNI said that the intelligence community still occurs naturally by the virus -for example, maybe it may be different from animals, such as bats, or problems caused by laboratory leaks.</text:p>
      <text:p text:style-name="P4">
The report pointed out that Wuhan Lab has conducted pathogenic research and vaccine development with the Chinese People's Liberation Army (PLA) to "meet public health needs."</text:p>
      <text:p text:style-name="P4">
However, the report said that the coronary virus used in these studies is too alienated with SARS-COV-2, which cannot lead to the appearance of SARS-COV-2. "</text:p>
      <text:p text:style-name="P4">
The report resolutely refuted that Covid-19 was the allegations of the development of the Chinese People's Liberation Army as a biological weapon development. "The intelligence community continues to evaluate. Because the symptoms of relevant researchers may be caused by a variety of diseases, this information neither supports nor refute any assumptions of the origin of great epidemic." The report said.</text:p>
      <text:p text:style-name="P4">
(Reuters, France -France, Associated Press, "Wall Street Journal", etc.)</text:p>
      <text:p text:style-name="P4">
News Source: <text:a xlink:type="simple" xlink:href="https://www.dw.com/zh/美情报机构：新冠起源又有新说法/a-66020451" text:style-name="Internet_20_link" text:visited-style-name="Visited_20_Internet_20_Link">
https://www.dw.com/zh/美情报机构：新冠起源又有新说法/a-66020451?maca=chi-rss-chi-all-1127-rdf</text:a>
</text:p>
      <!--NEWS-->
      <text:h text:style-name="P10" text:outline-level="1">
<text:span text:style-name="T4">
After the visit of Brinkens, Beijing refers to the "tampering" one -China policy of the United States; experts: China spreads fake information</text:span>
</text:h>
      <text:p text:style-name="P4">
Author: chinese@voanews.com (锺辰芳)</text:p>
      <text:p text:style-name="P4">
Publisher: 美国之音中文网 (Type: NewsMediaOrganization)</text:p>
      <text:p text:style-name="P4">
Published Time: 2023-06-24T09:38:38+08:00</text:p>
      <text:p text:style-name="P4">
Modified Time: 2023-06-24 01:38:38Z</text:p>
      <text:p text:style-name="P4">
Description: U.S. Secretary of State Brills reiterated a Chinese policy in Beijing this week and emphasized that Washington's long -term policy has not changed. The core of a Chinese policy is "tampering" in China's political commitments in the three joint communiqués of the United States and China. Experts say that the Beijing authorities say that it is based on the "false premise". The United States has never "recognized" Taiwan in three joint communiqués. Taiwan is part of China. It is even more wrong to define the China Union's Bulletin.</text:p>
      <text:p text:style-name="P4">
Videos: []</text:p>
      <text:p text:style-name="P4">
Images: []</text:p>
      <text:p text:style-name="P4">
Categories: ['台湾', '美中关系', '编辑推荐']</text:p>
      <text:p text:style-name="P4">
Type: None</text:p>
      <!--METADATA-->
      <text:p text:style-name="P4">
Nonenone</text:p>
      <text:p text:style-name="P4">
News Source: <text:a xlink:type="simple" xlink:href="https://www.voachinese.com/a/experts-debunk-chinese-accusation-after-blinken-visit-that-us-distorts-its-one-china-policy-in-joint-communiques-on-taiwan-20230623/7150731.html" text:style-name="Internet_20_link" text:visited-style-name="Visited_20_Internet_20_Link">
https://www.voachinese.com/a/experts-debunk-chinese-accusation-after-blinken-visit-that-us-distorts-its-one-china-policy-in-joint-communiques-on-taiwan-20230623/7150731.html</text:a>
</text:p>
      <!--NEWS-->
      <text:h text:style-name="P10" text:outline-level="1">
<text:span text:style-name="T4">
Can the Indian frigates strengthen the strength of the Vietnamese Navy.</text:span>
</text:h>
      <text:p text:style-name="P4">
Author: chinese@voanews.com (林柏宏)</text:p>
      <text:p text:style-name="P4">
Publisher: 美国之音中文网 (Type: NewsMediaOrganization)</text:p>
      <text:p text:style-name="P4">
Published Time: 2023-06-24T09:51:55+08:00</text:p>
      <text:p text:style-name="P4">
Modified Time: 2023-06-24 18:04:32Z</text:p>
      <text:p text:style-name="P4">
Description: India has recently announced that it will give the Vietnamese navy a domestic frigate to help Hanoi strengthen its maritime defense capabilities. Experts said that this move shows that the India and Vietnam countries that are also facing China's threats are trying to deepen military cooperation through regional partners, but it is difficult to counterattack Beijing's gray areas at sea, but it is expected that China will not have excessive this recently. reaction.</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india-to-give-vietnam-warship-as-the-two-countries-tighten-defense-ties-20230623/7151048.html" text:style-name="Internet_20_link" text:visited-style-name="Visited_20_Internet_20_Link">
https://www.voachinese.com/a/india-to-give-vietnam-warship-as-the-two-countries-tighten-defense-ties-20230623/7151048.html</text:a>
</text:p>
      <!--NEWS-->
      <text:h text:style-name="P10" text:outline-level="1">
<text:span text:style-name="T4">
Reporter's notes: Do not shout loudly, "disposable" mobile phones and rules: Blingken's trip to China, the group interview highlights</text:span>
</text:h>
      <text:p text:style-name="P4">
Author: chinese@voanews.com (张蓉湘)</text:p>
      <text:p text:style-name="P4">
Publisher: 美国之音中文网 (Type: NewsMediaOrganization)</text:p>
      <text:p text:style-name="P4">
Published Time: 2023-06-24T09:54:41+08:00</text:p>
      <text:p text:style-name="P4">
Modified Time: 2023-06-24 01:54:41Z</text:p>
      <text:p text:style-name="P4">
Description: Before reporting to the media of US Secretary of State Anthony Blingken on Sunday (June 18) with Chinese Foreign Minister Qin Gang, an American reporter was told that if any member of the United States decided to ask questions loudly, they would be kicked out immediately. The interview venue, and if they go to mainland China in the future, they may eventually refuse to issue a visa.</text:p>
      <text:p text:style-name="P4">
Videos: []</text:p>
      <text:p text:style-name="P4">
Images: []</text:p>
      <text:p text:style-name="P4">
Categories: ['记者手记', '中国', '美中关系', '编辑推荐', '新闻自由']</text:p>
      <text:p text:style-name="P4">
Type: None</text:p>
      <!--METADATA-->
      <text:p text:style-name="P4">
Nonenone</text:p>
      <text:p text:style-name="P4">
News Source: <text:a xlink:type="simple" xlink:href="https://www.voachinese.com/a/no-questions-burner-iphones-and-rules-behind-the-scenes-of-blinken-s-highly-watched-china-trip-20230623/7151030.html" text:style-name="Internet_20_link" text:visited-style-name="Visited_20_Internet_20_Link">
https://www.voachinese.com/a/no-questions-burner-iphones-and-rules-behind-the-scenes-of-blinken-s-highly-watched-china-trip-20230623/7151030.html</text:a>
</text:p>
      <!--NEWS-->
      <text:h text:style-name="P10" text:outline-level="1">
<text:span text:style-name="T4">
Minister of Communications reminds the airline to prepare before the final period of 5G upgrades to avoid flight versions</text:span>
</text:h>
      <text:p text:style-name="P4">
Author: Alison Sider</text:p>
      <text:p text:style-name="P4">
Publisher: 华尔街日报中文网</text:p>
      <text:p text:style-name="P4">
Published Time: 2023-06-24T1:25:00.000Z</text:p>
      <text:p text:style-name="P4">
Modified Time: 2023-06-24T05:25:00.000Z</text:p>
      <text:p text:style-name="P4">
Created Time: 2023-06-24T04:06:00.000Z</text:p>
      <text:p text:style-name="P4">
Description: US Secretary of Transportation, Pittegiggig, warned that if the airline did not upgrade the device before the last term to avoid being disturbed by the 5G wireless signal, the air travel may be disturbed afterwards.</text:p>
      <text:p text:style-name="P4">
Images: []</text:p>
      <text:p text:style-name="P4">
Categories: ['商业']</text:p>
      <text:p text:style-name="P4">
Keywords: SYND</text:p>
      <text:p text:style-name="P4">
Type: Article</text:p>
      <!--METADATA-->
      <text:p text:style-name="P4">
US Secretary of Transportation Pitt Betigig(Piebuttigieg)It is warned that if the airline has not upgraded the equipment before the last period to avoid being disturbed by the 5G wireless signal, aviation travel may be disturbed afterwards.</text:p>
      <text:p text:style-name="P4">
News Source: <text:a xlink:type="simple" xlink:href="https://cn.wsj.com/articles/%E7%BE%8E%E4%BA%A4%E9%80%9A%E9%83%A8%E9%95%BF%E6%8F%90%E9%86%92%E8%88%AA%E7%A9%BA%E5%85%AC%E5%8F%B8%E5%9C%A85g%E5%8D%87%E7%BA%A7%E6%9C%80%E5%90%8E%E6%9C%9F%E9%99%90%E5%89%8D%E5%81%9A%E5%A5%BD%E5%87%86%E5%A4%87-%E4%BB%A5%E9%81%BF%E5%85%8D%E8%88%AA%E7%8F%AD%E5%BB%B6%E8%AF%AF-9699c2d1" text:style-name="Internet_20_link" text:visited-style-name="Visited_20_Internet_20_Link">
https://cn.wsj.com/articles/%E7%BE%8E%E4%BA%A4%E9%80%9A%E9%83%A8%E9%95%BF%E6%8F%90%E9%86%92%E8%88%AA%E7%A9%BA%E5%85%AC%E5%8F%B8%E5%9C%A85g%E5%8D%87%E7%BA%A7%E6%9C%80%E5%90%8E%E6%9C%9F%E9%99%90%E5%89%8D%E5%81%9A%E5%A5%BD%E5%87%86%E5%A4%87-%E4%BB%A5%E9%81%BF%E5%85%8D%E8%88%AA%E7%8F%AD%E5%BB%B6%E8%AF%AF-9699c2d1</text:a>
</text:p>
      <!--NEWS-->
      <text:h text:style-name="P10" text:outline-level="1">
<text:span text:style-name="T4">
China Military Machinery Viend Taiwan Strait Mid -line U.S. Aircraft Carrier stops in Vietnam</text:span>
</text:h>
      <text:p text:style-name="P4">
Author: None (Language: zh)</text:p>
      <text:p text:style-name="P4">
Publisher: None</text:p>
      <text:p text:style-name="P4">
Time: 2023-06-24T10:02:00Z</text:p>
      <text:p text:style-name="P4">
Description: After the end of the U.S. Secretary of State Brills, China and the United States began to "show muscles". On Saturday, the Taiwan military detected 8 Military Aircraft in the PLA to cross the Taiwan Strait. The US aircraft carriers were expected to stop at Vietnam Port on Sunday. In addition, media reports stated that the two ships between China and the United States had passed the Taiwan Strait earlier this week.</text:p>
      <text:p text:style-name="P4">
Videos: []</text:p>
      <text:p text:style-name="P4">
Images: []</text:p>
      <text:p text:style-name="P4">
Subject: 时政风云</text:p>
      <text:p text:style-name="P4">
Subjects: ['南希·佩洛西', '专题报道：习近平访美', '岛屿主权争端', '越南']</text:p>
      <text:p text:style-name="P4">
Keywords: ['台湾海峡', '中美关系', '越南', '里根号', '山东号', '布林肯', '两岸关系']</text:p>
      <text:p text:style-name="P4">
Id: 66020637</text:p>
      <!--METADATA-->
      <text:p text:style-name="P4">
<text:a xlink:type="simple" xlink:href="https://www.dw.com/zh/overlay/image/article/66020637/59095251" text:style-name="Internet_20_link" text:visited-style-name="Visited_20_Internet_20_Link">
 </text:a>
The J-16 fighter of the Chinese Air Force</text:p>
      <text:p text:style-name="P4">
(Voice of Germany Chinese website) The Taiwan Ministry of National Defense issued a press release on June 24, saying that Chinese military aircraft have been discovered one after another since 8 am that day, including J-10, J-16 The middle line of the Taiwan Strait is near the 24th line. At the same time, five CCP warships cooperated with the "joint warup police patrol".</text:p>
      <text:p text:style-name="P4">
The Ministry mentioned that the Taiwan military "controlled the dynamics throughout the process, and sent the mission machine, ship and shore missile system to strictly monitor the should." At the same time, the strategic location covers Taiwan and participated in the Taiwan PLA's Eastern theater, which has participated in Taiwan ’s military operations many times, and released a training record for“ Long Hangfei Flight Training ”on its WeChat public account. The article mentioned that the training was integrated into the actual background, simulating the air continuously in the air, and verifying the actual combat topics such as fast forward push and long -domain deterrent.</text:p>
      <text:h text:style-name="P12" text:outline-level="3">
<text:span text:style-name="T4">
China -US Navy through the Taiwan Strait</text:span>
</text:h>
      <text:p text:style-name="P4">
<text:a xlink:type="simple" xlink:href="https://www.dw.com/zh/zh/布林肯告诉习近平拜登认为美中有义务处理好关系/a-65956287" text:style-name="Internet_20_link" text:visited-style-name="Visited_20_Internet_20_Link">
Just this week, the US Secretary of State Brills ended the Beijing visit on the 19th</text:a>
The Seventh Fleet in the United States announced the navigation mission of the patrol boat "Straton" on the 20th. Essence The Chinese aircraft carrier's "Shandong" formation also comes from 20 to 21st, crossing the Taiwan Strait from south to north, which means that the two ships between China and the United States may have passed by in the Taiwan Strait.</text:p>
      <text:p text:style-name="P4">
A statement issued by the Seventh Fleet in the United States states that the "Straton" crossing the Taiwan Strait shows the United States' commitment to the Indo -Pacific region that is free to open. However, the China Maritime Police Department stated on the 22nd that the US Coast Guard "Stradon" passed the Taiwan Strait on the 21st and publicly speculated, and emphasized that China will strengthen the cruise law enforcement in China's jurisdiction, and resolutely safeguard national sovereignty , Security and marine rights.</text:p>
      <text:h text:style-name="P12" text:outline-level="3">
<text:span text:style-name="T4">
Ligan "stopped Vietnam on the 25th</text:span>
</text:h>
      <text:p text:style-name="P4">
Another US military ship, the "Reagan" aircraft carrier, will stop at Pangang, a port city in central Vietnam on Sunday (June 25). On the 30th, this visit was "normal and friendly exchanges for peace, stability, cooperation and development of the world and the world." Washington is seeking to improve the formal relationship with Vietnam. This is also the third visit to Vietnam since the end of the Vietnam War in 1975.</text:p>
      <text:p text:style-name="P4">
Liden aircraft carrier</text:p>
      <text:p text:style-name="P4">
And Vietnam and China have repeatedly repeatedly occurred due to the border issues of the South China Sea, including last month <text:a xlink:type="simple" xlink:href="https://www.dw.com/zh/zh/越南指责中向阳红10号科考船等船只侵犯其主权/a-65735901" text:style-name="Internet_20_link" text:visited-style-name="Visited_20_Internet_20_Link">
Yuefang accused the Chinese science and escort and escort maritime police ships violated its sovereignty</text:a>
Essence China claims to the entire South China Sea, covering the waters in the exclusive economic zone advocated by Vietnam and four other Southeast Asian countries.</text:p>
      <text:p text:style-name="P4">
(Comprehensive report)</text:p>
      <text:p text:style-name="P4">
News Source: <text:a xlink:type="simple" xlink:href="https://www.dw.com/zh/中国军机越台海中线-美航母停靠越南/a-66020637" text:style-name="Internet_20_link" text:visited-style-name="Visited_20_Internet_20_Link">
https://www.dw.com/zh/中国军机越台海中线-美航母停靠越南/a-66020637?maca=chi-rss-chi-all-1127-rdf</text:a>
</text:p>
      <!--NEWS-->
      <text:h text:style-name="P10" text:outline-level="1">
<text:span text:style-name="T4">
Wagna threatened to overthrow the Russian army leaders in many areas of Russia to strengthen security</text:span>
</text:h>
      <text:p text:style-name="P4">
Publisher: 法新社</text:p>
      <text:p text:style-name="P4">
Published Time: 2023-06-24T10:02:07+00:00</text:p>
      <text:p text:style-name="P4">
Modified Time: 2023-06-24T09:35:02+00:00</text:p>
      <text:p text:style-name="P4">
Description: (Moscow, 24th), the Russian authorities announced today that the Russian mercenary organization's head of Wagner's head, Perigjin, threatened to overthrow the Russian army's leadership. The Russian capital is taking "counter -terrorism" 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24T10-02-07-00-00/000000.png" xlink:type="simple" xlink:show="embed" xlink:actuate="onLoad" draw:mime-type="image/png"/>
</draw:frame>
Local authorities of Rostov and Lipetsk also said that local security measures have been strengthened.</text:p>
      <text:p text:style-name="P4">
The Wagner Group leader Yevgenyprigozhin announced that he would overthrow the leadership of the Russian army and stated that he had entered the Rostov-on-Don military headquarters on the southern Russia. Military land in this city.</text:p>
      <text:p text:style-name="P4">
The Russian capital Moscow Mayor Sergeisobyanin said the "purpose is to strengthen security" in counter -terrorism measures. There may be "additional control measures" on the road, and mass activities organized by the capital may be limited.</text:p>
      <text:p text:style-name="P4">
Igor Artamonov, the head of Lopezk, said he was meeting with members of the Russian Federal Security Agency (FSB).</text:p>
      <text:p text:style-name="P4">
The Russian Federal Security Agency has launched an investigation on threatening to launch the "armed rebellion".</text:p>
      <text:p text:style-name="P4">
News Source: <text:a xlink:type="simple" xlink:href="https://www.rfi.fr/cn/%E5%9B%BD%E9%99%85%E6%8A%A5%E9%81%93/20230624-%E7%93%A6%E6%A0%BC%E7%BA%B3%E6%89%AC%E8%A8%80%E6%8E%A8%E7%BF%BB%E4%BF%84%E5%86%9B%E9%A2%86%E5%AF%BC-%E4%BF%84%E5%A4%9A%E5%A4%84%E5%9C%B0%E5%8C%BA%E5%8A%A0%E5%BC%BA%E7%BB%B4%E5%AE%89" text:style-name="Internet_20_link" text:visited-style-name="Visited_20_Internet_20_Link">
https://www.rfi.fr/cn/%E5%9B%BD%E9%99%85%E6%8A%A5%E9%81%93/20230624-%E7%93%A6%E6%A0%BC%E7%BA%B3%E6%89%AC%E8%A8%80%E6%8E%A8%E7%BF%BB%E4%BF%84%E5%86%9B%E9%A2%86%E5%AF%BC-%E4%BF%84%E5%A4%9A%E5%A4%84%E5%9C%B0%E5%8C%BA%E5%8A%A0%E5%BC%BA%E7%BB%B4%E5%AE%89</text:a>
</text:p>
      <!--NEWS-->
      <text:h text:style-name="P10" text:outline-level="1">
<text:span text:style-name="T4">
The US Intelligence Report states that there is no direct evidence that the new crown virus originated from the Wuhan Institute of Virus</text:span>
</text:h>
      <text:p text:style-name="P4">
Author: chinese@voanews.com (美国之音)</text:p>
      <text:p text:style-name="P4">
Publisher: 美国之音中文网 (Type: NewsMediaOrganization)</text:p>
      <text:p text:style-name="P4">
Published Time: 2023-06-24T10:32:35+08:00</text:p>
      <text:p text:style-name="P4">
Modified Time: 2023-06-24 02:32:35Z</text:p>
      <text:p text:style-name="P4">
Description: A report from the decryption on Friday states that American intelligence agencies have not found that direct evidence indicates that the new crown virus (COVID-19) is popular from an incident in the Wuhan Virus Research Institute in China.</text:p>
      <text:p text:style-name="P4">
Videos: []</text:p>
      <text:p text:style-name="P4">
Images: []</text:p>
      <text:p text:style-name="P4">
Categories: ['美国', '中国', '新冠疫情']</text:p>
      <text:p text:style-name="P4">
Type: None</text:p>
      <!--METADATA-->
      <text:p text:style-name="P4">
Nonenone</text:p>
      <text:p text:style-name="P4">
News Source: <text:a xlink:type="simple" xlink:href="https://www.voachinese.com/a/no-direct-evidence-covid-started-in-wuhan-lab---us-intelligence-report-20230623/7151062.html" text:style-name="Internet_20_link" text:visited-style-name="Visited_20_Internet_20_Link">
https://www.voachinese.com/a/no-direct-evidence-covid-started-in-wuhan-lab---us-intelligence-report-20230623/7151062.html</text:a>
</text:p>
      <!--NEWS-->
      <text:h text:style-name="P10" text:outline-level="1">
<text:span text:style-name="T4">
Who is the Pricigin? How much influence is he?</text:span>
</text:h>
      <text:p text:style-name="P4">
Author: None (Language: zh)</text:p>
      <text:p text:style-name="P4">
Publisher: None</text:p>
      <text:p text:style-name="P4">
Time: 2023-06-24T10:49:00Z</text:p>
      <text:p text:style-name="P4">
Description: From the prison prisoners to "Putin's chef" to the behind -the -scenes boss of the Russian "Giant Demon Factory", the owner of the mercenary group "Wagner Group", how big is the influence of Porigojin? At present, the Kremlin has accused him of inciting the rebellion. How much threats can Pritjin pose on Putin?</text:p>
      <text:p text:style-name="P4">
Videos: []</text:p>
      <text:p text:style-name="P4">
Images: []</text:p>
      <text:p text:style-name="P4">
Subject: 时政风云</text:p>
      <text:p text:style-name="P4">
Subjects: []</text:p>
      <text:p text:style-name="P4">
Keywords: ['乌克兰', '普京', '俄罗斯入侵乌克兰']</text:p>
      <text:p text:style-name="P4">
Id: 66020810</text:p>
      <!--METADATA-->
      <text:p text:style-name="P4">
<text:a xlink:type="simple" xlink:href="https://www.dw.com/zh/overlay/image/article/66020810/64358257" text:style-name="Internet_20_link" text:visited-style-name="Visited_20_Internet_20_Link">
 </text:a>
As the leader of the mercenaries "Wagner Group", the internal fighting of the Milkin (pictured) and the Russian military, he called for an armed rebellion to overthrow Russia's defense chief, Shiyugu. And the Kremlin accused him of inciting the rebellion</text:p>
      <text:p text:style-name="P4">
(Voice of Germany), the leader of the Russian mercenaries "Wagner Group", Yevgenyprigozhin, said that the Russian army attacked his armed team on Friday. The Kremlin accused him of inciting the rebellion. How much influence is the influence of Pricigin and its Vagna Group?</text:p>
      <text:p text:style-name="P4">
The Wagner Group is notorious due to brutal killing and barbaric tactics on the battlefield. In a video of armed elements that are said to be defeated to Ukraine, the organization also showed its ruthless ruthlessness outside the battlefield.</text:p>
      <text:p text:style-name="P4">
According to reports, Wagner held a defector with a big hammer last year. Subsequently, it incorporated the big iron hammer icon into its logo.</text:p>
      <text:p text:style-name="P4">
Wagner incorporates the big iron hammer icon into its logo</text:p>
      <text:p text:style-name="P4">
The senior researcher of the Carnegie International Peace Foundation Andrei Kolesnikov once said in the independent media "Noveyagazeta" that "exaggerated cruelty" is the characteristic of Poriger.</text:p>
      <text:h text:style-name="P12" text:outline-level="3">
<text:span text:style-name="T4">
From prison to hot dogs, to "Putin’s chef"</text:span>
</text:h>
      <text:p text:style-name="P4">
Born in 1961 in Leningrad, the current St. Petersburg. According to reports, in his 20s, Porigin served a prison in the Soviet prison for 9 years in his 20s in his 20s. When he was released from prison, the Soviet Union disintegrated, and Perigo was on the road to entrepreneurship. He started making hot dog food cars in his hometown, and later turned to larger projects, such as opening a luxury restaurant in St. Petersburg. The restaurant became a gathering center of Russian elite, including the then Vice Mayor Putin, the deputy mayor of St. Petersburg.</text:p>
      <text:p text:style-name="P4">
Thanks to the close connection with the political elites, Poigerjin's business further expanded after Putin took office. His catering company, Concord, was founded in the 1990s and obtained an exclusive and profitable national banquet contract, including Putin's inauguration catering and US President Bush's visit to St. Petersburg. These contracts won the title of "Putin Chef".</text:p>
      <text:p text:style-name="P4">
However, Poriger's ambition is not limited to the catering industry.</text:p>
      <text:h text:style-name="P12" text:outline-level="3">
<text:span text:style-name="T4">
Interference in the US election and provide "gray services" for Putin</text:span>
</text:h>
      <text:p text:style-name="P4">
On February 14, 2023, Pleigo acknowledged that he was behind the scenes of an Internet research institution. The agency was a well -known giant devil factory network. According to the FBI, the agency organized the Internet Water Army to launch a wide range of false information dissemination activities to influence the results of the US presidential election in 2016. Porigin and his lawyer have previously strongly denied these allegations and also filed a legal lawsuit to reporters reporting his relationship with the Russian Giant Factory.</text:p>
      <text:p text:style-name="P4">
In 2014, Porigo established a private military company Wagner Group. Like the Giant Demon Factory, he has long denied any relationship with the organization until September 2022 he publicly acknowledged the matter.</text:p>
      <text:p text:style-name="P4">
Russian independent analyst Alexandraprokopenko told the Voice of Germany that the mercenaries of Prigjin provided Putin with "gray services". "He let his boss extremely with the party in regional politics they did not want to make public and officially involved." Proveredko said, "For example, in the Donedsk and Lugusk region in Ukraine, as well as Africa and Syria, Wagner hired mercenaries not only participated in the combat operation, but also guarded some oil facilities. "</text:p>
      <text:h text:style-name="P12" text:outline-level="3">
<text:span text:style-name="T4">
The contradiction between the Wagner Group and the Russian army</text:span>
</text:h>
      <text:p text:style-name="P4">
<text:a xlink:type="simple" xlink:href="https://www.dw.com/zh/zh/瓦格纳集团在非洲远远不只是雇佣兵/a-64856380" text:style-name="Internet_20_link" text:visited-style-name="Visited_20_Internet_20_Link">
Wagner Mercenary</text:a>
In 2014, the Ukrainian war was first involved in the Ukrainian war. After Russia's full invasion of Ukraine in February 2022, the fighting power of the Wagner Corps became an important military asset of the Kremlin in the fierce battle in eastern Ukraine. In January 2023, the Wagner Legion claimed that it had controlled the Ukrainian city of Solidal, which was regarded as one of the rare victories after the war in Moscow.</text:p>
      <text:h text:style-name="P12" text:outline-level="3">
<text:span text:style-name="T4">
Wagner Group "Rebellion" Head: What is the significance of war?</text:span>
</text:h>
      <text:p text:style-name="P4">
The efficiency of the Wagner Group and its increasingly important position on the battlefield have enlisted Pleigo's qualifications <text:a xlink:type="simple" xlink:href="https://www.dw.com/zh/zh/瓦格纳集团称遭俄军方背叛-莫斯科驳斥/a-64788325" text:style-name="Internet_20_link" text:visited-style-name="Visited_20_Internet_20_Link">
launched an offensive against senior Russian officers. </text:a>
In a strong protest of the public's lack of ammunition against Russian soldiers, he accused military leaders of incompetence. On February 20, 2023, in a 7 -minute audio, Pritjin accused Russia of the highest military commander of Russia to deprive his troops of ammunition and committed "the crime of betrayal."</text:p>
      <text:p text:style-name="P4">
He complained: "Although I have a lot of relationships and connections, I can't solve this problem." He also said that he was asked to "apologize and obey" to ensure that he provided ammunition for his soldiers. The Russian Ministry of Defense denied the allegations of Pricigjin, saying that his remarks were "absolutely not true."</text:p>
      <text:p text:style-name="P4">
One day later, Porigabin released another audio message as a response, claiming that the behavior of military officials was "tantamount to spitting into Wagner."</text:p>
      <text:p text:style-name="P4">
Porigin also came forward to attack the Minister of Defense Sergei Shoigu and ValeryGrasimov, the highest general in Russia, who was responsible for the modernization of the army. In the May criticism, he accused Russia's military bureaucrats that failed to successfully occupy Bach Murd. <text:a xlink:type="simple" xlink:href="https://www.dw.com/zh/zh/为什么巴赫穆特之战对乌俄两国都如此重要/a-65690776" text:style-name="Internet_20_link" text:visited-style-name="Visited_20_Internet_20_Link">
For a few months, Bach Mutter has been the center of conflict</text:a>
Both Russia and Ukraine are seriously casualties.</text:p>
      <text:p text:style-name="P4">
Porigjin told Russia's official media: "Without our terrible military bureaucratic agency ... Bach Murut will win before the New Year."</text:p>
      <text:p text:style-name="P4">
Coriezkov believes that under the Russian autocratic system, only Putin has the right to criticize military officials.</text:p>
      <text:p text:style-name="P4">
"Putin needs Pricigo to keep the military generals be vigilant." He said, "Putin balances the" weight "of various characters, allowing them to oppose each other and supervise each other to avoid excessive expansion."</text:p>
      <text:p text:style-name="P4">
Despite the severe rebuilding military officials, Putin still promoted Gracimov in January, making him commander -in -chief of the Ukrainian war. Analysts believe that this move shows that Pleigon's remarks have limited impact on Putin's decision -making.</text:p>
      <text:h text:style-name="P12" text:outline-level="3">
<text:span text:style-name="T4">
"Everyone who will make the Kremlin feel a headache" "</text:span>
</text:h>
      <text:p text:style-name="P4">
The Kremlin hopes to strengthen the control of Porigin, reflected in the cancellation of his right to recruit prisoners before. According to the US National Security Council, 80%of the Wagner forces are prisoners. In an interview with the Russian military blog and official media, Perigo acknowledged that the role of the Wagner Group in the Russian war after the shrinking will be even more limited.Earlier, Tatianastanovaya had predicted in an article in the Carnegie International Peace Foundation that Porigin's ambition on the political stage may damage his relationship with the Kremlin. "Domestic policy supervisors do not like his political incitement. His attack on official institutions and his tried to control Putin's staff by threatening to form a political party will make everyone in the Kremlin feel a headache."</text:p>
      <text:p text:style-name="P4">
News Source: <text:a xlink:type="simple" xlink:href="https://www.dw.com/zh/普里戈津何许人也？他有多大影响力？/a-66020810" text:style-name="Internet_20_link" text:visited-style-name="Visited_20_Internet_20_Link">
https://www.dw.com/zh/普里戈津何许人也？他有多大影响力？/a-66020810?maca=chi-rss-chi-all-1127-rdf</text:a>
</text:p>
      <!--NEWS-->
      <text:h text:style-name="P10" text:outline-level="1">
<text:span text:style-name="T4">
Belarusian President Mediation Wagner Corps stopped entering Moscow</text:span>
</text:h>
      <text:p text:style-name="P4">
Author: None (Language: zh)</text:p>
      <text:p text:style-name="P4">
Publisher: None</text:p>
      <text:p text:style-name="P4">
Time: 2023-06-24T11:06:00Z</text:p>
      <text:p text:style-name="P4">
Description: Belarusian President Lukashenko's office said on June 24 that Porigojin, the leader of the Wagner Mercenary Corps, has agreed to ease the situation. The latter confirmed that the troops have been ordered to return to the barracks. Earlier that day, the Wagner Legion, which fought in Ukraine, across the border to enter Russia. The goal was to overthrow Moscow's military leadership, forcing the Minister of Defense and Chief Staff.</text:p>
      <text:p text:style-name="P4">
Videos: []</text:p>
      <text:p text:style-name="P4">
Images: []</text:p>
      <text:p text:style-name="P4">
Subject: 时政风云</text:p>
      <text:p text:style-name="P4">
Subjects: ['俄罗斯', '乌克兰', '拜罗伊特音乐节', '普京', '俄罗斯入侵乌克兰']</text:p>
      <text:p text:style-name="P4">
Keywords: ['瓦格纳', '雇佣兵', '俄罗斯', '普京', '绍伊古', '俄军', '俄乌战争', '政变', '乌克兰']</text:p>
      <text:p text:style-name="P4">
Id: 66021015</text:p>
      <!--METADATA-->
      <h5>
</h5>
      <text:h text:style-name="P12" text:outline-level="3">
<text:span text:style-name="T4">
President of Belarusian Milk Wagner Corps stopped entering Moscow</text:span>
</text:h>
      <text:p text:style-name="P4">
Belarusian President Lukashenko's office said on June 24 that Porigojin, the leader of the Wagner Mercenary Corps, has agreed to ease the situation. The latter confirmed that the troops have been ordered to return to the barracks. Earlier that day, the Wagner Legion, which fought in Ukraine, across the border to enter Russia. The goal was to overthrow Moscow's military leadership, forcing the Minister of Defense and Chief Staff.</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Wagner Group "Rebellion" Head: What is the significance of war?</text:span>
</text:h>
      <text:p text:style-name="P4">
(Voice of Germany Chinese) said that Lukashenko talked with Porigojin with the consent of Russian President Putin to reach an agreement to stop Wagner's mercenaries in Russia.</text:p>
      <text:p text:style-name="P4">
Belarus said that it is discussing a agreement to ensure the security of the Wagner soldiers.</text:p>
      <text:p text:style-name="P4">
The official telegram channel of Lukashenko released the news.</text:p>
      <text:p text:style-name="P4">
Porigaba quickly confirmed the agreement. He said: "We are ordering the troops to turn around and return to the field camp."</text:p>
      <text:p text:style-name="P4">
He said he understood the importance of this moment and did not want to "bleed Russia."</text:p>
      <text:p text:style-name="P4">
Porigin did not disclose whether the Kremlin responded to his request to stop the Secretary of Defense.</text:p>
      <text:p text:style-name="P4">
The Kremlin did not comment immediately, but this agreement may resolve a crisis that seemed to be rapidly upgrading.</text:p>
      <text:p text:style-name="P4">
Earlier, the Forgin troops sent a armored team to Moscow, which obviously tried to launch a rebellion against the Russian military. The Kremlin then called on Porigin's troops to surrender.</text:p>
      <text:p text:style-name="P4">
According to Progether, his troops were only 200 kilometers away from the capital Moscow.</text:p>
      <text:p text:style-name="P4">
A armored vehicle appeared on the city of Rostac</text:p>
      <text:h text:style-name="P12" text:outline-level="3">
<text:span text:style-name="T4">
Incident</text:span>
</text:h>
      <text:p text:style-name="P4">
On the morning of the 24th local time, <text:a xlink:type="simple" xlink:href="https://www.dw.com/zh/zh/普里戈津何许人也他有多大影响力/a-66020810" text:style-name="Internet_20_link" text:visited-style-name="Visited_20_Internet_20_Link">
Porigoin(Evgeny Prigozhin)</text:a>
Published a short film on social media that the mercenary group has entered the Rostov city in southern Russia and controlled military facilities including the airport and the southern military region headquarters. At the same time, Porigin emphasized that the fighter at the military airport still "took off" as usual to participate in the attack on Ukraine and called on the Russian people to "do not trust the official television reports."</text:p>
      <text:p text:style-name="P4">
As the former confidence of Russian President Putin, Pricigo also broke the news in the short film that the Russian army has now lost a large area of land, retreating in eastern and southern Ukraine, and the number of soldiers killed by the reports received by the leadership. Times.</text:p>
      <text:p text:style-name="P4">
The official Russian media and many social media netizens released shows that many armed personnel appeared around the construction of the Rostov city government, and armored vehicles also operated in the urban area. However, the identity of these armed personnel is difficult to identify from the screen.</text:p>
      <text:p text:style-name="P4">
Moscow's Red Field area has been blocked</text:p>
      <text:h text:style-name="P12" text:outline-level="3">
<text:span text:style-name="T4">
Putin Talk: Do not let 1917 repeat itselfPutin disclosed that the Russian armed forces and other government agencies have received the necessary orders. "Moscow, Moscow region and other areas are taking additional counter -terrorism measures. We will also take decisive actions to stabilize the situation of Rostov on the banks of Rostef."</text:span>
</text:h>
      <text:p text:style-name="P4">
Putin's television speech warning civil war risk</text:p>
      <text:h text:style-name="P12" text:outline-level="3">
<text:span text:style-name="T4">
Contradiction has a long history</text:span>
</text:h>
      <text:p text:style-name="P4">
Earlier, the Russian Federal Security Agency(FSB)He was accused of "provoking the civil war" and asked for the soldiers of the Wagner Mercenary Corps to detain it. However, Porigjin responded that 25,000 soldiers were ready to die for the Russian people.</text:p>
      <text:p text:style-name="P4">
Earlier that day, Porigerjin also claimed that his troops shot down a Russian helicopter and threatened to destroy all obstacles.</text:p>
      <text:p text:style-name="P4">
The incident began on June 23. On the same day, Porigo suddenly released news on social media saying that the Russian Ministry of Defense was against the <text:a xlink:type="simple" xlink:href="https://www.dw.com/zh/zh/金融时报瓦格纳集团曾寻求向中国购买武器/a-65400141" text:style-name="Internet_20_link" text:visited-style-name="Visited_20_Internet_20_Link">
Wagner Mercenary Corps</text:a>
The rear camp launched a missile attack, and "Wagner"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However, the Russian Ministry of Defense denied the statement of attacking the Wagner Camp and emphasized that the Russian army had been busy fighting against the Ukraine on the front line.</text:p>
      <text:p text:style-name="P4">
<text:a xlink:type="simple" xlink:href="https://www.dw.com/zh/zh/俄罗斯入侵乌克兰/t-60868685" text:style-name="Internet_20_link" text:visited-style-name="Visited_20_Internet_20_Link">
Russia and Ukraine War</text:a>
Since the outbreak of last year, the Wagner Mercenary Corps has been active on the front line, in <text:a xlink:type="simple" xlink:href="https://www.dw.com/zh/zh/为什么巴赫穆特之战对乌俄两国都如此重要/a-65690776" text:style-name="Internet_20_link" text:visited-style-name="Visited_20_Internet_20_Link">
Bachurut Siege War</text:a>
It has played an extremely important role. <text:a xlink:type="simple" xlink:href="https://www.dw.com/zh/zh/瓦格纳集团首领发帖呼吁结束乌克兰战争/a-65346519" text:style-name="Internet_20_link" text:visited-style-name="Visited_20_Internet_20_Link">
But in recent months, Porigo and the high -level Russian army broke out fierce quarrels</text:a>
It is believed that the Ministry of National Defense was in <text:a xlink:type="simple" xlink:href="https://www.dw.com/zh/zh/俄稱拿下巴赫穆特-烏克蘭否認失守/a-65688395" text:style-name="Internet_20_link" text:visited-style-name="Visited_20_Internet_20_Link">
Bachurut Battle</text:a>
During the period <text:a xlink:type="simple" xlink:href="https://www.dw.com/zh/zh/瓦格纳集团称遭俄军方背叛-莫斯科驳斥/a-64788325" text:style-name="Internet_20_link" text:visited-style-name="Visited_20_Internet_20_Link">
No enough ammunition supply is provided</text:a>
And the Minister of Defense and Chief of Staff should be responsible for a large amount of casualties for the Vagina Mercenary Corps.</text:p>
      <text:p text:style-name="P4">
During the Battle Battle, Porigerin was talking to the mercenary soldiers' soldiers</text:p>
      <text:h text:style-name="P12" text:outline-level="3">
<text:span text:style-name="T4">
Zelei: Russia is fully weak</text:span>
</text:h>
      <text:p text:style-name="P4">
On June 24th, the President of Ukraine Zeleki commented on the rebellion of the Wagner Mercenary Corps saying: "The weakness of Russia is obvious. Comprehensive weakness ... ... the longer Russia has deployed its army and mercenaries on our territory The more chaos, pain and problems in it will be. Similarly, Ukraine can protect Europe from spreading from Russia's evil and chaos. "</text:p>
      <text:p text:style-name="P4">
He said in a video speech published on Saturday (June 24) local time: "The world can see that the rulers of Russia can control nothing. This is meaningless. It is simply a chaos."</text:p>
      <text:p text:style-name="P4">
Zelei Sky added: "Within one day, they lost several cities with a population of more than one million, and showed all Russian bandits, mercenaries, oligarchs, and others to occupy the Russian city with weapons, as well as possible including arms fire. How easy is it inside the library. "</text:p>
      <text:p text:style-name="P4">
He said that Putin was "obviously very scared" and was likely to "hide somewhere" and "no longer in Moscow."</text:p>
      <text:p text:style-name="P4">
Zelezki warned that Russia's next round of chaos will be "more dangerous."</text:p>
      <text:p text:style-name="P4">
The German government stated that it is closely paying close attention to the incidents in Russia. The French side also said that French President Macron is closely concerned about the situation in Russia. In addition, President Dada(Andrzejduda)It is also issued by Twitter, saying that we are paying attention to the situation in Russia: "About the situation in Russia, this morning we negotiated with the Prime Minister, the Ministry of Defense and the allies. We continued to monitor the development of the situation outside the eastern border."</text:p>
      <text:p text:style-name="P4">
The White House National Security Council disclosed that President Biden has heard a briefing about the development of the Russian domestic situation. The United States "is paying attention to the situation and will negotiate with allies and partners on the development of these situations."</text:p>
      <text:p text:style-name="P4">
(Reuters, Germany, etc.)</text:p>
      <text:p text:style-name="P4">
之 Voice of Germany in 2023: All the contents of this article are protected by copyright law. If there is no German voice, it is particularly authorized and shall not be used without authorization. Any improper behavior will lead to recovery and be criminally investigated.</text:p>
      <text:h text:style-name="P10" text:outline-level="1">
<text:span text:style-name="T4">
</text:span>
</text:h>
      <text:h text:style-name="P13" text:outline-level="4">
<text:span text:style-name="T4">
related audio video</text:span>
</text:h>
      <text:h text:style-name="P12" text:outline-level="3">
<text:span text:style-name="T4">
Wagner Group "Rebellion" Head: What is the significance of war?</text:span>
</text:h>
      <text:p text:style-name="P4">
](https://www.dw.com/zh/overlay/media/zh/瓦格纳集团造反头目战争的意义是什么/66020645/66021015)</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Wagner Group "Rebellion" Head: What is the significance of war?</text:span>
</text:h>
      <text:p text:style-name="P4">
The Russian mercenaries "Wagner Group" accused the Russian military attack on it. The leader of Porigjin said that he wanted to overthrow the Russian military leadership, and also questioned the significance of the Russian and Ukraine War, saying that the reason for Russia to send troops was lies. Putin accused Pricigo of "stabbing the knife behind our country and the people."</text:p>
      <text:p text:style-name="P4">
](https://www.dw.com/zh/zh/瓦格纳集团造反头目战争的意义是什么/av-66020645) [###: Putin is wrong</text:p>
      <text:p text:style-name="P4">
President Putin's television speech announced that after the rebel "paid the price", the leader of the Wagner Mercenary Corps said that Putin made a wrong choice and will soon have a new president. At the same time, Cadrov, the leader of Chechen area, announced that his subordinate armed forces have opened to hot areas to help the Kremlin "rebellion".</text:p>
      <text:p text:style-name="P4">
](https://www.dw.com/zh/zh/车臣军起兵勤王-普里戈津普京错了/a-66021500) [</text:p>
      <text:h text:style-name="P12" text:outline-level="3">
<text:span text:style-name="T4">
也? How much influence is he?</text:span>
</text:h>
      <text:p text:style-name="P4">
From the prison prisoners to "Putin's chef" to the behind -the -scenes boss of the Russian "Giant Demon Factory", the owner of the mercenary group "Wagner Group", how big is the influence of Porigojin? At present, the Kremlin has accused him of inciting the rebellion. How much threats can Pritjin pose on Putin?</text:p>
      <text:p text:style-name="P4">
](https://www.dw.com/zh/zh/普里戈津何许人也他有多大影响力/a-66020810)</text:p>
      <text:p text:style-name="P4">
News Source: <text:a xlink:type="simple" xlink:href="https://www.dw.com/zh/白俄总统斡旋-瓦格纳军团停止进军莫斯科/a-66021015" text:style-name="Internet_20_link" text:visited-style-name="Visited_20_Internet_20_Link">
https://www.dw.com/zh/白俄总统斡旋-瓦格纳军团停止进军莫斯科/a-66021015?maca=chi-rss-chi-all-1127-rdf</text:a>
</text:p>
      <!--NEWS-->
      <text:h text:style-name="P10" text:outline-level="1">
<text:span text:style-name="T4">
The "routine" meeting held a "routine" meeting to discuss nuclear military issues</text:span>
</text:h>
      <text:p text:style-name="P4">
Author: 联合早报 (Person)</text:p>
      <text:p text:style-name="P4">
Publisher: 联合早报 (Organization)</text:p>
      <text:p text:style-name="P4">
Published Time: 2023-06-24T11:15</text:p>
      <text:p text:style-name="P4">
Modified Time: 2023-06-24T11:15</text:p>
      <text:p text:style-name="P4">
Description: The United States had previously convened a meeting of nuclear weapons work -level experts to discuss nuclear weapons issues including reducing strategic risks with China, France, Russia, and Britain. Reuters reported that the White House national security spokesman Kerbiri said on Friday (June 23) that this was a "example ...</text:p>
      <text:p text:style-name="P4">
Videos: []</text:p>
      <text:p text:style-name="P4">
Audios: []</text:p>
      <text:p text:style-name="P4">
Images: []</text:p>
      <text:p text:style-name="P4">
Type: NewsArticle</text:p>
      <text:p text:style-name="P4">
Breadcrumbs: ['即时', '国际']</text:p>
      <text:p text:style-name="P4">
Keywords: ['不扩散核武器条约', '美国国务院', '风险', '核武器']</text:p>
      <!--METADATA-->
      <text:p text:style-name="P4">
The United States had previously convened a meeting of nuclear weapons work -level experts to discuss nuclear weapons issues including reducing strategic risks with China, France, Russia, and Britain.</text:p>
      <text:p text:style-name="P4">
Reuters reports that the White House national security spokesman Kerbiri said on Friday (June 23) that this is a "routine" meeting, which is part of the "continuous dialogue" of the five countries.</text:p>
      <text:p text:style-name="P4">
According to a statement of the State Council, Washington hosted a meeting of five nuclear weapons countries in Cairo on June 13th and 14th, saying that this was the five countries exchanged in accordance with the "Non -diffused Nuclear Treaty Treaty" (NPT).</text:p>
      <text:p text:style-name="P4">
Participating experts from the Ministry of Foreign Affairs and the Ministry of National Defense from the Five Kingdoms "discussed reducing strategic risks, nuclear theories and policies."</text:p>
      <text:p text:style-name="P4">
The Treaty of Non -diffused Nuclear Weapons took effect in 1970. It aims to stop the diffusion of nuclear weapons' manufacturing capabilities and ensure the right to use nuclear energy development peacefully for member states.</text:p>
      <text:p text:style-name="P4">
News Source: <text:a xlink:type="simple" xlink:href="https://www.zaobao.com.sg/realtime/world/story20230624-1407342" text:style-name="Internet_20_link" text:visited-style-name="Visited_20_Internet_20_Link">
https://www.zaobao.com.sg/realtime/world/story20230624-1407342</text:a>
</text:p>
      <!--NEWS-->
      <text:h text:style-name="P10" text:outline-level="1">
<text:span text:style-name="T4">
Wagner armed forces control some of Russian military facilities and governments to respond successively</text:span>
</text:h>
      <text:p text:style-name="P4">
Author: None</text:p>
      <text:p text:style-name="P4">
Publisher: Radio Free Asia (Organization)</text:p>
      <text:p text:style-name="P4">
Published Time: 2023-06-24T12:08:31-04:00</text:p>
      <text:p text:style-name="P4">
Modified Time: 2023-06-24T12:08: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88615in" draw:z-index="0">
<draw:image xlink:href="../Images/rfamandarin/2023-06-24T12-08-31-04-00/000000.png" xlink:type="simple" xlink:show="embed" xlink:actuate="onLoad" draw:mime-type="image/png"/>
</draw:frame>
Wagner's armed forces control some military facilities in Russia <text:a xlink:type="simple" xlink:href="https://www.rfa.org/mandarin/Xinwen/1-06242023115858.html/@@images/image" text:style-name="Internet_20_link" text:visited-style-name="Visited_20_Internet_20_Link">
</text:a>
Reuters pictures</text:p>
      <text:p text:style-name="P4">
Based on the report of foreign news on June 24, after the Wagner's armed forces controlled some military facilities in Russia, governments in various countries have responded.</text:p>
      <text:p text:style-name="P4">
US Secretary of State Anthony Brinkeng said on Saturday that he talked with the Seven Kingdoms Group and the EU on Saturday. Brinken wrote on Twitter: "With the continued development of the situation, the United States will maintain close coordination with allies and partners."</text:p>
      <text:p text:style-name="P4">
The State Department of the United States stated that Brinkella had talked with the seven -way groups from Canada, France, Germany, Italy, Japan, and the United Kingdom, as well as senior representatives of EU foreign and security policies.</text:p>
      <text:p text:style-name="P4">
U.S. State Department spokesman Miller said in a press release: "Secretary of State Brills reiterated that the United States' support for Ukraine will not change."</text:p>
      <text:p text:style-name="P4">
According to CCTV on the 24th, the staff of the Chinese embassy in Russia told reporters that the Russian capital is currently calm, and the embassy will continue to pay attention to the local situation of Rostov.</text:p>
      <text:p text:style-name="P4">
Canadian Prime Minister Trudeau said the incident response team will meet on Saturday to discuss the latest development of Russia.</text:p>
      <text:p text:style-name="P4">
Turkish President Erdogan called with Russian President Putin on Sunday and urged him to act with common sense. It is reported that the two discussed the development of Russia's recent situation, and Erdogan told Putin that Turkey is preparing to do his best to help solve the situation peacefully.</text:p>
      <text:p text:style-name="P4">
Ukrainian President Zerrenki said anyone who chose the evil road will destroy himself. He said that for a long time, Russia has used propaganda to cover up its weaknesses and the government's stupidity. And the current chaos is unavailable in any lie. He also said that the weakness of Russia is obvious. Comprehensive weaknesses. The longer Russia retains the army and mercenaries on our land, and it will encounter more chaos, pain and problems in the future. "</text:p>
      <text:p text:style-name="P4">
A spokesman for the German Ministry of Foreign Affairs said: "Foreign Minister Berbak has just discussed the situation with the Foreign Minister of the Seven Power Group." He added that the German government's crisis team was also meeting.</text:p>
      <text:p text:style-name="P4">
"Okay, we have been monitoring Russia's illegal war in Ukraine for a period of time for a period of time. Keep in touch with our officials. "" But the most important thing I want to say is that all parties take responsibility and protect civilians. "</text:p>
      <text:p text:style-name="P4">
NATO spokesman Lenngsku said in an email that NATO is "monitoring the situation of Russia."</text:p>
      <text:p text:style-name="P4">
Latvia Foreign Minister said, "Latvia is paying close attention to the development of Russia and exchanging information with allies. Border security has been strengthened. At present, Latvia has no direct threat."</text:p>
      <text:p text:style-name="P4">
Lithuania Foreign Minister: "For a hundred years, the Lithuanians have been living on the edge of the brutal bandit rule of Moscow. They know that the next chaotic internal explosion is only a matter of time. We have no distraction. We can see it very well in the chaos. As always, it is victory and justice for Ukraine. It's time now. "</text:p>
      <text:p text:style-name="P4">
Czech Minister of Foreign Affairs: We are paying close attention to the situation of the Russian Federation. Regarding the continuous military invasion of Ukraine and the threat of the country's security situation may be eroded, especially for citizens in the European Union and NATO countries, we strongly warn not to go to Ukraine.</text:p>
      <text:p text:style-name="P4">
Estonian Prime Minister Karas: "Estonia is paying close attention to the development of the Russian situation and exchanging information with allies. I can guarantee that our country has not been directly threatened. Border security has been strengthened. I also urged the people of our country to not go to any region of Russia." Essence</text:p>
      <text:p text:style-name="P4">
Polish President Duda said on Twitter that "As far as the situation in Russia is concerned, we have negotiated with the Prime Minister, the Ministry of National Defense and the allies this morning. The development of the situation outside of our eastern border has been continuously monitored."</text:p>
      <text:p text:style-name="P4">
Kazakhstan President's Office: President said in a statement that he called with Russian President Putin and Putin notified him the country. The statement said that he pointed out that the incident was "the internal affairs of Russia. Constitutional order and the rule of law are necessary conditions for maintaining national laws and order." The statement added that Putin "thanked Kazakhstan's understanding of the current situation of the Russian Federation."</text:p>
      <text:p text:style-name="P4">
The Belarusian Security Council stated in a statement that Minsk is still Russia's allies.</text:p>
      <text:p text:style-name="P4">
The Iranian Ministry of Foreign Affairs said Iran supports Russia's rule of law. And believe that the latest development of the region belongs to Russia's internal affairs.</text:p>
      <text:p text:style-name="P4">
According to French media reports, Russia warned Western countries not to try not to "use the" quasi -military organization Wagner's rebellion and disaster, and intimidate Russia.</text:p>
      <text:p text:style-name="P4">
The Russian Ministry of Foreign Affairs issued an announcement, "We warn that Western countries do not have any attempts to use Russia's internal situations to achieve their targets of Russia. This attempt will be in vain."</text:p>
      <text:p text:style-name="P4">
The Russian Ministry of Foreign Affairs also said in an announcement: "All the goals of Russia's special military operations in Ukraine will be achieved."</text:p>
      <text:p text:style-name="P4">
(Responsible editor: (：)</text:p>
      <text:p text:style-name="P4">
News Source: <text:a xlink:type="simple" xlink:href="https://www.rfa.org/mandarin/Xinwen/1-06242023115858.html" text:style-name="Internet_20_link" text:visited-style-name="Visited_20_Internet_20_Link">
https://www.rfa.org/mandarin/Xinwen/1-06242023115858.html</text:a>
</text:p>
      <!--NEWS-->
      <text:h text:style-name="P10" text:outline-level="1">
<text:span text:style-name="T4">
Vagna Armed Forces control Rostov Russian Headquarters Putin vowed to "severely punish"</text:span>
</text:h>
      <text:p text:style-name="P4">
Author: None</text:p>
      <text:p text:style-name="P4">
Publisher: Radio Free Asia (Organization)</text:p>
      <text:p text:style-name="P4">
Published Time: 2023-06-24T12:11:43-04:00</text:p>
      <text:p text:style-name="P4">
Modified Time: 2023-06-24T12:1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774479in" draw:z-index="0">
<draw:image xlink:href="../Images/rfamandarin/2023-06-24T12-11-43-04-00/000000.png" xlink:type="simple" xlink:show="embed" xlink:actuate="onLoad" draw:mime-type="image/png"/>
</draw:frame>
Wagner(Wagner)Yofgeni Porigo, the owner of the private armed group(Evgeno -Opigin)Earlier Saturday said that his troops had controlled the Russian military headquarters of Rostov on the Rosteov on the southern Russia, and controlled the city's military bases, including an airport. <text:a xlink:type="simple" xlink:href="https://www.rfa.org/mandarin/Xinwen/2-06242023120945.html/@@images/image" text:style-name="Internet_20_link" text:visited-style-name="Visited_20_Internet_20_Link">
</text:a>
Reuters pictures</text:p>
      <text:p text:style-name="P4">
Comprehensive foreign news on the 24th, Wagner(Wagner)Yofgeni Porigo, the owner of the private armed group(Evgeno -Opigin)Earlier Saturday said that his troops had controlled the Russian military headquarters of Rostov on the Rosteov on the southern Russia, and controlled the city's military bases, including an airport. In the video on the social media platform "Telegram" on the social media platform.</text:p>
      <text:p text:style-name="P4">
Porigo and his combatants entered Russia from Ukrainian Vietnam earlier Saturday and entered Rostov, without being resistant to border guards.</text:p>
      <text:p text:style-name="P4">
At the same time, officials from Volnes reported that a military column was traveling on the M4 DON Federal Highway, but it is unclear to the direction of the column. In addition, the mayor of Moscow also announced that the capital "is implementing counter -terrorism measures" and may set up inspection stations on the road.</text:p>
      <text:p text:style-name="P4">
According to Reuters, Russian President Vladimirputin pointed out in an urgent conversation on TV broadcast on Saturday that Wagner Group's "armed rebellion" violated the crime of rebellion, and anyone who picked up weapons to point to the Russian army would be punished.</text:p>
      <text:p text:style-name="P4">
Putin promised in an emergency TV speech that decisive action will stabilize Rostov on the bank of the southern Russian city.</text:p>
      <text:p text:style-name="P4">
Putin said: "This is a blow for Russia and our people. We will defend the motherland to avoid this threat. Everyone on the road of horror will be inevitable punishment, and they will be responsible for the law and our people. "Putin said that the actions of the Wagner Group are" a knife behind. "</text:p>
      <text:p text:style-name="P4">
Earlier on Saturday, Russia stated that after Porigero vowed to overthrow the Russian military leadership, a counter -terrorist regime was established and operated in Moscow.</text:p>
      <text:p text:style-name="P4">
Russia calls on the Wagner Group's mercenaries to abandon their organization and their leaders.</text:p>
      <text:p text:style-name="P4">
The British Department of Defense said in regular intelligence updates on Saturday: "In the next few hours, the loyalty of Russian security forces, especially the loyalty of the National Guard of Russia, will be the key to how the crisis develops. "</text:p>
      <text:p text:style-name="P4">
The British Department of Defense also mentioned: "This constitutes the biggest challenge that the Russian government has faced recently."</text:p>
      <text:p text:style-name="P4">
Porigerz said on Friday that Wagner's field camp was hit by rockets, armed helicopters and cannons, and the attack was commanded from the military chief of staff Waleli Glasimov(Valerierasimov)General. He accused Glasimov with the Secretary of Defense Sheri Shoigugu(Back R art shoeig)After meeting and deciding to destroy Wagner, he issued an attack order.</text:p>
      <text:p text:style-name="P4">
The Russian Ministry of Defense refuted Progojin's statement.</text:p>
      <text:p text:style-name="P4">
Russian Federal Security Agency(FSB)Quoting the National Anti -Terrorism Commission on Friday(NAC)The decision to launch a criminal investigation on Porigin, accusing him of launching armed mutations. According to the Russian chief prosecutor, the highest punishment for this crime was 20 years of imprisonment.</text:p>
      <text:p text:style-name="P4">
Russian official news agency Tas Club(TASS)Saturday reported that Russian President Vladimir Putin(Vladimir Putin)It is obtaining all -weather reports from all relevant state institutions, and you will always understand the actions about frustrated armed mutations at any time.</text:p>
      <text:p text:style-name="P4">
Reuters(Reuters)It is reported that military vehicles appeared on the streets of Moscow.</text:p>
      <text:p text:style-name="P4">
In Washington, Adam Hodg, a spokesman for the National Security Council(Adam Hodge)It is said on Friday that the White House is monitoring the situation and negotiating with allies and partners.</text:p>
      <text:p text:style-name="P4">
Earlier on Friday, Porigjin said that the reason for the Kremlin's invasion of Ukraine was based on the lie of the Army's highest general. For many months, Porigin has publicly accused General Sho Yigu and Chief of Staff General Gracimov seriously incompetence.</text:p>
      <text:p text:style-name="P4">
In a video released by the newspaper platform of the news department, Porigjin said: "The Ministry of Defense tried to deceive the society and the president, tell us how to have crazy aggression from Ukraine, and said that they planned to attack us with the entire NATO."</text:p>
      <text:p text:style-name="P4">
He then accused Hagu of Hugu, "The need for war is because ... in this way, Shaoyu can be the marshal ... so that he can get the second‘(Russia)Heroes' Medal, "he added." It was not because of militaryization and Naziization of Ukraine. "</text:p>
      <text:p text:style-name="P4">
The leader of Wagner also criticized the rule of the rule, saying that greedy promoted their desire to swallow the property of the Basan area of Ukrandon.</text:p>
      <text:p text:style-name="P4">
(Responsible editor: (：)</text:p>
      <text:p text:style-name="P4">
News Source: <text:a xlink:type="simple" xlink:href="https://www.rfa.org/mandarin/Xinwen/2-06242023120945.html" text:style-name="Internet_20_link" text:visited-style-name="Visited_20_Internet_20_Link">
https://www.rfa.org/mandarin/Xinwen/2-06242023120945.html</text:a>
</text:p>
      <!--NEWS-->
      <text:h text:style-name="P10" text:outline-level="1">
<text:span text:style-name="T4">
Including Russia: U.S. Organization held a nuclear expert meeting</text:span>
</text:h>
      <text:p text:style-name="P4">
Author: 半岛电视台＋通讯社</text:p>
      <text:p text:style-name="P4">
Publisher: Al Jazeera</text:p>
      <text:p text:style-name="P4">
Published Time: 2023-06-24T12:14:42</text:p>
      <text:p text:style-name="P4">
Modified Time: 2023-06-24T12:14:42</text:p>
      <text:p text:style-name="P4">
Description: Last week, experts and officials from China, Russia, France, and Britain organized a meeting to discuss how to curb nuclear policies and its strategic risks.</text:p>
      <text:p text:style-name="P4">
Images: ["<text:a xlink:type="simple" xlink:href="https://chinese.aljazeera.net/wp-content/uploads/2023/06/9KJ3X4-highres-1687543694-1687608655.jpg" text:style-name="Internet_20_link" text:visited-style-name="Visited_20_Internet_20_Link">
9KJ3X4-highre...</text:a>
"]</text:p>
      <text:p text:style-name="P4">
Topics: ['军事', '政治', '新闻']</text:p>
      <text:p text:style-name="P4">
Keywords: ['军事', '政治', '新闻', '中国', '俄罗斯', '法国', '美国', '英国']</text:p>
      <text:p text:style-name="P4">
Type: Article</text:p>
      <!--METADATA-->
      <text:p text:style-name="P4">
<draw:frame draw:style-name="fr1" draw:name="Image118" text:anchor-type="as-char" svg:width="6.9236in" svg:height="4.612736in" draw:z-index="0">
<draw:image xlink:href="../Images/Aljazeera Chinese/2023-06-24T12-14-42/9KJ3X4-highres-1687543694-1687608655.jpg" xlink:type="simple" xlink:show="embed" xlink:actuate="onLoad" draw:mime-type="image/jpeg"/>
</draw:frame>
US State Council in Washington, DC(French media)Last week, experts and officials from China, Russia, France, and Britain organized a meeting to discuss how to curb nuclear policies and its strategic risks.</text:p>
      <text:p text:style-name="P4">
The U.S. State Department issued a statement saying that, as the head of the world's five major nuclear national dialogues, the US organization's meeting was conducted in the context of negotiations on the Treaty of the Non -diffused Nuclear Weapons.</text:p>
      <text:p text:style-name="P4">
In a statement, the US State Department emphasized that the United States will continue to work hard to promote discussions among nuclear experts in these five countries.</text:p>
      <text:p text:style-name="P4">
On the occasion of the meeting, Russia warned the danger of nuclear security caused by the Ukrainian war.</text:p>
      <text:p text:style-name="P4">
It is worth noting that in February this year, Russian President Putin announced that Russia will suspend the "New Treatment of Strategic Weapons", which requires Russia to participate in Russia and the United States, and US President Biden believes that this is a "serious mistake".</text:p>
      <text:p text:style-name="P4">
News Source: <text:a xlink:type="simple" xlink:href="https://chinese.aljazeera.net/news/military/2023/6/24/%e5%8c%85%e6%8b%ac%e4%bf%84%e7%bd%97%e6%96%af%e5%9c%a8%e5%86%85%e7%be%8e%e5%9b%bd%e7%bb%84%e7%bb%87%e5%8f%ac%e5%bc%80%e6%a0%b8%e4%b8%93%e5%ae%b6%e4%bc%9a%e8%ae%ae" text:style-name="Internet_20_link" text:visited-style-name="Visited_20_Internet_20_Link">
https://chinese.aljazeera.net/news/military/2023/6/24/%e5%8c%85%e6%8b%ac%e4%bf%84%e7%bd%97%e6%96%af%e5%9c%a8%e5%86%85%e7%be%8e%e5%9b%bd%e7%bb%84%e7%bb%87%e5%8f%ac%e5%bc%80%e6%a0%b8%e4%b8%93%e5%ae%b6%e4%bc%9a%e8%ae%ae</text:a>
</text:p>
      <!--NEWS-->
      <text:h text:style-name="P10" text:outline-level="1">
<text:span text:style-name="T4">
Wagner's "rebellion" goes to China hot search first</text:span>
</text:h>
      <text:p text:style-name="P4">
Author: None</text:p>
      <text:p text:style-name="P4">
Publisher: Radio Free Asia (Organization)</text:p>
      <text:p text:style-name="P4">
Published Time: 2023-06-24T12:15:10-04:00</text:p>
      <text:p text:style-name="P4">
Modified Time: 2023-06-24T12:1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8615in" draw:z-index="0">
<draw:image xlink:href="../Images/rfamandarin/2023-06-24T12-15-10-04-00/000000.png" xlink:type="simple" xlink:show="embed" xlink:actuate="onLoad" draw:mime-type="image/png"/>
</draw:frame>
The Wagner Group Army of the Russian Group has entered Rostov's occupation of the Russian Southern Military Command and the General Command of the Russian Invasion. <text:a xlink:type="simple" xlink:href="https://www.rfa.org/mandarin/Xinwen/3-06242023121236.html/@@images/image" text:style-name="Internet_20_link" text:visited-style-name="Visited_20_Internet_20_Link">
</text:a>
Reuters pictures</text:p>
      <text:p text:style-name="P4">
According to French media reports, the leader of the Russian Wagner Group's head of the Russian Group accused the Russian army attacking the Wagner soldiers to create a major casualties, revealed and claimed that the army had entered the Russian occupation of the Southern Military Command of the Russian Army and the General Command of the Russian Army. Moreover, Moscow, the Russian capital, has entered a high alert. Chinese netizens made comments after seeing the news. Some people frankly said that "Russia has poured the next one is China!" Some people watch the excitement, saying that Russia has collapsed, and China can recover the territory that has been lost in history.</text:p>
      <text:p text:style-name="P4">
The news of the Russian government and Wagner is currently occupying the first position of the Chinese Weibo hot search. Chinese netizens shouted "Is this the civil strife?", "The most capable troops rebellion." There are some people with a lively mentality and laughed that if Russia turns weakened, the land swallowed by Russia can be recovered before.</text:p>
      <text:p text:style-name="P4">
Some Chinese netizens pointed out that Russia was in front of it before. Once Russia is over, Europe and the United States will turn their best to deal with China. Go to the front line, I think you are still unhappy. "</text:p>
      <text:p text:style-name="P4">
(Responsible editor: (：)</text:p>
      <text:p text:style-name="P4">
News Source: <text:a xlink:type="simple" xlink:href="https://www.rfa.org/mandarin/Xinwen/3-06242023121236.html" text:style-name="Internet_20_link" text:visited-style-name="Visited_20_Internet_20_Link">
https://www.rfa.org/mandarin/Xinwen/3-06242023121236.html</text:a>
</text:p>
      <!--NEWS-->
      <text:h text:style-name="P10" text:outline-level="1">
<text:span text:style-name="T4">
Taiwan claims that the CCP's military planes are approaching Taiwan's 24 nautical mile line</text:span>
</text:h>
      <text:p text:style-name="P4">
Author: chinese@voanews.com (美国之音)</text:p>
      <text:p text:style-name="P4">
Publisher: 美国之音中文网 (Type: NewsMediaOrganization)</text:p>
      <text:p text:style-name="P4">
Published Time: 2023-06-24T12:15:17+08:00</text:p>
      <text:p text:style-name="P4">
Modified Time: 2023-06-24 04:57:33Z</text:p>
      <text:p text:style-name="P4">
Description: The Taiwan National Defense Ministry of Defense said on Saturday (June 24) that the 19th CCP military aircraft were seized around Taiwan on the same day, of which eight were over the middle line and reached the 24 nautical lines. This is the latest development of the Communist Party of China to show off the force of Taiwan, to disturb Taiwan, and exacerbate tensions.</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says-chinese-air-force-got-within-24-miles-of-its-coast-20230624/7151081.html" text:style-name="Internet_20_link" text:visited-style-name="Visited_20_Internet_20_Link">
https://www.voachinese.com/a/taiwan-says-chinese-air-force-got-within-24-miles-of-its-coast-20230624/7151081.html</text:a>
</text:p>
      <!--NEWS-->
      <text:h text:style-name="P10" text:outline-level="1">
<text:span text:style-name="T4">
American Intelligence: No direct evidence indicates that the new crown virus originated from the Wuhan Virus Research Institute</text:span>
</text:h>
      <text:p text:style-name="P4">
Author: None</text:p>
      <text:p text:style-name="P4">
Publisher: Radio Free Asia (Organization)</text:p>
      <text:p text:style-name="P4">
Published Time: 2023-06-24T12:20:20-04:00</text:p>
      <text:p text:style-name="P4">
Modified Time: 2023-06-24T12:20: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4.835353in" draw:z-index="0">
<draw:image xlink:href="../Images/rfamandarin/2023-06-24T12-20-20-04-00/000000.png" xlink:type="simple" xlink:show="embed" xlink:actuate="onLoad" draw:mime-type="image/png"/>
</draw:frame>
A four -page report decomposed by the National Intelligence Director's Office (ODNI) stated that there was no direct evidence that the new crown virus originated from the Wuhan Virus Research Institute. <text:a xlink:type="simple" xlink:href="https://www.rfa.org/mandarin/Xinwen/4-06242023121600.html/@@images/image" text:style-name="Internet_20_link" text:visited-style-name="Visited_20_Internet_20_Link">
</text:a>
Network Screenshot/U.S. National Intelligence Director Office (ODNI) decryption report</text:p>
      <text:p text:style-name="P4">
A four -page report decomposed by the National Intelligence Director's Office (ODNI) states that the US intelligence institutions have not found direct evidence to indicate the new crown virus(COVID-19)Great popularity originated from the China Institute of Wuhan Virus. However, the US intelligence community cannot rule out the possibility of viruses from the laboratory, but the origin of viruses has not been found.</text:p>
      <text:p text:style-name="P4">
According to a report from the National Intelligence Director's Office, although the Wuhan Virus Research Institute (WIV) has "extensive work" on the coronary virus, these institutions have not found evidence of specific events that may cause outbreaks of the epidemic.</text:p>
      <text:p text:style-name="P4">
"We still have no signs that the research results of the Wuhan Virus Research Institute before the great popularity include SARSCOV-2 or close relatives, and there is no direct evidence that before the popular popularity that may lead to new crown pneumonia, WIV personnel have occurred Specific research -related events, "reported.</text:p>
      <text:p text:style-name="P4">
US President Biden signed a bill in March to decrypt information related to the origin of great popularity.</text:p>
      <text:p text:style-name="P4">
(Responsible editor: (：)</text:p>
      <text:p text:style-name="P4">
News Source: <text:a xlink:type="simple" xlink:href="https://www.rfa.org/mandarin/Xinwen/4-06242023121600.html" text:style-name="Internet_20_link" text:visited-style-name="Visited_20_Internet_20_Link">
https://www.rfa.org/mandarin/Xinwen/4-06242023121600.html</text:a>
</text:p>
      <!--NEWS-->
      <text:h text:style-name="P10" text:outline-level="1">
<text:span text:style-name="T4">
Taiwan National Defense Department: CCP military aircraft approach Taiwan 24 nautical lines</text:span>
</text:h>
      <text:p text:style-name="P4">
Author: None</text:p>
      <text:p text:style-name="P4">
Publisher: Radio Free Asia (Organization)</text:p>
      <text:p text:style-name="P4">
Published Time: 2023-06-24T12:25:07-04:00</text:p>
      <text:p text:style-name="P4">
Modified Time: 2023-06-24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5.181533in" draw:z-index="0">
<draw:image xlink:href="../Images/rfamandarin/2023-06-24T12-25-07-04-00/000000.png" xlink:type="simple" xlink:show="embed" xlink:actuate="onLoad" draw:mime-type="image/png"/>
</draw:frame>
The Ministry of Defense of Taiwan said on Saturday that the 19th CCP military aircraft were found to fly around Taiwan on the same day, and eight of them were over -ended and reached nearly 24 nautical miles. <text:a xlink:type="simple" xlink:href="https://www.rfa.org/mandarin/Xinwen/5-06242023122109.html/@@images/image" text:style-name="Internet_20_link" text:visited-style-name="Visited_20_Internet_20_Link">
</text:a>
Provided by the Taiwan Department of Defense</text:p>
      <text:p text:style-name="P4">
The Ministry of Defense of Taiwan said on Saturday that the 19th CCP military aircraft were found to fly around Taiwan on the same day, and eight of them were over -ended and reached nearly 24 nautical miles. This is the latest development of the Communist Party of China to show off its force, to disturb Taiwan, and exacerbate tensions.</text:p>
      <text:p text:style-name="P4">
Over the past three years, the CCP military aircraft have often flew over Taiwan's surrounding airspace. Since August last year, the Chinese People's Liberation Army regularly sent aircraft to cross the central line. Earlier, the central line was used as an unofficial buffer between Taiwan and China.</text:p>
      <text:p text:style-name="P4">
Taiwan, which claims to be democratic governance, is part of its territory. If necessary, unify Taiwan through force. However, the Taiwan government refuted that only the people of Taiwan can determine their future.</text:p>
      <text:p text:style-name="P4">
In March of this year, Qiu Guozheng, the Minister of Defense of Taiwan, warned that this year Taiwan must "suddenly enter" its territory (territorial sea, airspace) in the Chinese army this year.</text:p>
      <text:p text:style-name="P4">
Taiwan defines its connected area as 24 nautical miles (44.4 kilometers) from its coast, and its territorial waters are 12 nautical miles (22.22 kilometers) from the coast.</text:p>
      <text:p text:style-name="P4">
On June 24, the Ministry of National Defense of Taiwan stated in a statement that starting at around 8 am on Saturday, 19 sections of the CCP J -10 and J -16 were successively seized. The statement states that eight of them are over -ended and nearly 24 nautical miles.</text:p>
      <text:p text:style-name="P4">
At the same time, the Ministry of National Defense of Taiwan stated that there were other five PLA ships that cooperated with the so -called joint warning police patrol.</text:p>
      <text:p text:style-name="P4">
The Ministry of National Defense of Taiwan said that the National Army sent military aircraft and warships to respond and launched the land -based missile system.</text:p>
      <text:p text:style-name="P4">
The Ministry of National Defense did not reply to the phone call of Luyou Club for comment.</text:p>
      <text:p text:style-name="P4">
On Saturday, the Communist Party of the Eastern theater covering the Eastern theater of the Communist Party of China on the Eastern theater of the Communist Party of China released a photo of the "recent" J-16 fighter aircraft take-off and executed the "Far Sea" training task. Activity improvement of the army's full -time combat capabilities. "(Responsible editor: 梒 梒)</text:p>
      <text:p text:style-name="P4">
News Source: <text:a xlink:type="simple" xlink:href="https://www.rfa.org/mandarin/Xinwen/5-06242023122109.html" text:style-name="Internet_20_link" text:visited-style-name="Visited_20_Internet_20_Link">
https://www.rfa.org/mandarin/Xinwen/5-06242023122109.html</text:a>
</text:p>
      <!--NEWS-->
      <text:h text:style-name="P10" text:outline-level="1">
<text:span text:style-name="T4">
Russian soldiers change Wagner to "decide and die" to overthrow the leadership of the Russian army</text:span>
</text:h>
      <text:p text:style-name="P4">
Author: 联合早报 (Person)</text:p>
      <text:p text:style-name="P4">
Publisher: 联合早报 (Organization)</text:p>
      <text:p text:style-name="P4">
Published Time: 2023-06-24T12:27</text:p>
      <text:p text:style-name="P4">
Modified Time: 2023-06-24T16:14</text:p>
      <text:p text:style-name="P4">
Description: The Government of Volne, the State Government of southern Russia, urged residents to avoid a North -South Expressway on Saturday (June 24) because a militians are working locally. Reuters reports that the Voronezh state government said on the official platform of Telegram, ...</text:p>
      <text:p text:style-name="P4">
Videos: []</text:p>
      <text:p text:style-name="P4">
Audios: []</text:p>
      <text:p text:style-name="P4">
Images: []</text:p>
      <text:p text:style-name="P4">
Type: NewsArticle</text:p>
      <text:p text:style-name="P4">
Breadcrumbs: ['即时', '国际']</text:p>
      <text:p text:style-name="P4">
Keywords: ['俄罗斯国防部', '普京', '俄罗斯', '俄罗斯兵变']</text:p>
      <!--METADATA-->
      <text:p text:style-name="P4">
The Government of Volne, the State Government of southern Russia, urged residents to avoid a North -South Expressway on Saturday (June 24) because a militians are working locally.</text:p>
      <text:p text:style-name="P4">
Reuters reported that the Voronezh government said on the official platform of Telegram that an armed team is crossing the M-4 North and South Expressway connecting Moscow and the southern region.</text:p>
      <text:p text:style-name="P4">
However, the State Government of Volneri emphasized that the local situation is controlled, and the state government is taking measures to ensure the safety of the people.</text:p>
      <text:p text:style-name="P4">
According to Agence France -Presse, the Russian mercenary group Vagina's head of Vagogo vowed on Saturday, <text:a xlink:type="simple" xlink:href="https://www.zaobao.com/realtime/world/story20230624-1407325" text:style-name="Internet_20_link" text:visited-style-name="Visited_20_Internet_20_Link">
to overthrow the Russian military leadership</text:a>
He also said that his 25,000 armed personnel were "ready to decide and fight."</text:p>
      <text:p text:style-name="P4">
Porigen released a new speech recording and said, "All of us are preparing for death. All 25,000 people, and then there are a batch of 25,000 people." He said: "We want to give life for the Russian people."</text:p>
      <text:p text:style-name="P4">
Earlier that day, Pryigo said that his troops shot down a Russian military helicopter.</text:p>
      <text:p text:style-name="P4">
According to the Tas News Agency, the Russian National Anti -Terrorism Commission reported that the Russian Federal Security Agency (FSB) has filed a criminal lawsuit against Perigo.(https://www.zaobao.com/realtime/world/story20230624-1407315)Essence</text:p>
      <text:p text:style-name="P4">
According to the International Telecommunications Agency, the Kremlin spokesman Peskov said that President Putin has heard the briefing that "is taking necessary measures."</text:p>
      <text:p text:style-name="Quotations">

<text:p text:style-name="P4">
<text:a xlink:type="simple" xlink:href="https://twitter.com/Osinttechnical/statuses/1672408426448658432" text:style-name="Internet_20_link" text:visited-style-name="Visited_20_Internet_20_Link">
</text:a>
</text:p>

</text:p>
      <text:p text:style-name="P4">
News Source: <text:a xlink:type="simple" xlink:href="https://www.zaobao.com.sg/realtime/world/story20230624-1407349" text:style-name="Internet_20_link" text:visited-style-name="Visited_20_Internet_20_Link">
https://www.zaobao.com.sg/realtime/world/story20230624-1407349</text:a>
</text:p>
      <!--NEWS-->
      <text:h text:style-name="P10" text:outline-level="1">
<text:span text:style-name="T4">
Blinden calls South Korea's detailed description of visiting China and North Korea's threats more tough military response</text:span>
</text:h>
      <text:p text:style-name="P4">
Author: None (Language: zh)</text:p>
      <text:p text:style-name="P4">
Publisher: None</text:p>
      <text:p text:style-name="P4">
Time: 2023-06-24T12:43:00Z</text:p>
      <text:p text:style-name="P4">
Description: The Ministry of Foreign Affairs of South Korea stated that Brinken told South Korea Foreign Minister Park Zhen that he had a frank, pragmatic and constructive dialogue with China, and hoped to explain the access results as much as possible. South Korea and the United States also called on Beijing to play a constructive role in North Korea. This caused Pyongyang dissatisfaction.</text:p>
      <text:p text:style-name="P4">
Videos: []</text:p>
      <text:p text:style-name="P4">
Images: []</text:p>
      <text:p text:style-name="P4">
Subject: 时政风云</text:p>
      <text:p text:style-name="P4">
Subjects: ['韩国', '朝鲜', '金正恩']</text:p>
      <text:p text:style-name="P4">
Keywords: ['布林肯', '韩国', '访华', '朝鲜', '核武器', '朝鲜半岛', '美韩军演']</text:p>
      <text:p text:style-name="P4">
Id: 66021212</text:p>
      <!--METADATA-->
      <text:p text:style-name="P4">
<text:a xlink:type="simple" xlink:href="https://www.dw.com/zh/overlay/image/article/66021212/64608948" text:style-name="Internet_20_link" text:visited-style-name="Visited_20_Internet_20_Link">
 </text:a>
Seoul said that Brinken and South Korean foreign minister Park Zhen decided to continue to communicate with China, and called on Beijing to play a constructive role in North Korea's stop provocation and realization of nuclearization. Pictured in February 2023, a picture of the information of the event with South Korean foreign ministers attending the event</text:p>
      <text:p text:style-name="P4">
(Voice of German in Chinese) The Ministry of Foreign Affairs of South Korea said on Saturday (June 24) that US Secretary of State Brosky called South Korea and <text:a xlink:type="simple" xlink:href="https://www.dw.com/zh/zh/布林肯告诉习近平拜登认为美中有义务处理好关系/a-65956287" text:style-name="Internet_20_link" text:visited-style-name="Visited_20_Internet_20_Link">
discuss his results of his visit to China this month. </text:a>
South Korea is the main ally of the United States in the Asia -Pacific region.</text:p>
      <text:p text:style-name="P4">
During the visit to China, Brinken met with Xi Jinping and other senior officials in China. ](https://www.dw.com/zh/zh/专家评布林肯访华对话是好的-但安全风险并未消失/a-65962928)The Ministry of Foreign Affairs of South Korea stated that Brinken told South Korea Foreign Minister Park Zhen that he had a frank, pragmatic and constructive dialogue with China, and hoped to explain the access results as much as possible.</text:p>
      <text:p text:style-name="P4">
The Seoul also said that Brinken and Park Zhen decided <text:a xlink:type="simple" xlink:href="https://www.dw.com/zh/zh/布林肯支持韩中发展健康成熟的关系/a-65948139" text:style-name="Internet_20_link" text:visited-style-name="Visited_20_Internet_20_Link">
Continue to communicate with China</text:a>
And call on Beijing to play a constructive role in North Korea's stop provocation and achieve nuclearization.</text:p>
      <text:h text:style-name="P12" text:outline-level="3">
<text:span text:style-name="T4">
Bringsken: I held an important talks with President Xi Jinping</text:span>
</text:h>
      <text:h text:style-name="P12" text:outline-level="3">
<text:span text:style-name="T4">
North Korea criticized Brinken attempting to force China to put pressure on Pyongyang</text:span>
</text:h>
      <text:p text:style-name="P4">
At the same time, North Korean official media said on Saturday that North Korea criticized Brinken tried to force China to put pressure on Pyongyang. North Korea warned that the North Korean response would become "more overwhelming and enthusiastic about any more tough military measures taken on the Korean Peninsula.</text:p>
      <text:p text:style-name="P4">
The North Korean Society quoted officials from the Ministry of Foreign Affairs of North Korea, saying that Brinken "threatened" China pressure to Pyongyang, expressing the "dangerous hegemony mentality."</text:p>
      <text:p text:style-name="P4">
Pyongyang once again attacked the "dangerous hegemony mentality" in the United States. The picture shows from June 16th to 18th.</text:p>
      <text:p text:style-name="P4">
The North Korean Society also criticized the United States to send military weapons, including nuclear -powered submarines, including nuclear -powered submarines, which has the risk of affecting "peace and security".</text:p>
      <text:p text:style-name="P4">
North Korea launched two short -range missiles on the East Coast last week, and it was less than one hour before Pyongyang warned Pyongyang to respond to military exercises in South Korea and the US military. This isolated country was subject to international sanctions due to its nuclear weapons and ballistic missile plans.</text:p>
      <text:p text:style-name="P4">
<text:span text:style-name="T4">
 More reading: <text:a xlink:type="simple" xlink:href="https://www.dw.com/zh/zh/衛星發射失敗墜海-朝鮮燃料不穩定/a-65761319" text:style-name="Internet_20_link" text:visited-style-name="Visited_20_Internet_20_Link">
Satellite launch failed to fall into the sea North Korea: fuel instability</text:a>
</text:span>
</text:p>
      <text:p text:style-name="P4">
(Reuters)</text:p>
      <text:p text:style-name="P4">
News Source: <text:a xlink:type="simple" xlink:href="https://www.dw.com/zh/布林肯致电韩国详述访华-朝鲜威胁更强硬军事回应/a-66021212" text:style-name="Internet_20_link" text:visited-style-name="Visited_20_Internet_20_Link">
https://www.dw.com/zh/布林肯致电韩国详述访华-朝鲜威胁更强硬军事回应/a-66021212?maca=chi-rss-chi-all-1127-rdf</text:a>
</text:p>
      <!--NEWS-->
      <text:h text:style-name="P10" text:outline-level="1">
<text:span text:style-name="T4">
The Rostov Chinese said that the Wagner Incident had an unbelievable international student who went out to go out and required a statement for an exemptional statement</text:span>
</text:h>
      <text:p text:style-name="P4">
Author: None</text:p>
      <text:p text:style-name="P4">
Publisher: Radio Free Asia (Organization)</text:p>
      <text:p text:style-name="P4">
Published Time: 2023-06-24T12:51:26-04:00</text:p>
      <text:p text:style-name="P4">
Modified Time: 2023-06-24T12:5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6-24T12-51-26-04-00/000000.png" xlink:type="simple" xlink:show="embed" xlink:actuate="onLoad" draw:mime-type="image/png"/>
</draw:frame>
The Wagner Group Army of the Russian Group has entered Rostov's occupation of the Russian Southern Military Command and the General Command of the Russian Invasion. <text:a xlink:type="simple" xlink:href="https://www.rfa.org/mandarin/Xinwen/6-06242023124603.html/@@images/image" text:style-name="Internet_20_link" text:visited-style-name="Visited_20_Internet_20_Link">
</text:a>
Reuters pictures</text:p>
      <text:p text:style-name="P4">
Wagner's armed forces controlled the Military facilities including the Rosteov area including the airport on the 24th. Some Chinese who settled in Rostov said that there was no sign beforehand that they were not prepared.</text:p>
      <text:p text:style-name="P4">
On the 24th, Porigjin's speech stated that Wagner's armed forces have controlled the military facilities, including the airport, including the Rostov region. The film shows that many gunmen and tanks surround the local Ministry of the Interior.</text:p>
      <text:p text:style-name="P4">
Chinese "Southern Metropolis Daily" and other Chinese people in Rostov, according to them, have not appeared in the local area, but most public facilities, including malls, have been closed. Some schools require students The statement can only go out.</text:p>
      <text:p text:style-name="P4">
The doctoral graduates of the Russian Lahmanov Academy of Music said that everyone is in peace, but the college courses and examinations have to be postponed, and the announcement is not advised to not travel. Xicheng, who was studying at the National University of Technology of Roseton, also said that both schools and dormitories have been closed. Ms. Lin, who settled in Rostov, said that everyone's life is as usual, but the training institutions of malls and children have stopped business; they have no sign of the incident. Wait and see the situation changes.</text:p>
      <text:p text:style-name="P4">
Governor of Rostov has stated through social media that the current situation requires concentration of all forces to maintain order. Relevant departments are adopting all necessary measures to ensure the safety of residents and call on residents to not go out without the necessary circumstances.</text:p>
      <text:p text:style-name="P4">
(Responsible editor: (：)</text:p>
      <text:p text:style-name="P4">
News Source: <text:a xlink:type="simple" xlink:href="https://www.rfa.org/mandarin/Xinwen/6-06242023124603.html" text:style-name="Internet_20_link" text:visited-style-name="Visited_20_Internet_20_Link">
https://www.rfa.org/mandarin/Xinwen/6-06242023124603.html</text:a>
</text:p>
      <!--NEWS-->
      <text:h text:style-name="P10" text:outline-level="1">
<text:span text:style-name="T4">
The United States prosecutes the Chinese company to approve fishing law enforcement in China</text:span>
</text:h>
      <text:p text:style-name="P4">
Author: None (Language: zh)</text:p>
      <text:p text:style-name="P4">
Publisher: None</text:p>
      <text:p text:style-name="P4">
Time: 2023-06-24T13:16:00Z</text:p>
      <text:p text:style-name="P4">
Description: The U.S. Department of Justice charged 4 Chinese companies and eight Chinese employees with allegations such as trafficking Fenti raw materials. In response, the Chinese government criticized the United States to seduce Chinese citizens with "fishing law enforcement" and harm the interests of Chinese citizens and the interests of enterprises.</text:p>
      <text:p text:style-name="P4">
Videos: []</text:p>
      <text:p text:style-name="P4">
Images: []</text:p>
      <text:p text:style-name="P4">
Subject: 科技环境</text:p>
      <text:p text:style-name="P4">
Subjects: ['德中关系', '南希·佩洛西', '奥巴马', '专题报道：习近平访美', '岛屿主权争端', '专题报道：全景观看“习马会”', '中国', '中共十九大', '墨西哥', '美国']</text:p>
      <text:p text:style-name="P4">
Keywords: ['芬太尼', '美国', '中国', '墨西哥', '毒品', '走私', '中美关系']</text:p>
      <text:p text:style-name="P4">
Id: 66021314</text:p>
      <!--METADATA-->
      <text:p text:style-name="P4">
<text:a xlink:type="simple" xlink:href="https://www.dw.com/zh/overlay/image/article/66021314/62883783" text:style-name="Internet_20_link" text:visited-style-name="Visited_20_Internet_20_Link">
 </text:a>
Fentany can be used as a strong analgesic, but once it is used too much, it may lead to addiction or even death</text:p>
      <text:p text:style-name="P4">
(Voice of Germany Chinese) The US Department of Justice on June 23, named the FENTANYL raw material, conspiracy to create fentanyl and fraud customs, sued 4 Chinese companies and 8 Chinese citizenships from these companies from these companies. Leadership and employees. According to the Associated Press, this time is also the first time that Chinese companies have been sued in the United States for smuggling Fenti raw materials in the United States.</text:p>
      <text:p text:style-name="P4">
US Minister of Justice Merrick Garland mentioned in a press conference that these companies and their employees have conspired to create deadly fentanyl and sell them in the United States. He said: "One of these companies alone transported more than 200 kilograms of fentanyl to the United States, which can be used to create 50 kg of fentanyl." Galan said that the number is theoretically enough to kill. 25 million Americans.</text:p>
      <text:h text:style-name="P12" text:outline-level="3">
<text:span text:style-name="T4">
Two company executives were arrested</text:span>
</text:h>
      <text:p text:style-name="P4">
The prosecution includes Hubei AMARVELBIOTECH, Anhui Rencheng Technology Company, Anhui Moke New Materials Technology Company, and Hefei GlaxoSmid Trading Company. Among them, the two executives of Hubei Austrian Olympics have been arrested earlier this month.</text:p>
      <text:p text:style-name="P4">
A federal prosecutor pointed out that these companies sold Fennea's pre -body chemicals on their websites and social media accounts, saying that they received cryptocurrency payment and <text:a xlink:type="simple" xlink:href="https://www.dw.com/zh/zh/為打擊芬太尼走私-墨西哥向習近平求援/a-65231251" text:style-name="Internet_20_link" text:visited-style-name="Visited_20_Internet_20_Link">
and transported them to drug trafficking, including Sanroa Group, Mexico, By</text:a>
Essence The prosecutor also mentioned that Hubei Austrian has evaded the authorities by deception. For example, propaganda can disguise its products into dog food, nuts or oil to ensure "safe transportation" to the United States and Mexico.</text:p>
      <text:p text:style-name="P4">
The United States has long existed in the problem of abuse of fentanyl's abuse</text:p>
      <text:h text:style-name="P12" text:outline-level="3">
<text:span text:style-name="T4">
</text:span>
</text:h>
      <text:p text:style-name="P4">
In this regard, the Chinese Ministry of Foreign Affairs released the "Answers Answer" on June 24 that "US law enforcement officers used" fishing law enforcement "in the third country to seduce Chinese citizens and sucking Chinese entities and individuals again. Unilateral sanctions, completely illegal, seriously damage the basic human rights of Chinese citizens, and seriously damage the interests of Chinese enterprises. " The Chinese Ministry of Foreign Affairs pointed out that in addition to strong condemnation of this behavior, it has also raised solemnly and strong protests to the United States.</text:p>
      <text:p text:style-name="P4">
Synthetic opioids Fentni appeared in the form of pills, powder, or liquid, and its effect was 50 times that of heroin. Fentany is also legally used for strong painkillers, but once it is too much, it may cause people to death. In the past two years, more than 100,000 people in the United States have died of excessive money every year.</text:p>
      <text:p text:style-name="P4">
(Comprehensive report)</text:p>
      <text:p text:style-name="P4">
News Source: <text:a xlink:type="simple" xlink:href="https://www.dw.com/zh/美起诉涉芬太尼中国公司-中方批钓鱼执法/a-66021314" text:style-name="Internet_20_link" text:visited-style-name="Visited_20_Internet_20_Link">
https://www.dw.com/zh/美起诉涉芬太尼中国公司-中方批钓鱼执法/a-66021314?maca=chi-rss-chi-all-1127-rdf</text:a>
</text:p>
      <!--NEWS-->
      <text:h text:style-name="P10" text:outline-level="1">
<text:span text:style-name="T4">
Russian mercenaries suspected rebellion M-4 highways closed</text:span>
</text:h>
      <text:p text:style-name="P4">
Author: 联合早报 (Person)</text:p>
      <text:p text:style-name="P4">
Publisher: 联合早报 (Organization)</text:p>
      <text:p text:style-name="P4">
Published Time: 2023-06-24T13:20</text:p>
      <text:p text:style-name="P4">
Modified Time: 2023-06-24T14:50</text:p>
      <text:p text:style-name="P4">
Description: M-4 highways connecting Moscow and southern Russia have prohibited vehicles from passing. Reuters reports that the M-4 North and South Expressway is located on the border between Voronezh, Russia, about 400 kilometers from southern Moscow. Layz, central Russia ...</text:p>
      <text:p text:style-name="P4">
Videos: []</text:p>
      <text:p text:style-name="P4">
Audios: []</text:p>
      <text:p text:style-name="P4">
Images: []</text:p>
      <text:p text:style-name="P4">
Type: NewsArticle</text:p>
      <text:p text:style-name="P4">
Breadcrumbs: ['即时', '国际']</text:p>
      <text:p text:style-name="P4">
Keywords: ['俄罗斯', '反恐', '俄罗斯国防部', '封锁', '俄罗斯兵变']</text:p>
      <!--METADATA-->
      <text:p text:style-name="P4">
M-4 highways connecting Moscow and southern Russia have prohibited vehicles from passing.</text:p>
      <text:p text:style-name="P4">
Reuters reports that the M-4 North and South Expressway is located on the border between Voronezh, Russia, about 400 kilometers from southern Moscow. The governor of Lipetsk, the governor of Lipetsk in central Russia, said on Saturday (June 24) that the highway has been closed.</text:p>
      <text:p text:style-name="P4">
The Russian mercenary organization's head of the Wagner Group Pleigo Ren has sent a militant team to advance in the direction of Moscow, which has a total length of 1,200 kilometers.</text:p>
      <text:p text:style-name="P4">
Poligon vowed in the early morning, <text:a xlink:type="simple" xlink:href="https://www.zaobao.com/realtime/world/story20230624-1407325" text:style-name="Internet_20_link" text:visited-style-name="Visited_20_Internet_20_Link">
to overthrow the Russian military leadership</text:a>
He also said that his 25,000 armed personnel were "ready to decide and fight."</text:p>
      <text:p text:style-name="P4">
The Tas Society had previously quoted the Russian National Anti -Terrorism Commission that the Russian Federal Security Agency (FSB) had filed a criminal lawsuit against Perigo, and he was convicted of inciting armed rebellion.</text:p>
      <text:p text:style-name="P4">
News Source: <text:a xlink:type="simple" xlink:href="https://www.zaobao.com.sg/realtime/world/story20230624-1407363" text:style-name="Internet_20_link" text:visited-style-name="Visited_20_Internet_20_Link">
https://www.zaobao.com.sg/realtime/world/story20230624-1407363</text:a>
</text:p>
      <!--NEWS-->
      <text:h text:style-name="P10" text:outline-level="1">
<text:span text:style-name="T4">
Russia's "internal betrayal": What did Putin say in his speech?</text:span>
</text:h>
      <text:p text:style-name="P4">
Author: 半岛电视台＋通讯社</text:p>
      <text:p text:style-name="P4">
Publisher: Al Jazeera</text:p>
      <text:p text:style-name="P4">
Published Time: 2023-06-24T13:38:56</text:p>
      <text:p text:style-name="P4">
Modified Time: 2023-06-24T13:38:56</text:p>
      <text:p text:style-name="P4">
Description: After the leader of Wagner's mercenaries, Yofgeni Porigin, he occupied an important military headquarters to supervise the Russian and Ukraine's offensive, Russian President Putin promised in Moscow's emergency TV speech that Russia must not be allowed to fall into a civil war.</text:p>
      <text:p text:style-name="P4">
Images: ["<text:a xlink:type="simple" xlink:href="https://chinese.aljazeera.net/wp-content/uploads/2023/06/2023-06-24T073014Z_837495543_RC2JP1ARQNN7_RTRMADP_3_UKRAINE-CRISIS-RUSSIA-PRIGOZHIN-PUTIN-1687597827-1687613088.jpg" text:style-name="Internet_20_link" text:visited-style-name="Visited_20_Internet_20_Link">
2023-06-24T07...</text:a>
"]</text:p>
      <text:p text:style-name="P4">
Topics: ['乌克兰战争', '军事', '政治', '新闻']</text:p>
      <text:p text:style-name="P4">
Keywords: ['乌克兰战争', '军事', '政治', '新闻', '俄罗斯']</text:p>
      <text:p text:style-name="P4">
Type: Article</text:p>
      <!--METADATA-->
      <text:p text:style-name="P4">
<draw:frame draw:style-name="fr1" draw:name="Image131" text:anchor-type="as-char" svg:width="6.9236in" svg:height="3.886021in" draw:z-index="0">
<draw:image xlink:href="../Images/Aljazeera Chinese/2023-06-24T13-38-56/2023-06-24T073014Z_837495543_RC2JP1ARQNN7_RTRMADP_3_UKRAINE-CRISIS-RUSSIA-PRIGOZHIN-PUTIN-1687597827-1687613088.jpg" xlink:type="simple" xlink:show="embed" xlink:actuate="onLoad" draw:mime-type="image/jpeg"/>
</draw:frame>
Russian President Putin(news agency)On June 24, local time, after the leader of Wagner's mercenaries, Yofgeni Porigojin occupied an important military headquarters to supervise the Russian and Ukraine offensive, Russian President Putin promised when he delivered an emergency TV speech at Moscow. Russia is allowed to fall into a civil war. Essence</text:p>
      <text:h text:style-name="P13" text:outline-level="4">
<text:span text:style-name="T4">
The following is the full text of Putin's speech:</text:span>
</text:h>
      <text:p text:style-name="P4">
"I appealed to Russian citizens to make an appeal to the armed forces, law enforcement agencies, and special service departments, and issued a appeal to soldiers and commanders who are now fighting, repelled the enemy's offensive, and behaved heroically.</text:p>
      <text:p text:style-name="P4">
Last night I talked with the commanders in various directions. I also have to appeal to those who are deceived or threatened and involved in this sinful adventure, and those who have been pushed to the most serious armed rebellion.</text:p>
      <text:p text:style-name="P4">
Today, Russia is fighting a hard battle for its future to repel the aggression of the new Nazis and its manipulator. The entire Western military, economic and information machines are almost targeted at us.</text:p>
      <text:p text:style-name="P4">
We are fighting for the lives and security of the people, fighting for our sovereignty and independence, and fighting for the rights of Russia, a country with a history of thousands of years.</text:p>
      <text:p text:style-name="P4">
This battle related to the fate of the people of our country requires us to unite all forces and need to unite, consolidate and take responsibility. All things that weaken our strength and discord in any form must be prevented to prevent us from being used by our enemies and destroying us from the inside.</text:p>
      <text:p text:style-name="P4">
Therefore, the split action of our unity is essentially the betrayal of our people and comrades who are still fighting in the front line. This is a knife behind our country and people.</text:p>
      <text:p text:style-name="P4">
When Russia participated in the First World War in 1917, it was hit by such a blow. We won, but it was stolen.</text:p>
      <text:p text:style-name="P4">
The conspiracy, quarrels and political activities behind the army and the people have caused the biggest disaster. The army was destroyed, the country disintegrated, the large territory was lost, and it caused tragedy and civil war.</text:p>
      <text:p text:style-name="P4">
The Russians are killing each other, and the brothers are killing each other. Various political adventurers and foreign forces are differentiation of our country, tearing our country, and obtaining generous profits.</text:p>
      <text:p text:style-name="P4">
We will not allow this situation to happen again. We will protect our people and our country so as not to threaten all. What we face is a betrayal.</text:p>
      <text:p text:style-name="P4">
Excessive ambitions and vested interests have led to a traitor. Not only betrayed his country and the people, but also betrayed Wagner's soldiers to fight and sacrifice the business with our soldiers. The heroes of the town and villages of the liberation of Soledal and Altoohvsk, and Donbas, fighting for the reunification of the Russian world and presented their lives. Their names and glory were also betrayed by those who tried to organize rebellion, pushed the country to an anarchy state and the state of killing, and eventually failed and succumbed.</text:p>
      <text:p text:style-name="P4">
Let me say it again, any internal turmoil is a fatal threat to our country's status and our nation. This is a blow to Russia and our people. And we to defend the motherland to avoid this threat will be very difficult.</text:p>
      <text:p text:style-name="P4">
Anyone who deliberately embarked on the road of betrayal, those who are preparing to armed rebellion, and people who adopt ransom and terrorist methods will inevitably be punished. They are responsible for the law and our people.</text:p>
      <text:p text:style-name="P4">
Armed forces and other government agencies have received necessary orders. Moscow, Moscow, and other regions are taking additional counter -terrorism measures. We will also take decisive actions to stabilize the situation of Rostov on the banks of the river -the local situation is still complicated, and the work of civil and military authorities is substantially hindered.</text:p>
      <text:p text:style-name="P4">
As a Russian president and commander -in -chief of the military, as a citizen of Russia, I will do my best to defend the country, protect the constitutional order, and protect the life, safety and freedom of citizens.</text:p>
      <text:p text:style-name="P4">
Those who organize and prepare for military rebellion, those who raise their weapons to deal with comrades, have betrayed Russia. They will be held accountable for this.</text:p>
      <text:p text:style-name="P4">
As for those who are involved in this crime, I urge you not to commit this fatal, tragic, irreversible mistake.</text:p>
      <text:p text:style-name="P4">
To make the only correct choice -stop participating in criminal actions.</text:p>
      <text:p text:style-name="P4">
I believe that we will defend and maintain the sacred things we cherish. With our motherland, we will overcome all challenges and become more powerful. "</text:p>
      <text:p text:style-name="P4">
News Source: <text:a xlink:type="simple" xlink:href="https://chinese.aljazeera.net/news/political/2023/6/24/%e4%bf%84%e7%bd%97%e6%96%af%e7%9a%84%e5%86%85%e9%83%a8%e8%83%8c%e5%8f%9b%e6%99%ae%e4%ba%ac%e5%9c%a8%e8%ae%b2%e8%af%9d%e4%b8%ad%e8%af%b4%e4%ba%86%e4%bb%80%e4%b9%88%ef%bc%9f" text:style-name="Internet_20_link" text:visited-style-name="Visited_20_Internet_20_Link">
https://chinese.aljazeera.net/news/political/2023/6/24/%e4%bf%84%e7%bd%97%e6%96%af%e7%9a%84%e5%86%85%e9%83%a8%e8%83%8c%e5%8f%9b%e6%99%ae%e4%ba%ac%e5%9c%a8%e8%ae%b2%e8%af%9d%e4%b8%ad%e8%af%b4%e4%ba%86%e4%bb%80%e4%b9%88%ef%bc%9f</text:a>
</text:p>
      <!--NEWS-->
      <text:h text:style-name="P10" text:outline-level="1">
<text:span text:style-name="T4">
German media: "two Chinese policies"</text:span>
</text:h>
      <text:p text:style-name="P4">
Author: None (Language: zh)</text:p>
      <text:p text:style-name="P4">
Publisher: None</text:p>
      <text:p text:style-name="P4">
Time: 2023-06-24T13:55:00Z</text:p>
      <text:p text:style-name="P4">
Description: Whether it is the "two China" policies or the two "China Policy", the Chinese government is unwilling to see from the German political circles. German media observed that in Germany, this is related to the wrestling of the Prime Minister's Palace and the Ministry of Foreign Affairs and the Ministry of Economic Affairs. Although the political circles called for "risks" to China during the period, German companies seemed to have no choice.</text:p>
      <text:p text:style-name="P4">
Videos: []</text:p>
      <text:p text:style-name="P4">
Images: []</text:p>
      <text:p text:style-name="P4">
Subject: 评论分析</text:p>
      <text:p text:style-name="P4">
Subjects: ['明镜周刊', '德国之声', '德语媒体', '高瑜', '德国汽车工业', '法兰克福车展']</text:p>
      <text:p text:style-name="P4">
Keywords: ['德语媒体', '德国之声', '明镜周刊', '南德意志报', '去风险', '李强', '肖尔茨', '总理府', '经济部', '外交部', '哈贝克', '贝尔伯克', '中国策略', '依赖', '企业', '宝马', '冰激淋']</text:p>
      <text:p text:style-name="P4">
Id: 66021434</text:p>
      <!--METADATA-->
      <text:p text:style-name="P4">
<text:a xlink:type="simple" xlink:href="https://www.dw.com/zh/overlay/image/article/66021434/65978455" text:style-name="Internet_20_link" text:visited-style-name="Visited_20_Internet_20_Link">
 </text:a>
The German United Government's attitude towards China is actually very different.</text:p>
      <text:p text:style-name="P4">
(Voice of Germany Chinese) The German media "Ming Mirror Weekly" posted a comment on the German policy level at this <text:a xlink:type="simple" xlink:href="https://www.dw.com/zh/zh/中国总理李强到访柏林-德中政府磋商周二开启/a-65958188" text:style-name="Internet_20_link" text:visited-style-name="Visited_20_Internet_20_Link">
Chinese Prime Minister Li Qiang visited Germany</text:a>
Attending the performance of the German -China Government's consultation meeting. The article pointed out that the differences between the Prime Minister's Palace and the Green Party's Ministry of Foreign Affairs and the Ministry of Economic Affairs are becoming more and more serious.</text:p>
      <text:p text:style-name="P4">
The report wrote in the introduction: Officially, the federal government is formulating a common Chinese strategy. However, in fact, the reconciliation policy of the Prime Minister conflicts with the economic policy of Deputy Prime Minister Habeck.</text:p>
      <text:p text:style-name="P4">
The article wrote at the beginning: "The Prime Minister is not good at excessive praise, but at the German Economic Forum last Tuesday, Shulz found a word of praise. He praised the German -China trade relationship in front of Chinese Prime Minister Li Qiang."</text:p>
      <text:p text:style-name="P4">
"Both parties benefit from each other's trade and investment," said the German Prime Minister. He praised Germany's direct investment of more than 100 billion euros in China, "remarkable".</text:p>
      <text:p text:style-name="P4">
The author pointed out: "This does not show a new tough attitude towards China. Even if it is a joint appearance before the Prime Minister's office, only guests from Beijing may be satisfied: [Reporters are not allowed to ask questions, Chinese media representatives obediently applauded obediently obediently . Make you in Berlin, it feels like in Beijing. "]](https://www.dw.com/zh/zh/德中政府磋商不能提问的总理新闻发布会/a-65978567)However, not everyone in the government treats things like the Prime Minister. Especially the Economic Minister of the Green Party Habeck. The article wrote: "For a while, Habeck has adopted another more stricter policy on China. This can be confirmed by the data obtained by" Ming Mirror ". It is reported that since he took office, the German Ministry of Economic Affairs has given it to the Ministry of Economic Affairs The guarantee amount of German companies invested in China has decreased by about 5 billion euros. "</text:p>
      <text:p text:style-name="P4">
Therefore, the article clearly states: "Officially, the federal government is formulating a common Chinese strategy, but in fact, it seems that the Prime Minister and Deputy Prime Minister are not just pursuing one Chinese policy -but two types."</text:p>
      <text:p text:style-name="P4">
The press conference of Li Qiang and Shulz does not allow reporters to ask questions</text:p>
      <text:h text:style-name="P12" text:outline-level="3">
<text:span text:style-name="T4">
The Ministry of Economic Affairs and Ministry of Foreign Affairs of the Prime Minister's Palace in Germany</text:span>
</text:h>
      <text:p text:style-name="P4">
For example, the author said: "During the preparations for the discussion of the Chinese government last week, there have been differences in opinion. Forming a long -awaited document about Chinese strategy. However, the Prime Minister's Office and the Ministry of Foreign Affairs have not been able to reach an agreement on a common draft. The negotiations mainly revolved around the policy documents and how sharp attitude towards Beijing authorities should be. ","</text:p>
      <text:p text:style-name="P4">
Therefore, the German government's highly anticipated Chinese strategy document eventually failed to come out before the Chinese Prime Minister Li Qiang visited Germany. "Mirror Weekly" revealed in the article: Now the participating departments no longer expect this document to complete this document before this summer. Habeck and Bell Berk defended Beijing and Taiwan's threatening behaviors to pursue more severe policy routes in Beijing and Taiwan. They always pointed out how the Communist Party oppressed ethnic minorities. The Social Democratic Party's attitude towards this is more relaxed, and it pays more attention to listening to the voices of the German industry and trade unions.</text:p>
      <text:p text:style-name="P4">
The article then carefully introduced how the German Ministry of Economic Affairs greatly reduced the efforts to issue government economic guarantees to German companies investing in China. At the end, he wrote: "The Minister of Economy is concerned about <text:a xlink:type="simple" xlink:href="https://www.dw.com/zh/zh/德国外交政策-要价值观还是要利益/a-65529553" text:style-name="Internet_20_link" text:visited-style-name="Visited_20_Internet_20_Link">
economic policy guidance</text:a>
Essence The Prime Minister's office is suspicious of this. Although the Prime Minister has also talked about the "de -risk" of China, which reduces risk. But in actual operation, what does this mean, the German ruling alliance may erupt the next conflict -then, the league is actually in the center of the conflict. "</text:p>
      <text:h text:style-name="P12" text:outline-level="3">
<text:span text:style-name="T4">
Bavaria "Kings" met with Chinese Prime Minister</text:span>
</text:h>
      <text:h text:style-name="P12" text:outline-level="3">
<text:span text:style-name="T4">
Risk? Ready!</text:span>
</text:h>
      <text:p text:style-name="P4">
The "South Germany" also focuses on the "de -risk" in German Prime Minister Shulz's mouth in the latest reports on Germany and China. In an article entitled "Risk? Prepare!", The author asked in an inouting: "The relationship between the German economy and China is deep. Many companies have not tried their best to reduce their risks and are expanding its business scale. Why is this? "</text:p>
      <text:p text:style-name="P4">
At the beginning, the article introduced the "ice cream incident" that German car dealers recently encountered at the Shanghai Auto Show. Several Chinese staff on its small car brand MINI booth caused anger because they refused to distribute free ice cream to Chinese audiences. The author pointed out that this incident also made "BMW Automotive Manufacturers experience the boundaries between the opportunity and risk in China."</text:p>
      <text:p text:style-name="P4">
The article then asked: "This time it is ice cream, what will it be next time? For example, just take an example. If Beijing decides to attack Taiwan, it will trigger a huge sanctions and counter -tank chain reactions. What will happen? Relatively speaking, people's consensus at this point is that Western companies have only seen small wions from Russia. In China, hundreds of millions of euro assets in Western companies are in danger. Companies such as manufacturer Yingfei, or BMW, without the Chinese market, the scale will be reduced by one -third. It can be said that <text:a xlink:type="simple" xlink:href="https://www.dw.com/zh/zh/德国在哪方面依赖中国脱钩是否可行/a-65492863" text:style-name="Internet_20_link" text:visited-style-name="Visited_20_Internet_20_Link">
For the German economy, China has the importance of relationships.</text:a>
"</text:p>
      <text:p text:style-name="P4">
The article pays attention to the "deductive risk" of "decoupled" statement to some extent. It is pointed out: "The" minimum risk 'can contain a lot of meaning, and the scope can be from 140 million euros to 10 billion euros. According to a survey by the German Chamber of Commerce in Beijing, only 16%of companies have formulated plans for the situation. One People familiar with the matter said: In fact, there are almost no design plans for China to attack Taiwan. Few companies are preparing for this reason because of "unable to prepare for this'. But it may also be because people don't want to do it for this. Preparation. Because, just thinking of losing one -third of the business is enough to make people feel heavy. "</text:p>
      <text:p text:style-name="P4">
<text:span text:style-name="T5">
Inding the content of other media, does not represent the position or view of the Voice of Germany. _ </text:span>
 _ 吧 _</text:p>
      <text:p text:style-name="P4">
News Source: <text:a xlink:type="simple" xlink:href="https://www.dw.com/zh/德语媒体：-两个中国政策/a-66021434" text:style-name="Internet_20_link" text:visited-style-name="Visited_20_Internet_20_Link">
https://www.dw.com/zh/德语媒体：-两个中国政策/a-66021434?maca=chi-rss-chi-all-1127-rdf</text:a>
</text:p>
      <!--NEWS-->
      <text:h text:style-name="P10" text:outline-level="1">
<text:span text:style-name="T4">
Putin listened to the White House all over the weather to pay close attention to the White House</text:span>
</text:h>
      <text:p text:style-name="P4">
Author: 联合早报 (Person)</text:p>
      <text:p text:style-name="P4">
Publisher: 联合早报 (Organization)</text:p>
      <text:p text:style-name="P4">
Published Time: 2023-06-24T14:02</text:p>
      <text:p text:style-name="P4">
Modified Time: 2023-06-24T16:16</text:p>
      <text:p text:style-name="P4">
Description: Russian President Putin has mastered the movement of the Wagner Group of the Mercenary Organization, and the White House also pays close attention to relevant news. Bloomberg reported that the Tas News Agency quoted the Kremlin Palace spokesman Peskov in the early morning of Saturday (June 24) that security officials reported to Putin for 24 hours ...</text:p>
      <text:p text:style-name="P4">
Videos: []</text:p>
      <text:p text:style-name="P4">
Audios: []</text:p>
      <text:p text:style-name="P4">
Images: []</text:p>
      <text:p text:style-name="P4">
Type: NewsArticle</text:p>
      <text:p text:style-name="P4">
Breadcrumbs: ['即时', '国际']</text:p>
      <text:p text:style-name="P4">
Keywords: ['俄罗斯', '普京', '美国', '拜登', '美国参议院', '俄罗斯兵变']</text:p>
      <!--METADATA-->
      <text:p text:style-name="P4">
Russian President Putin has mastered the movement of the Wagner Group of the Mercenary Organization, and the White House also pays close attention to relevant news.</text:p>
      <text:p text:style-name="P4">
Bloomberg reported that Tas News cited the Kremlin Palace spokesman Peskov in the early morning of Saturday (June 24) that security officials reported to Putin 24 hours a day.(https://www.zaobao.com/realtime/world/story20230624-1407349)The latest trend.</text:p>
      <text:p text:style-name="P4">
US President Biden has heard a briefing about the news. Two main responsible persons in charge of the Senate Intelligence Committee also said that they are "closely paying attention to major conflicts between the Russian troops."</text:p>
      <text:p text:style-name="P4">
Porigon said earlier that he and his troops had entered the southern city of the southern city of the Ukrainian border Rostov-on-Don. This news cannot be verified independently.</text:p>
      <text:p text:style-name="P4">
The video released on the social media platform shows that armored vehicles and troops surrounded Rostov's military headquarters and security buildings on the Rosteov on the River, but the armed staff did not shoot. It is unclear whether these armored vehicles and troops belong to Wagner or the Russian military forces, and it is difficult to determine the authenticity of the video.</text:p>
      <text:p text:style-name="P4">
Rosetov on the banks of Don River called on the public to stay away from the city center on the grounds of "existing situations".</text:p>
      <text:p text:style-name="P4">
News Source: <text:a xlink:type="simple" xlink:href="https://www.zaobao.com.sg/realtime/world/story20230624-1407373" text:style-name="Internet_20_link" text:visited-style-name="Visited_20_Internet_20_Link">
https://www.zaobao.com.sg/realtime/world/story20230624-1407373</text:a>
</text:p>
      <!--NEWS-->
      <text:h text:style-name="P10" text:outline-level="1">
<text:span text:style-name="T4">
Russia's situation is turbulent: What do foreign governments think?</text:span>
</text:h>
      <text:p text:style-name="P4">
Author: 半岛电视台＋通讯社</text:p>
      <text:p text:style-name="P4">
Publisher: Al Jazeera</text:p>
      <text:p text:style-name="P4">
Published Time: 2023-06-24T14:02:02</text:p>
      <text:p text:style-name="P4">
Modified Time: 2023-06-24T14:02:02</text:p>
      <text:p text:style-name="P4">
Description: Governments around the world are paying close attention to the rapid development of Russia -the mutiny of Wagner's mercenaries for the Wagner's mercenaries for the long -term challenge of Russian President Putin.</text:p>
      <text:p text:style-name="P4">
Images: ["<text:a xlink:type="simple" xlink:href="https://chinese.aljazeera.net/wp-content/uploads/2023/06/33KW2LV-highres-1687604005-1687614629.jpg" text:style-name="Internet_20_link" text:visited-style-name="Visited_20_Internet_20_Link">
33KW2LV-highr...</text:a>
", "<text:a xlink:type="simple" xlink:href="https://chinese.aljazeera.net/wp-content/uploads/2023/06/image-2-1687577757.jpg" text:style-name="Internet_20_link" text:visited-style-name="Visited_20_Internet_20_Link">
image-2-16875...</text:a>
"]</text:p>
      <text:p text:style-name="P4">
Topics: ['乌克兰战争', '军事', '政治', '新闻']</text:p>
      <text:p text:style-name="P4">
Keywords: ['乌克兰战争', '军事', '政治', '新闻', '世界', '俄罗斯']</text:p>
      <text:p text:style-name="P4">
Type: Article</text:p>
      <!--METADATA-->
      <text:p text:style-name="P4">
<draw:frame draw:style-name="fr1" draw:name="Image134" text:anchor-type="as-char" svg:width="6.9236in" svg:height="4.610975in" draw:z-index="0">
<draw:image xlink:href="../Images/Aljazeera Chinese/2023-06-24T14-02-02/33KW2LV-highres-1687604005-1687614629.jpg" xlink:type="simple" xlink:show="embed" xlink:actuate="onLoad" draw:mime-type="image/jpeg"/>
</draw:frame>
Yofgeni Porigjin said that his soldiers entered Rostov on the Russian border city of Russia from the Ukrainian Vietnam and controlled the local military facilities.(French media)Governments around the world are paying close attention to the rapid development of Russia -the mutiny of Wagner's mercenaries for the Wagner's mercenaries for the long -term challenge of Russian President Putin.</text:p>
      <text:p text:style-name="P4">
The head of the Wagner Group, Yofgeni, said on the 24th that his soldiers had entered Rostov on the Russian border city of Russia from Ukraine and controlled the city's military facilities including the airport.</text:p>
      <text:p text:style-name="P4">
When Putin delivered an emergency TV speech in Moscow, he promised to shatter the so -called "armed rebellion" and "treason".</text:p>
      <text:p text:style-name="P4">
The following are the current views of the current accidents of governments and political agencies in Russia with nuclear weapons:</text:p>
      <text:h text:style-name="P13" text:outline-level="4">
<text:span text:style-name="T4">
Ukraine</text:span>
</text:h>
      <text:p text:style-name="P4">
Ukraine President Zeleguski said Wagner's rebellion showed the weakness of Russia.</text:p>
      <text:p text:style-name="P4">
"Russia's weakness is obvious. It is in a state of comprehensive weakness. The longer Russia retains the army and mercenaries on our land, the more chaos, pain and problems it brings to themselves." Sky said in a statement issued by social media.</text:p>
      <text:p text:style-name="P4">
Zelei also wrote on Twitter: "Anyone who chooses the evil road will destroy himself." "For a long time, Russia has used propaganda to cover up its weakness and the government's stupidity. cover."</text:p>
      <text:p text:style-name="P4">
Ukraine Foreign Minister Dmitro Kulbaba urged the international community to "abandon false neutrality against Russia" and provide Kiev with all the weapons needed to drive the Moscow army out of Ukraine's territory. He posted on Twitter, "Those who say that Russia is too powerful but will not lose: Look at the current situation."</text:p>
      <text:p text:style-name="P4">
Ukrainian presidential adviser Mikhaillo Podolia said, "The next 48 hours will determine the new status of Russia."</text:p>
      <text:p text:style-name="P4">
He wrote on Twitter: "Either a comprehensive civil war, or a transition of power through negotiations, or a temporary breathing before the next stage of the Putin regime."</text:p>
      <text:h text:style-name="P13" text:outline-level="4">
<text:span text:style-name="T4">
Poland</text:span>
</text:h>
      <text:p text:style-name="P4">
Polish President Anders Duda said, "Regarding the situation of Russia, we negotiated with the Prime Minister, the Ministry of Defense and the allies this morning."</text:p>
      <text:p text:style-name="P4">
"The process of incidents outside our eastern border is being continuously monitored."</text:p>
      <text:h text:style-name="P13" text:outline-level="4">
<text:span text:style-name="T4">
Lithuania</text:span>
</text:h>
      <text:p text:style-name="P4">
Lithuania Foreign Minister Gabriel Lanzbelis said, "For 100 years, the Lithuanians have been living on the edge of the brutal bandit rule of Moscow. We know that they are only a matter of time from the next chaotic internal explosion. . We can see clearly in the chaos. As always, our goal is Ukraine's victory and justice. It's time now. "</text:p>
      <text:h text:style-name="P13" text:outline-level="4">
<text:span text:style-name="T4">
U.K</text:span>
</text:h>
      <text:p text:style-name="P4">
British Prime Minister Sonak urged "all parties to take responsibility and protect civilians."</text:p>
      <text:p text:style-name="P4">
"With the development of the situation, we are keeping in touch with our allies. Later, I will talk to some of them later. The most important thing is that all parties must act responsible." He told the UK like this. Broadcasting Corporation (BBC).</text:p>
      <text:p text:style-name="P4">
The Ministry of National Defense of the country said, "In the next few hours, the loyalty of the Russian security forces -especially the Russian National Guard, which will be the key to how this crisis develops."</text:p>
      <text:p text:style-name="P4">
"This is the most important challenge facing the Russian government in recent years."</text:p>
      <text:p text:style-name="P4">
The statement added that the Wagner troops "almost affirmation" occupied the key security locations of Rostov on the River on the River, and "more Wagner troops are moving north through Volneri, almost sure to enter Moscow."</text:p>
      <text:p text:style-name="P4">
The statement pointed out that "the evidence of fighting between Wagner and the Russian security forces is very limited, some people may maintain passive and acquiescence of Wagner."</text:p>
      <text:h text:style-name="P13" text:outline-level="4">
<text:span text:style-name="T4">
EU</text:span>
</text:h>
      <text:p text:style-name="P4">
The European Council Chairman Charles Michelle said on Twitter that the European Union is "paying close attention to the development of the Russian situation" and keeps in touch with European leaders and partners of the Seventh Kingdoms Group.</text:p>
      <text:p text:style-name="P4">
He pointed out in the tweet that "this is obviously an internal problem in Russia." He also added that "our support for Ukraine" is "unwavering."</text:p>
      <text:h text:style-name="P13" text:outline-level="4">
<text:span text:style-name="T4">
U.S</text:span>
</text:h>
      <text:p text:style-name="P4">
Adam Hodch, a spokesman for the National Security Council, said that US President Joe Bayeng heard a briefing about the situation in Russia, and Washington "negotiated with allies and partners on these situations.</text:p>
      <text:h text:style-name="P13" text:outline-level="4">
<text:span text:style-name="T4">
Estonia</text:span>
</text:h>
      <text:p text:style-name="P4">
Estonian Prime Minister Karas said, "Estonia pays close attention to the development of the situation in Russia and exchange information with allies. I can guarantee that our country has not been directly threatened. Border security has been strengthened. I also urged our people not to go to any region of Russia. ","</text:p>
      <text:h text:style-name="P13" text:outline-level="4">
<text:span text:style-name="T4">
Germany</text:span>
</text:h>
      <text:p text:style-name="P4">
The German Ministry of Foreign Affairs stated that German Foreign Minister Berbak talked with the foreign ministers of the Seventh Kingdom Group.</text:p>
      <text:p text:style-name="P4">
A spokesman for the German Ministry of Foreign Affairs said that "Bell Berbque had just discussed this situation with the Foreign Minister of the Seven Powers" and added that the German government crisis team was also holding a meeting.</text:p>
      <text:p text:style-name="P4">
The German Foreign Minister said earlier that Germany was paying close attention to the development of the situation and remained closely in contact with its international partners. She also said, "I must refer to our adjustment of travel advice in Germany in Russia." Previously, the department asked travelers to avoid the center of Moscow.</text:p>
      <text:h text:style-name="P13" text:outline-level="4">
<text:span text:style-name="T4">
France</text:span>
</text:h>
      <text:p text:style-name="P4">
The Elysee Palace stated that French President Macron is "focusing on the development of the situation." "We still focus on supporting Ukraine."</text:p>
      <text:h text:style-name="P13" text:outline-level="4">
<text:span text:style-name="T4">
Italy</text:span>
</text:h>
      <text:p text:style-name="P4">
In a statement, Italian Prime Minister Mello's office stated in a statement that the incident in Russia showed that "how the war against Ukraine is leading to Russia's instability in Russia."</text:p>
      <text:p text:style-name="P4">
The Italian Ministry of Foreign Affairs Antonio Tumani said that the Italians currently living in Russia do not need to worry, but they are "advised to keep cautious."</text:p>
      <text:h text:style-name="P13" text:outline-level="4">
<text:span text:style-name="T4">
Czech Republic</text:span>
</text:h>
      <text:p text:style-name="P4">
The Czech media quoted Czech Foreign Minister Yang Lipstsky, saying, "In view of the continuous military operations on Ukraine, and the country's security situation may be threatened, we strongly warn that Citizens of the European Union and NATO countries. "</text:p>
      <text:h text:style-name="P13" text:outline-level="4">
<text:span text:style-name="T4">
Kazakhstan</text:span>
</text:h>
      <text:p text:style-name="P4">
Kazakhstan President Takayev's office said that Tocyev and Putin called the phone and said that what happened in Russia was its internal affairs, and it was necessary to say that the rule of law was necessary for maintaining order.</text:p>
      <text:p text:style-name="P4">
The office pointed out that Putin notified the situation to Tocaev and thanked him for his understanding.</text:p>
      <text:p text:style-name="P4">
Russia reported that Putin also talked with Belarus and Uzbekistan's leaders.</text:p>
      <text:h text:style-name="P13" text:outline-level="4">
<text:span text:style-name="T4">
Qatar</text:span>
</text:h>
      <text:p text:style-name="P4">
Qatar expressed concern about the situation in Russia and called on all parties to maintain a "maximum restraint."</text:p>
      <text:p text:style-name="P4">
It stated in a statement that "the Ministry of Foreign Affairs warned that the situation of the situation in Russia and Ukraine will have a negative impact on international peace and security and will affect the supply of food and energy."</text:p>
      <text:p text:style-name="P4">
<draw:frame draw:style-name="fr1" draw:name="Image135" text:anchor-type="as-char" svg:width="6.9236in" svg:height="3.826329in" draw:z-index="0">
<draw:image xlink:href="../Images/Aljazeera Chinese/2023-06-24T14-02-02/image-2-1687577757.jpg" xlink:type="simple" xlink:show="embed" xlink:actuate="onLoad" draw:mime-type="image/jpeg"/>
</draw:frame>
The leader of the Wagner Group Poligjin rejected Moscow's law on government contract(news agency)</text:p>
      <text:p text:style-name="P4">
News Source: <text:a xlink:type="simple" xlink:href="https://chinese.aljazeera.net/news/military/2023/6/24/%e4%bf%84%e7%bd%97%e6%96%af%e5%b1%80%e5%8a%bf%e5%8a%a8%e8%8d%a1%e5%a4%96%e5%9b%bd%e6%94%bf%e5%ba%9c%e6%80%8e%e4%b9%88%e7%9c%8b" text:style-name="Internet_20_link" text:visited-style-name="Visited_20_Internet_20_Link">
https://chinese.aljazeera.net/news/military/2023/6/24/%e4%bf%84%e7%bd%97%e6%96%af%e5%b1%80%e5%8a%bf%e5%8a%a8%e8%8d%a1%e5%a4%96%e5%9b%bd%e6%94%bf%e5%ba%9c%e6%80%8e%e4%b9%88%e7%9c%8b</text:a>
</text:p>
      <!--NEWS-->
      <text:h text:style-name="P10" text:outline-level="1">
<text:span text:style-name="T4">
Russian mercenaries suspect that the rebellion of the palace: Putin quickly delivered a TV speech</text:span>
</text:h>
      <text:p text:style-name="P4">
Author: 联合早报 (Person)</text:p>
      <text:p text:style-name="P4">
Publisher: 联合早报 (Organization)</text:p>
      <text:p text:style-name="P4">
Published Time: 2023-06-24T14:13</text:p>
      <text:p text:style-name="P4">
Modified Time: 2023-06-24T16:16</text:p>
      <text:p text:style-name="P4">
Description: The Tas Society quoted the Kremlin Palace spokesman said that Russian President Putin quickly delivered a TV speech. Tas Society quoted the Kremlin spokesman Peskov in the early morning of Saturday (June 24) that security officials reported to Putin 24 hours a 24 -hour report that the Russian mercenary organization Wagner Collection ...</text:p>
      <text:p text:style-name="P4">
Videos: []</text:p>
      <text:p text:style-name="P4">
Audios: []</text:p>
      <text:p text:style-name="P4">
Images: []</text:p>
      <text:p text:style-name="P4">
Type: NewsArticle</text:p>
      <text:p text:style-name="P4">
Breadcrumbs: ['即时', '国际']</text:p>
      <text:p text:style-name="P4">
Keywords: ['俄罗斯', '普京', '俄罗斯兵变']</text:p>
      <!--METADATA-->
      <text:p text:style-name="P4">
The Tas Society quoted the Kremlin Palace spokesman said that Russian President Putin quickly delivered a TV speech.</text:p>
      <text:p text:style-name="P4">
Tas Society quoted the Kremlin spokesman Peskov in the early morning of Saturday (June 24) that safety officials reported to Putin 24 hours a head of Russian mercenaries.(https://www.zaobao.com/realtime/world/story20230624-1407349)The latest trend.</text:p>
      <text:p text:style-name="P4">
U.S. President Biden <text:a xlink:type="simple" xlink:href="https://www.zaobao.com/realtime/world/story20230624-1407373" text:style-name="Internet_20_link" text:visited-style-name="Visited_20_Internet_20_Link">
Listening to the news of the news</text:a>
The two main responsible persons of the Senate Intelligence Commission also said that they "are closely paying attention to major conflicts between the Russian army."</text:p>
      <text:p text:style-name="P4">
News Source: <text:a xlink:type="simple" xlink:href="https://www.zaobao.com.sg/realtime/world/story20230624-1407374" text:style-name="Internet_20_link" text:visited-style-name="Visited_20_Internet_20_Link">
https://www.zaobao.com.sg/realtime/world/story20230624-1407374</text:a>
</text:p>
      <!--NEWS-->
      <text:h text:style-name="P10" text:outline-level="1">
<text:span text:style-name="T4">
Russian anti -terrorism committee: Moscow and surrounding areas to implement counter -terrorism regime operations</text:span>
</text:h>
      <text:p text:style-name="P4">
Author: 联合早报 (Person)</text:p>
      <text:p text:style-name="P4">
Publisher: 联合早报 (Organization)</text:p>
      <text:p text:style-name="P4">
Published Time: 2023-06-24T14:15</text:p>
      <text:p text:style-name="P4">
Modified Time: 2023-06-24T14:49</text:p>
      <text:p text:style-name="P4">
Description: The Russian News Agency (RIA) reported that the Russian Anti -Terrorism Commission said on Saturday (June 24) that due to the obvious rebellion of the Wagner Group of the mercenary organization, the Russian counter -terrorism committee was conducting counter -terrorism regimes in Moscow and surrounding areas. According to Tas Society, Kremlin ...</text:p>
      <text:p text:style-name="P4">
Videos: []</text:p>
      <text:p text:style-name="P4">
Audios: []</text:p>
      <text:p text:style-name="P4">
Images: []</text:p>
      <text:p text:style-name="P4">
Type: NewsArticle</text:p>
      <text:p text:style-name="P4">
Breadcrumbs: ['即时', '国际']</text:p>
      <text:p text:style-name="P4">
Keywords: ['俄罗斯', '反恐', '莫斯科', '普京', '俄罗斯国防部', '俄罗斯兵变']</text:p>
      <!--METADATA-->
      <text:p text:style-name="P4">
The Russian News Agency (RIA) reported that the Russian Anti -Terrorism Commission said on Saturday (June 24) that due to the obvious rebellion of the Wagner Group of the mercenary organization, the Russian counter -terrorism committee was conducting counter -terrorism regimes in Moscow and surrounding areas.</text:p>
      <text:p text:style-name="P4">
According to Tas Society, a spokesman for the Kremlin said that Russian President Putin <text:a xlink:type="simple" xlink:href="https://www.zaobao.com/realtime/world/story20230624-1407374" text:style-name="Internet_20_link" text:visited-style-name="Visited_20_Internet_20_Link">
will make a TV speech</text:a>
Essence</text:p>
      <text:p text:style-name="P4">
At the same time, the Russian Ministry of Defense issued a statement to the Wagner Group's mercenaries that they were "deceived and dragged into criminal adventure" by the Wagner Group's head of Pryiga.</text:p>
      <text:p text:style-name="P4">
The statement issued by Telegram urged the Wagner soldiers to contact the Russian Ministry of Defense and the representative offices of the law enforcement department, and promised to ensure their safety.</text:p>
      <text:p text:style-name="P4">
The Tas Society quoted the Kremlin spokesman Peskov in the early morning of Saturday that security officials reported to Putin 24 hours a day.(https://www.zaobao.com/realtime/world/story20230624-1407349)The latest trend.</text:p>
      <text:p text:style-name="P4">
U.S. President Biden <text:a xlink:type="simple" xlink:href="https://www.zaobao.com/realtime/world/story20230624-1407373" text:style-name="Internet_20_link" text:visited-style-name="Visited_20_Internet_20_Link">
Listening to the news of the news</text:a>
The two main responsible persons of the Senate Intelligence Commission also said that they "are closely paying attention to major conflicts between the Russian army."</text:p>
      <text:p text:style-name="P4">
News Source: <text:a xlink:type="simple" xlink:href="https://www.zaobao.com.sg/realtime/world/story20230624-1407376" text:style-name="Internet_20_link" text:visited-style-name="Visited_20_Internet_20_Link">
https://www.zaobao.com.sg/realtime/world/story20230624-1407376</text:a>
</text:p>
      <!--NEWS-->
      <text:h text:style-name="P10" text:outline-level="1">
<text:span text:style-name="T4">
Chechen Army "Qi Qi Kings" Pricigo: Putin is wrong</text:span>
</text:h>
      <text:p text:style-name="P4">
Author: None (Language: zh)</text:p>
      <text:p text:style-name="P4">
Publisher: None</text:p>
      <text:p text:style-name="P4">
Time: 2023-06-24T14:23:00Z</text:p>
      <text:p text:style-name="P4">
Description: President Putin's television speech announced that after the rebel "paid the price", the leader of the Wagner Mercenary Corps said that Putin made a wrong choice and will soon have a new president. At the same time, Cadrov, the leader of Chechen area, announced that his subordinate armed forces have opened to hot areas to help the Kremlin "rebellion".</text:p>
      <text:p text:style-name="P4">
Videos: []</text:p>
      <text:p text:style-name="P4">
Images: []</text:p>
      <text:p text:style-name="P4">
Subject: 时政风云</text:p>
      <text:p text:style-name="P4">
Subjects: ['俄罗斯', '乌克兰', '拜罗伊特音乐节', '普京', '俄罗斯入侵乌克兰']</text:p>
      <text:p text:style-name="P4">
Keywords: ['车臣', '俄罗斯', '卡德罗夫', '普京', '瓦格纳', '佣兵', '普里戈津', '俄乌战争']</text:p>
      <text:p text:style-name="P4">
Id: 66021500</text:p>
      <!--METADATA-->
      <text:p text:style-name="P4">
<text:a xlink:type="simple" xlink:href="https://www.dw.com/zh/overlay/image/article/66021500/65534061" text:style-name="Internet_20_link" text:visited-style-name="Visited_20_Internet_20_Link">
 </text:a>
Cadrov, leader of Chechen area</text:p>
      <text:p text:style-name="P4">
(Voice of Germany Chinese website) Cadrov, leader of Chechen area(Ramzan Kadyrov)It was said on June 24 that the armed forces of its subordinates have been opened to "intense areas", and they are preparing to assist the Kremlin Gong Ping.(https://www.dw.com/zh/zh/白俄总统斡旋-瓦格纳军团停止进军莫斯科/a-66021015)Essence He wrote on social media: "We will do our best to maintain Russia's unity and defend the country."</text:p>
      <text:p text:style-name="P4">
Earlier, Putin delivered a television speech saying that "the person who organized and prepared for military rebellion and picked up weapons to oppose comrades betrayed Russia." Putin said the rebels would pay for it. However, <text:a xlink:type="simple" xlink:href="https://www.dw.com/zh/zh/普里戈津何许人也他有多大影响力/a-66020810" text:style-name="Internet_20_link" text:visited-style-name="Visited_20_Internet_20_Link">
Porigjin</text:a>
It soon refuted through social media that Putin's remarks about the behavior of the tradition of the country were wrong, and their purpose was to rescue Russia from corruption and other phenomena. The leader of the Wagner Mercenary Corps also said that it is not worthy of death for the Minister of Defense and Chief of Staff Glacimo, and the most promising politicians know how to correct this situation. Porigo even said: "Putin made a wrong choice, and soon we will have a new president."</text:p>
      <text:p text:style-name="P4">
In response, Chechen leader Kadrov said that he supported "every word that President President said" and believed that he should not pay attention to any personal grievances during the war.</text:p>
      <text:p text:style-name="P4">
Similar to the Wagner Mercenary Corps, in the past year, the Chechen armed forces have also played an important role in the Russia and Ukraine War.</text:p>
      <text:p text:style-name="P4">
Pricigin: Putin made a wrong choice, and soon we will have a new president.</text:p>
      <text:h text:style-name="P12" text:outline-level="3">
<text:span text:style-name="T4">
<text:span text:style-name="T4">
 EU: firm aid from Wuyu </text:span>
</text:span>
</text:h>
      <text:p text:style-name="P4">
Outside Russia, leaders of various countries also pay attention to the situation in Russia. Ukrainian President Zeleki commented on the rebellion of the Vage Mercenary Corps saying: "The weakness of Russia is obvious. Comprehensive weakness ... ... Russia has been in our country to deploy its army and mercenaries. The more pain and problems will be. It is also obvious that Ukraine can protect Europe from the spread of Russia's evil and chaos. "</text:p>
      <text:p text:style-name="P4">
The German government stated that it is closely paying close attention to the incidents in Russia. The French side also said that French President Macron is closely concerned about the situation in Russia. In addition, Polish President Duda also issued a post, saying that he is paying attention to the situation in Russia: "Regarding the situation of Russia, this morning we negotiated with the Prime Minister, the Ministry of National Defense, and allies. monitor."</text:p>
      <text:p text:style-name="P4">
The White House National Security Council disclosed that President Biden has heard a briefing about the development of the Russian domestic situation. The United States "is paying attention to the situation and will negotiate with allies and partners on the development of these situations."</text:p>
      <text:h text:style-name="P12" text:outline-level="3">
<text:span text:style-name="T4">
Wagner Group "Rebellion" Head: What is the significance of war?</text:span>
</text:h>
      <text:p text:style-name="P4">
EU Council Chairman Michelle(CharlesMichel)According to Twitter, the European side has always paid close attention to the development of the situation and communicated with the G7 Group. "This is obviously Russia's internal affairs, and our support for Ukraine is still unshakable."</text:p>
      <text:p text:style-name="P4">
NATO just said shortly that it is closely paying close attention to the situation.</text:p>
      <text:p text:style-name="P4">
British Prime Minister Sonak asked all parties to take responsibility and protect civilians from harm.</text:p>
      <text:p text:style-name="P4">
Turkish President Erdogan talked to Putin on the afternoon of the 24th, emphasizing that all parties need to "act in accordance with common sense." The Kremlin said that after Russia notified the "situation of armed rebellion" to the earth, Erdogan "expressed fully support for Russian leaders' actions."</text:p>
      <text:p text:style-name="P4">
As of press time, Chinese officials have not made any statements on the rebellion of the Vagna Mercenary Corps.</text:p>
      <text:p text:style-name="P4">
(Reuters, Agence France -Presse, Germany, etc.)</text:p>
      <text:p text:style-name="P4">
News Source: <text:a xlink:type="simple" xlink:href="https://www.dw.com/zh/车臣军-起兵勤王-普里戈津：普京错了/a-66021500" text:style-name="Internet_20_link" text:visited-style-name="Visited_20_Internet_20_Link">
https://www.dw.com/zh/车臣军-起兵勤王-普里戈津：普京错了/a-66021500?maca=chi-rss-chi-all-1127-rdf</text:a>
</text:p>
      <!--NEWS-->
      <text:h text:style-name="P10" text:outline-level="1">
<text:span text:style-name="T4">
The German Parliament passed the labor immigration reform bill</text:span>
</text:h>
      <text:p text:style-name="P4">
Author: None (Language: zh)</text:p>
      <text:p text:style-name="P4">
Publisher: None</text:p>
      <text:p text:style-name="P4">
Time: 2023-06-24T14:27:00Z</text:p>
      <text:p text:style-name="P4">
Description: The German Federal House finally passed a new draft of the reform of immigration law to provide new opportunities for job seekers from countries outside the European Union and many refugees who have already in Germany.</text:p>
      <text:p text:style-name="P4">
Videos: []</text:p>
      <text:p text:style-name="P4">
Images: []</text:p>
      <text:p text:style-name="P4">
Subject: 科技环境</text:p>
      <text:p text:style-name="P4">
Subjects: []</text:p>
      <text:p text:style-name="P4">
Keywords: ['欧债危机', '欧盟', '欧洲难民危机', '移民难民', '融入社会', '德国', '科隆', '留学德国', '留学德国', '德国联邦大选']</text:p>
      <text:p text:style-name="P4">
Id: 66021523</text:p>
      <!--METADATA-->
      <text:p text:style-name="P4">
<text:a xlink:type="simple" xlink:href="https://www.dw.com/zh/overlay/image/article/66021523/66010645" text:style-name="Internet_20_link" text:visited-style-name="Visited_20_Internet_20_Link">
 </text:a>
Some conservative members criticize the German government's technical immigration reform bill</text:p>
      <text:p text:style-name="P4">
(Voice of Germany) The German Federal House finally passed a new draft of the reform of immigration law on Friday (June 23) to encourage more people outside the EU to work in Germany.</text:p>
      <text:p text:style-name="P4">
The left -winged Socialist Party (SPD) Interior Minister Nancy Faeser said on Friday morning to introduce government plans to the parliament that "this draft law will ensure the prosperity of Germany." However, she added that <text:a xlink:type="simple" xlink:href="https://www.dw.com/zh/zh/德国官僚体制让外国医师难执业/a-52993197" text:style-name="Internet_20_link" text:visited-style-name="Visited_20_Internet_20_Link">
only when the bureaucratic obstacles were demolished during the execution process, the plan would play a role</text:a>
Essence She said: "If you must fill in 17 different application forms to allow new nursing staff to enter Germany, this is unacceptable."</text:p>
      <text:p text:style-name="P4">
The biggest opposition party -conservative CDU and CSU Alliance welcomed some of the government's ideas, although they criticized the plan to reduce the threshold of foreign workers. Andrea Lindholz from the Case of the Capitalism said that the plan to reduce the necessary German level will only attract low -tech workers.</text:p>
      <text:p text:style-name="P4">
Lyocz also believes that the new law does not help solve the main problems she said: bottleneck bottlenecks, such as the processing procedures for foreign consulates are too long.</text:p>
      <text:p text:style-name="P4">
The Minister of the Interior Ferser said that the New Law will help ensure the prosperity of Germany</text:p>
      <text:p text:style-name="P4">
Norbertkleinwächter, the German Options Party (AFD), a member of the extremely right -wing populism, fiercely refutes the draft law, arguing that the government's plan will turn Germany into a "garbage country". "The content of this draft of this 100 -page legal can be summarized in one sentence," he said, "That is: everyone can go in, but no one can be driven away."</text:p>
      <text:p text:style-name="P4">
Lamyakaddor, the Green Party, refuted the criticism of the German Options Party, saying that it would not be the most important prerequisite for German work. She ironically asked the right -wing people of the House of Representatives: "When you have to speak German at work, your integration effect is the best -you noticed?". She said: "For this country, finally and finally have a real good news. In competition with other successful immigrant countries such as the United States or Canada, we have made some key progress."</text:p>
      <text:p text:style-name="P4">
The Liberal Democratic Party (FDP), which represents the new liberalist part of the German Government Three Party Alliance, emphasized the economic benefits they believe in the new law. "The ridiculous is that now in Germany, it is easier to enter the refugee asylum system than entering the employment market." Liberal Democratic Party Council Konstantin Kuhle said, "We are reversing this situation through this law."</text:p>
      <text:p text:style-name="P4">
In the field of medical care, Germany is quite dependent on foreign immigrants</text:p>
      <text:h text:style-name="P12" text:outline-level="3">
<text:span text:style-name="T4">
New "Opportunity Card"</text:span>
</text:h>
      <text:p text:style-name="P4">
A major innovation of the law is to launch the "opportunity card" and its related points systems, allowing foreigners who have not found a job to find jobs for one year to find job opportunities. The prerequisite for obtaining the card is to have vocational qualifications or university degrees.</text:p>
      <text:p text:style-name="P4">
These cards will be issued to those who meet certain conditions, and they will get points: it may be German/English language skills, existing connections with Germany, and potential partners or spouses in German workers. The opportunity card also allows to engage in temporary work per week during the finding work and trial period.</text:p>
      <text:h text:style-name="P12" text:outline-level="3">
<text:span text:style-name="T4">
The job opportunity for refugees and tourists</text:span>
</text:h>
      <text:p text:style-name="P4">
Those who are waiting for asylum approval and submitting the application before March 29, 2023 will also be allowed to join the labor market if they have appropriate qualifications and job opportunities, which will also allow them to receive vocational training.</text:p>
      <text:p text:style-name="P4">
For those holding a tourist visa, there are similar changes: before they meet the employment requirements, they do not need to leave Germany first.</text:p>
      <text:h text:style-name="P12" text:outline-level="3">
<text:span text:style-name="T4">
New "Green Card", do you want to apply?</text:span>
</text:h>
      <text:h text:style-name="P12" text:outline-level="3">
<text:span text:style-name="T4">
changes in degree recognition</text:span>
</text:h>
      <text:p text:style-name="P4">
For a long time, one of the main obstacles to immigration is to have a degree in Germany. But in the future, if technical immigrants can prove that they have at least two years of professional experience and a degree recognized by the original state, their degree will no longer need to be recognized in Germany. Those who have obtained job opportunities can come to Germany in the process of obtaining their degree and start work.</text:p>
      <text:h text:style-name="P12" text:outline-level="3">
<text:span text:style-name="T4">
Naturalization method will also be reformed</text:span>
</text:h>
      <text:p text:style-name="P4">
In Parliament debate, Martin Rosemann, a member of the Social Democratic Party, looked forward to the future: "High -quality young people around the world have not actively came to work in Germany." He said, "We must attract them, we must give them a prospect. Why will we also reform the citizenship law. "</text:p>
      <text:p text:style-name="P4">
The technical immigration law is part of the Schilderz government's measure for non -German to stay in Germany to relax. At present, <text:a xlink:type="simple" xlink:href="https://www.dw.com/zh/zh/德国将大幅简化和加快外国人入籍程序/a-65676241" text:style-name="Internet_20_link" text:visited-style-name="Visited_20_Internet_20_Link">
the newly -citizenship law drafting will also make it easier for people from non -EU countries to obtain dual nationality -this is considerable Welcome to Germany's huge Turkish community</text:a>
 。</text:p>
      <text:p text:style-name="P4">
News Source: <text:a xlink:type="simple" xlink:href="https://www.dw.com/zh/德国议会通过劳工移民改革法案/a-66021523" text:style-name="Internet_20_link" text:visited-style-name="Visited_20_Internet_20_Link">
https://www.dw.com/zh/德国议会通过劳工移民改革法案/a-66021523?maca=chi-rss-chi-all-1127-rdf</text:a>
</text:p>
      <!--NEWS-->
      <text:h text:style-name="P10" text:outline-level="1">
<text:span text:style-name="T4">
The Russian army called on the Wagner Warrior to "guarantee safety" if the rebellion stopped rebellion</text:span>
</text:h>
      <text:p text:style-name="P4">
Publisher: 法新社</text:p>
      <text:p text:style-name="P4">
Published Time: 2023-06-24T14:32:10+00:00</text:p>
      <text:p text:style-name="P4">
Modified Time: 2023-06-24T14:20:04+00:00</text:p>
      <text:p text:style-name="P4">
Description: (Agence France -Presse Moscow, 24th) The Russian military said today that the mercenaries of the mercenary organization "Wagner Group" to stop resisting the Russian military leadership will "protect their secur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6-24T14-32-10-00-00/000000.png" xlink:type="simple" xlink:show="embed" xlink:actuate="onLoad" draw:mime-type="image/png"/>
</draw:frame>
In the statement, the Russian military stated: "We have made an appeal to the assault team of the private military group Wagner. You have been cheated in the criminal adventure of YevGenyprigozhin and participated in the armed forces. The rebellion. "The Russian military also shouted to the Wagner soldiers, calling on them to seek help and return to the" resident place. "</text:p>
      <text:p text:style-name="P4">
The Russian military said: "We ask you to act rationally and contact representatives of the Russian Ministry of Defense or law enforcement units. We guarantee everyone's safety."</text:p>
      <text:p text:style-name="P4">
Porigin announced today that he has entered the Rostov-On-Don military headquarters on the Don-ON-DON military headquarters in southern Russia, and his soldiers have also controlled the city's military essentials.</text:p>
      <text:p text:style-name="P4">
The Rostov authorities urged citizens to stay at home and not go out.</text:p>
      <text:p text:style-name="P4">
Russia has filed a criminal case against Prigzin, accusing him attempted to initiate a "armed rebellion".</text:p>
      <text:p text:style-name="P4">
News Source: <text:a xlink:type="simple" xlink:href="https://www.rfi.fr/cn/%E5%9B%BD%E9%99%85%E6%8A%A5%E9%81%93/20230624-%E4%BF%84%E5%86%9B%E5%90%91%E7%93%A6%E6%A0%BC%E7%BA%B3%E6%88%98%E5%A3%AB%E5%91%BC%E5%90%81-%E8%8B%A5%E5%81%9C%E6%AD%A2%E5%8F%8D%E5%8F%9B%E5%B0%86-%E4%BF%9D%E9%9A%9C%E5%AE%89%E5%85%A8" text:style-name="Internet_20_link" text:visited-style-name="Visited_20_Internet_20_Link">
https://www.rfi.fr/cn/%E5%9B%BD%E9%99%85%E6%8A%A5%E9%81%93/20230624-%E4%BF%84%E5%86%9B%E5%90%91%E7%93%A6%E6%A0%BC%E7%BA%B3%E6%88%98%E5%A3%AB%E5%91%BC%E5%90%81-%E8%8B%A5%E5%81%9C%E6%AD%A2%E5%8F%8D%E5%8F%9B%E5%B0%86-%E4%BF%9D%E9%9A%9C%E5%AE%89%E5%85%A8</text:a>
</text:p>
      <!--NEWS-->
      <text:h text:style-name="P10" text:outline-level="1">
<text:span text:style-name="T4">
President Belarusian mediation: Wagner's leader Porigerjin canceled the operation of entering Moscow</text:span>
</text:h>
      <text:p text:style-name="P4">
Author: None</text:p>
      <text:p text:style-name="P4">
Publisher: Radio Free Asia (Organization)</text:p>
      <text:p text:style-name="P4">
Published Time: 2023-06-24T14:56:00-04:00</text:p>
      <text:p text:style-name="P4">
Modified Time: 2023-06-24T17:5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88615in" draw:z-index="0">
<draw:image xlink:href="../Images/rfamandarin/2023-06-24T14-56-00-04-00/000000.png" xlink:type="simple" xlink:show="embed" xlink:actuate="onLoad" draw:mime-type="image/png"/>
</draw:frame>
Purigoin, the founder of Wagner's private mercenary group <text:a xlink:type="simple" xlink:href="https://www.rfa.org/mandarin/Xinwen/7-06242023145248.html/@@images/image" text:style-name="Internet_20_link" text:visited-style-name="Visited_20_Internet_20_Link">
</text:a>
Reuters pictures</text:p>
      <text:p text:style-name="P4">
On June 24th, the founder of Wagner's private mercenary group, Porigo, said that after they controlled the military facilities in southern Russia and began to advance to the capital Moscow for a few hours, he had told his troops to stop going to Moscow and return to Base at Ukraine.</text:p>
      <text:p text:style-name="P4">
The news of Liberty Europe on the 24th quoted Porigin's audio post on Telegram: "We are turning the column and returning to the field camp." He also added that he didn't want to "bleed Russia."</text:p>
      <text:p text:style-name="P4">
Porigerz said that when he made this decision, the troops were about 200 kilometers (120 miles) from Moscow.</text:p>
      <text:p text:style-name="P4">
He did not disclose whether he had talked to the Kremlin or the Russian military before his announcement.</text:p>
      <text:p text:style-name="P4">
The Associated Press reported on Saturday, quoted the Kremlin Palace that as part of the agreement to alleviate the tension of the rebellion, the person in charge of the Russian private military company Wagner would move to the neighbor's Belarus, and the criminal case will also be closed.</text:p>
      <text:p text:style-name="P4">
The Kremlin spokesman said that the Trojan troops would not face prosecution, and those who were not prosecuted would receive contracts from the Ministry of National Defense.</text:p>
      <text:p text:style-name="P4">
The Associated Press reported that the agreement seemed to resolve a sharply upgraded crisis. This crisis was the most significant challenge faced by Putin for more than 20 years.</text:p>
      <text:p text:style-name="P4">
The agreement was reached by Putin's firm ally and Belarus President Alexander-Lukashenko.</text:p>
      <text:p text:style-name="P4">
(Responsible editor: (：)</text:p>
      <text:p text:style-name="P4">
News Source: <text:a xlink:type="simple" xlink:href="https://www.rfa.org/mandarin/Xinwen/7-06242023145248.html" text:style-name="Internet_20_link" text:visited-style-name="Visited_20_Internet_20_Link">
https://www.rfa.org/mandarin/Xinwen/7-06242023145248.html</text:a>
</text:p>
      <!--NEWS-->
      <text:h text:style-name="P10" text:outline-level="1">
<text:span text:style-name="T4">
Mayor of Moscow: Take counter -terrorism measures to strengthen security</text:span>
</text:h>
      <text:p text:style-name="P4">
Author: 联合早报 (Person)</text:p>
      <text:p text:style-name="P4">
Publisher: 联合早报 (Organization)</text:p>
      <text:p text:style-name="P4">
Published Time: 2023-06-24T15:02</text:p>
      <text:p text:style-name="P4">
Modified Time: 2023-06-24T15:12</text:p>
      <text:p text:style-name="P4">
Description: The Russian capital Moscow Mayor Sergei Sobyaning pointed out that Moscow is conducting counter -terrorism operations to strengthen security and make additional controls on the road. According to the Russian satellite news agency quoted Sobyaning on its Telegram channel, "Moscow is entering ...</text:p>
      <text:p text:style-name="P4">
Videos: []</text:p>
      <text:p text:style-name="P4">
Audios: []</text:p>
      <text:p text:style-name="P4">
Images: []</text:p>
      <text:p text:style-name="P4">
Type: NewsArticle</text:p>
      <text:p text:style-name="P4">
Breadcrumbs: ['即时', '国际']</text:p>
      <text:p text:style-name="P4">
Keywords: ['俄罗斯', '反恐', '莫斯科', '俄罗斯兵变']</text:p>
      <!--METADATA-->
      <text:p text:style-name="P4">
The Russian capital Moscow Mayor Sergei Sobyaning pointed out that <text:a xlink:type="simple" xlink:href="https://www.zaobao.com/realtime/world/story20230624-1407376" text:style-name="Internet_20_link" text:visited-style-name="Visited_20_Internet_20_Link">
Moscow is conducting counter -terrorism operations</text:a>
The purpose is to strengthen security and make additional control of the road.</text:p>
      <text:p text:style-name="P4">
According to the Russian satellite news agency quoted Sobyaning on its Telegram channel, "Moscow is conducting anti -terrorism actions aimed at strengthening security. Extraordinary controls are implemented. understand."</text:p>
      <text:p text:style-name="P4">
Sobananin also said that Moscow canceled the previously announced group activities and pointed out: "Moscow entered the state of counter -terrorism action."</text:p>
      <text:p text:style-name="P4">
Sobyanin also thanked Moscow's residents and guests for their understanding and a calm attitude towards the incident.</text:p>
      <text:p text:style-name="P4">
However, it was reported earlier that Moscow's center was calm, and there were no military equipment or other armored vehicles on various squares and streets. The Federal Council and the country near Duma and other regions did not appear previously claimed to be a armored vehicle, and the police force was not strengthened.</text:p>
      <text:p text:style-name="P4">
The Russian Federal Security Bureau Public Relations Center reported in the early morning of Saturday (June 24) that the Russian Ministry of National Defense in the name of the Russian Ministry of National Defense in the name of "Wagner 'Private Military Company in the name of Yofgen Niolgo "All the news of the bombardment is not true, it is provocative information.</text:p>
      <text:p text:style-name="P4">
The Russian Ministry of Defense also made the same notice. The Investigation Department of the Russian Federal Security Agency has filed a criminal lawsuit against Perigen in accordance with Article 279 of the Russian Criminal Code.</text:p>
      <text:p text:style-name="P4">
General Serge Surovilkin, deputy commander of the United Force, called on the commanders and fighters of the "Wagner" Group to obey the will of Russia and solve problems peacefully.</text:p>
      <text:p text:style-name="P4">
The Russian Ministry of Defense subsequently stated that Kiev's political power used Perigo's provocations and concentrated troops to attack in the direction of Bachomut, but "soldiers of the Southern Army are fighting against enemies with aircraft and artillery."</text:p>
      <text:p text:style-name="P4">
Russian Presidential Press Secretary Peskov said Putin learned about Pleigo's appointment. Peskov said that the chief prosecutor Igor Krasanov reported to Putin in the context of making criminal cases against armed rebellions and reported the legitimacy of judicial actions. After the Ministry of the Interior and the Guards made instructions, the measures taken to the president 24 hours after the head of state made instructions.</text:p>
      <text:p text:style-name="P4">
News Source: <text:a xlink:type="simple" xlink:href="https://www.zaobao.com.sg/realtime/world/story20230624-1407386" text:style-name="Internet_20_link" text:visited-style-name="Visited_20_Internet_20_Link">
https://www.zaobao.com.sg/realtime/world/story20230624-1407386</text:a>
</text:p>
      <!--NEWS-->
      <text:h text:style-name="P10" text:outline-level="1">
<text:span text:style-name="T4">
Vagna Group rebellion Pu Ting called the President of Belarus to inform the situation</text:span>
</text:h>
      <text:p text:style-name="P4">
Publisher: 法新社</text:p>
      <text:p text:style-name="P4">
Published Time: 2023-06-24T15:02:07+00:00</text:p>
      <text:p text:style-name="P4">
Modified Time: 2023-06-24T14:35:02+00:00</text:p>
      <text:p text:style-name="P4">
Description: (AFP, Menci, 24th) As the Russian mercenary organization "Wagner Group" launched a rebellion, Russian President Pu Ting today and his ally, Belarus, Alexand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6-24T15-02-07-00-00/000000.png" xlink:type="simple" xlink:show="embed" xlink:actuate="onLoad" draw:mime-type="image/png"/>
</draw:frame>
This is the first international call of Vladimir Putin since the Wagner Group launched a rebellion in Russia.</text:p>
      <text:p text:style-name="P4">
Belarusian state -owned media reported: "Russian President called President Belarus this morning and talked a phone call. Pu Ting informed the situation in Russia to his Belarusian allies."</text:p>
      <text:p text:style-name="P4">
News Source: <text:a xlink:type="simple" xlink:href="https://www.rfi.fr/cn/%E5%9B%BD%E9%99%85%E6%8A%A5%E9%81%93/20230624-%E7%93%A6%E6%A0%BC%E7%BA%B3%E9%9B%86%E5%9B%A2%E5%8F%9B%E5%8F%98-%E8%92%B2%E4%BA%AD%E8%87%B4%E7%94%B5%E7%99%BD%E4%BF%84%E6%80%BB%E7%BB%9F%E5%91%8A%E7%9F%A5%E5%B1%80%E5%8A%BF" text:style-name="Internet_20_link" text:visited-style-name="Visited_20_Internet_20_Link">
https://www.rfi.fr/cn/%E5%9B%BD%E9%99%85%E6%8A%A5%E9%81%93/20230624-%E7%93%A6%E6%A0%BC%E7%BA%B3%E9%9B%86%E5%9B%A2%E5%8F%9B%E5%8F%98-%E8%92%B2%E4%BA%AD%E8%87%B4%E7%94%B5%E7%99%BD%E4%BF%84%E6%80%BB%E7%BB%9F%E5%91%8A%E7%9F%A5%E5%B1%80%E5%8A%BF</text:a>
</text:p>
      <!--NEWS-->
      <text:h text:style-name="P10" text:outline-level="1">
<text:span text:style-name="T4">
Ukrainian Presidential Consultant: Everything happened in Russia has just begun</text:span>
</text:h>
      <text:p text:style-name="P4">
Author: 联合早报 (Person)</text:p>
      <text:p text:style-name="P4">
Publisher: 联合早报 (Organization)</text:p>
      <text:p text:style-name="P4">
Published Time: 2023-06-24T15:04</text:p>
      <text:p text:style-name="P4">
Modified Time: 2023-06-24T16:23</text:p>
      <text:p text:style-name="P4">
Description: Ukrainian President Zeelianzki Senior Advisor said that the Russian mercenary organization's head of Vagna Group's head of Perigo was a counter -terrorism action, "everything happened in Russia has just begun." Reuters reported that Podoliak, who served as a consultant to Zellezki (June 24 ...</text:p>
      <text:p text:style-name="P4">
Videos: []</text:p>
      <text:p text:style-name="P4">
Audios: []</text:p>
      <text:p text:style-name="P4">
Images: []</text:p>
      <text:p text:style-name="P4">
Type: NewsArticle</text:p>
      <text:p text:style-name="P4">
Breadcrumbs: ['即时', '国际']</text:p>
      <text:p text:style-name="P4">
Keywords: ['乌克兰', '俄罗斯', '俄乌战争', '反恐', '泽连斯基', '俄罗斯兵变']</text:p>
      <!--METADATA-->
      <text:p text:style-name="P4">
Ukrainian President Zeelianzki Senior Advisor said that the Russian mercenary organization's head of Vagna Group's head of Perigo was a counter -terrorism action, "everything happened in Russia has just begun."</text:p>
      <text:p text:style-name="P4">
Reuters reported that Podaliak, who served as a consultant to Zellezki on Saturday (June 24), said on Twitter that the cracks between the Russian "elite are too obvious, and the surface is echoed and all the problems have been resolved. Not through. "</text:p>
      <text:p text:style-name="P4">
He further said: "Will someone be defeated. Is it Porigen ... or the collective" Anti -Poliger "?"</text:p>
      <text:p text:style-name="P4">
"Everything happened in Russia has just begun."</text:p>
      <text:p text:style-name="P4">
The Russian News Agency (RIA) reported earlier that the Russian Anti -Terrorism Commission announced on Saturday that due to the obvious rebellion of the Wagner Group, the Russian counter -terrorism committee is in Moscow and the surrounding areas <text:a xlink:type="simple" xlink:href="https://www.zaobao.com/realtime/world/story20230624-1407376" text:style-name="Internet_20_link" text:visited-style-name="Visited_20_Internet_20_Link">
Action of Anti -Terrorism Regime</text:a>
 。</text:p>
      <text:p text:style-name="P4">
News Source: <text:a xlink:type="simple" xlink:href="https://www.zaobao.com.sg/realtime/world/story20230624-1407390" text:style-name="Internet_20_link" text:visited-style-name="Visited_20_Internet_20_Link">
https://www.zaobao.com.sg/realtime/world/story20230624-1407390</text:a>
</text:p>
      <!--NEWS-->
      <text:h text:style-name="P10" text:outline-level="1">
<text:span text:style-name="T4">
International special manuscript: Who is the "Putin Chef" who launch a mutiny?</text:span>
</text:h>
      <text:p text:style-name="P4">
Author: 联合早报 (Person)</text:p>
      <text:p text:style-name="P4">
Publisher: 联合早报 (Organization)</text:p>
      <text:p text:style-name="P4">
Published Time: 2023-06-24T15:36</text:p>
      <text:p text:style-name="P4">
Modified Time: 2023-06-25T00:45</text:p>
      <text:p text:style-name="P4">
Description: The 61 -year -old YevGeny Prigozhin had served in the Soviet prison for nine years in prison for robbery and fraud, and then started to open a restaurant from a stall selling hot dogs, and developed into a food tycoon. In the mid -1990s, Pritago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俄罗斯', '乌克兰', '俄罗斯兵变']</text:p>
      <!--METADATA-->
      <text:p text:style-name="P4">
The 61 -year -old YevGeny Prigozhin had served in the Soviet prison for nine years in prison for robbery and fraud, and then started to open a restaurant from a stall selling hot dogs, and developed into a food tycoon.</text:p>
      <text:p text:style-name="P4">
In the mid -1990s, Pritigen opened a high -end restaurant in St. Petersburg. The customer group included his fellow and then Vice Mayor Putin, then Saint Petersburg. Poligon also served meals for the Kremlin, so he was known as the "Putin chef".</text:p>
      <text:p text:style-name="P4">
<draw:frame draw:style-name="fr1" draw:name="Image145" text:anchor-type="as-char" svg:width="6.9236in" svg:height="4.15416in" draw:z-index="0">
<draw:image xlink:href="../Images/zaobao world/2023-06-24T15-36/000000.png" xlink:type="simple" xlink:show="embed" xlink:actuate="onLoad" draw:mime-type="image/png"/>
</draw:frame>
Putin (first from left) and the cello master MSTISLavrostropovich attended the dinner, Porigon (first from right) stood behind them. (the Internet)</text:p>
      <text:p text:style-name="P4">
In recent years, Pricig has made a lot of money in Africa's military forces in Africa, and has made a lot of money. The Financial Times reported in February that in the four years before the outbreak of the Russia and Ukraine War, Pricigo Ren alone earned 250 million US dollars in revenue through natural resources such as oil and gas, diamonds and gold in Africa and the Middle East.</text:p>
      <text:p text:style-name="P4">
In the Last year, Pricigen admitted that the mercenary Wagner Group was established after the war of Russia. The Wagner Group also became a well -known "patriotic" organization from the underground military regiment. Fnow and image.</text:p>
      <text:p text:style-name="P4">
However, the Wagner Group and Pryigor also became the nails of the military at the same time, and the struggle between the two sides was fierce.</text:p>
      <text:p text:style-name="P4">
After Russia controlled the town of Wudong Solidar in January this year, Pricigen said it was the credit of the Wagner Group and emphasized that no other troops participated.</text:p>
      <text:p text:style-name="P4">
The Russian Ministry of Defense did not mention the Wagner Group in the relevant announcement, and later admitted that Wagner had settled here. Porigen even blatantly criticized senior military officials such as the National Defense Minister, Hagu, and other senior military officials.</text:p>
      <text:p text:style-name="P4">
His style is also different from Russian generals. Russia's general was criticized to escape the battlefield, but Porigon often took a high -profile photo with the mercenaries of the Wagner Group on the front line.</text:p>
      <text:p text:style-name="P4">
In February of this year, he posted a video through social media. In the video, he sat in the cockpit of a Su-24 fighter, and invited Zeelianzki to "air duel" to the Ukrainian President Zelezki. Essence</text:p>
      <text:p text:style-name="P4">
<draw:frame draw:style-name="fr1" draw:name="Image146" text:anchor-type="as-char" svg:width="6.9236in" svg:height="3.895679in" draw:z-index="0">
<draw:image xlink:href="../Images/zaobao world/2023-06-24T15-36/000001.png" xlink:type="simple" xlink:show="embed" xlink:actuate="onLoad" draw:mime-type="image/png"/>
</draw:frame>
In February this year, Porigon sent a video in social media. In the video, he sat in the cockpit of a Su-24 fighter aircraft and invited Ukrainian President Zelezki to "air duel" with him. (Video screenshot)</text:p>
      <text:p text:style-name="P4">
He told Zerrenzki in the video: "We have landed. We bombed Bakhmut. Tomorrow, I will drive a MiG-29 fighter. If you want, let us see it in the sky. If you win, you win. If you win. You can get Bachurut. Otherwise, we will move to Dieber City. "</text:p>
      <text:p text:style-name="P4">
The US Institute of Non -profit Think Tank (ISW) believes that the Russian Ministry of Defense may be using the Wudong Bach Murut Campaign to consume Wagner's strength, weaken this organization, and prevent Pletig's influence from expanding its influence in the Kremlin.</text:p>
      <text:p text:style-name="P4">
Some analysts believe that the opposition to the military with the military may be one of Putin's strategies for all parties to check and balance all parties in China. Without Putin's acquiescence, Pricig may not dare to blame the military.</text:p>
      <text:p text:style-name="P4">
<draw:frame draw:style-name="fr1" draw:name="Image147" text:anchor-type="as-char" svg:width="6.9236in" svg:height="3.787696in" draw:z-index="0">
<draw:image xlink:href="../Images/zaobao world/2023-06-24T15-36/000002.png" xlink:type="simple" xlink:show="embed" xlink:actuate="onLoad" draw:mime-type="image/png"/>
</draw:frame>
In the morning of Saturday (June 24), Pricig sent a video in Rostov on the southern Russian city of Russia. Reuters)</text:p>
      <text:p text:style-name="P4">
The relationship between Pricig's appointment with the Russian military and Putin was paid attention to the outside world before his mutiny. How does Purgon think of Pryigon, then reuse or abandon this chess piece. Essence</text:p>
      <text:h text:style-name="P13" text:outline-level="4">
<text:span text:style-name="T4">
Movie Beauty Choosing Back to Western Emotions</text:span>
</text:h>
      <text:p text:style-name="P4">
It is generally believed that the Wagner Group, which was established by Perigo, was named from Hitler's favorite 19th -century German composer Richardwagner. It is said that "Wagner" is also Radio Call Sign, the first warfare commander of this organization, Dmitri Utkin.</text:p>
      <text:p text:style-name="P4">
The Wagner Group was established in 2014. At that time, the Russian -Ukraine rebels fought side by side to help Russia annex the Crimean Peninsula. The organization later participated in the Syrian civil war and began to enter Africa.</text:p>
      <text:p text:style-name="P4">
In Russia, PRIVATE MilitiesCompany (PMC) is actually not recognized by law. Before the outbreak of the Russian and Ukraine War, Perigo had repeatedly clarified the relationship with it, and it was not until last year that the organization was established. The Internet Water Army Organization, which was accused of intervention in the United States, was founded by the "Internet Research Agency".</text:p>
      <text:p text:style-name="P4">
At the end of last year, the Wagner Group opened a new headquarters and technology center in St. Petersburg. The Broadcasting Corporation (BBC) reported at the time that a joint -stock company called "PMC Wagner Center" was also registered in St. Petersburg, and Russia had not previously registered a legal entity registered in the name "Wagner".</text:p>
      <text:p text:style-name="P4">
Wagner has developed from a simple private military contractor to a group with complex business alliances and relationships, as well as many related companies. In addition to providing security and military services, it also involves mining, logging, protecting the team, monitoring customs, brewing, etc. Each can make money.</text:p>
      <text:h text:style-name="P13" text:outline-level="4">
<text:span text:style-name="T4">
Passionate information in Africa to slander the democratic system to advocate the Russian authoritarian mode</text:span>
</text:h>
      <text:p text:style-name="P4">
It is also accused of collecting information and launching information for the Kremlin. Based on the survey of "ALL EYES Onwagner", Wagner has a team of political scientists who specialize in African issues.</text:p>
      <text:p text:style-name="P4">
Djibrilfofana, a consultant at the Blair Global Change Institute, said that the Wagner Group spreads false information in Africa through various methods such as showing publicity videos, cosmetic contests, and manufacturing fake videos. The system improves the attractiveness of the Russian authority model to African leaders.</text:p>
      <text:p text:style-name="P4">
The Wagner Group also made a movie. The "Best Inhell" released last year tells the Ukrainian war. The score of 6.5 on the IMDB of the film and television website; another movie in 2021 tells that the Wagner Group in the Chinese African Republic confronts the "bandit" in the Chinese African Republic. s story.</text:p>
      <text:p text:style-name="P4">
Politico survey shows that in the past few years, the Wagner Group has also tried to launch false information and political influence activities in EUBia and other EU countries to provoke anti -NATO and anti -Western emotions.</text:p>
      <text:h text:style-name="P13" text:outline-level="4">
<text:span text:style-name="T4">
Vagna Group's rapid expansion in Africa is worrying</text:span>
</text:h>
      <text:p text:style-name="P4">
Some Western officials and experts believe that the rapid expansion of the Wagner Group in Africa is even more worrying compared to participating in the war in Ukraine. If it is not curbed, the organization may become a severe global threat in the future.</text:p>
      <text:p text:style-name="P4">
"They threaten stable, destroy the governance, and plunder the country's mineral resources and human rights." In December 2022, the US Secretary of State Broskented on the United States -African Leaders' Summit held by Washington, Washington. activity.Politico reported that the Wagner Group had a broad impact on national security and foreign policies, and European and American officials recently held closed -door meetings with African officials to discuss how to curb the expansion of the Wagner Group.</text:p>
      <text:p text:style-name="P4">
According to the Wall Street Journal, Wagner Group has 5,000 mercenaries across Africa, which is almost as many as 6,000 U.S. military in Africa. Wagner's influence in Africa is expanding. Get income.</text:p>
      <text:p text:style-name="P4">
In July 2018, the three investigators searched the Wagner Group's activities in the Chinese African Republic. As a result, the three were killed during a attack.</text:p>
      <text:p text:style-name="P4">
News Source: <text:a xlink:type="simple" xlink:href="https://www.zaobao.com.sg/realtime/world/story20230624-1407486" text:style-name="Internet_20_link" text:visited-style-name="Visited_20_Internet_20_Link">
https://www.zaobao.com.sg/realtime/world/story20230624-1407486</text:a>
</text:p>
      <!--NEWS-->
      <text:h text:style-name="P10" text:outline-level="1">
<text:span text:style-name="T4">
Vowed to overthrow the leadership of the Russian army, Pricigen said that he was in the Russian military headquarters</text:span>
</text:h>
      <text:p text:style-name="P4">
Author: 联合早报 (Person)</text:p>
      <text:p text:style-name="P4">
Publisher: 联合早报 (Organization)</text:p>
      <text:p text:style-name="P4">
Published Time: 2023-06-24T15:47</text:p>
      <text:p text:style-name="P4">
Modified Time: 2023-06-24T16:23</text:p>
      <text:p text:style-name="P4">
Description: The Russian mercenary organization's head of Vagna Group, Prieston, said that he is now in the headquarters of the Rostov-on-Don military headquarters on the banks of the Don River. The military location in the city is controlled by his troops. Rostov on the banks of Don River is a city in southern Russia, ...</text:p>
      <text:p text:style-name="P4">
Videos: []</text:p>
      <text:p text:style-name="P4">
Audios: []</text:p>
      <text:p text:style-name="P4">
Images: []</text:p>
      <text:p text:style-name="P4">
Type: NewsArticle</text:p>
      <text:p text:style-name="P4">
Breadcrumbs: ['即时', '国际']</text:p>
      <text:p text:style-name="P4">
Keywords: ['俄罗斯兵变', '乌克兰', '俄罗斯']</text:p>
      <!--METADATA-->
      <text:p text:style-name="P4">
The Russian mercenary organization's head of Vagna Group, Prieston, said that he is now in the headquarters of the Rostov-on-Don military headquarters on the banks of the Don River. The military location in the city is controlled by his troops.</text:p>
      <text:p text:style-name="P4">
Rostov on the banks of Don is a city in southern Russia, near the Ukrainian border. The military headquarters of Rostov on the River on the River is an important logistics base for Russia to attack Ukraine.</text:p>
      <text:p text:style-name="P4">
Agence France -Presse reported that Pryigon posted a video on Telegram on Saturday (June 24) and said: "It is 7:30 in the morning (at 12:30 noon in Singapore time), we are in the (Army) headquarters."</text:p>
      <text:p text:style-name="P4">
He said: "Rostov's military location includes an airport, which is controlled by us."</text:p>
      <text:p text:style-name="P4">
He also said that the aircraft participating in Ukraine's offensive operation took off from the airport. "We controlled (airport) so that we would not be attacked by air and could also launch an air strike on Ukraine."</text:p>
      <text:p text:style-name="P4">
Porigon called on Russians not to believe in national television reports. "We have lost a lot of territories. The number of soldiers killed is three or four times more than they report to the Supreme Leadership."</text:p>
      <text:p text:style-name="P4">
Porigon said earlier that his troops have entered Russia from the Ukraine front line and vowed to overthrow the Russian military leadership. He also said that he and his soldiers were "ready to decide and fight."</text:p>
      <text:p text:style-name="P4">
The Rostov authorities on the River on the River urged the people to stay at home. The Russian authorities have filed a criminal lawsuit against Pryo, accusing him of trying to launch the "armed rebellion".</text:p>
      <text:p text:style-name="P4">
News Source: <text:a xlink:type="simple" xlink:href="https://www.zaobao.com.sg/realtime/world/story20230624-1407489" text:style-name="Internet_20_link" text:visited-style-name="Visited_20_Internet_20_Link">
https://www.zaobao.com.sg/realtime/world/story20230624-1407489</text:a>
</text:p>
      <!--NEWS-->
      <text:h text:style-name="P10" text:outline-level="1">
<text:span text:style-name="T4">
Zerrenceki: Pu Ting may be "very scared".</text:span>
</text:h>
      <text:p text:style-name="P4">
Publisher: 法新社</text:p>
      <text:p text:style-name="P4">
Published Time: 2023-06-24T16:02:09+00:00</text:p>
      <text:p text:style-name="P4">
Modified Time: 2023-06-24T18:50:03+00:00</text:p>
      <text:p text:style-name="P4">
Description: (AFP, Kiev, 24th) Ukraine President Zeroski said today that when the rebels "Wagner Group" advanced to Moscow, Russian President Pu Ting may be "very scared" and hid in a certain place of secur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6-24T16-02-09-00-00/000000.png" xlink:type="simple" xlink:show="embed" xlink:actuate="onLoad" draw:mime-type="image/png"/>
</draw:frame>
Agence France -Presse reported that Volodymyr Zlenskyy said in a daily conversation in the country that "the person in the Kremlin is obviously very scared and may hide somewhere."</text:p>
      <text:p text:style-name="P4">
He also said that Panting "made this threat by himself."</text:p>
      <text:p text:style-name="P4">
News Source: <text:a xlink:type="simple" xlink:href="https://www.rfi.fr/cn/%E5%9B%BD%E9%99%85%E6%8A%A5%E9%81%93/20230624-%E6%B3%BD%E4%BC%A6%E6%96%AF%E5%9F%BA-%E8%92%B2%E4%BA%AD%E5%8F%AF%E8%83%BD-%E9%9D%9E%E5%B8%B8%E5%AE%B3%E6%80%95-%E5%B7%B2%E8%97%8F%E8%BA%AB%E5%AE%89%E5%85%A8%E4%B9%8B%E5%A4%84" text:style-name="Internet_20_link" text:visited-style-name="Visited_20_Internet_20_Link">
https://www.rfi.fr/cn/%E5%9B%BD%E9%99%85%E6%8A%A5%E9%81%93/20230624-%E6%B3%BD%E4%BC%A6%E6%96%AF%E5%9F%BA-%E8%92%B2%E4%BA%AD%E5%8F%AF%E8%83%BD-%E9%9D%9E%E5%B8%B8%E5%AE%B3%E6%80%95-%E5%B7%B2%E8%97%8F%E8%BA%AB%E5%AE%89%E5%85%A8%E4%B9%8B%E5%A4%84</text:a>
</text:p>
      <!--NEWS-->
      <text:h text:style-name="P10" text:outline-level="1">
<text:span text:style-name="T4">
Putin: Vagna Group's mutiny is a traveler's behavior</text:span>
</text:h>
      <text:p text:style-name="P4">
Author: 联合早报 (Person)</text:p>
      <text:p text:style-name="P4">
Publisher: 联合早报 (Organization)</text:p>
      <text:p text:style-name="P4">
Published Time: 2023-06-24T16:26</text:p>
      <text:p text:style-name="P4">
Modified Time: 2023-06-24T20:14</text:p>
      <text:p text:style-name="P4">
Description: Russian President Putin delivered a TV speech to the country on Saturday (June 24). He pointed out that the mutiny launched by the Wagner Group was a traitor and warned that all those who participated in the tradition would be regarded as traitors and severely punished. Putin called for "unity" to say that the country will not allow the country to erupt ...</text:p>
      <text:p text:style-name="P4">
Videos: []</text:p>
      <text:p text:style-name="P4">
Audios: []</text:p>
      <text:p text:style-name="P4">
Images: []</text:p>
      <text:p text:style-name="P4">
Type: NewsArticle</text:p>
      <text:p text:style-name="P4">
Breadcrumbs: ['即时', '国际']</text:p>
      <text:p text:style-name="P4">
Keywords: ['俄罗斯兵变', '普京', '俄罗斯']</text:p>
      <!--METADATA-->
      <text:p text:style-name="P4">
Russian President Putin delivered a TV speech to the country on Saturday (June 24).(https://www.zaobao.com/realtime/world/story20230624-1407349)It is a traveler's behavior that warns that all those participating in the tradition will be regarded as traitors and severely punished.</text:p>
      <text:p text:style-name="P4">
Putin called for "unity" to say that the country would not have erupted the civil war and promised to protect the lives and security of the Russian people.</text:p>
      <text:p text:style-name="P4">
He emphasized that all the "necessary orders have been issued" in response to the crisis, and the capital Moscow and several other regions are now <text:a xlink:type="simple" xlink:href="https://www.zaobao.com/realtime/world/story20230624-1407386" text:style-name="Internet_20_link" text:visited-style-name="Visited_20_Internet_20_Link">
Anti -terrorism mechanism</text:a>
Essence</text:p>
      <text:p text:style-name="P4">
A senior consultant of Ukraine President Zelezi said, "" Everything happened in Russia has just begun "](https://www.zaobao.com/realtime/world/story20230624-1407390)Essence</text:p>
      <text:p text:style-name="P4">
The British Ministry of Defense said that the struggle with the head of the Wagner Group Pryigan has evolved into a direct confrontation and is the biggest challenge facing the Russian government in recent years.</text:p>
      <text:p text:style-name="P4">
The United States, Germany, France, and Poland are also paying close attention to the development of the situation.</text:p>
      <text:p text:style-name="P4">
The Russian satellite news agency recounted the full text of Putin's speech:</text:p>
      <text:p text:style-name="P4">
I now speak to the Russian citizens, to the armed forces, law enforcement agencies, and special organizations, and delivered a speech to fighters and commanders who are fighting for positions and repelled the enemy. The commander talked. I am now talking to those who are involved in crime adventures because of being deceived or threatened, and have been pushed into a felony (armed rebellion) road.</text:p>
      <text:p text:style-name="P4">
Russia is fighting for their future, and the aggression of new Nazis and its owners is repelled. In fact, it is against us the entire military, economic and information machines in the West. We are fighting for the lives and security of our people, the sovereignty and independence of our country, and to continue to be the rights of Russia to continue to be Russia, a country with a history of thousands of years.</text:p>
      <text:p text:style-name="P4">
This battle determines the fate of the people of our country. It needs to unite all forces. Everything that can weaken us, may be used and is being used by foreign enemies to disintegrate all disputes between us from the inside, and should be left aside.</text:p>
      <text:p text:style-name="P4">
Therefore, the splitting our unity is actually a betrayal of comrades -in -arms who are fighting at the front line. This is a knife behind our country and the people.</text:p>
      <text:p text:style-name="P4">
In 1917, Russia suffered such a blow. At that time, he was experiencing the First World War, but the victory was stolen. Conspiracy, quarrels, and playing rights behind the army and the people have evolved into a violent turbulence, the army is paralyzed, the state is divided, and the large territory is lost, which eventually leads to a tragedy of civil war.</text:p>
      <text:p text:style-name="P4">
The Russians killed the Russians, and the brothers killed their brothers, while various political adventurers and foreign forces seek private interest through splitting the country.</text:p>
      <text:p text:style-name="P4">
We will not let this situation repeat again. We will protect our people and our country's status without any threats, including internal betrayal.</text:p>
      <text:p text:style-name="P4">
What we encounter is exactly betrayal. Excessive ambitions and personal interests have caused betrayal, betrayed their country, their people, and fighting side by side with other troops in my country. The liberation of Soledal and Altoohvsk, the heroes of the city of Baths and the villages and towns, fighting for the new Russia, fighting for the unity of the Russian world, and presented life. Their reputation and glory were also betrayed by those people who tried to organize rebellion and pushed the country to an anarchy state, and the people who failed to fail and eventually surrendered.</text:p>
      <text:p text:style-name="P4">
I repeat it again. Any civil strife is a fatal threat to our country and a fatal threat to our nation. This is a blow to Russia and our people. We defend the motherland to avoid this threat. All those who deliberately embarked on the road of betrayal, all those who are preparing to armed rebellion, the road of extortion and terrorist means, will be punished, assumed legal responsibilities, and responsibilities to the people of our country.</text:p>
      <text:p text:style-name="P4">
Armed forces and other government agencies have received necessary orders. Moscow, Moscow and other places are taking additional counter -terrorism measures. It will also take decisive actions to stabilize the situation on Rostov on the banks of the river. The situation in the area is still difficult, and the work of administrative and military organs has almost been blocked.</text:p>
      <text:p text:style-name="P4">
As the Russian citizen and the highest commander, the most Russian citizen, I will do my best to defend the country, maintain the constitutional system, and defend the life, safety and freedom of citizens.</text:p>
      <text:p text:style-name="P4">
Those who organized and planned for armed rebellions, raised their weapons to comrades -in -arms, betrayed Russia, and they would pay for it. And they tried to get involved in the crime, I called on these people not to commit deadly, miserable, and non -repeated mistakes, and make the only correct choice -stop participating in criminal actions. I believe that we will be able to protect and defend the valuable and sacred things for us, and to overcome all the tests with the motherland and become more powerful.</text:p>
      <text:p text:style-name="P4">
News Source: <text:a xlink:type="simple" xlink:href="https://www.zaobao.com.sg/realtime/world/story20230624-1407496" text:style-name="Internet_20_link" text:visited-style-name="Visited_20_Internet_20_Link">
https://www.zaobao.com.sg/realtime/world/story20230624-1407496</text:a>
</text:p>
      <!--NEWS-->
      <text:h text:style-name="P10" text:outline-level="1">
<text:span text:style-name="T4">
Russian mercenary Vagna rebel G7 Foreign Minister Call Discussion</text:span>
</text:h>
      <text:p text:style-name="P4">
Publisher: 法新社</text:p>
      <text:p text:style-name="P4">
Published Time: 2023-06-24T16:32:07+00:00</text:p>
      <text:p text:style-name="P4">
Modified Time: 2023-06-24T16:20:08+00:00</text:p>
      <text:p text:style-name="P4">
Description: (Agence France -Presse, Washington, 24th) At the time of the Russian mercenary organization "Wagner Group" to the capital Moscow, the seven major industrial groups (G7) foreign ministers talk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24T16-32-07-00-00/000000.png" xlink:type="simple" xlink:show="embed" xlink:actuate="onLoad" draw:mime-type="image/png"/>
</draw:frame>
Agence France -Presse reported that Josep Borrell, a senior representative of EU foreign and security policy, said the G7 foreign minister has "exchanged opinions" on the Russian situation today.</text:p>
      <text:p text:style-name="P4">
News Source: <text:a xlink:type="simple" xlink:href="https://www.rfi.fr/cn/%E5%9B%BD%E9%99%85%E6%8A%A5%E9%81%93/20230624-%E4%BF%84%E4%BD%A3%E5%85%B5%E7%93%A6%E6%A0%BC%E7%BA%B3%E5%8F%9B%E4%B9%B1-g7%E5%A4%96%E9%95%BF%E9%80%9A%E8%AF%9D%E8%AE%A8%E8%AE%BA" text:style-name="Internet_20_link" text:visited-style-name="Visited_20_Internet_20_Link">
https://www.rfi.fr/cn/%E5%9B%BD%E9%99%85%E6%8A%A5%E9%81%93/20230624-%E4%BF%84%E4%BD%A3%E5%85%B5%E7%93%A6%E6%A0%BC%E7%BA%B3%E5%8F%9B%E4%B9%B1-g7%E5%A4%96%E9%95%BF%E9%80%9A%E8%AF%9D%E8%AE%A8%E8%AE%BA</text:a>
</text:p>
      <!--NEWS-->
      <text:h text:style-name="P10" text:outline-level="1">
<text:span text:style-name="T4">
Wagner forced the mayor of Moscow to announce the suspension of the class to reduce the risk</text:span>
</text:h>
      <text:p text:style-name="P4">
Publisher: 法新社</text:p>
      <text:p text:style-name="P4">
Published Time: 2023-06-24T16:32:08+00:00</text:p>
      <text:p text:style-name="P4">
Modified Time: 2023-06-24T16:20:06+00:00</text:p>
      <text:p text:style-name="P4">
Description: (AFC Moscow, 24th) As the Russian mercenary organization "Wagner Group" promoted to the capital Moscow, the mayor of Moscow Sergei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6-24T16-32-08-00-00/000000.png" xlink:type="simple" xlink:show="embed" xlink:actuate="onLoad" draw:mime-type="image/png"/>
</draw:frame>
Sobyanin issued a statement on the communication software Telegram that Moscow had sacrificed a "counter -terrorism action mechanism" and will be suspended for one day on the 26th to "minimize risk."</text:p>
      <text:p text:style-name="P4">
He asked the Moscow people to "not travel in the city as much as possible" and said that "urban services are in a high alert state."</text:p>
      <text:p text:style-name="P4">
News Source: <text:a xlink:type="simple" xlink:href="https://www.rfi.fr/cn/%E5%9B%BD%E9%99%85%E6%8A%A5%E9%81%93/20230624-%E7%93%A6%E6%A0%BC%E7%BA%B3%E9%80%BC%E8%BF%9B-%E8%8E%AB%E6%96%AF%E7%A7%91%E5%B8%82%E9%95%BF%E5%AE%A3%E5%B8%83%E5%81%9C%E7%8F%AD%E9%99%8D%E4%BD%8E%E9%A3%8E%E9%99%A9" text:style-name="Internet_20_link" text:visited-style-name="Visited_20_Internet_20_Link">
https://www.rfi.fr/cn/%E5%9B%BD%E9%99%85%E6%8A%A5%E9%81%93/20230624-%E7%93%A6%E6%A0%BC%E7%BA%B3%E9%80%BC%E8%BF%9B-%E8%8E%AB%E6%96%AF%E7%A7%91%E5%B8%82%E9%95%BF%E5%AE%A3%E5%B8%83%E5%81%9C%E7%8F%AD%E9%99%8D%E4%BD%8E%E9%A3%8E%E9%99%A9</text:a>
</text:p>
      <!--NEWS-->
      <text:h text:style-name="P10" text:outline-level="1">
<text:span text:style-name="T4">
Ningxia barbecue restaurant exploded 31 deaths 4 criminal suspects were detained</text:span>
</text:h>
      <text:p text:style-name="P4">
Author: None</text:p>
      <text:p text:style-name="P4">
Publisher: Radio Free Asia (Organization)</text:p>
      <text:p text:style-name="P4">
Published Time: 2023-06-24T17:20:08-04:00</text:p>
      <text:p text:style-name="P4">
Modified Time: 2023-06-24T17:2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897317in" draw:z-index="0">
<draw:image xlink:href="../Images/rfamandarin/2023-06-24T17-20-08-04-00/000000.png" xlink:type="simple" xlink:show="embed" xlink:actuate="onLoad" draw:mime-type="image/png"/>
</draw:frame>
An gas explosion accident occurred in a barbecue restaurant in Xingqing District, Yinchuan City, Ningxia Hui Autonomous Region. The accident caused 31 deaths and 7 injuries. <text:a xlink:type="simple" xlink:href="https://www.rfa.org/mandarin/Xinwen/8-06242023171645.html/@@images/image" text:style-name="Internet_20_link" text:visited-style-name="Visited_20_Internet_20_Link">
</text:a>
Reuters video screenshot</text:p>
      <text:p text:style-name="P4">
At 20:40 on June 21, an gas explosion accident occurred in a barbecue restaurant in Xingqing District, Yinchuan City, Ningxia Hui Autonomous Region. The accident caused 31 deaths and 7 injuries. "Xinhua News Agency" reported that on the 24th, it was learned from the relevant departments that the gas explosion accident of Yinchuan barbecue restaurant in Ningxia has been taken for criminal detention measures for suspected major liability accidents.</text:p>
      <text:p text:style-name="P4">
Earlier, the public security department had controlled 9 people including the operators, shareholders, store managers and staff of the barbecue restaurants involved in accordance with the law and frozen their assets. It is understood that the four of them are: Ma Moumou, the operator of the barbecue restaurant involved, Zhang Moumou, the shareholder, Liu Moumou, and the manager Suo Moumou. Other relevant personnel are under investigation.</text:p>
      <text:p text:style-name="P4">
(Responsible editor: (：)</text:p>
      <text:p text:style-name="P4">
News Source: <text:a xlink:type="simple" xlink:href="https://www.rfa.org/mandarin/Xinwen/8-06242023171645.html" text:style-name="Internet_20_link" text:visited-style-name="Visited_20_Internet_20_Link">
https://www.rfa.org/mandarin/Xinwen/8-06242023171645.html</text:a>
</text:p>
      <!--NEWS-->
      <text:h text:style-name="P10" text:outline-level="1">
<text:span text:style-name="T4">
Beijing's long weekend heat waves come to China Chuangzhong Temperature Record</text:span>
</text:h>
      <text:p text:style-name="P4">
Author: None</text:p>
      <text:p text:style-name="P4">
Publisher: Radio Free Asia (Organization)</text:p>
      <text:p text:style-name="P4">
Published Time: 2023-06-24T17:26:40-04:00</text:p>
      <text:p text:style-name="P4">
Modified Time: 2023-06-24T17:2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612011in" draw:z-index="0">
<draw:image xlink:href="../Images/rfamandarin/2023-06-24T17-26-40-04-00/000000.png" xlink:type="simple" xlink:show="embed" xlink:actuate="onLoad" draw:mime-type="image/png"/>
</draw:frame>
The heat waves in Beijing's weekend, people wore shading caps and umbrellas to sunscreen when they walked outside the Beijing Shopping Center, and took it on June 24, 2023. <text:a xlink:type="simple" xlink:href="https://www.rfa.org/mandarin/Xinwen/9-06242023172134.html/@@images/image" text:style-name="Internet_20_link" text:visited-style-name="Visited_20_Internet_20_Link">
</text:a>
Associated Press Picture</text:p>
      <text:p text:style-name="P4">
According to the Associated Press on the 24th, Beijing and some areas of northern China are experiencing a record of creative temperatures, and the authorities urge people to restrict outdoor hours.</text:p>
      <text:p text:style-name="P4">
According to the China Meteorological Administration, the first consecutive day of the southern suburban observation station in southern Beijing recorded the temperature at the third day of the third consecutive day than 40 degrees Celsius (104 Fahrenheit).</text:p>
      <text:p text:style-name="P4">
In the nearby Hebei Province and Gangkou City Tianjin, the temperature has soared to more than 40 degrees Celsius in the past few days, prompting the authorities to release the "red" alert of extreme weather.</text:p>
      <text:p text:style-name="P4">
In China's fourth -level weather alarm system, red indicates the worst situation, that is, there are potential health and safety hazards.</text:p>
      <text:p text:style-name="P4">
In recent weeks, other Asian countries have also experienced deadly heat waves. Scientists said that the rising global temperature has increased this heat wave, partly because of the burning of fossil fuel.</text:p>
      <text:p text:style-name="P4">
Beijing experienced the second day of the record since Thursday, and the temperature soared to 41.1 degrees Celsius (106 Hua Shi). On July 24, 1999, the temperature in Beijing set the highest historical record of 41.9 degrees Celsius (107 Fahrenheit).</text:p>
      <text:p text:style-name="P4">
Chinese meteorologists said that the current heat wave is caused by the heating ball related to the high -pressure ridge of the atmosphere. In addition, the thin cloud layer and the summer solstice have long time before and after the summer solstice, which exacerbates this situation.</text:p>
      <text:p text:style-name="P4">
The hot weather coincides with the three -day public holiday -Dragon Boat Festival, people's festivals are eating dumplings and paddle rowing.</text:p>
      <text:p text:style-name="P4">
The Beijing Meteorological Department urged residents to avoid long -term outdoor sports and take measures to sunscreen.</text:p>
      <text:p text:style-name="P4">
It is expected that Beijing's temperature will fall to about 34 degrees Celsius (93) on Monday, and then will rise again later next week.</text:p>
      <text:p text:style-name="P4">
(Responsible editor: (：)</text:p>
      <text:p text:style-name="P4">
News Source: <text:a xlink:type="simple" xlink:href="https://www.rfa.org/mandarin/Xinwen/9-06242023172134.html" text:style-name="Internet_20_link" text:visited-style-name="Visited_20_Internet_20_Link">
https://www.rfa.org/mandarin/Xinwen/9-06242023172134.html</text:a>
</text:p>
      <!--NEWS-->
      <text:h text:style-name="P10" text:outline-level="1">
<text:span text:style-name="T4">
Showing deterrence to the Russian exhibition: NATO "Air Guard" joint military exercise ends</text:span>
</text:h>
      <text:p text:style-name="P4">
Author: None</text:p>
      <text:p text:style-name="P4">
Publisher: Radio Free Asia (Organization)</text:p>
      <text:p text:style-name="P4">
Published Time: 2023-06-24T17:42:39-04:00</text:p>
      <text:p text:style-name="P4">
Modified Time: 2023-06-24T17:4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23233in" draw:z-index="0">
<draw:image xlink:href="../Images/rfamandarin/2023-06-24T17-42-39-04-00/000000.png" xlink:type="simple" xlink:show="embed" xlink:actuate="onLoad" draw:mime-type="image/png"/>
</draw:frame>
A F-16 fighter aircraft took off at the 2023 air defense guard exercise held at the Gargel Military Airport in northern Germany and was taken on June 9, 2023. <text:a xlink:type="simple" xlink:href="https://www.rfa.org/mandarin/Xinwen/10-06242023172725.html/@@images/image" text:style-name="Internet_20_link" text:visited-style-name="Visited_20_Internet_20_Link">
</text:a>
Reuters pictures</text:p>
      <text:p text:style-name="P4">
The joint exercise led by the German Air Force ended on the 23rd. The exercise brings together 24 Air Force, including the Northern Atlantic Convention Organization (NATO), and the Japanese Air Self -Defense Force participated as an observer. This is the largest aviation exercise since the establishment of NATO in 1949. The exercise shows deterrence against Russia, which continues to attack Ukraine.</text:p>
      <text:p text:style-name="P4">
The exercise began on the 12th. NATO member states were attacked, and about 250 aircraft such as fighter planes and transport aircraft were participated. Mainly confirming the mutual use of each other over Germany, improving the collaboration ability of Article 5 of the North Atlantic Convention based on collective self -defense.</text:p>
      <text:p text:style-name="P4">
Kyodo News Agency on the 24th said that the non -NATO member states participating in the exercise were only Japan and Sweden, and they sent three backbones of the Self -Defense Force. Hao Zhao, the highest officer of the air, also observed on the 20th, and exchanged with the Air Force Chiefs of the Air Force.</text:p>
      <text:p text:style-name="P4">
In an interview with the Kyodo News Agency, the German Air Force emphasized the significance of the exercise, "This is a valuable opportunity to obtain experience in all parties." It expressed its "strong welcome" for Japan's future fighter jets and looked forward to expanding defense cooperation.</text:p>
      <text:p text:style-name="P4">
Germany first sent a "European fighter" to Japan last year and implemented joint training with the Air F-2 fighter.</text:p>
      <text:p text:style-name="P4">
(Responsible editor: (：)</text:p>
      <text:p text:style-name="P4">
News Source: <text:a xlink:type="simple" xlink:href="https://www.rfa.org/mandarin/Xinwen/10-06242023172725.html" text:style-name="Internet_20_link" text:visited-style-name="Visited_20_Internet_20_Link">
https://www.rfa.org/mandarin/Xinwen/10-06242023172725.html</text:a>
</text:p>
      <!--NEWS-->
      <text:h text:style-name="P10" text:outline-level="1">
<text:span text:style-name="T4">
The leader of Chechen is preparing to send troops to suppress Wagner's mutiny</text:span>
</text:h>
      <text:p text:style-name="P4">
Author: 联合早报 (Person)</text:p>
      <text:p text:style-name="P4">
Publisher: 联合早报 (Organization)</text:p>
      <text:p text:style-name="P4">
Published Time: 2023-06-24T17:58</text:p>
      <text:p text:style-name="P4">
Modified Time: 2023-06-24T17:58</text:p>
      <text:p text:style-name="P4">
Description: Cadrov leader Kadrov issued a statement on Saturday (June 24) that his troops were ready to help suppress the mutiny of Perigo's head of the Wagner Group, and said that he would use severe means when necessary. Cadrov condemned Pricig's behavior that day was "a knife behind", ...</text:p>
      <text:p text:style-name="P4">
Videos: []</text:p>
      <text:p text:style-name="P4">
Audios: []</text:p>
      <text:p text:style-name="P4">
Images: []</text:p>
      <text:p text:style-name="P4">
Type: NewsArticle</text:p>
      <text:p text:style-name="P4">
Breadcrumbs: ['即时', '国际']</text:p>
      <text:p text:style-name="P4">
Keywords: ['俄罗斯', '俄罗斯兵变', '莫斯科', '普京']</text:p>
      <!--METADATA-->
      <text:p text:style-name="P4">
Cadrov leader Kadrov issued a statement on Saturday (June 24) that his troops were ready to help suppress the mutiny of Perigo's head of the Wagner Group, and said that he would use severe means when necessary.</text:p>
      <text:p text:style-name="P4">
Cadrov's condemnation of Porigon's behavior that day was to "stabbed behind him" and called on Russian soldiers not to succumb to any "provocative".</text:p>
      <text:p text:style-name="P4">
Porigen was renewed with the Russian military, and the conflict was immediately. Russian President Putin delivered a TV speech nationwide on Saturday that <text:a xlink:type="simple" xlink:href="https://www.zaobao.com.sg/realtime/world/story20230624-1407496" text:style-name="Internet_20_link" text:visited-style-name="Visited_20_Internet_20_Link">
the mutiny launched by the Wagner Group was a traitor. </text:a>
The capital Moscow and many regions have improved their alerts and are tense.</text:p>
      <text:p text:style-name="P4">
In addition, Gu Xiefu, the governor of Voronezh, southern Russia, issued a statement on social media on the same day that the Russian military is taking necessary measures to overthrow the high -level Russian army with pink Wagner.</text:p>
      <text:p text:style-name="P4">
Gu Xiefu said: "As part of the counter -terrorism operation in the Volnes, the Russian Federal Armed Forces are taking necessary combat measures."</text:p>
      <text:p text:style-name="P4">
It was reported earlier that Wagner's combatants have occupied all military facilities in the city of about 500 kilometers south of Moscow.</text:p>
      <text:p text:style-name="P4">
News Source: <text:a xlink:type="simple" xlink:href="https://www.zaobao.com.sg/realtime/world/story20230624-1407510" text:style-name="Internet_20_link" text:visited-style-name="Visited_20_Internet_20_Link">
https://www.zaobao.com.sg/realtime/world/story20230624-1407510</text:a>
</text:p>
      <!--NEWS-->
      <text:h text:style-name="P10" text:outline-level="1">
<text:span text:style-name="T4">
The head of the Wagner Group publicly criticized Putin for the first time</text:span>
</text:h>
      <text:p text:style-name="P4">
Author: 联合早报 (Person)</text:p>
      <text:p text:style-name="P4">
Publisher: 联合早报 (Organization)</text:p>
      <text:p text:style-name="P4">
Published Time: 2023-06-24T18:27</text:p>
      <text:p text:style-name="P4">
Modified Time: 2023-06-24T20:15</text:p>
      <text:p text:style-name="P4">
Description: The British "Guardian" reported that Russian President Putin pointed out that he was a traitor, and the Russian mercenary organization's head of Vagna Group Poligon responded on Saturday (June 24) that Putin called him a traitor. " wrong". "No one knows ... no one will ... no one will ...</text:p>
      <text:p text:style-name="P4">
Videos: []</text:p>
      <text:p text:style-name="P4">
Audios: []</text:p>
      <text:p text:style-name="P4">
Images: []</text:p>
      <text:p text:style-name="P4">
Type: NewsArticle</text:p>
      <text:p text:style-name="P4">
Breadcrumbs: ['即时', '国际']</text:p>
      <text:p text:style-name="P4">
Keywords: ['俄罗斯', '普京', '俄罗斯兵变']</text:p>
      <!--METADATA-->
      <text:p text:style-name="P4">
The British "Guardian" reported that <text:a xlink:type="simple" xlink:href="https://www.zaobao.com.sg/realtime/world/story20230624-1407496" text:style-name="Internet_20_link" text:visited-style-name="Visited_20_Internet_20_Link">
Russian President Putin pointed out that he was a traitor</text:a>
, Russian Mercenary Organization Wagner Group's head of Vigner Group Priego responded on Saturday (June 24) that Putin called him a traitor "a big mistake."</text:p>
      <text:p text:style-name="P4">
"No one will surrender the president's request ... We don't want this country to continue to live in corruption and lies. We are patriots. Those who oppose us are the followers of the fox group dog party."</text:p>
      <text:p text:style-name="P4">
This audio marks Pleigo's first public against Putin.</text:p>
      <text:p text:style-name="P4">
Earlier on the same day, Putin delivered a television speech nationwide that the mutiny launched by the Wagner Group was a traveler's behavior, warning that all those who participated in the tradition would be regarded as traitors and severely punished. Putin also called on the whole country to unite, saying that the country would not make a civil war out of the country.</text:p>
      <text:p text:style-name="P4">
News Source: <text:a xlink:type="simple" xlink:href="https://www.zaobao.com.sg/realtime/world/story20230624-1407516" text:style-name="Internet_20_link" text:visited-style-name="Visited_20_Internet_20_Link">
https://www.zaobao.com.sg/realtime/world/story20230624-1407516</text:a>
</text:p>
      <!--NEWS-->
      <text:h text:style-name="P10" text:outline-level="1">
<text:span text:style-name="T4">
Malaysia plans to set up an unparalleled oil station in Johor Bahru to avoid adding allowances for foreign cars</text:span>
</text:h>
      <text:p text:style-name="P4">
Author: 联合早报 (Person)</text:p>
      <text:p text:style-name="P4">
Publisher: 联合早报 (Organization)</text:p>
      <text:p text:style-name="P4">
Published Time: 2023-06-24T18:33</text:p>
      <text:p text:style-name="P4">
Modified Time: 2023-06-24T18:33</text:p>
      <text:p text:style-name="P4">
Description: The Malaysian government plans to find an appropriate place to set up an unparalleled gas station in Johor Bahru, Johor Bahru, Johor State, New Malaysia. The Malaysian domestic trade and living expenses Department Changsha Lahudin on Saturday (June 24) attended the public in Johor Bahru ...</text:p>
      <text:p text:style-name="P4">
Videos: []</text:p>
      <text:p text:style-name="P4">
Audios: []</text:p>
      <text:p text:style-name="P4">
Images: []</text:p>
      <text:p text:style-name="P4">
Type: NewsArticle</text:p>
      <text:p text:style-name="P4">
Breadcrumbs: ['即时', '国际']</text:p>
      <text:p text:style-name="P4">
Keywords: ['柔佛', '津贴']</text:p>
      <!--METADATA-->
      <text:p text:style-name="P4">
The Malaysian government plans to find an appropriate place to set up an unparalleled gas station in Johor Bahru, Johor Bahru, Johor State, New Malaysia.</text:p>
      <text:p text:style-name="P4">
Malaysia's domestic trade and living expenses Changsha Lahudin on Saturday (June 24) at Johor Bahru at the press conference pointed out at a press conference that the glass city and prefecture bordered by North Malaysia and Thailand successfully promoted the pilot project of the unparalleled gas station to save the government. The fuel allowance of nearly RM 6 million (approximately S $ 1.73 million), so the government intends to expand the project to Grandan Dan, which is also close to Thailand, Sabah and Sarawak, which is neighboring with Kalimamani, Indonesia. Separate Johor, Johor Bahru.</text:p>
      <text:p text:style-name="P4">
He said that if there is an appropriate place in Johor Bahru to set up an unparalleled gas station, it is possible to add fuel to foreigners while reducing the behavior of foreigners trying to add allowances.</text:p>
      <text:p text:style-name="P4">
He emphasized that only Malaysia citizens can buy or enjoy government allowance products, including RON95 gasoline.</text:p>
      <text:p text:style-name="P4">
News Source: <text:a xlink:type="simple" xlink:href="https://www.zaobao.com.sg/realtime/world/story20230624-1407517" text:style-name="Internet_20_link" text:visited-style-name="Visited_20_Internet_20_Link">
https://www.zaobao.com.sg/realtime/world/story20230624-1407517</text:a>
</text:p>
      <!--NEWS-->
      <text:h text:style-name="P10" text:outline-level="1">
<text:span text:style-name="T4">
All countries pay close attention to the development of Russian mutiny to develop English and Germany call on the people to avoid going to Russia</text:span>
</text:h>
      <text:p text:style-name="P4">
Author: 联合早报 (Person)</text:p>
      <text:p text:style-name="P4">
Publisher: 联合早报 (Organization)</text:p>
      <text:p text:style-name="P4">
Published Time: 2023-06-24T18:41</text:p>
      <text:p text:style-name="P4">
Modified Time: 2023-06-24T19:19</text:p>
      <text:p text:style-name="P4">
Description: NATO and many Western countries have shown that they will pay close attention to the development of Russia's mutiny. The United Kingdom and Germany have called on the people to avoid going to Russia as much as possible. According to a comprehensive foreign news report, Russian President Putin pointed out that the mutiny launched by the Wagner Group was a traitor, and Russia was highly alert. U.K...</text:p>
      <text:p text:style-name="P4">
Videos: []</text:p>
      <text:p text:style-name="P4">
Audios: []</text:p>
      <text:p text:style-name="P4">
Images: []</text:p>
      <text:p text:style-name="P4">
Type: NewsArticle</text:p>
      <text:p text:style-name="P4">
Breadcrumbs: ['即时', '国际']</text:p>
      <text:p text:style-name="P4">
Keywords: ['俄罗斯兵变', '乌克兰', '英国']</text:p>
      <!--METADATA-->
      <text:p text:style-name="P4">
NATO and many Western countries have shown that they will pay close attention to the development of Russia's mutiny. The United Kingdom and Germany have called on the people to avoid going to Russia as much as possible.</text:p>
      <text:p text:style-name="P4">
According to a comprehensive foreign news report, Russian President Putin pointed out that the mutiny launched by the Wagner Group was a traitor, and Russia was highly alert.</text:p>
      <text:p text:style-name="P4">
The British Ministry of Defense on Saturday (June 24) in the daily routine briefing, the dispute between the Wagner Group's head of the head of the Wagner Group has evolved into a direct confrontation with the Russian Ministry of Defense.</text:p>
      <text:p text:style-name="P4">
"In the next time, the loyalty of the Russian security forces, especially the Russian National Guard, will be the key to the development of the crisis. This is the biggest challenge facing the Russian government in recent years."</text:p>
      <text:p text:style-name="P4">
British Prime Minister Sonak told Broadcasting Corporation (BBC) that day that British and allies are paying close attention to the situation in Russia and urging "responsible behaviors and protecting civilians."</text:p>
      <text:p text:style-name="Quotations">

<text:p text:style-name="P4">
<text:a xlink:type="simple" xlink:href="https://twitter.com/DefenceHQ/statuses/1672505632325238784" text:style-name="Internet_20_link" text:visited-style-name="Visited_20_Internet_20_Link">
</text:a>
NATO and the United States, Germany, France, Poland, Romania, and Italy also stated that they are paying close attention to the development of the situation.</text:p>

</text:p>
      <text:p text:style-name="P4">
Polish President Andrzejduda published a tweet on Saturday: "On the situation in Russia, we have negotiated with the Prime Minister and the Ministry of Defense, and allies this morning. We are continuing to focus on the development of the situation outside of our eastern border."</text:p>
      <text:p text:style-name="P4">
The Italian Prime Minister Melonini said the Russian soldiers' incident showed that Russia's invasion of Ukraine was reaction to Russian President Putin.</text:p>
      <text:p text:style-name="P4">
The Palace of Elishe said that France would "continue to concentrate on supporting Ukraine."</text:p>
      <text:p text:style-name="P4">
On the other hand, the British Ministry of Foreign Affairs updated tourism proposals on the day and issued a statement saying that the authorities continued to call on passengers to avoid going to Russia. "It has been reported that there is a military tension in the Rostov area, and there is a risk of further turmoil all over the country. In addition, there is also a lack of flight choices to return to Britain."</text:p>
      <text:p text:style-name="P4">
The German Ministry of Foreign Affairs also said that due to the current development of Russia, passengers urged passengers to avoid going to Russia, Russia, its surrounding areas and Moscow centers until the authorities further notified.</text:p>
      <text:p text:style-name="P4">
News Source: <text:a xlink:type="simple" xlink:href="https://www.zaobao.com.sg/realtime/world/story20230624-1407519" text:style-name="Internet_20_link" text:visited-style-name="Visited_20_Internet_20_Link">
https://www.zaobao.com.sg/realtime/world/story20230624-1407519</text:a>
</text:p>
      <!--NEWS-->
      <text:h text:style-name="P10" text:outline-level="1">
<text:span text:style-name="T4">
White House: President Biden talks with Western leaders for the Russian situation</text:span>
</text:h>
      <text:p text:style-name="P4">
Publisher: 法新社</text:p>
      <text:p text:style-name="P4">
Published Time: 2023-06-24T19:02:08+00:00</text:p>
      <text:p text:style-name="P4">
Modified Time: 2023-06-24T18:50:05+00:00</text:p>
      <text:p text:style-name="P4">
Description: (Agence France -Presse, Washington, 24th) US President Biden talked to France, Germany and British leaders today to discuss the crisis in Russia and reiterate the firm support of allies for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6-24T19-02-08-00-00/000000.png" xlink:type="simple" xlink:show="embed" xlink:actuate="onLoad" draw:mime-type="image/png"/>
</draw:frame>
According to AFP, according to the White House statement, Biden and French President Emmanuel Macron, German Chancellor Olaf Scholz, and British Prime Minister Rishisunak made a phone call to discuss the "Russian situation" Essence</text:p>
      <text:p text:style-name="P4">
The statement also said that leaders of various countries "confirmed its unswerving support for Ukraine."</text:p>
      <text:p text:style-name="P4">
A White House spokesman said that Biden and Vice President Kamala Harris heard a briefing on the Russian crisis this morning and will continue to listen to the briefing throughout the weather.</text:p>
      <text:p text:style-name="P4">
In Moscow, Russian President Vladimir Putin is facing the biggest threat to its rule to date. After seizing an important military base, Wagnergroup is advancing towards the Russian capital.</text:p>
      <text:p text:style-name="P4">
News Source: <text:a xlink:type="simple" xlink:href="https://www.rfi.fr/cn/%E5%9B%BD%E9%99%85%E6%8A%A5%E9%81%93/20230624-%E7%99%BD%E5%AE%AB-%E6%80%BB%E7%BB%9F%E6%8B%9C%E7%99%BB%E9%92%88%E5%AF%B9%E4%BF%84%E7%BD%97%E6%96%AF%E5%B1%80%E5%8A%BF-%E4%B8%8E%E8%A5%BF%E6%96%B9%E9%A2%86%E5%AF%BC%E4%BA%BA%E9%80%9A%E8%AF%9D" text:style-name="Internet_20_link" text:visited-style-name="Visited_20_Internet_20_Link">
https://www.rfi.fr/cn/%E5%9B%BD%E9%99%85%E6%8A%A5%E9%81%93/20230624-%E7%99%BD%E5%AE%AB-%E6%80%BB%E7%BB%9F%E6%8B%9C%E7%99%BB%E9%92%88%E5%AF%B9%E4%BF%84%E7%BD%97%E6%96%AF%E5%B1%80%E5%8A%BF-%E4%B8%8E%E8%A5%BF%E6%96%B9%E9%A2%86%E5%AF%BC%E4%BA%BA%E9%80%9A%E8%AF%9D</text:a>
</text:p>
      <!--NEWS-->
      <text:h text:style-name="P10" text:outline-level="1">
<text:span text:style-name="T4">
Ukraine launch new offensive occupation in the eastern region</text:span>
</text:h>
      <text:p text:style-name="P4">
Publisher: 法新社</text:p>
      <text:p text:style-name="P4">
Published Time: 2023-06-24T19:02:09+00:00</text:p>
      <text:p text:style-name="P4">
Modified Time: 2023-06-24T18:50:02+00:00</text:p>
      <text:p text:style-name="P4">
Description: (AFP, Kiev, 24th) Officials of the Ukrainian Ministry of Defense announced today that the Ukrainian army launched several new offensive at the Eastern Front, confronting the Russian army in the Donbas area and occupied more posi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24T19-02-09-00-00/000000.png" xlink:type="simple" xlink:show="embed" xlink:actuate="onLoad" draw:mime-type="image/png"/>
</draw:frame>
Ganna Malyar, deputy minister of the Ministry of National Defense, said that the Ukrainian army attacked Orikhovo-Vasylivka, Bakhmut, Borodyanka, and Aji Russian defense lines near cities such as Yagidne, Klishchivka, and Kurdyumivka.</text:p>
      <text:p text:style-name="P4">
She said that the Ukrainian army has made progress in all aspects. "</text:p>
      <text:p text:style-name="P4">
News Source: <text:a xlink:type="simple" xlink:href="https://www.rfi.fr/cn/%E5%9B%BD%E9%99%85%E6%8A%A5%E9%81%93/20230624-%E4%B9%8C%E5%85%8B%E5%85%B0%E5%9C%A8%E4%B8%9C%E9%83%A8%E5%9C%B0%E5%8C%BA%E5%8F%91%E5%8A%A8%E6%96%B0%E6%94%BB%E5%8A%BF-%E5%8D%A0%E9%A2%86%E6%9B%B4%E5%A4%9A%E9%98%B5%E5%9C%B0" text:style-name="Internet_20_link" text:visited-style-name="Visited_20_Internet_20_Link">
https://www.rfi.fr/cn/%E5%9B%BD%E9%99%85%E6%8A%A5%E9%81%93/20230624-%E4%B9%8C%E5%85%8B%E5%85%B0%E5%9C%A8%E4%B8%9C%E9%83%A8%E5%9C%B0%E5%8C%BA%E5%8F%91%E5%8A%A8%E6%96%B0%E6%94%BB%E5%8A%BF-%E5%8D%A0%E9%A2%86%E6%9B%B4%E5%A4%9A%E9%98%B5%E5%9C%B0</text:a>
</text:p>
      <!--NEWS-->
      <text:h text:style-name="P10" text:outline-level="1">
<text:span text:style-name="T4">
The head of Wagner announced the withdrawal of Pu Ting, thanks to Luca Shenko for mediation</text:span>
</text:h>
      <text:p text:style-name="P4">
Publisher: 法新社</text:p>
      <text:p text:style-name="P4">
Published Time: 2023-06-24T20:02:08+00:00</text:p>
      <text:p text:style-name="P4">
Modified Time: 2023-06-24T19:50:02+00:00</text:p>
      <text:p text:style-name="P4">
Description: (Agence France -Presse Moscow, 24th) The head of the Wagner Group of Russia announced today that he agreed to withdraw the troops to avoid the "bleeding incident" and ease the situation that he seriously challenged the president Pu Ting; mean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24T20-02-08-00-00/000000.png" xlink:type="simple" xlink:show="embed" xlink:actuate="onLoad" draw:mime-type="image/png"/>
</draw:frame>
The Rakashenko office issued a statement stating that after the negotiation with Porigjin, "Belarus President notified the Russian President's negotiation results with the leader of the Wagner", and Panting immediately "thanked his Belarusan colleagues."</text:p>
      <text:p text:style-name="P4">
In addition, after the Wagner Group announced the withdrawal, the authorities of Lipetsk Oblast, southern Russia, also announced the release of the security restrictions that were originally promulgated.</text:p>
      <text:p text:style-name="P4">
News Source: <text:a xlink:type="simple" xlink:href="https://www.rfi.fr/cn/%E5%9B%BD%E9%99%85%E6%8A%A5%E9%81%93/20230624-%E7%93%A6%E6%A0%BC%E7%BA%B3%E9%A6%96%E8%84%91%E5%AE%A3%E5%B8%83%E6%92%A4%E5%86%9B-%E8%92%B2%E4%BA%AD%E6%84%9F%E8%B0%A2%E9%B2%81%E5%8D%A1%E7%94%B3%E7%A7%91%E5%B1%85%E4%B8%AD%E6%96%A1%E6%97%8B" text:style-name="Internet_20_link" text:visited-style-name="Visited_20_Internet_20_Link">
https://www.rfi.fr/cn/%E5%9B%BD%E9%99%85%E6%8A%A5%E9%81%93/20230624-%E7%93%A6%E6%A0%BC%E7%BA%B3%E9%A6%96%E8%84%91%E5%AE%A3%E5%B8%83%E6%92%A4%E5%86%9B-%E8%92%B2%E4%BA%AD%E6%84%9F%E8%B0%A2%E9%B2%81%E5%8D%A1%E7%94%B3%E7%A7%91%E5%B1%85%E4%B8%AD%E6%96%A1%E6%97%8B</text:a>
</text:p>
      <!--NEWS-->
      <text:h text:style-name="P10" text:outline-level="1">
<text:span text:style-name="T4">
Zelei: Wagner's soldiers are exposed to Russian weaknesses</text:span>
</text:h>
      <text:p text:style-name="P4">
Author: 联合早报 (Person)</text:p>
      <text:p text:style-name="P4">
Publisher: 联合早报 (Organization)</text:p>
      <text:p text:style-name="P4">
Published Time: 2023-06-24T21:00</text:p>
      <text:p text:style-name="P4">
Modified Time: 2023-06-24T21:04</text:p>
      <text:p text:style-name="P4">
Description: Ukrainian President Zelei Skyki said in social media on Saturday (June 24) that Wagner's soldiers have highlighted Russia's weaknesses. He said: "The weakness of Russia is obvious, which is a great weakness. In other words, the longer the Russian and mercenaries staying on our land, the longer ...</text:p>
      <text:p text:style-name="P4">
Videos: []</text:p>
      <text:p text:style-name="P4">
Audios: []</text:p>
      <text:p text:style-name="P4">
Images: []</text:p>
      <text:p text:style-name="P4">
Type: NewsArticle</text:p>
      <text:p text:style-name="P4">
Breadcrumbs: ['即时', '国际']</text:p>
      <text:p text:style-name="P4">
Keywords: ['俄罗斯', '乌克兰', '俄罗斯兵变', '普京', '泽连斯基', '俄乌战争']</text:p>
      <!--METADATA-->
      <text:p text:style-name="P4">
Ukrainian President Zelei Siki Saturday (June 24) said in social media that <text:a xlink:type="simple" xlink:href="https://www.zaobao.com.sg/keywords/e-luo-si-bing-bian" text:style-name="Internet_20_link" text:visited-style-name="Visited_20_Internet_20_Link">
Wagner's Bing Change</text:a>
Highlight Russia's weaknesses.</text:p>
      <text:p text:style-name="P4">
He said: "The weakness of Russia is obvious, which is a great weakness. In other words, the longer the Russian and mercenaries stay on our land, more chaos, pain and problems will occur in the future."</text:p>
      <text:p text:style-name="P4">
Ukraine Deputy Defense Minister Mariar said on the same day that Wagner's troops have triggered Russian civil strife and provided opportunities for Kiev. "What does this mean for us? This is an opportunity."</text:p>
      <text:p text:style-name="P4">
Mary also said that Russia's military and political leadership "fighting with us is ultimately self -destruction."</text:p>
      <text:p text:style-name="P4">
The Russian mercenary organization's head of the Wagner Group, Perigo, was renewed with the Russian military. The Kremlin accused him of intending to launch a armed rebellion. The capital Moscow and many regions have improved the alert.</text:p>
      <text:p text:style-name="P4">
Russian President Putin made a TV speech on Saturday (June 24) to the country.(https://www.zaobao.com.sg/realtime/world/story20230624-1407496)After the appointment of Poigo, <text:a xlink:type="simple" xlink:href="https://www.zaobao.com.sg/realtime/world/story20230624-1407516" text:style-name="Internet_20_link" text:visited-style-name="Visited_20_Internet_20_Link">
Putin called him a traitor "a big mistake." </text:a>
</text:p>
      <text:p text:style-name="P4">
News Source: <text:a xlink:type="simple" xlink:href="https://www.zaobao.com.sg/realtime/world/story20230624-1407532" text:style-name="Internet_20_link" text:visited-style-name="Visited_20_Internet_20_Link">
https://www.zaobao.com.sg/realtime/world/story20230624-1407532</text:a>
</text:p>
      <!--NEWS-->
      <text:h text:style-name="P10" text:outline-level="1">
<text:span text:style-name="T4">
Brinken: I have discussed with the G7 and EU ministers to discuss the change of Russian soldiers</text:span>
</text:h>
      <text:p text:style-name="P4">
Author: 联合早报 (Person)</text:p>
      <text:p text:style-name="P4">
Publisher: 联合早报 (Organization)</text:p>
      <text:p text:style-name="P4">
Published Time: 2023-06-24T22:08</text:p>
      <text:p text:style-name="P4">
Modified Time: 2023-06-24T22:08</text:p>
      <text:p text:style-name="P4">
Description: U.S. Secretary of State Brills tweeted that he had discussed the latest situation of Russian mutiny with the Minister of Foreign Minister of the Seventh Kingdom Group (G7) and senior representatives of the European Union's foreign affairs. He wrote on Twitter on Saturday (June 24): "With the continuous development of the situation, the United States will cooperate with allies and allies ...</text:p>
      <text:p text:style-name="P4">
Videos: []</text:p>
      <text:p text:style-name="P4">
Audios: []</text:p>
      <text:p text:style-name="P4">
Images: []</text:p>
      <text:p text:style-name="P4">
Type: NewsArticle</text:p>
      <text:p text:style-name="P4">
Breadcrumbs: ['即时', '国际']</text:p>
      <text:p text:style-name="P4">
Keywords: ['俄罗斯兵变', '美国', '布林肯', '欧盟', '七国集团']</text:p>
      <!--METADATA-->
      <text:p text:style-name="P4">
U.S. Secretary of State Brills tweeted that he had discussed the latest situation of Russian mutiny with the Minister of Foreign Minister of the Seventh Kingdom Group (G7) and senior representatives of the European Union's foreign affairs.</text:p>
      <text:p text:style-name="P4">
He wrote on Twitter on Saturday (June 24): "With the continuous development of the situation, the United States will maintain close coordination with allies and partners."</text:p>
      <text:p text:style-name="P4">
US State Department spokesman Miller issued a statement to add that the United States will not change its support for Ukraine.</text:p>
      <text:p text:style-name="P4">
Russia's intimate ally, Beros, warned that the Wagner Group's launch of a mutiny is to send "gifts" to Western countries, and this rebellion may bring disaster.</text:p>
      <text:p text:style-name="P4">
News Source: <text:a xlink:type="simple" xlink:href="https://www.zaobao.com.sg/realtime/world/story20230624-1407546" text:style-name="Internet_20_link" text:visited-style-name="Visited_20_Internet_20_Link">
https://www.zaobao.com.sg/realtime/world/story20230624-1407546</text:a>
</text:p>
      <!--NEWS-->
      <text:h text:style-name="P10" text:outline-level="1">
<text:span text:style-name="T4">
Who is the Pricigin? Wagner's right and wrong</text:span>
</text:h>
      <text:p text:style-name="P4">
Author: chinese@voanews.com (木风)</text:p>
      <text:p text:style-name="P4">
Publisher: 美国之音中文网 (Type: NewsMediaOrganization)</text:p>
      <text:p text:style-name="P4">
Published Time: 2023-06-24T22:29:54+08:00</text:p>
      <text:p text:style-name="P4">
Modified Time: 2023-06-24 16:19:28Z</text:p>
      <text:p text:style-name="P4">
Description: Wagner hired the mercenaries to fight against the water and killed a back of Putin, shocking Russia. This adds a huge variable to the direction of the Russian and Ukraine War that is trapped. Wagner's leader Yofgeni Porigin said on Saturday (June 24) that his troops had controlled Russia, Russia, a Russian city on the banks of Don Nie River. Many commentators estimate that the Wagner's anti -water incident may cause the Russian and Ukraine War to end in advance.</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russian-mercenary-chief-yevgeny-prigozhin-and-wagna-20230624/7151292.html" text:style-name="Internet_20_link" text:visited-style-name="Visited_20_Internet_20_Link">
https://www.voachinese.com/a/russian-mercenary-chief-yevgeny-prigozhin-and-wagna-20230624/7151292.html</text:a>
</text:p>
      <!--NEWS-->
      <text:h text:style-name="P10" text:outline-level="1">
<text:span text:style-name="T4">
Russia has confirmed that the Wagner Group has entered Lopezk Prefecture to advance to Moscow</text:span>
</text:h>
      <text:p text:style-name="P4">
Author: 联合早报 (Person)</text:p>
      <text:p text:style-name="P4">
Publisher: 联合早报 (Organization)</text:p>
      <text:p text:style-name="P4">
Published Time: 2023-06-24T22:41</text:p>
      <text:p text:style-name="P4">
Modified Time: 2023-06-24T22:49</text:p>
      <text:p text:style-name="P4">
Description: Aldomorov, governor of Lipetsk, Russia, said on Saturday (June 24) that the Wagner Group was moving in the state, but he emphasized that the situation was controlled, and there was no problem with the key infrastructure in the state. Aldomorov is in Tele ...</text:p>
      <text:p text:style-name="P4">
Videos: []</text:p>
      <text:p text:style-name="P4">
Audios: []</text:p>
      <text:p text:style-name="P4">
Images: []</text:p>
      <text:p text:style-name="P4">
Type: NewsArticle</text:p>
      <text:p text:style-name="P4">
Breadcrumbs: ['即时', '国际']</text:p>
      <text:p text:style-name="P4">
Keywords: ['俄罗斯兵变', '莫斯科']</text:p>
      <!--METADATA-->
      <text:p text:style-name="P4">
Aldomorov, governor of Lipetsk, Russia, said on Saturday (June 24) that the Wagner Group was moving in the state, but he emphasized that the situation was controlled, and there was no problem with the key infrastructure in the state.</text:p>
      <text:p text:style-name="P4">
Aldomorov said on Telegram: "The equipment of Wagner's mercenaries is crossing the Lopezk region. I remind everyone that residents also strongly recommend that residents not to leave their homes, and do not travel by any means of transportation."</text:p>
      <text:p text:style-name="P4">
Liertzk is about 400 kilometers south of Moscow, and Wagner Group is going to Moscow through here. The Russian Anti -Terrorism Commission has implemented counter -terrorism operations in Moscow and surrounding areas. Moscow Mayor Sobiyanin announced earlier <text:a xlink:type="simple" xlink:href="https://www.zaobao.com.sg/realtime/world/story20230624-1407386" text:style-name="Internet_20_link" text:visited-style-name="Visited_20_Internet_20_Link">
Moscow entered the state of counter -terrorism operation</text:a>
。</text:p>
      <text:p text:style-name="P4">
News Source: <text:a xlink:type="simple" xlink:href="https://www.zaobao.com.sg/realtime/world/story20230624-1407553" text:style-name="Internet_20_link" text:visited-style-name="Visited_20_Internet_20_Link">
https://www.zaobao.com.sg/realtime/world/story20230624-1407553</text:a>
</text:p>
      <!--NEWS-->
      <text:h text:style-name="P10" text:outline-level="1">
<text:span text:style-name="T4">
Turkish President and Putin called Putin to calmly judge the situation</text:span>
</text:h>
      <text:p text:style-name="P4">
Author: 联合早报 (Person)</text:p>
      <text:p text:style-name="P4">
Publisher: 联合早报 (Organization)</text:p>
      <text:p text:style-name="P4">
Published Time: 2023-06-24T22:56</text:p>
      <text:p text:style-name="P4">
Modified Time: 2023-06-24T22:59</text:p>
      <text:p text:style-name="P4">
Description: After the Russian mercenary organization Wagner launched a troops, Turkish President Erdogan on Saturday (June 24) with Russian President Putin, Erdogan reminded Putin to calmly judge the situation and do not violate the crisis against this crisis. Common sense. The Presidential Palace in Türkiye is in ...</text:p>
      <text:p text:style-name="P4">
Videos: []</text:p>
      <text:p text:style-name="P4">
Audios: []</text:p>
      <text:p text:style-name="P4">
Images: []</text:p>
      <text:p text:style-name="P4">
Type: NewsArticle</text:p>
      <text:p text:style-name="P4">
Breadcrumbs: ['即时', '国际']</text:p>
      <text:p text:style-name="P4">
Keywords: ['俄罗斯', '土耳其', '普京', '埃尔多安', '俄罗斯兵变']</text:p>
      <!--METADATA-->
      <text:p text:style-name="P4">
(Ankara News) In the Russian mercenary organization <text:a xlink:type="simple" xlink:href="https://www.zaobao.com.sg/keywords/e-luo-si-bing-bian" text:style-name="Internet_20_link" text:visited-style-name="Visited_20_Internet_20_Link">
Wagner launched a mutiny</text:a>
Later, Turkish President Erdogan talked with Russian President Putin on Saturday (June 24). Erdogan reminded Putin to calmly judge the situation and do not do things that violate common sense during the crisis.</text:p>
      <text:p text:style-name="P4">
Turkish Presidential Palace explained the content of the talks to the talks after two leaders. The Presidential Palace said that the two discussed the recent development of Russia, and Erdogan told Putin that Turkey is preparing to do his best to help peacefully resolve the crisis of this mutiny.</text:p>
      <text:p text:style-name="P4">
Putin accused the Wagner Group's head of Poligon's launch of a mutiny. Many Western countries such as the United States, Britain, France, and Germany are paying close attention to the development of the situation.</text:p>
      <text:p text:style-name="P4">
News Source: <text:a xlink:type="simple" xlink:href="https://www.zaobao.com.sg/realtime/world/story20230624-1407557" text:style-name="Internet_20_link" text:visited-style-name="Visited_20_Internet_20_Link">
https://www.zaobao.com.sg/realtime/world/story20230624-1407557</text:a>
</text:p>
      <!--NEWS-->
      <text:h text:style-name="P10" text:outline-level="1">
<text:span text:style-name="T4">
Wagner is only 400 kilometers away from Moscow to Rajavia to close and Russian borders</text:span>
</text:h>
      <text:p text:style-name="P4">
Publisher: 法新社</text:p>
      <text:p text:style-name="P4">
Published Time: 2023-06-24T9:32:08+00:00</text:p>
      <text:p text:style-name="P4">
Modified Time: 2023-06-24T16:20:05+00:00</text:p>
      <text:p text:style-name="P4">
Description: (AFC, Moscow, 24th) Aldomorov, the head of Lopezk, Russia, said today that the mercenary organization Wagner Group is in the state. The local and capital Moscow distance is about 400 kilomet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6-24T9-32-08-00-00/000000.png" xlink:type="simple" xlink:show="embed" xlink:actuate="onLoad" draw:mime-type="image/png"/>
</draw:frame>
The "Wagner Group" leader, Yevgeny Prigozhin, said that it is to overthrow the Russian military leadership. The group is currently promoting to the capital Moscow, and the Moscow authorities have strengthened security measures.</text:p>
      <text:p text:style-name="P4">
Igor Artamonov wrote in the communication software Telegram today: "The hardware equipment of the Vagna Mercenary Group is running through the Lipetskoblast area."</text:p>
      <text:p text:style-name="P4">
In addition, Aldomorov also wrote: "I have reminded everyone that it is strongly suggested that residents not to leave their houses, and do not travel by any means of transportation."</text:p>
      <text:p text:style-name="P4">
At the same time, Latvia President Edgarsrinkevics pointed out today that Latvia has strengthened border security measures to respond to the rebellion in Russia, and Russians will not be allowed to enter.</text:p>
      <text:p text:style-name="P4">
News Source: <text:a xlink:type="simple" xlink:href="https://www.rfi.fr/cn/%E5%9B%BD%E9%99%85%E6%8A%A5%E9%81%93/20230624-%E7%93%A6%E6%A0%BC%E7%BA%B3%E7%A6%BB%E8%8E%AB%E6%96%AF%E7%A7%91%E4%BB%85%E5%89%A9400%E5%85%AC%E9%87%8C-%E6%8B%89%E8%84%B1%E7%BB%B4%E4%BA%9A%E5%85%B3%E9%97%AD%E4%B8%8E%E4%BF%84%E7%BD%97%E6%96%AF%E5%9B%BD%E7%95%8C" text:style-name="Internet_20_link" text:visited-style-name="Visited_20_Internet_20_Link">
https://www.rfi.fr/cn/%E5%9B%BD%E9%99%85%E6%8A%A5%E9%81%93/20230624-%E7%93%A6%E6%A0%BC%E7%BA%B3%E7%A6%BB%E8%8E%AB%E6%96%AF%E7%A7%91%E4%BB%85%E5%89%A9400%E5%85%AC%E9%87%8C-%E6%8B%89%E8%84%B1%E7%BB%B4%E4%BA%9A%E5%85%B3%E9%97%AD%E4%B8%8E%E4%BF%84%E7%BD%97%E6%96%AF%E5%9B%BD%E7%95%8C</text:a>
</text:p>
      <!--NEWS-->
      <text:h text:style-name="P10" text:outline-level="1">
<text:span text:style-name="T4">
Wagner's mercenaries are approaching Moscow, and countries around the world pay attention to</text:span>
</text:h>
      <text:p text:style-name="P4">
Author: chinese@voanews.com (木风)</text:p>
      <text:p text:style-name="P4">
Publisher: 美国之音中文网 (Type: NewsMediaOrganization)</text:p>
      <text:p text:style-name="P4">
Published Time: 2023-06-25T00:10:56+08:00</text:p>
      <text:p text:style-name="P4">
Modified Time: 2023-06-24 16:59:18Z</text:p>
      <text:p text:style-name="P4">
Description: The Russian mercenary Wagner Group suddenly fell off the rotary of the rotary to Moscow. The development of the situation caused the world's major countries, especially European countries. At present, they are all taking the attitude of still changes, watching the development of the situation, and at the same time to prevent possible accident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turmoil-in-russia-reactions-from-foreign-governments-20230624/7151382.html" text:style-name="Internet_20_link" text:visited-style-name="Visited_20_Internet_20_Link">
https://www.voachinese.com/a/turmoil-in-russia-reactions-from-foreign-governments-20230624/7151382.html</text:a>
</text:p>
      <!--NEWS-->
      <text:h text:style-name="P10" text:outline-level="1">
<text:span text:style-name="T4">
Medvedev: Nuclear Martial Arts Ruo was controlled by the "gangsters" to destroy the edge of the world</text:span>
</text:h>
      <text:p text:style-name="P4">
Author: 联合早报 (Person)</text:p>
      <text:p text:style-name="P4">
Publisher: 联合早报 (Organization)</text:p>
      <text:p text:style-name="P4">
Published Time: 2023-06-25T00:12</text:p>
      <text:p text:style-name="P4">
Modified Time: 2023-06-25T00:12</text:p>
      <text:p text:style-name="P4">
Description: The Vice Chairman of the Russian National Security Conference and former President Medvedev warned that if Russia's nuclear weapons fall into the hands of "gangsters", the world will be destroyed. Russia's satellite news agency reported that Modvedev said on Saturday (June 24) to answer questions from reporters, saying, tile ...</text:p>
      <text:p text:style-name="P4">
Videos: []</text:p>
      <text:p text:style-name="P4">
Audios: []</text:p>
      <text:p text:style-name="P4">
Images: []</text:p>
      <text:p text:style-name="P4">
Type: NewsArticle</text:p>
      <text:p text:style-name="P4">
Breadcrumbs: ['即时', '国际']</text:p>
      <text:p text:style-name="P4">
Keywords: ['俄罗斯兵变', '梅德韦杰夫', '核武器']</text:p>
      <!--METADATA-->
      <text:p text:style-name="P4">
The Vice Chairman of the Russian National Security Conference and former President Medvedev warned that if Russia's nuclear weapons fall into the hands of "gangsters", the world will be destroyed.</text:p>
      <text:p text:style-name="P4">
Russia's satellite news agency reported that Modvedev answered a question from reporters on Saturday (June 24) that the war -rebellion of the Wagner Group was a thoughtful and planned action, and the goal was to seize the state power. Russia will not allow the rebellion of the Wagner Group's head of Perigo to evolve into a military coup or a global crisis.</text:p>
      <text:p text:style-name="P4">
He said: "We understand what the consequences of the mutiny in nuclear powers. There is never such a thing in human history, and the largest nuclear weapon library is controlled by gangsters. Such a crisis will obviously not be limited to the scope of a country's scope of a country. Inside, the world will be on the verge of destruction. We will not allow the incident to develop in such a situation. "</text:p>
      <text:p text:style-name="P4">
News Source: <text:a xlink:type="simple" xlink:href="https://www.zaobao.com.sg/realtime/world/story20230625-1407568" text:style-name="Internet_20_link" text:visited-style-name="Visited_20_Internet_20_Link">
https://www.zaobao.com.sg/realtime/world/story20230625-1407568</text:a>
</text:p>
      <!--NEWS-->
      <text:h text:style-name="P10" text:outline-level="1">
<text:span text:style-name="T4">
Red field roadblocks are lined, and Moscow is a rival. Commander Chechen asked the rebels to fight the rebels</text:span>
</text:h>
      <text:p text:style-name="P4">
Author: chinese@voanews.com (木风)</text:p>
      <text:p text:style-name="P4">
Publisher: 美国之音中文网 (Type: NewsMediaOrganization)</text:p>
      <text:p text:style-name="P4">
Published Time: 2023-06-25T01:35:27+08:00</text:p>
      <text:p text:style-name="P4">
Modified Time: 2023-06-24 18:05:15Z</text:p>
      <text:p text:style-name="P4">
Description: Chechen leader Ramzan Kadyrov said on Saturday (June 24) that his troops have been prepared to help bounce by Yevgeny Prigozhin Waigner's military changes launched by mercenaries will take severe measures if they need to be taken.</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chechen-leader-offers-to-help-put-down-wagner-mutiny-20230624/7151432.html" text:style-name="Internet_20_link" text:visited-style-name="Visited_20_Internet_20_Link">
https://www.voachinese.com/a/chechen-leader-offers-to-help-put-down-wagner-mutiny-20230624/7151432.html</text:a>
</text:p>
      <!--NEWS-->
      <text:h text:style-name="P10" text:outline-level="1">
<text:span text:style-name="T4">
The leader of the Wagner Group ordered the troops to stop moving towards Moscow and returned to Ukraine</text:span>
</text:h>
      <text:p text:style-name="P4">
Author: chinese@voanews.com (美国之音)</text:p>
      <text:p text:style-name="P4">
Publisher: 美国之音中文网 (Type: NewsMediaOrganization)</text:p>
      <text:p text:style-name="P4">
Published Time: 2023-06-25T02:51:49+08:00</text:p>
      <text:p text:style-name="P4">
Modified Time: 2023-06-24 18:51:49Z</text:p>
      <text:p text:style-name="P4">
Description: The leader of the Wagner Group Yavigani Porigjin ordered his mercenaries to stop moving towards Moscow and returned to their field camps in Ukrain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agner-stopped-advancing-towards-moscow/7151548.html" text:style-name="Internet_20_link" text:visited-style-name="Visited_20_Internet_20_Link">
https://www.voachinese.com/a/wagner-stopped-advancing-towards-moscow/7151548.html</text:a>
</text:p>
      <!--NEWS-->
      <text:h text:style-name="P10" text:outline-level="1">
<text:span text:style-name="T4">
Aiming at Germany, can China successfully "break through" from the West?</text:span>
</text:h>
      <text:p text:style-name="P4">
Author: chinese@voanews.com (斯洋)</text:p>
      <text:p text:style-name="P4">
Publisher: 美国之音中文网 (Type: NewsMediaOrganization)</text:p>
      <text:p text:style-name="P4">
Published Time: 2023-06-25T03:43:55+08:00</text:p>
      <text:p text:style-name="P4">
Modified Time: 2023-06-24 19:43:55Z</text:p>
      <text:p text:style-name="P4">
Description: Chinese Prime Minister Li Qiang ended a week -long visit to Germany and France on June 23. As Chinese leader Xi Jinping identified the West of the United States to "curb, enclosure and suppress" the United States, the German economy's dependence on the Chinese market and France's "strategic autonomy" in Europe undoubtedly made China see the "siege from the West The hope of "breakout" in "blocking. Although Chinese officials stated that Li Qiang's visit to the two major economies in Europe was "inheriting friendship" and "deepening cooperation", many analysts pointed out that the differentiation of the United States and Europe to prevent Europe from further closer to the United States in China should also be Li Qiang. One of the important purposes of the line. Will Germany become a breakthrough in China? What are the differences between the United States and the European Union to China?</text:p>
      <text:p text:style-name="P4">
Videos: []</text:p>
      <text:p text:style-name="P4">
Images: []</text:p>
      <text:p text:style-name="P4">
Categories: ['欧洲', '中国', '编辑推荐']</text:p>
      <text:p text:style-name="P4">
Type: None</text:p>
      <!--METADATA-->
      <text:p text:style-name="P4">
Nonenone</text:p>
      <text:p text:style-name="P4">
News Source: <text:a xlink:type="simple" xlink:href="https://www.voachinese.com/a/liqiang-europe-us-wedge-20230624/7151488.html" text:style-name="Internet_20_link" text:visited-style-name="Visited_20_Internet_20_Link">
https://www.voachinese.com/a/liqiang-europe-us-wedge-20230624/7151488.html</text:a>
</text:p>
      <!--NEWS-->
      <text:h text:style-name="P10" text:outline-level="1">
<text:span text:style-name="T4">
The leader of the Wagner Group ordered the troops to stop moving towards Moscow and returned to the Ukrainian base</text:span>
</text:h>
      <text:p text:style-name="P4">
Author: chinese@voanews.com (美国之音)</text:p>
      <text:p text:style-name="P4">
Publisher: 美国之音中文网 (Type: NewsMediaOrganization)</text:p>
      <text:p text:style-name="P4">
Published Time: 2023-06-25T05:11:20+08:00</text:p>
      <text:p text:style-name="P4">
Modified Time: 2023-06-24 21:11:20Z</text:p>
      <text:p text:style-name="P4">
Description: The leader of the Wagner Group Eveni Porigerin ordered his mercenaries to stop moving towards Moscow and returned to their base in Ukraine to avoid bleeding.</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agner-troops-to-return-to-ukraine-20240624/7151611.html" text:style-name="Internet_20_link" text:visited-style-name="Visited_20_Internet_20_Link">
https://www.voachinese.com/a/wagner-troops-to-return-to-ukraine-20240624/715161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